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77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06cm"/>
    </style:style>
    <style:style style:name="pr8" style:family="presentation" style:parent-style-name="Default-subtitle">
      <style:graphic-properties draw:fill-color="#ffffff" draw:textarea-vertical-align="top" fo:min-height="13cm"/>
    </style:style>
    <style:style style:name="pr9" style:family="presentation" style:parent-style-name="Default-subtitle">
      <style:graphic-properties draw:fill-color="#ffffff" draw:textarea-vertical-align="top" fo:min-height="13.4cm"/>
    </style:style>
    <style:style style:name="pr10" style:family="presentation" style:parent-style-name="Default-title">
      <style:graphic-properties draw:textarea-vertical-align="top" fo:min-height="14.574cm"/>
    </style:style>
    <style:style style:name="pr11" style:family="presentation" style:parent-style-name="Default-title">
      <style:graphic-properties draw:textarea-vertical-align="top" fo:min-height="14.372cm"/>
    </style:style>
    <style:style style:name="pr12" style:family="presentation" style:parent-style-name="Default-title">
      <style:graphic-properties draw:textarea-vertical-align="top" fo:min-height="14.583cm"/>
    </style:style>
    <style:style style:name="pr13" style:family="presentation" style:parent-style-name="Default-title">
      <style:graphic-properties draw:textarea-vertical-align="top" fo:min-height="14.695cm"/>
    </style:style>
    <style:style style:name="pr14" style:family="presentation" style:parent-style-name="Default-title">
      <style:graphic-properties draw:textarea-vertical-align="top" fo:min-height="14.572cm"/>
    </style:style>
    <style:style style:name="pr15" style:family="presentation" style:parent-style-name="Default-title">
      <style:graphic-properties fo:min-height="2.629cm"/>
    </style:style>
    <style:style style:name="pr16" style:family="presentation" style:parent-style-name="Default-title">
      <style:graphic-properties fo:min-height="9.99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597cm" style:use-optimal-column-width="false"/>
    </style:style>
    <style:style style:name="co9" style:family="table-column">
      <style:table-column-properties style:column-width="4.46cm" style:use-optimal-column-width="false"/>
    </style:style>
    <style:style style:name="co10" style:family="table-column">
      <style:table-column-properties style:column-width="6.615cm" style:use-optimal-column-width="false"/>
    </style:style>
    <style:style style:name="co11" style:family="table-column">
      <style:table-column-properties style:column-width="1.554cm" style:use-optimal-column-width="false"/>
    </style:style>
    <style:style style:name="co12" style:family="table-column">
      <style:table-column-properties style:column-width="5.103cm" style:use-optimal-column-width="false"/>
    </style:style>
    <style:style style:name="co13" style:family="table-column">
      <style:table-column-properties style:column-width="5.869cm" style:use-optimal-column-width="false"/>
    </style:style>
    <style:style style:name="co14" style:family="table-column">
      <style:table-column-properties style:column-width="2.161cm" style:use-optimal-column-width="false"/>
    </style:style>
    <style:style style:name="co15" style:family="table-column">
      <style:table-column-properties style:column-width="8.277cm" style:use-optimal-column-width="false"/>
    </style:style>
    <style:style style:name="co16" style:family="table-column">
      <style:table-column-properties style:column-width="11.162cm" style:use-optimal-column-width="false"/>
    </style:style>
    <style:style style:name="co17" style:family="table-column">
      <style:table-column-properties style:column-width="14.107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802cm"/>
    </style:style>
    <style:style style:name="ro4" style:family="table-row">
      <style:table-row-properties style:row-height="1.805cm"/>
    </style:style>
    <style:style style:name="ro5" style:family="table-row">
      <style:table-row-properties style:row-height="2.114cm"/>
    </style:style>
    <style:style style:name="ro6" style:family="table-row">
      <style:table-row-properties style:row-height="2.301cm"/>
    </style:style>
    <style:style style:name="ro7" style:family="table-row">
      <style:table-row-properties style:row-height="2.605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3" style:family="table-cell">
      <loext:graphic-properties draw:fill="solid" draw:fill-color="#ffffff"/>
      <style:paragraph-properties fo:border="1.42pt inset #ffffff"/>
    </style:style>
    <style:style style:name="ce4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9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P13" style:family="paragraph">
      <style:paragraph-properties fo:text-align="start"/>
      <style:text-properties fo:font-size="20pt" fo:font-style="italic" style:font-size-asian="20pt" style:font-size-complex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style:font-name="Liberation Serif1" fo:font-size="12pt" style:font-size-asian="12pt" style:font-size-complex="12pt"/>
    </style:style>
    <style:style style:name="T4" style:family="text">
      <style:text-properties style:font-name="Liberation Serif1" fo:font-size="32pt" style:font-size-asian="32pt" style:font-size-complex="32pt"/>
    </style:style>
    <style:style style:name="T5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1" fo:font-size="36pt"/>
    </style:style>
    <style:style style:name="T21" style:family="text">
      <style:text-properties fo:color="#cf3834" style:font-name="Liberation Serif1" fo:font-size="36pt"/>
    </style:style>
    <style:style style:name="T22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7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1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18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1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2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2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2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2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2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2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2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2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2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2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2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2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2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2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2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2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2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2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2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3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5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66" draw:id="id66" draw:layer="layout" svg:width="25.797cm" svg:height="12.616cm" svg:x="1.2cm" svg:y="1.97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4"/>
            <table:table-column table:style-name="co11"/>
            <table:table-column table:style-name="co12"/>
            <table:table-column table:style-name="co13"/>
            <table:table-row table:style-name="ro3" table:default-cell-style-name="ce3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 table:number-columns-spanned="2"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4">
              <table:table-cell table:style-name="ce2"/>
              <table:table-cell/>
              <table:table-cell table:number-columns-spanned="2"/>
              <table:covered-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g xml:id="id70" draw:id="id70">
          <svg:title>TexMaths</svg:title>
          <svg:desc>26§display§22§svg§600§FALSE§</svg:desc>
          <draw:polygon draw:style-name="gr2" draw:text-style-name="P6" draw:layer="layout" svg:width="0.777cm" svg:height="0.516cm" svg:x="1.503cm" svg:y="4.467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3" draw:id="id73">
          <svg:title>TexMaths</svg:title>
          <svg:desc>26§display§23§svg§600§FALSE§</svg:desc>
          <draw:polygon draw:style-name="gr2" draw:text-style-name="P6" draw:layer="layout" svg:width="0.782cm" svg:height="0.537cm" svg:x="1.603cm" svg:y="6.267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1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6" draw:id="id76">
          <svg:title>TexMaths</svg:title>
          <svg:desc>26§display§24§svg§600§FALSE§</svg:desc>
          <draw:polygon draw:style-name="gr2" draw:text-style-name="P6" draw:layer="layout" svg:width="0.796cm" svg:height="0.527cm" svg:x="1.604cm" svg:y="7.969cm" svg:viewBox="0 0 797 528" draw:points="400,528 0,528 0,0 797,0 797,528">
            <text:p/>
          </draw:polygon>
          <draw:path draw:style-name="gr3" draw:text-style-name="P7" draw:layer="layout" svg:width="0.365cm" svg:height="0.61cm" svg:x="1.604cm" svg:y="7.933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7.9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79" draw:id="id79">
          <svg:title>TexMaths</svg:title>
          <svg:desc>26§display§25§svg§600§FALSE§</svg:desc>
          <draw:polygon draw:style-name="gr2" draw:text-style-name="P6" draw:layer="layout" svg:width="0.777cm" svg:height="0.537cm" svg:x="1.602cm" svg:y="9.871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825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825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2" draw:id="id82">
          <svg:title>TexMaths</svg:title>
          <svg:desc>26§display§26§svg§600§FALSE§</svg:desc>
          <draw:polygon draw:style-name="gr2" draw:text-style-name="P6" draw:layer="layout" svg:width="0.782cm" svg:height="0.537cm" svg:x="1.603cm" svg:y="11.572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526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526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7" draw:id="id67">
          <svg:title>TexMaths</svg:title>
          <svg:desc>26§display§21§svg§600§FALSE§</svg:desc>
          <draw:polygon draw:style-name="gr2" draw:text-style-name="P6" draw:layer="layout" svg:width="0.749cm" svg:height="0.516cm" svg:x="1.604cm" svg:y="2.67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4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4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5" draw:id="id85">
          <svg:title>TexMaths</svg:title>
          <svg:desc>26§display§27§svg§600§FALSE§</svg:desc>
          <draw:polygon draw:style-name="gr2" draw:text-style-name="P6" draw:layer="layout" svg:width="0.81cm" svg:height="0.548cm" svg:x="1.604cm" svg:y="13.273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235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227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1" draw:id="id91">
          <svg:title>TexMaths</svg:title>
          <svg:desc>26§display§29§svg§600§FALSE§</svg:desc>
          <draw:polygon draw:style-name="gr2" draw:text-style-name="P6" draw:layer="layout" svg:width="0.782cm" svg:height="0.537cm" svg:x="14.804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804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253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4" draw:id="id94">
          <svg:title>TexMaths</svg:title>
          <svg:desc>26§display§30§svg§600§FALSE§</svg:desc>
          <draw:polygon draw:style-name="gr2" draw:text-style-name="P6" draw:layer="layout" svg:width="0.787cm" svg:height="0.537cm" svg:x="14.911cm" svg:y="7.169cm" svg:viewBox="0 0 788 538" draw:points="393,538 0,538 0,0 788,0 788,538">
            <text:p/>
          </draw:polygon>
          <draw:path draw:style-name="gr3" draw:text-style-name="P7" draw:layer="layout" svg:width="0.379cm" svg:height="0.628cm" svg:x="14.903cm" svg:y="7.1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5.358cm" svg:y="7.1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7" draw:id="id97">
          <svg:title>TexMaths</svg:title>
          <svg:desc>26§display§31§svg§600§FALSE§</svg:desc>
          <draw:polygon draw:style-name="gr2" draw:text-style-name="P6" draw:layer="layout" svg:width="0.751cm" svg:height="0.537cm" svg:x="14.91cm" svg:y="10.774cm" svg:viewBox="0 0 752 538" draw:points="375,538 0,538 0,0 752,0 752,538">
            <text:p/>
          </draw:polygon>
          <draw:path draw:style-name="gr3" draw:text-style-name="P7" draw:layer="layout" svg:width="0.38cm" svg:height="0.628cm" svg:x="14.902cm" svg:y="10.7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404cm" svg:y="10.7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88" draw:id="id88">
          <svg:title>TexMaths</svg:title>
          <svg:desc>26§display§28§svg§600§FALSE§</svg:desc>
          <draw:polygon draw:style-name="gr2" draw:text-style-name="P6" draw:layer="layout" svg:width="0.782cm" svg:height="0.537cm" svg:x="14.905cm" svg:y="2.674cm" svg:viewBox="0 0 783 538" draw:points="393,538 0,538 0,0 783,0 783,538">
            <text:p/>
          </draw:polygon>
          <draw:path draw:style-name="gr3" draw:text-style-name="P7" draw:layer="layout" svg:width="0.365cm" svg:height="0.609cm" svg:x="14.905cm" svg:y="2.6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354cm" svg:y="2.6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68" draw:id="id68">
          <svg:title>TexMaths</svg:title>
          <svg:desc>24§display§\smallint a^{px + q \ dx§svg§600§FALSE§</svg:desc>
          <draw:polygon draw:style-name="gr2" draw:text-style-name="P6" draw:layer="layout" svg:width="3.504cm" svg:height="0.857cm" svg:x="2.915cm" svg:y="2.471cm" svg:viewBox="0 0 3505 858" draw:points="1751,858 0,858 0,0 3505,0 3505,858">
            <text:p/>
          </draw:polygon>
          <draw:path draw:style-name="gr3" draw:text-style-name="P7" draw:layer="layout" svg:width="0.352cm" svg:height="0.786cm" svg:x="2.919cm" svg:y="2.5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493cm" svg:y="2.8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3.904cm" svg:y="2.5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28cm" svg:y="2.5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676cm" svg:y="2.4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189cm" svg:y="2.5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801cm" svg:y="2.4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143cm" svg:y="2.5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69" draw:id="id69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151cm" svg:y="2.075cm" svg:viewBox="0 0 3068 1594" draw:points="1533,1594 0,1594 0,0 3068,0 3068,1594">
            <text:p/>
          </draw:polygon>
          <draw:path draw:style-name="gr3" draw:text-style-name="P7" draw:layer="layout" svg:width="0.322cm" svg:height="0.319cm" svg:x="8.239cm" svg:y="2.2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582cm" svg:y="2.1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8.897cm" svg:y="2.1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227cm" svg:y="2.0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9.654cm" svg:y="2.1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138cm" svg:y="2.885cm" svg:viewBox="0 0 1869 30" draw:points="935,30 0,30 0,0 1869,0 1869,30">
            <text:p/>
          </draw:polygon>
          <draw:path draw:style-name="gr3" draw:text-style-name="P7" draw:layer="layout" svg:width="0.367cm" svg:height="0.447cm" svg:x="8.116cm" svg:y="3.2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8.633cm" svg:y="3.0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8.825cm" svg:y="3.2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175cm" svg:y="3.2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9.663cm" svg:y="3.2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286cm" svg:y="2.6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0.979cm" svg:y="2.7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1" draw:id="id71">
          <svg:title>TexMaths</svg:title>
          <svg:desc>24§display§\smallint e^{ax + b} \ dx§svg§600§FALSE§</svg:desc>
          <draw:polygon draw:style-name="gr2" draw:text-style-name="P6" draw:layer="layout" svg:width="3.665cm" svg:height="0.857cm" svg:x="3.015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19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7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7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6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1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6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2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1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2" draw:id="id72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151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148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473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8.772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102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53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116cm" svg:y="4.824cm" svg:viewBox="0 0 1667 30" draw:points="834,30 0,30 0,0 1667,0 1667,30">
            <text:p/>
          </draw:polygon>
          <draw:path draw:style-name="gr3" draw:text-style-name="P7" draw:layer="layout" svg:width="0.322cm" svg:height="0.319cm" svg:x="8.791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06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0.753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4" draw:id="id74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4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2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6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5" draw:id="id75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7.551cm" svg:y="5.777cm" svg:viewBox="0 0 4564 1424" draw:points="2283,1424 0,1424 0,0 4564,0 4564,1424">
            <text:p/>
          </draw:polygon>
          <draw:path draw:style-name="gr3" draw:text-style-name="P7" draw:layer="layout" svg:width="0.157cm" svg:height="0.488cm" svg:x="7.538cm" svg:y="5.782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7.73cm" svg:y="5.95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082cm" svg:y="5.9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49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8.725cm" svg:y="5.958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089cm" svg:y="5.9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9.666cm" svg:y="5.8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0.362cm" svg:y="5.782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0.671cm" svg:y="5.7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7.516cm" svg:y="6.555cm" svg:viewBox="0 0 3390 30" draw:points="1694,30 0,30 0,0 3390,0 3390,30">
            <text:p/>
          </draw:polygon>
          <draw:path draw:style-name="gr3" draw:text-style-name="P7" draw:layer="layout" svg:width="0.322cm" svg:height="0.319cm" svg:x="9.052cm" svg:y="6.91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1.184cm" svg:y="6.33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877cm" svg:y="6.43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7" draw:id="id77">
          <svg:title>TexMaths</svg:title>
          <svg:desc>24§display§\smallint \tan x \ dx§svg§600§FALSE§</svg:desc>
          <draw:polygon draw:style-name="gr2" draw:text-style-name="P6" draw:layer="layout" svg:width="3.509cm" svg:height="0.702cm" svg:x="3.01cm" svg:y="8.067cm" svg:viewBox="0 0 3510 703" draw:points="1755,703 0,703 0,0 3510,0 3510,703">
            <text:p/>
          </draw:polygon>
          <draw:path draw:style-name="gr3" draw:text-style-name="P7" draw:layer="layout" svg:width="0.352cm" svg:height="0.786cm" svg:x="3.014cm" svg:y="8.02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569cm" svg:y="8.10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3.916cm" svg:y="8.25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331cm" svg:y="8.25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4.938cm" svg:y="8.25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71cm" svg:y="8.0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14cm" svg:y="8.25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78" draw:id="id78">
          <svg:title>TexMaths</svg:title>
          <svg:desc>22§display§\log (\sec x)  +  c§svg§600§FALSE§</svg:desc>
          <draw:polygon draw:style-name="gr2" draw:text-style-name="P6" draw:layer="layout" svg:width="4.364cm" svg:height="0.696cm" svg:x="7.625cm" svg:y="8.071cm" svg:viewBox="0 0 4365 697" draw:points="2183,697 0,697 0,0 4365,0 4365,697">
            <text:p/>
          </draw:polygon>
          <draw:path draw:style-name="gr3" draw:text-style-name="P7" draw:layer="layout" svg:width="0.173cm" svg:height="0.537cm" svg:x="7.611cm" svg:y="8.07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2cm" svg:y="8.26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209cm" svg:y="8.26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8.662cm" svg:y="8.0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8.912cm" svg:y="8.2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213cm" svg:y="8.2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561cm" svg:y="8.2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029cm" svg:y="8.2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0.492cm" svg:y="8.0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964cm" svg:y="8.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726cm" svg:y="8.26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0" draw:id="id80">
          <svg:title>TexMaths</svg:title>
          <svg:desc>24§display§\smallint \cot x \ dx§svg§600§FALSE§</svg:desc>
          <draw:polygon draw:style-name="gr2" draw:text-style-name="P6" draw:layer="layout" svg:width="3.415cm" svg:height="0.702cm" svg:x="3.011cm" svg:y="9.769cm" svg:viewBox="0 0 3416 703" draw:points="1707,703 0,703 0,0 3416,0 3416,703">
            <text:p/>
          </draw:polygon>
          <draw:path draw:style-name="gr3" draw:text-style-name="P7" draw:layer="layout" svg:width="0.352cm" svg:height="0.786cm" svg:x="3.015cm" svg:y="9.72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3cm" svg:y="9.954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4cm" svg:y="9.95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7cm" svg:y="9.81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5cm" svg:y="9.9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7cm" svg:y="9.74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7cm" svg:y="9.9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1" draw:id="id81">
          <svg:title>TexMaths</svg:title>
          <svg:desc>22§display§\log (\sin x)  +  c§svg§600§FALSE§</svg:desc>
          <draw:polygon draw:style-name="gr2" draw:text-style-name="P6" draw:layer="layout" svg:width="4.322cm" svg:height="0.696cm" svg:x="7.626cm" svg:y="9.772cm" svg:viewBox="0 0 4323 697" draw:points="2162,697 0,697 0,0 4323,0 4323,697">
            <text:p/>
          </draw:polygon>
          <draw:path draw:style-name="gr3" draw:text-style-name="P7" draw:layer="layout" svg:width="0.173cm" svg:height="0.537cm" svg:x="7.612cm" svg:y="9.7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3cm" svg:y="9.967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21cm" svg:y="9.9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8.663cm" svg:y="9.733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8.913cm" svg:y="9.96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17cm" svg:y="9.79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32cm" svg:y="9.97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9.988cm" svg:y="9.9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451cm" svg:y="9.733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0.923cm" svg:y="9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685cm" svg:y="9.9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3" draw:id="id83">
          <svg:title>TexMaths</svg:title>
          <svg:desc>24§display§\smallint \sec x \ dx§svg§600§FALSE§</svg:desc>
          <draw:polygon draw:style-name="gr2" draw:text-style-name="P6" draw:layer="layout" svg:width="3.372cm" svg:height="0.702cm" svg:x="3.012cm" svg:y="11.571cm" svg:viewBox="0 0 3373 703" draw:points="1685,703 0,703 0,0 3373,0 3373,703">
            <text:p/>
          </draw:polygon>
          <draw:path draw:style-name="gr3" draw:text-style-name="P7" draw:layer="layout" svg:width="0.352cm" svg:height="0.786cm" svg:x="3.016cm" svg:y="11.529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584cm" svg:y="11.756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3.912cm" svg:y="11.756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292cm" svg:y="11.756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803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575cm" svg:y="11.548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005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4" draw:id="id84">
          <svg:title>TexMaths</svg:title>
          <svg:desc>20§display§\log (\sec x + \tan x)  +  c§svg§600§FALSE§</svg:desc>
          <draw:polygon draw:style-name="gr2" draw:text-style-name="P6" draw:layer="layout" svg:width="6.361cm" svg:height="0.633cm" svg:x="7.627cm" svg:y="11.568cm" svg:viewBox="0 0 6362 634" draw:points="3181,634 0,634 0,0 6362,0 6362,634">
            <text:p/>
          </draw:polygon>
          <draw:path draw:style-name="gr3" draw:text-style-name="P7" draw:layer="layout" svg:width="0.157cm" svg:height="0.489cm" svg:x="7.614cm" svg:y="11.57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806cm" svg:y="11.74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8.158cm" svg:y="11.74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569cm" svg:y="11.5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796cm" svg:y="11.74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9.07cm" svg:y="11.74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387cm" svg:y="11.74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813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39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1.067cm" svg:y="11.62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357cm" svg:y="11.74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701cm" svg:y="11.74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206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627cm" svg:y="11.5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3.056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749cm" svg:y="11.74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6" draw:id="id86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3cm" svg:y="13.27cm" svg:viewBox="0 0 3952 645" draw:points="1975,645 0,645 0,0 3952,0 3952,645">
            <text:p/>
          </draw:polygon>
          <draw:path draw:style-name="gr3" draw:text-style-name="P7" draw:layer="layout" svg:width="0.323cm" svg:height="0.721cm" svg:x="3.017cm" svg:y="13.2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8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7cm" svg:y="13.4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8cm" svg:y="13.4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69cm" svg:y="13.4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6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5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2cm" svg:y="13.2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7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7" draw:id="id87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627cm" svg:y="13.367cm" svg:viewBox="0 0 6358 571" draw:points="3180,571 0,571 0,0 6358,0 6358,571">
            <text:p/>
          </draw:polygon>
          <draw:path draw:style-name="gr3" draw:text-style-name="P7" draw:layer="layout" svg:width="0.142cm" svg:height="0.44cm" svg:x="7.615cm" svg:y="13.3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788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105cm" svg:y="13.5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475cm" svg:y="13.3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679cm" svg:y="13.5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957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277cm" svg:y="13.5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523cm" svg:y="13.5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808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296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834cm" svg:y="13.6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434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712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2.023cm" svg:y="13.4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38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76cm" svg:y="13.3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146cm" svg:y="13.4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768cm" svg:y="13.5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89" draw:id="id89">
          <svg:title>TexMaths</svg:title>
          <svg:desc>20§display§\smallint \tan (ax+b) \ dx§svg§600§FALSE§</svg:desc>
          <draw:polygon draw:style-name="gr2" draw:text-style-name="P6" draw:layer="layout" svg:width="4.886cm" svg:height="0.633cm" svg:x="16.111cm" svg:y="2.663cm" svg:viewBox="0 0 4887 634" draw:points="2443,634 0,634 0,0 4887,0 4887,634">
            <text:p/>
          </draw:polygon>
          <draw:path draw:style-name="gr3" draw:text-style-name="P7" draw:layer="layout" svg:width="0.293cm" svg:height="0.655cm" svg:x="16.114cm" svg:y="2.652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577cm" svg:y="2.722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866cm" svg:y="2.841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7.212cm" svg:y="2.8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649cm" svg:y="2.6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81cm" svg:y="2.8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244cm" svg:y="2.8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822cm" svg:y="2.7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518cm" svg:y="2.668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827cm" svg:y="2.6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323cm" svg:y="2.66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681cm" svg:y="2.8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20§display§\smallint \cot (ax+b) \ dx§svg§600§FALSE§</svg:desc>
          <draw:polygon draw:style-name="gr2" draw:text-style-name="P6" draw:layer="layout" svg:width="4.808cm" svg:height="0.633cm" svg:x="16.111cm" svg:y="4.364cm" svg:viewBox="0 0 4809 634" draw:points="2404,634 0,634 0,0 4809,0 4809,634">
            <text:p/>
          </draw:polygon>
          <draw:path draw:style-name="gr3" draw:text-style-name="P7" draw:layer="layout" svg:width="0.293cm" svg:height="0.655cm" svg:x="16.114cm" svg:y="4.3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4.5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4.5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7.241cm" svg:y="4.4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57cm" svg:y="4.3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02cm" svg:y="4.5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67cm" svg:y="4.5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743cm" svg:y="4.4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41cm" svg:y="4.3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75cm" svg:y="4.3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44cm" svg:y="4.3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603cm" svg:y="4.5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0" draw:id="id90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49cm" svg:y="2.273cm" svg:viewBox="0 0 5272 1282" draw:points="2637,1282 0,1282 0,0 5272,0 5272,1282">
            <text:p/>
          </draw:polygon>
          <draw:path draw:style-name="gr3" draw:text-style-name="P7" draw:layer="layout" svg:width="0.142cm" svg:height="0.44cm" svg:x="21.437cm" svg:y="2.277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cm" svg:y="2.433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7cm" svg:y="2.428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8cm" svg:y="2.241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1cm" svg:y="2.43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7cm" svg:y="2.43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2cm" svg:y="2.433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5cm" svg:y="2.24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4cm" svg:y="2.43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1cm" svg:y="2.43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cm" svg:y="2.34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7cm" svg:y="2.277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5cm" svg:y="2.241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8cm" svg:y="2.241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7cm" svg:y="2.973cm" svg:viewBox="0 0 4215 27" draw:points="2107,27 0,27 0,0 4215,0 4215,27">
            <text:p/>
          </draw:polygon>
          <draw:path draw:style-name="gr3" draw:text-style-name="P7" draw:layer="layout" svg:width="0.29cm" svg:height="0.287cm" svg:x="23.381cm" svg:y="3.29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3cm" svg:y="2.77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6cm" svg:y="2.865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3" draw:id="id93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5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7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5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3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5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5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3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7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79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3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3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5cm" svg:viewBox="0 0 4179 27" draw:points="2090,27 0,27 0,0 4179,0 4179,27">
            <text:p/>
          </draw:polygon>
          <draw:path draw:style-name="gr3" draw:text-style-name="P7" draw:layer="layout" svg:width="0.29cm" svg:height="0.287cm" svg:x="23.365cm" svg:y="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7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5" draw:id="id95">
          <svg:title>TexMaths</svg:title>
          <svg:desc>20§display§\smallint \sec (ax+b) \ dx§svg§600§FALSE§</svg:desc>
          <draw:polygon draw:style-name="gr2" draw:text-style-name="P6" draw:layer="layout" svg:width="4.772cm" svg:height="0.633cm" svg:x="16.611cm" svg:y="6.164cm" svg:viewBox="0 0 4773 634" draw:points="2386,634 0,634 0,0 4773,0 4773,634">
            <text:p/>
          </draw:polygon>
          <draw:path draw:style-name="gr3" draw:text-style-name="P7" draw:layer="layout" svg:width="0.293cm" svg:height="0.655cm" svg:x="16.614cm" svg:y="6.1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7.088cm" svg:y="6.3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361cm" svg:y="6.3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678cm" svg:y="6.3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035cm" svg:y="6.1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267cm" svg:y="6.3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632cm" svg:y="6.3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208cm" svg:y="6.2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905cm" svg:y="6.169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214cm" svg:y="6.1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709cm" svg:y="6.1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067cm" svg:y="6.3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6" draw:id="id96">
          <svg:title>TexMaths</svg:title>
          <svg:desc>20§display§= \frac{ \log [ \sec (ax+b) + \tan (ax+b) ]}{a}§svg§600§FALSE§</svg:desc>
          <draw:polygon draw:style-name="gr2" draw:text-style-name="P6" draw:layer="layout" svg:width="9.792cm" svg:height="1.423cm" svg:x="16.611cm" svg:y="7.263cm" svg:viewBox="0 0 9793 1424" draw:points="4897,1424 0,1424 0,0 9793,0 9793,1424">
            <text:p/>
          </draw:polygon>
          <draw:path draw:style-name="gr3" draw:text-style-name="P7" draw:layer="layout" svg:width="0.468cm" svg:height="0.165cm" svg:x="16.616cm" svg:y="7.9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7.425cm" svg:y="7.2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617cm" svg:y="7.4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968cm" svg:y="7.4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8.393cm" svg:y="7.228cm" svg:viewBox="0 0 98 704" draw:points="98,704 98,677 29,677 29,29 98,29 98,0 0,0 0,704">
            <text:p/>
          </draw:polygon>
          <draw:path draw:style-name="gr3" draw:text-style-name="P7" draw:layer="layout" svg:width="0.231cm" svg:height="0.324cm" svg:x="18.528cm" svg:y="7.4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803cm" svg:y="7.4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118cm" svg:y="7.441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476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9.708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073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0.649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345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1.654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2.083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2.761cm" svg:y="7.3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3.049cm" svg:y="7.441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3.394cm" svg:y="7.4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3.831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063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428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004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5.701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009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258cm" svg:y="7.228cm" svg:viewBox="0 0 98 704" draw:points="98,0 0,0 0,29 69,29 69,677 0,677 0,704 98,704">
            <text:p/>
          </draw:polygon>
          <draw:polygon draw:style-name="gr3" draw:text-style-name="P7" draw:layer="layout" svg:width="9.037cm" svg:height="0.029cm" svg:x="17.401cm" svg:y="8.041cm" svg:viewBox="0 0 9038 30" draw:points="4518,30 0,30 0,0 9038,0 9038,30">
            <text:p/>
          </draw:polygon>
          <draw:path draw:style-name="gr3" draw:text-style-name="P7" draw:layer="layout" svg:width="0.322cm" svg:height="0.319cm" svg:x="21.763cm" svg:y="8.40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</draw:g>
        <draw:g xml:id="id98" draw:id="id98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411cm" svg:y="9.665cm" svg:viewBox="0 0 5671 634" draw:points="2836,634 0,634 0,0 5671,0 5671,634">
            <text:p/>
          </draw:polygon>
          <draw:path draw:style-name="gr3" draw:text-style-name="P7" draw:layer="layout" svg:width="0.293cm" svg:height="0.655cm" svg:x="16.414cm" svg:y="9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888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197cm" svg:y="9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552cm" svg:y="9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826cm" svg:y="9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8.141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735cm" svg:y="9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967cm" svg:y="9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33cm" svg:y="9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907cm" svg:y="9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604cm" svg:y="9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912cm" svg:y="9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409cm" svg:y="9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767cm" svg:y="9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9" draw:id="id99">
          <svg:title>TexMaths</svg:title>
          <svg:desc>20§display§= \frac{ \log [ \text {cosec }(ax+b) - \cot (ax+b) ]}{a}§svg§600§FALSE§</svg:desc>
          <draw:polygon draw:style-name="gr2" draw:text-style-name="P6" draw:layer="layout" svg:width="10.613cm" svg:height="1.423cm" svg:x="16.111cm" svg:y="10.863cm" svg:viewBox="0 0 10614 1424" draw:points="5307,1424 0,1424 0,0 10614,0 10614,1424">
            <text:p/>
          </draw:polygon>
          <draw:path draw:style-name="gr3" draw:text-style-name="P7" draw:layer="layout" svg:width="0.468cm" svg:height="0.165cm" svg:x="16.116cm" svg:y="11.5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925cm" svg:y="10.8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117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468cm" svg:y="11.0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893cm" svg:y="10.828cm" svg:viewBox="0 0 98 704" draw:points="98,704 98,677 29,677 29,29 98,29 98,0 0,0 0,704">
            <text:p/>
          </draw:polygon>
          <draw:path draw:style-name="gr3" draw:text-style-name="P7" draw:layer="layout" svg:width="0.268cm" svg:height="0.324cm" svg:x="18.02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8.338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8.692cm" svg:y="11.0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965cm" svg:y="11.0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282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876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108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471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047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745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05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29cm" svg:height="0.029cm" svg:x="22.501cm" svg:y="11.166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23.16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3.477cm" svg:y="11.04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cm" svg:height="0.44cm" svg:x="23.823cm" svg:y="10.9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164cm" svg:height="0.703cm" svg:x="24.153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385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748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325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6.021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3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578cm" svg:y="10.828cm" svg:viewBox="0 0 98 704" draw:points="98,0 0,0 0,29 69,29 69,677 0,677 0,704 98,704">
            <text:p/>
          </draw:polygon>
          <draw:polygon draw:style-name="gr3" draw:text-style-name="P7" draw:layer="layout" svg:width="9.857cm" svg:height="0.029cm" svg:x="16.901cm" svg:y="11.641cm" svg:viewBox="0 0 9858 30" draw:points="4930,30 0,30 0,0 9858,0 9858,30">
            <text:p/>
          </draw:polygon>
          <draw:path draw:style-name="gr3" draw:text-style-name="P7" draw:layer="layout" svg:width="0.322cm" svg:height="0.319cm" svg:x="21.673cm" svg:y="12.00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7 0-46-38-46-66 0-35 22-123 40-155 20-41 52-67 81-67 47 0 56 58 56 62s-1 8-3 1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width*0.05;width" smil:keyTimes="0;1"/>
                  <anim:animate smil:dur="0.5s" smil:fill="hold" smil:targetElement="id70" smil:attributeName="height" smil:values="height;height" smil:keyTimes="0;1"/>
                  <anim:animate smil:dur="0.5s" smil:fill="hold" smil:targetElement="id70" smil:attributeName="x" smil:values="x-.2;x" smil:keyTimes="0;1"/>
                  <anim:animate smil:dur="0.5s" smil:fill="hold" smil:targetElement="id70" smil:attributeName="y" smil:values="y;y" smil:keyTimes="0;1"/>
                  <anim:transitionFilter smil:dur="0.5s" smil:targetElement="id7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01" draw:id="id101" draw:layer="layout" svg:width="21.599cm" svg:height="12.683cm" svg:x="4cm" svg:y="1.981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104" draw:id="id104">
          <svg:title>TexMaths</svg:title>
          <svg:desc>22§display§\frac{1}{a}\tan^{-1}\left( \frac{x}{a} \right) \ + \ c §svg§600§FALSE§</svg:desc>
          <draw:polygon draw:style-name="gr2" draw:text-style-name="P6" draw:layer="layout" svg:width="5.974cm" svg:height="1.501cm" svg:x="15.331cm" svg:y="2.289cm" svg:viewBox="0 0 5975 1502" draw:points="2986,1502 0,1502 0,0 5975,0 5975,1502">
            <text:p/>
          </draw:polygon>
          <draw:path draw:style-name="gr3" draw:text-style-name="P7" draw:layer="layout" svg:width="0.256cm" svg:height="0.517cm" svg:x="15.371cm" svg:y="2.2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409cm" svg:height="0.032cm" svg:x="15.292cm" svg:y="3.08cm" svg:viewBox="0 0 410 33" draw:points="206,33 0,33 0,0 410,0 410,33">
            <text:p/>
          </draw:polygon>
          <draw:path draw:style-name="gr3" draw:text-style-name="P7" draw:layer="layout" svg:width="0.354cm" svg:height="0.351cm" svg:x="15.324cm" svg:y="3.478cm" svg:viewBox="0 0 355 352" svg:d="M259 49c-14-28-37-49-72-49-90 0-187 114-187 227 0 74 42 125 104 125 16 0 54-3 100-58 7 32 34 58 71 58 28 0 45-17 58-42 12-28 22-76 22-77 0-8-7-8-8-8-7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4cm" svg:height="0.485cm" svg:x="15.938cm" svg:y="2.814cm" svg:viewBox="0 0 245 486" svg:d="M120 167h111v-24h-111v-143h-20c0 63-24 146-100 150v17h67v213c0 97 72 106 100 106 55 0 78-54 78-106v-44h-22v44c0 57-22 87-51 87-52 0-52-71-52-85z">
            <text:p/>
          </draw:path>
          <draw:path draw:style-name="gr3" draw:text-style-name="P7" draw:layer="layout" svg:width="0.349cm" svg:height="0.357cm" svg:x="16.255cm" svg:y="2.942cm" svg:viewBox="0 0 350 358" svg:d="M225 289c4 32 25 63 62 63 16 0 63-10 63-74v-42h-19v42c0 46-20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16.635cm" svg:y="2.948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098cm" svg:y="2.821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7.582cm" svg:y="2.60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95cm" svg:height="1.392cm" svg:x="18.138cm" svg:y="2.4cm" svg:viewBox="0 0 296 1393" svg:d="M260 1386c2 0 9 7 9 7h18c2 0 9 0 9-7 0-3-2-5-4-7-28-28-70-70-118-155-84-150-114-342-114-526 0-344 97-547 234-684 2-2 2-5 2-7 0-7-6-7-14-7-11 0-13 0-20 7-74 63-156 171-211 335-33 102-51 225-51 354 0 185 33 393 155 572 21 30 51 62 51 62 7 10 17 23 25 28z">
            <text:p/>
          </draw:path>
          <draw:path draw:style-name="gr3" draw:text-style-name="P7" draw:layer="layout" svg:width="0.386cm" svg:height="0.351cm" svg:x="18.574cm" svg:y="2.42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8-8-9-8-7 0-9 2-11 8-24 84-79 102-104 102-30 0-42-25-42-51 0-18 5-34 14-69z">
            <text:p/>
          </draw:path>
          <draw:polygon draw:style-name="gr3" draw:text-style-name="P7" draw:layer="layout" svg:width="0.442cm" svg:height="0.032cm" svg:x="18.553cm" svg:y="3.08cm" svg:viewBox="0 0 443 33" draw:points="222,33 0,33 0,0 443,0 443,33">
            <text:p/>
          </draw:polygon>
          <draw:path draw:style-name="gr3" draw:text-style-name="P7" draw:layer="layout" svg:width="0.354cm" svg:height="0.351cm" svg:x="18.6cm" svg:y="3.478cm" svg:viewBox="0 0 355 352" svg:d="M259 49c-14-28-37-49-72-49-90 0-187 114-187 227 0 74 42 125 104 125 16 0 54-3 100-58 7 32 34 58 71 58 28 0 45-17 58-42 12-28 22-76 22-77 0-8-7-8-8-8-9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95cm" svg:height="1.392cm" svg:x="19.114cm" svg:y="2.4cm" svg:viewBox="0 0 296 1393" svg:d="M296 696c0-222-53-458-206-633-11-12-39-42-58-58-6-5-7-5-18-5-7 0-14 0-14 7 0 4 4 7 5 9 27 26 69 69 116 155 85 148 115 340 115 525 0 336-93 542-232 683-2 2-4 5-4 7 0 7 7 7 14 7 11 0 12 0 19-5 74-63 157-171 212-335 33-105 51-232 51-357z">
            <text:p/>
          </draw:path>
          <draw:path draw:style-name="gr3" draw:text-style-name="P7" draw:layer="layout" svg:width="0.515cm" svg:height="0.517cm" svg:x="20.022cm" svg:y="2.8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041cm" svg:y="2.948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03" draw:id="id103">
          <svg:title>TexMaths</svg:title>
          <svg:desc>22§display§\int \frac{1}{x^2 + a^2 } \ dx §svg§600§FALSE§</svg:desc>
          <draw:polygon draw:style-name="gr2" draw:text-style-name="P6" draw:layer="layout" svg:width="4.567cm" svg:height="1.642cm" svg:x="6.893cm" svg:y="2.288cm" svg:viewBox="0 0 4568 1643" draw:points="2284,1643 0,1643 0,0 4568,0 4568,1643">
            <text:p/>
          </draw:polygon>
          <draw:path draw:style-name="gr3" draw:text-style-name="P7" draw:layer="layout" svg:width="0.687cm" svg:height="1.719cm" svg:x="6.898cm" svg:y="2.249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69cm" svg:y="2.2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49cm" svg:y="3.092cm" svg:viewBox="0 0 2490 33" draw:points="1246,33 0,33 0,0 2490,0 2490,33">
            <text:p/>
          </draw:polygon>
          <draw:path draw:style-name="gr3" draw:text-style-name="P7" draw:layer="layout" svg:width="0.386cm" svg:height="0.351cm" svg:x="7.871cm" svg:y="3.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853cm" svg:y="3.3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9.614cm" svg:y="3.49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19cm" svg:y="2.765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3cm" svg:y="2.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00" draw:id="id10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02" draw:id="id102">
          <svg:title>TexMaths</svg:title>
          <svg:desc>28§display§32§svg§600§FALSE§</svg:desc>
          <draw:polygon draw:style-name="gr2" draw:text-style-name="P6" draw:layer="layout" svg:width="0.837cm" svg:height="0.579cm" svg:x="4.5cm" svg:y="2.794cm" svg:viewBox="0 0 838 580" draw:points="419,580 0,580 0,0 838,0 838,580">
            <text:p/>
          </draw:polygon>
          <draw:path draw:style-name="gr3" draw:text-style-name="P7" draw:layer="layout" svg:width="0.409cm" svg:height="0.677cm" svg:x="4.491cm" svg:y="2.745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57cm" svg:x="4.993cm" svg:y="2.745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</draw:g>
        <draw:g xml:id="id105" draw:id="id105">
          <svg:title>TexMaths</svg:title>
          <svg:desc>28§display§33§svg§600§FALSE§</svg:desc>
          <draw:polygon draw:style-name="gr2" draw:text-style-name="P6" draw:layer="layout" svg:width="0.843cm" svg:height="0.579cm" svg:x="4.5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4.4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4.984cm" svg:y="4.846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108" draw:id="id108">
          <svg:title>TexMaths</svg:title>
          <svg:desc>28§display§34§svg§600§FALSE§</svg:desc>
          <draw:polygon draw:style-name="gr2" draw:text-style-name="P6" draw:layer="layout" svg:width="0.857cm" svg:height="0.59cm" svg:x="4.502cm" svg:y="6.896cm" svg:viewBox="0 0 858 591" draw:points="430,591 0,591 0,0 858,0 858,591">
            <text:p/>
          </draw:polygon>
          <draw:path draw:style-name="gr3" draw:text-style-name="P7" draw:layer="layout" svg:width="0.409cm" svg:height="0.677cm" svg:x="4.493cm" svg:y="6.858cm" svg:viewBox="0 0 410 678" svg:d="M246 309c81-25 137-94 137-173 0-80-85-136-181-136-101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  <draw:path draw:style-name="gr3" draw:text-style-name="P7" draw:layer="layout" svg:width="0.438cm" svg:height="0.666cm" svg:x="4.972cm" svg:y="6.847cm" svg:viewBox="0 0 439 667" svg:d="M262 506v85c0 35 0 47-74 47h-20v29c40-3 92-3 132-3 43 0 94 0 134 3v-29h-20c-74 0-76-12-76-47v-85h101v-32h-101v-449c0-18 0-25-16-25-9 0-11 0-17 11l-305 463v32zM269 474h-242l242-367z">
            <text:p/>
          </draw:path>
        </draw:g>
        <draw:g xml:id="id111" draw:id="id111">
          <svg:title>TexMaths</svg:title>
          <svg:desc>28§display§35§svg§600§FALSE§</svg:desc>
          <draw:polygon draw:style-name="gr2" draw:text-style-name="P6" draw:layer="layout" svg:width="0.837cm" svg:height="0.579cm" svg:x="4.603cm" svg:y="8.996cm" svg:viewBox="0 0 838 580" draw:points="419,580 0,580 0,0 838,0 838,580">
            <text:p/>
          </draw:polygon>
          <draw:path draw:style-name="gr3" draw:text-style-name="P7" draw:layer="layout" svg:width="0.409cm" svg:height="0.677cm" svg:x="4.594cm" svg:y="8.947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77cm" svg:x="5.096cm" svg:y="8.947cm" svg:viewBox="0 0 394 678" svg:d="M394 459c0-117-80-217-188-217-47 0-90 15-125 51v-192c20 6 53 13 85 13 121 0 190-89 190-103 0-7-2-11-9-11-2 0-4 0-9 2-20 9-67 29-134 29-40 0-85-6-132-27-7-4-9-4-12-4-8 0-8 9-8 25v291c0 17 0 26 13 26 7 0 9-2 11-9 11-15 49-69 128-69 51 0 76 45 85 63 16 38 18 76 18 125 0 34 0 94-25 134-22 38-60 65-105 65-72 0-128-51-146-109 3 0 7 0 18 0 32 0 50-25 50-47 0-25-18-50-50-50-15 0-49 7-49 54 0 83 67 179 179 179 114 0 215-94 215-219z">
            <text:p/>
          </draw:path>
        </draw:g>
        <draw:g xml:id="id114" draw:id="id114">
          <svg:title>TexMaths</svg:title>
          <svg:desc>28§display§36§svg§600§FALSE§</svg:desc>
          <draw:polygon draw:style-name="gr2" draw:text-style-name="P6" draw:layer="layout" svg:width="0.843cm" svg:height="0.579cm" svg:x="4.605cm" svg:y="11.197cm" svg:viewBox="0 0 844 580" draw:points="423,580 0,580 0,0 844,0 844,580">
            <text:p/>
          </draw:polygon>
          <draw:path draw:style-name="gr3" draw:text-style-name="P7" draw:layer="layout" svg:width="0.409cm" svg:height="0.677cm" svg:x="4.596cm" svg:y="11.148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5.088cm" svg:y="11.148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117" draw:id="id117">
          <svg:title>TexMaths</svg:title>
          <svg:desc>28§display§37§svg§600§FALSE§</svg:desc>
          <draw:polygon draw:style-name="gr2" draw:text-style-name="P6" draw:layer="layout" svg:width="0.873cm" svg:height="0.59cm" svg:x="4.603cm" svg:y="13.297cm" svg:viewBox="0 0 874 591" draw:points="437,591 0,591 0,0 874,0 874,591">
            <text:p/>
          </draw:polygon>
          <draw:path draw:style-name="gr3" draw:text-style-name="P7" draw:layer="layout" svg:width="0.409cm" svg:height="0.677cm" svg:x="4.594cm" svg:y="13.257cm" svg:viewBox="0 0 410 678" svg:d="M247 309c80-25 136-94 136-173 0-80-85-136-181-136-101 0-175 58-175 134 0 32 22 52 49 52 32 0 52-23 52-52 0-49-47-49-61-49 29-47 94-60 130-60 41 0 97 22 97 109 0 14-3 70-30 114-29 47-62 50-87 52-7 0-31 2-38 2-9 0-16 2-16 11 0 11 7 11 25 11h42c81 0 119 67 119 164 0 134-69 163-112 163-42 0-116-18-152-76 36 7 65-16 65-54 0-36-25-56-54-56-25 0-56 16-56 58 0 90 92 155 199 155 121 0 211-90 211-190 0-81-63-157-163-179z">
            <text:p/>
          </draw:path>
          <draw:path draw:style-name="gr3" draw:text-style-name="P7" draw:layer="layout" svg:width="0.423cm" svg:height="0.688cm" svg:x="5.1cm" svg:y="13.248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107" draw:id="id107">
          <svg:title>TexMaths</svg:title>
          <svg:desc>22§display§\frac{1}{2a} \log \left( \frac{x - a}{x + a} \right) \ + \ c §svg§600§FALSE§</svg:desc>
          <draw:polygon draw:style-name="gr2" draw:text-style-name="P6" draw:layer="layout" svg:width="6.982cm" svg:height="1.779cm" svg:x="15.032cm" svg:y="4.291cm" svg:viewBox="0 0 6983 1780" draw:points="3490,1780 0,1780 0,0 6983,0 6983,1780">
            <text:p/>
          </draw:polygon>
          <draw:path draw:style-name="gr3" draw:text-style-name="P7" draw:layer="layout" svg:width="0.256cm" svg:height="0.516cm" svg:x="15.266cm" svg:y="4.3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14.993cm" svg:y="5.164cm" svg:viewBox="0 0 797 33" draw:points="398,33 0,33 0,0 797,0 797,33">
            <text:p/>
          </draw:polygon>
          <draw:path draw:style-name="gr3" draw:text-style-name="P7" draw:layer="layout" svg:width="0.309cm" svg:height="0.516cm" svg:x="15.032cm" svg:y="5.3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cm" svg:y="5.562cm" svg:viewBox="0 0 356 352" svg:d="M259 49c-14-28-37-49-72-49-90 0-187 114-187 227 0 74 42 125 104 125 16 0 54-3 100-58 7 32 34 58 71 58 28 0 45-18 58-42 12-28 23-76 23-78 0-7-7-7-9-7-9 0-9 2-11 14-14 50-28 95-60 95-21 0-23-19-23-35 0-17 2-23 11-58 9-32 9-40 16-69l28-109c5-23 5-23 5-26 0-14-8-21-21-21-19 0-31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173cm" svg:height="0.538cm" svg:x="16.035cm" svg:y="4.8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246cm" svg:y="5.02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633cm" svg:y="5.0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1-21-86-21-134-21-19 0-53 0-58 0-25-4-42-28-42-53zM172 493c-79 0-132-39-132-79 0-37 30-65 64-67h46c66 0 155 0 155 67 0 40-57 79-133 79z">
            <text:p/>
          </draw:path>
          <draw:path draw:style-name="gr3" draw:text-style-name="P7" draw:layer="layout" svg:width="0.381cm" svg:height="1.856cm" svg:x="17.299cm" svg:y="4.25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7.822cm" svg:y="4.5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8.478cm" svg:y="4.6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9.217cm" svg:y="4.509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olygon draw:style-name="gr3" draw:text-style-name="P7" draw:layer="layout" svg:width="1.796cm" svg:height="0.032cm" svg:x="17.8cm" svg:y="5.164cm" svg:viewBox="0 0 1797 33" draw:points="899,33 0,33 0,0 1797,0 1797,33">
            <text:p/>
          </draw:polygon>
          <draw:path draw:style-name="gr3" draw:text-style-name="P7" draw:layer="layout" svg:width="0.386cm" svg:height="0.351cm" svg:x="17.822cm" svg:y="5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8.457cm" svg:y="5.4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9.217cm" svg:y="5.562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9.716cm" svg:y="4.252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0.731cm" svg:y="4.9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75cm" svg:y="5.0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06" draw:id="id106">
          <svg:title>TexMaths</svg:title>
          <svg:desc>22§display§\int \frac{1}{x^2 - a^2 } \ dx §svg§600§FALSE§</svg:desc>
          <draw:polygon draw:style-name="gr2" draw:text-style-name="P6" draw:layer="layout" svg:width="4.567cm" svg:height="1.642cm" svg:x="6.894cm" svg:y="4.39cm" svg:viewBox="0 0 4568 1643" draw:points="2284,1643 0,1643 0,0 4568,0 4568,1643">
            <text:p/>
          </draw:polygon>
          <draw:path draw:style-name="gr3" draw:text-style-name="P7" draw:layer="layout" svg:width="0.687cm" svg:height="1.719cm" svg:x="6.899cm" svg:y="4.351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cm" svg:y="4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cm" svg:y="5.194cm" svg:viewBox="0 0 2490 33" draw:points="1246,33 0,33 0,0 2490,0 2490,33">
            <text:p/>
          </draw:polygon>
          <draw:path draw:style-name="gr3" draw:text-style-name="P7" draw:layer="layout" svg:width="0.386cm" svg:height="0.351cm" svg:x="7.872cm" svg:y="5.5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75cm" svg:y="5.72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9.615cm" svg:y="5.592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cm" svg:y="4.86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4cm" svg:y="5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0" draw:id="id110">
          <svg:title>TexMaths</svg:title>
          <svg:desc>24§display§\frac{1}{2a} \log \left( \frac{a + x}{a - x} \right) \ + \ c §svg§600§FALSE§</svg:desc>
          <draw:polygon draw:style-name="gr2" draw:text-style-name="P6" draw:layer="layout" svg:width="7.617cm" svg:height="1.941cm" svg:x="15.036cm" svg:y="6.393cm" svg:viewBox="0 0 7618 1942" draw:points="3808,1942 0,1942 0,0 7618,0 7618,1942">
            <text:p/>
          </draw:polygon>
          <draw:path draw:style-name="gr3" draw:text-style-name="P7" draw:layer="layout" svg:width="0.279cm" svg:height="0.564cm" svg:x="15.292cm" svg:y="6.44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869cm" svg:height="0.035cm" svg:x="14.994cm" svg:y="7.346cm" svg:viewBox="0 0 870 36" draw:points="434,36 0,36 0,0 870,0 870,36">
            <text:p/>
          </draw:polygon>
          <draw:path draw:style-name="gr3" draw:text-style-name="P7" draw:layer="layout" svg:width="0.337cm" svg:height="0.564cm" svg:x="15.036cm" svg:y="7.59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5.44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189cm" svg:height="0.587cm" svg:x="16.131cm" svg:y="6.98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6.361cm" svg:y="7.1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6.784cm" svg:y="7.19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4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17.509cm" svg:y="6.351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387cm" svg:height="0.383cm" svg:x="18.089cm" svg:y="6.631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62cm" svg:height="0.564cm" svg:x="18.737cm" svg:y="6.51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421cm" svg:height="0.383cm" svg:x="19.558cm" svg:y="6.631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olygon draw:style-name="gr3" draw:text-style-name="P7" draw:layer="layout" svg:width="1.96cm" svg:height="0.035cm" svg:x="18.057cm" svg:y="7.346cm" svg:viewBox="0 0 1961 36" draw:points="981,36 0,36 0,0 1961,0 1961,36">
            <text:p/>
          </draw:polygon>
          <draw:path draw:style-name="gr3" draw:text-style-name="P7" draw:layer="layout" svg:width="0.387cm" svg:height="0.383cm" svg:x="18.08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16cm" svg:height="0.035cm" svg:x="18.76cm" svg:y="7.926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19.558cm" svg:y="7.78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ath draw:style-name="gr3" draw:text-style-name="P7" draw:layer="layout" svg:width="0.416cm" svg:height="2.025cm" svg:x="20.146cm" svg:y="6.351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21.254cm" svg:y="7.08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2.366cm" svg:y="7.202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109" draw:id="id109">
          <svg:title>TexMaths</svg:title>
          <svg:desc>22§display§\int \frac{1}{a^2 - x^2 } \ dx§svg§600§FALSE§</svg:desc>
          <draw:polygon draw:style-name="gr2" draw:text-style-name="P6" draw:layer="layout" svg:width="4.567cm" svg:height="1.642cm" svg:x="6.895cm" svg:y="6.489cm" svg:viewBox="0 0 4568 1643" draw:points="2284,1643 0,1643 0,0 4568,0 4568,1643">
            <text:p/>
          </draw:polygon>
          <draw:path draw:style-name="gr3" draw:text-style-name="P7" draw:layer="layout" svg:width="0.687cm" svg:height="1.719cm" svg:x="6.9cm" svg:y="6.4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1cm" svg:y="6.4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1cm" svg:y="7.293cm" svg:viewBox="0 0 2490 33" draw:points="1246,33 0,33 0,0 2490,0 2490,33">
            <text:p/>
          </draw:polygon>
          <draw:path draw:style-name="gr3" draw:text-style-name="P7" draw:layer="layout" svg:width="0.354cm" svg:height="0.351cm" svg:x="7.882cm" svg:y="7.691cm" svg:viewBox="0 0 355 352" svg:d="M259 49c-14-28-37-49-72-49-90 0-187 114-187 227 0 74 42 125 104 125 16 0 54-3 100-58 7 32 34 58 71 58 28 0 45-18 58-42 12-28 22-76 22-78 0-7-7-7-8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294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43cm" svg:y="7.82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573cm" svg:y="7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0.027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1cm" svg:y="6.966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5cm" svg:y="7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2" draw:id="id112">
          <svg:title>TexMaths</svg:title>
          <svg:desc>22§display§\int \frac{1}{(px \pm q)^2 + a^2 } \ dx§svg§600§FALSE§</svg:desc>
          <draw:polygon draw:style-name="gr2" draw:text-style-name="P6" draw:layer="layout" svg:width="6.877cm" svg:height="1.7cm" svg:x="6.795cm" svg:y="8.59cm" svg:viewBox="0 0 6878 1701" draw:points="3439,1701 0,1701 0,0 6878,0 6878,1701">
            <text:p/>
          </draw:polygon>
          <draw:path draw:style-name="gr3" draw:text-style-name="P7" draw:layer="layout" svg:width="0.687cm" svg:height="1.719cm" svg:x="6.8cm" svg:y="8.5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6cm" svg:y="8.5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1cm" svg:y="9.394cm" svg:viewBox="0 0 4800 33" draw:points="2399,33 0,33 0,0 4800,0 4800,33">
            <text:p/>
          </draw:polygon>
          <draw:path draw:style-name="gr3" draw:text-style-name="P7" draw:layer="layout" svg:width="0.18cm" svg:height="0.774cm" svg:x="7.828cm" svg:y="9.5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7cm" svg:y="9.79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4cm" svg:y="9.7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7cm" svg:y="9.6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59cm" svg:y="9.7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5cm" svg:y="9.5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5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63cm" svg:y="9.6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1.825cm" svg:y="9.7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7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1cm" svg:y="9.0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5cm" svg:y="9.2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5" draw:id="id115">
          <svg:title>TexMaths</svg:title>
          <svg:desc>22§display§\int \frac{1}{(px \pm q)^2 - a^2 } \ dx§svg§600§FALSE§</svg:desc>
          <draw:polygon draw:style-name="gr2" draw:text-style-name="P6" draw:layer="layout" svg:width="6.877cm" svg:height="1.7cm" svg:x="6.796cm" svg:y="10.692cm" svg:viewBox="0 0 6878 1701" draw:points="3439,1701 0,1701 0,0 6878,0 6878,1701">
            <text:p/>
          </draw:polygon>
          <draw:path draw:style-name="gr3" draw:text-style-name="P7" draw:layer="layout" svg:width="0.687cm" svg:height="1.719cm" svg:x="6.801cm" svg:y="10.65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7cm" svg:y="10.66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2cm" svg:y="11.496cm" svg:viewBox="0 0 4800 33" draw:points="2399,33 0,33 0,0 4800,0 4800,33">
            <text:p/>
          </draw:polygon>
          <draw:path draw:style-name="gr3" draw:text-style-name="P7" draw:layer="layout" svg:width="0.18cm" svg:height="0.774cm" svg:x="7.829cm" svg:y="11.65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8cm" svg:y="11.89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5cm" svg:y="11.8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8cm" svg:y="11.72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6cm" svg:y="11.894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6cm" svg:y="11.65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6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085cm" svg:y="12.028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1.826cm" svg:y="11.894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8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2cm" svg:y="11.16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6cm" svg:y="11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8" draw:id="id118">
          <svg:title>TexMaths</svg:title>
          <svg:desc>22§display§\int \frac{1}{ a^2 - ( px \pm q )^2 } \ dx§svg§600§FALSE§</svg:desc>
          <draw:polygon draw:style-name="gr2" draw:text-style-name="P6" draw:layer="layout" svg:width="6.877cm" svg:height="1.7cm" svg:x="6.797cm" svg:y="12.89cm" svg:viewBox="0 0 6878 1701" draw:points="3439,1701 0,1701 0,0 6878,0 6878,1701">
            <text:p/>
          </draw:polygon>
          <draw:path draw:style-name="gr3" draw:text-style-name="P7" draw:layer="layout" svg:width="0.687cm" svg:height="1.719cm" svg:x="6.802cm" svg:y="12.8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8cm" svg:y="12.8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3cm" svg:y="13.694cm" svg:viewBox="0 0 4800 33" draw:points="2399,33 0,33 0,0 4800,0 4800,33">
            <text:p/>
          </draw:polygon>
          <draw:path draw:style-name="gr3" draw:text-style-name="P7" draw:layer="layout" svg:width="0.355cm" svg:height="0.351cm" svg:x="7.784cm" svg:y="14.0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196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745cm" svg:y="14.226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9.53cm" svg:y="13.8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9.729cm" svg:y="14.09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0.166cm" svg:y="14.0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10.799cm" svg:y="13.9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11.561cm" svg:y="14.0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1.947cm" svg:y="13.8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239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3cm" svg:y="13.3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7cm" svg:y="13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3" draw:id="id113">
          <svg:title>TexMaths</svg:title>
          <svg:desc>22§display§\frac{1}{ap}\tan^{-1}\left( \frac{px \pm q}{a} \right) \ + \ c  §svg§600§FALSE§</svg:desc>
          <draw:polygon draw:style-name="gr2" draw:text-style-name="P6" draw:layer="layout" svg:width="8.284cm" svg:height="1.779cm" svg:x="15.132cm" svg:y="8.59cm" svg:viewBox="0 0 8285 1780" draw:points="4143,1780 0,1780 0,0 8285,0 8285,1780">
            <text:p/>
          </draw:polygon>
          <draw:path draw:style-name="gr3" draw:text-style-name="P7" draw:layer="layout" svg:width="0.256cm" svg:height="0.516cm" svg:x="15.368cm" svg:y="8.6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8cm" svg:height="0.032cm" svg:x="15.093cm" svg:y="9.463cm" svg:viewBox="0 0 799 33" draw:points="400,33 0,33 0,0 799,0 799,33">
            <text:p/>
          </draw:polygon>
          <draw:path draw:style-name="gr3" draw:text-style-name="P7" draw:layer="layout" svg:width="0.355cm" svg:height="0.351cm" svg:x="15.125cm" svg:y="9.861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477cm" svg:y="9.86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244cm" svg:height="0.485cm" svg:x="16.128cm" svg:y="9.19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16.445cm" svg:y="9.32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6.825cm" svg:y="9.33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288cm" svg:y="9.20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772cm" svg:y="8.99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8.349cm" svg:y="8.55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826cm" svg:y="8.80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9.263cm" svg:y="8.8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6cm" svg:height="0.516cm" svg:x="19.896cm" svg:y="8.634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0.657cm" svg:y="8.808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5cm" svg:height="0.032cm" svg:x="18.851cm" svg:y="9.463cm" svg:viewBox="0 0 2151 33" draw:points="1075,33 0,33 0,0 2151,0 2151,33">
            <text:p/>
          </draw:polygon>
          <draw:path draw:style-name="gr3" draw:text-style-name="P7" draw:layer="layout" svg:width="0.355cm" svg:height="0.351cm" svg:x="19.752cm" svg:y="9.861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21.12cm" svg:y="8.551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135cm" svg:y="9.2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154cm" svg:y="9.33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6" draw:id="id116">
          <svg:title>TexMaths</svg:title>
          <svg:desc>22§display§\frac{1}{2ap}\log \left( \frac{px \pm q - a}{px \pm q + a} \right) \ + \ c§svg§600§FALSE§</svg:desc>
          <draw:polygon draw:style-name="gr2" draw:text-style-name="P6" draw:layer="layout" svg:width="9.078cm" svg:height="1.779cm" svg:x="15.033cm" svg:y="10.691cm" svg:viewBox="0 0 9079 1780" draw:points="4539,1780 0,1780 0,0 9079,0 9079,1780">
            <text:p/>
          </draw:polygon>
          <draw:path draw:style-name="gr3" draw:text-style-name="P7" draw:layer="layout" svg:width="0.256cm" svg:height="0.516cm" svg:x="15.462cm" svg:y="10.7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4cm" svg:y="11.564cm" svg:viewBox="0 0 1186 33" draw:points="593,33 0,33 0,0 1186,0 1186,33">
            <text:p/>
          </draw:polygon>
          <draw:path draw:style-name="gr3" draw:text-style-name="P7" draw:layer="layout" svg:width="0.309cm" svg:height="0.516cm" svg:x="15.033cm" svg:y="11.7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1cm" svg:y="11.962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5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5cm" svg:y="11.2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6cm" svg:y="11.4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7.023cm" svg:y="11.4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0.65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166cm" svg:y="10.90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0.9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0.735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0.909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472cm" svg:height="0.032cm" svg:x="20.575cm" svg:y="11.0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1.314cm" svg:y="10.909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olygon draw:style-name="gr3" draw:text-style-name="P7" draw:layer="layout" svg:width="3.503cm" svg:height="0.032cm" svg:x="18.19cm" svg:y="11.564cm" svg:viewBox="0 0 3504 33" draw:points="1753,33 0,33 0,0 3504,0 3504,33">
            <text:p/>
          </draw:polygon>
          <draw:path draw:style-name="gr3" draw:text-style-name="P7" draw:layer="layout" svg:width="0.404cm" svg:height="0.492cm" svg:x="18.166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1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1.78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1.962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515cm" svg:height="0.516cm" svg:x="20.554cm" svg:y="11.8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21.314cm" svg:y="11.962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1cm" svg:height="1.856cm" svg:x="21.813cm" svg:y="10.65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828cm" svg:y="11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847cm" svg:y="11.4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9" draw:id="id119">
          <svg:title>TexMaths</svg:title>
          <svg:desc>22§display§\frac{1}{2ap}\log \left( \frac{ a +  ( px \pm q ) }{ a - ( px \pm q ) } \right) \ + \ c§svg§600§FALSE§</svg:desc>
          <draw:polygon draw:style-name="gr2" draw:text-style-name="P6" draw:layer="layout" svg:width="9.677cm" svg:height="1.779cm" svg:x="15.034cm" svg:y="12.793cm" svg:viewBox="0 0 9678 1780" draw:points="4840,1780 0,1780 0,0 9678,0 9678,1780">
            <text:p/>
          </draw:polygon>
          <draw:path draw:style-name="gr3" draw:text-style-name="P7" draw:layer="layout" svg:width="0.256cm" svg:height="0.516cm" svg:x="15.463cm" svg:y="12.8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5cm" svg:y="13.666cm" svg:viewBox="0 0 1186 33" draw:points="593,33 0,33 0,0 1186,0 1186,33">
            <text:p/>
          </draw:polygon>
          <draw:path draw:style-name="gr3" draw:text-style-name="P7" draw:layer="layout" svg:width="0.309cm" svg:height="0.516cm" svg:x="15.034cm" svg:y="13.89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4cm" svg:height="0.351cm" svg:x="15.412cm" svg:y="14.064cm" svg:viewBox="0 0 355 352" svg:d="M259 49c-14-28-37-49-72-49-90 0-187 114-187 227 0 74 42 125 104 125 16 0 54-3 100-58 7 32 34 58 71 58 28 0 45-18 58-42 12-28 22-76 22-78 0-7-7-7-8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6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6cm" svg:y="13.33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7cm" svg:y="13.52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7.024cm" svg:y="13.52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2.754cm" svg:viewBox="0 0 382 1857" svg:d="M382 1850c0-4-2-5-4-7-28-30-81-81-132-166-125-198-181-450-181-748 0-209 27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354cm" svg:height="0.351cm" svg:x="18.221cm" svg:y="13.011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515cm" svg:height="0.516cm" svg:x="18.814cm" svg:y="12.9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9.62cm" svg:y="12.77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3.01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3.0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2.83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3.011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2.77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4.105cm" svg:height="0.032cm" svg:x="18.191cm" svg:y="13.666cm" svg:viewBox="0 0 4106 33" draw:points="2052,33 0,33 0,0 4106,0 4106,33">
            <text:p/>
          </draw:polygon>
          <draw:path draw:style-name="gr3" draw:text-style-name="P7" draw:layer="layout" svg:width="0.354cm" svg:height="0.351cm" svg:x="18.221cm" svg:y="14.064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72cm" svg:height="0.032cm" svg:x="18.835cm" svg:y="14.19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9.62cm" svg:y="13.8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4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3.89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4.064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3.82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22.415cm" svg:y="12.754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3.428cm" svg:y="13.4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4.447cm" svg:y="13.53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0" smil:attributeName="visibility" smil:to="visible"/>
                  <anim:animate smil:begin="0s" smil:dur="0.5s" smil:fill="hold" smil:decelerate="0.5" smil:targetElement="id100" smil:attributeName="rotate" smil:values="-90;0" smil:keyTimes="0;1"/>
                  <anim:animate smil:begin="0s" smil:dur="0.5s" smil:fill="hold" smil:decelerate="0.5" smil:targetElement="id100" smil:attributeName="width" smil:values="width;width*.05" smil:keyTimes="0;1"/>
                  <anim:animate smil:begin="0.5s" smil:dur="0.5s" smil:fill="hold" smil:accelerate="0.5" smil:targetElement="id100" smil:attributeName="width" smil:values="width*.05;width" smil:keyTimes="0;1"/>
                  <anim:animate smil:dur="1s" smil:fill="hold" smil:targetElement="id100" smil:attributeName="height" smil:values="height;height" smil:keyTimes="0;1"/>
                  <anim:animate smil:begin="0s" smil:dur="0.5s" smil:fill="hold" smil:decelerate="0.5" smil:targetElement="id100" smil:attributeName="x" smil:values="x+.4;x" smil:keyTimes="0;1"/>
                  <anim:animate smil:begin="0s" smil:dur="0.5s" smil:fill="hold" smil:decelerate="0.5" smil:targetElement="id100" smil:attributeName="y" smil:values="y-.2;y+.1" smil:keyTimes="0;1"/>
                  <anim:animate smil:begin="0.5s" smil:dur="0.5s" smil:fill="hold" smil:accelerate="0.5" smil:targetElement="id100" smil:attributeName="y" smil:values="y+.1;y" smil:keyTimes="0;1"/>
                  <anim:transitionFilter smil:begin="0s" smil:dur="1s" smil:decelerate="0.5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width*0.05;width" smil:keyTimes="0;1"/>
                  <anim:animate smil:dur="0.5s" smil:fill="hold" smil:targetElement="id117" smil:attributeName="height" smil:values="height;height" smil:keyTimes="0;1"/>
                  <anim:animate smil:dur="0.5s" smil:fill="hold" smil:targetElement="id117" smil:attributeName="x" smil:values="x-.2;x" smil:keyTimes="0;1"/>
                  <anim:animate smil:dur="0.5s" smil:fill="hold" smil:targetElement="id117" smil:attributeName="y" smil:values="y;y" smil:keyTimes="0;1"/>
                  <anim:transitionFilter smil:dur="0.5s" smil:targetElement="id11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21" draw:id="id121" draw:layer="layout" svg:width="24.544cm" svg:height="13.361cm" svg:x="2.518cm" svg:y="1.842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7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6" table:default-cell-style-name="ce4">
              <table:table-cell table:style-name="ce2"/>
              <table:table-cell/>
              <table:table-cell/>
            </table:table-row>
            <table:table-row table:style-name="ro7" table:default-cell-style-name="ce4">
              <table:table-cell table:style-name="ce2"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xml:id="id124" draw:id="id124">
          <svg:title>TexMaths</svg:title>
          <svg:desc>22§display§\log \left[ x + \sqrt{x^2 + a^2 } \right] \ + \ c §svg§600§FALSE§</svg:desc>
          <draw:polygon draw:style-name="gr2" draw:text-style-name="P6" draw:layer="layout" svg:width="8.222cm" svg:height="1.315cm" svg:x="13.706cm" svg:y="2.39cm" svg:viewBox="0 0 8223 1316" draw:points="4112,1316 0,1316 0,0 8223,0 8223,1316">
            <text:p/>
          </draw:polygon>
          <draw:path draw:style-name="gr3" draw:text-style-name="P7" draw:layer="layout" svg:width="0.173cm" svg:height="0.538cm" svg:x="13.692cm" svg:y="2.7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903cm" svg:y="2.893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4cm" svg:height="0.511cm" svg:x="14.29cm" svg:y="2.89cm" svg:viewBox="0 0 355 512" svg:d="M151 218c-68 0-68-77-68-95 0-21 1-46 12-65 7-10 25-32 56-32 67 0 67 78 67 96 0 21 0 45-12 65-7 10-25 31-55 31zM60 248c0-3 0-21 14-37 30 23 61 25 77 25 72 0 125-53 125-113 0-30-12-58-31-75 28-27 56-30 70-30 2 0 5 0 7 0-9 3-12 12-12 21 0 14 10 23 23 23 7 0 22-6 22-23 0-14-10-39-40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4.97cm" svg:y="2.351cm" svg:viewBox="0 0 178 1393" draw:points="0,1393 178,1393 178,1358 37,1358 37,37 178,37 178,0 0,0">
            <text:p/>
          </draw:polygon>
          <draw:path draw:style-name="gr3" draw:text-style-name="P7" draw:layer="layout" svg:width="0.386cm" svg:height="0.351cm" svg:x="15.182cm" svg:y="2.89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515cm" svg:height="0.517cm" svg:x="15.816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6.633cm" svg:y="2.45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2.489cm" svg:height="0.032cm" svg:x="17.321cm" svg:y="2.45cm" svg:viewBox="0 0 2490 33" draw:points="1246,33 0,33 0,0 2490,0 2490,33">
            <text:p/>
          </draw:polygon>
          <draw:path draw:style-name="gr3" draw:text-style-name="P7" draw:layer="layout" svg:width="0.386cm" svg:height="0.351cm" svg:x="17.342cm" svg:y="2.89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24cm" svg:height="0.36cm" svg:x="17.796cm" svg:y="2.65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324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19.084cm" svg:y="2.899cm" svg:viewBox="0 0 355 352" svg:d="M259 49c-14-28-37-49-72-49-90 0-187 114-187 227 0 74 42 125 104 125 16 0 54-3 100-58 7 32 34 58 71 58 28 0 45-17 58-42 12-28 22-76 22-78 0-7-7-7-8-7-7 0-9 2-11 15-14 49-28 95-60 95-21 0-23-20-23-36 0-17 2-23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9.496cm" svg:y="2.65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9.823cm" svg:y="2.351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0.646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665cm" svg:y="2.899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3" draw:id="id123">
          <svg:title>TexMaths</svg:title>
          <svg:desc>22§display§\int \frac{1}{\sqrt{x^2 + a^2 }} \ dx§svg§600§FALSE§</svg:desc>
          <draw:polygon draw:style-name="gr2" draw:text-style-name="P6" draw:layer="layout" svg:width="5.211cm" svg:height="1.695cm" svg:x="4.894cm" svg:y="2.189cm" svg:viewBox="0 0 5212 1696" draw:points="2606,1696 0,1696 0,0 5212,0 5212,1696">
            <text:p/>
          </draw:polygon>
          <draw:path draw:style-name="gr3" draw:text-style-name="P7" draw:layer="layout" svg:width="0.687cm" svg:height="1.719cm" svg:x="4.899cm" svg:y="2.15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292cm" svg:y="2.1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85cm" svg:y="2.993cm" svg:viewBox="0 0 3136 33" draw:points="1568,33 0,33 0,0 3136,0 3136,33">
            <text:p/>
          </draw:polygon>
          <draw:path draw:style-name="gr3" draw:text-style-name="P7" draw:layer="layout" svg:width="0.604cm" svg:height="0.774cm" svg:x="5.906cm" svg:y="3.148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494cm" svg:y="3.148cm" svg:viewBox="0 0 2490 33" draw:points="1246,33 0,33 0,0 2490,0 2490,33">
            <text:p/>
          </draw:polygon>
          <draw:path draw:style-name="gr3" draw:text-style-name="P7" draw:layer="layout" svg:width="0.386cm" svg:height="0.351cm" svg:x="6.516cm" svg:y="3.4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6.97cm" svg:y="3.24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498cm" svg:y="3.37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8.259cm" svg:y="3.483cm" svg:viewBox="0 0 355 352" svg:d="M259 49c-14-28-37-49-72-49-90 0-187 114-187 227 0 74 42 125 104 125 16 0 54-3 100-58 7 32 34 58 71 58 28 0 45-17 58-42 12-28 22-76 22-78 0-7-7-7-8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8.67cm" svg:y="3.24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365cm" svg:y="2.666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758cm" svg:y="2.8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20" draw:id="id12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22" draw:id="id122">
          <svg:title>TexMaths</svg:title>
          <svg:desc>28§display§38§svg§600§FALSE§</svg:desc>
          <draw:polygon draw:style-name="gr2" draw:text-style-name="P6" draw:layer="layout" svg:width="0.843cm" svg:height="0.579cm" svg:x="3.001cm" svg:y="2.794cm" svg:viewBox="0 0 844 580" draw:points="423,580 0,580 0,0 844,0 844,580">
            <text:p/>
          </draw:polygon>
          <draw:path draw:style-name="gr3" draw:text-style-name="P7" draw:layer="layout" svg:width="0.409cm" svg:height="0.677cm" svg:x="2.992cm" svg:y="2.745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3.484cm" svg:y="2.745cm" svg:viewBox="0 0 410 678" svg:d="M119 206c-45-29-50-63-50-81 0-58 65-100 135-100 74 0 136 51 136 123 0 56-38 103-98 136zM264 300c72-36 119-87 119-152 0-92-88-148-177-148-99 0-179 74-179 166 0 17 2 60 42 107 12 11 50 36 74 54-58 29-143 82-143 181 0 105 101 170 204 170 112 0 206-81 206-186 0-36-12-80-47-123-21-20-36-29-99-69zM166 342l120 76c27 18 74 47 74 108 0 74-74 125-154 125-85 0-157-60-157-143 0-58 32-121 117-166z">
            <text:p/>
          </draw:path>
        </draw:g>
        <draw:g xml:id="id125" draw:id="id125">
          <svg:title>TexMaths</svg:title>
          <svg:desc>28§display§39§svg§600§FALSE§</svg:desc>
          <draw:polygon draw:style-name="gr2" draw:text-style-name="P6" draw:layer="layout" svg:width="0.843cm" svg:height="0.579cm" svg:x="3.0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2.9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3.484cm" svg:y="4.846cm" svg:viewBox="0 0 410 678" svg:d="M322 342v32c0 232-103 277-161 277-18 0-69-2-96-36 42 0 51-29 51-44 0-32-24-47-47-47-15 0-44 9-44 49 0 65 53 105 136 105 128 0 249-134 249-345 0-266-112-333-202-333-54 0-103 18-145 63-41 44-63 85-63 159 0 123 87 219 197 219 60 0 101-40 125-99zM199 418c-15 0-62 0-92-60-17-38-17-87-17-134 0-54 0-101 20-137 27-49 65-62 98-62 47 0 78 33 96 78 12 31 16 94 16 139 0 82-34 176-121 176z">
            <text:p/>
          </draw:path>
        </draw:g>
        <draw:g xml:id="id128" draw:id="id128">
          <svg:title>TexMaths</svg:title>
          <svg:desc>28§display§40§svg§600§FALSE§</svg:desc>
          <draw:polygon draw:style-name="gr2" draw:text-style-name="P6" draw:layer="layout" svg:width="0.848cm" svg:height="0.59cm" svg:x="3.016cm" svg:y="6.897cm" svg:viewBox="0 0 849 591" draw:points="424,591 0,591 0,0 849,0 849,591">
            <text:p/>
          </draw:polygon>
          <draw:path draw:style-name="gr3" draw:text-style-name="P7" draw:layer="layout" svg:width="0.438cm" svg:height="0.666cm" svg:x="2.994cm" svg:y="6.848cm" svg:viewBox="0 0 439 667" svg:d="M262 506v85c0 35 0 47-74 47h-20v29c40-3 92-3 132-3 43 0 94 0 135 3v-29h-20c-74 0-77-12-77-47v-85h101v-32h-101v-449c0-18 0-25-15-25-9 0-12 0-18 11l-305 463v32zM269 474h-242l242-367z">
            <text:p/>
          </draw:path>
          <draw:path draw:style-name="gr3" draw:text-style-name="P7" draw:layer="layout" svg:width="0.416cm" svg:height="0.677cm" svg:x="3.498cm" svg:y="6.859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</draw:g>
        <draw:g xml:id="id131" draw:id="id131">
          <svg:title>TexMaths</svg:title>
          <svg:desc>28§display§41§svg§600§FALSE§</svg:desc>
          <draw:polygon draw:style-name="gr2" draw:text-style-name="P6" draw:layer="layout" svg:width="0.806cm" svg:height="0.567cm" svg:x="3.117cm" svg:y="8.997cm" svg:viewBox="0 0 807 568" draw:points="403,568 0,568 0,0 807,0 807,568">
            <text:p/>
          </draw:polygon>
          <draw:path draw:style-name="gr3" draw:text-style-name="P7" draw:layer="layout" svg:width="0.437cm" svg:height="0.666cm" svg:x="3.095cm" svg:y="8.948cm" svg:viewBox="0 0 438 667" svg:d="M262 506v85c0 35 0 47-74 47h-20v29c40-2 91-2 132-2 42 0 94 0 134 2v-29h-20c-74 0-76-12-76-47v-85h100v-32h-100v-449c0-18 0-25-16-25-9 0-11 0-18 11l-304 463v32zM268 474h-241l241-367z">
            <text:p/>
          </draw:path>
          <draw:path draw:style-name="gr3" draw:text-style-name="P7" draw:layer="layout" svg:width="0.326cm" svg:height="0.657cm" svg:x="3.647cm" svg:y="8.959cm" svg:viewBox="0 0 327 658" svg:d="M204 25c0-23 0-25-23-25-62 63-150 63-181 63v31c20 0 78 0 130-27v513c0 35-3 46-92 46h-31v32c33-5 120-5 159-5 40 0 125 0 161 5v-32h-32c-89 0-91-11-91-46z">
            <text:p/>
          </draw:path>
        </draw:g>
        <draw:g xml:id="id134" draw:id="id134">
          <svg:title>TexMaths</svg:title>
          <svg:desc>28§display§42§svg§600§FALSE§</svg:desc>
          <draw:polygon draw:style-name="gr2" draw:text-style-name="P6" draw:layer="layout" svg:width="0.837cm" svg:height="0.567cm" svg:x="3.119cm" svg:y="11.198cm" svg:viewBox="0 0 838 568" draw:points="419,568 0,568 0,0 838,0 838,568">
            <text:p/>
          </draw:polygon>
          <draw:path draw:style-name="gr3" draw:text-style-name="P7" draw:layer="layout" svg:width="0.438cm" svg:height="0.666cm" svg:x="3.097cm" svg:y="11.149cm" svg:viewBox="0 0 439 667" svg:d="M262 506v85c0 35 0 47-74 47h-20v29c40-2 92-2 132-2 43 0 94 0 135 2v-29h-20c-74 0-77-12-77-47v-85h101v-32h-101v-449c0-18 0-25-15-25-9 0-11 0-18 11l-305 463v32zM269 474h-242l242-367z">
            <text:p/>
          </draw:path>
          <draw:path draw:style-name="gr3" draw:text-style-name="P7" draw:layer="layout" svg:width="0.393cm" svg:height="0.657cm" svg:x="3.613cm" svg:y="11.16cm" svg:viewBox="0 0 394 658" svg:d="M76 582l106-103c154-137 212-188 212-287 0-114-87-192-208-192-112 0-186 92-186 179 0 54 49 54 52 54 17 0 51-11 51-52 0-24-18-51-51-51-9 0-9 0-14 2 23-65 76-101 135-101 89 0 132 79 132 161 0 79-49 157-103 217l-191 211c-11 11-11 13-11 38h368l26-172h-24c-5 29-11 73-20 87-9 9-74 9-94 9z">
            <text:p/>
          </draw:path>
        </draw:g>
        <draw:g xml:id="id137" draw:id="id137">
          <svg:title>TexMaths</svg:title>
          <svg:desc>28§display§43§svg§600§FALSE§</svg:desc>
          <draw:polygon draw:style-name="gr2" draw:text-style-name="P6" draw:layer="layout" svg:width="0.843cm" svg:height="0.59cm" svg:x="3.116cm" svg:y="13.498cm" svg:viewBox="0 0 844 591" draw:points="423,591 0,591 0,0 844,0 844,591">
            <text:p/>
          </draw:polygon>
          <draw:path draw:style-name="gr3" draw:text-style-name="P7" draw:layer="layout" svg:width="0.438cm" svg:height="0.666cm" svg:x="3.094cm" svg:y="13.449cm" svg:viewBox="0 0 439 667" svg:d="M262 506v85c0 35 0 47-74 47h-20v29c40-3 92-3 132-3 43 0 94 0 134 3v-29h-20c-74 0-76-12-76-47v-85h101v-32h-101v-449c0-18 0-25-15-25-9 0-12 0-18 11l-305 463v32zM269 474h-242l242-367z">
            <text:p/>
          </draw:path>
          <draw:path draw:style-name="gr3" draw:text-style-name="P7" draw:layer="layout" svg:width="0.409cm" svg:height="0.677cm" svg:x="3.6cm" svg:y="13.46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 xml:id="id127" draw:id="id127">
          <svg:title>TexMaths</svg:title>
          <svg:desc>22§display§\log \left[ x + \sqrt{x^2 - a^2 } \right] \ + \ c §svg§600§FALSE§</svg:desc>
          <draw:polygon draw:style-name="gr2" draw:text-style-name="P6" draw:layer="layout" svg:width="8.222cm" svg:height="1.315cm" svg:x="13.507cm" svg:y="4.492cm" svg:viewBox="0 0 8223 1316" draw:points="4112,1316 0,1316 0,0 8223,0 8223,1316">
            <text:p/>
          </draw:polygon>
          <draw:path draw:style-name="gr3" draw:text-style-name="P7" draw:layer="layout" svg:width="0.173cm" svg:height="0.538cm" svg:x="13.493cm" svg:y="4.80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704cm" svg:y="4.995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4cm" svg:height="0.511cm" svg:x="14.091cm" svg:y="4.992cm" svg:viewBox="0 0 355 512" svg:d="M151 218c-68 0-68-77-68-95 0-21 1-46 12-65 7-10 25-32 56-32 67 0 67 78 67 96 0 21 0 45-12 65-7 10-25 31-55 31zM60 248c0-3 0-21 14-37 30 23 61 25 77 25 72 0 125-53 125-113 0-30-12-58-31-75 28-27 56-30 70-30 2 0 5 0 7 0-9 3-12 12-12 21 0 14 10 23 23 23 7 0 22-6 22-23 0-14-10-39-40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4.771cm" svg:y="4.453cm" svg:viewBox="0 0 178 1393" draw:points="0,1393 178,1393 178,1358 37,1358 37,37 178,37 178,0 0,0">
            <text:p/>
          </draw:polygon>
          <draw:path draw:style-name="gr3" draw:text-style-name="P7" draw:layer="layout" svg:width="0.386cm" svg:height="0.351cm" svg:x="14.983cm" svg:y="5.0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515cm" svg:height="0.517cm" svg:x="15.617cm" svg:y="4.8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6.434cm" svg:y="4.552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2.489cm" svg:height="0.032cm" svg:x="17.122cm" svg:y="4.552cm" svg:viewBox="0 0 2490 33" draw:points="1246,33 0,33 0,0 2490,0 2490,33">
            <text:p/>
          </draw:polygon>
          <draw:path draw:style-name="gr3" draw:text-style-name="P7" draw:layer="layout" svg:width="0.386cm" svg:height="0.351cm" svg:x="17.143cm" svg:y="5.0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24cm" svg:height="0.36cm" svg:x="17.597cm" svg:y="4.75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146cm" svg:y="5.135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8.885cm" svg:y="5.001cm" svg:viewBox="0 0 355 352" svg:d="M259 49c-14-28-37-49-72-49-90 0-187 114-187 227 0 74 42 125 104 125 16 0 54-3 100-58 7 32 34 58 71 58 28 0 45-17 58-42 12-28 22-76 22-78 0-7-7-7-8-7-7 0-9 2-11 15-14 49-28 95-60 95-21 0-23-20-23-36 0-17 2-23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9.297cm" svg:y="4.75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9.624cm" svg:y="4.453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0.447cm" svg:y="4.8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466cm" svg:y="5.001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6" draw:id="id126">
          <svg:title>TexMaths</svg:title>
          <svg:desc>22§display§\int \frac{1}{\sqrt{x^2 - a^2 }} \ dx §svg§600§FALSE§</svg:desc>
          <draw:polygon draw:style-name="gr2" draw:text-style-name="P6" draw:layer="layout" svg:width="5.211cm" svg:height="1.695cm" svg:x="4.795cm" svg:y="4.291cm" svg:viewBox="0 0 5212 1696" draw:points="2606,1696 0,1696 0,0 5212,0 5212,1696">
            <text:p/>
          </draw:polygon>
          <draw:path draw:style-name="gr3" draw:text-style-name="P7" draw:layer="layout" svg:width="0.687cm" svg:height="1.719cm" svg:x="4.8cm" svg:y="4.252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193cm" svg:y="4.26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751cm" svg:y="5.095cm" svg:viewBox="0 0 3136 33" draw:points="1568,33 0,33 0,0 3136,0 3136,33">
            <text:p/>
          </draw:polygon>
          <draw:path draw:style-name="gr3" draw:text-style-name="P7" draw:layer="layout" svg:width="0.604cm" svg:height="0.774cm" svg:x="5.807cm" svg:y="5.25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395cm" svg:y="5.25cm" svg:viewBox="0 0 2490 33" draw:points="1246,33 0,33 0,0 2490,0 2490,33">
            <text:p/>
          </draw:polygon>
          <draw:path draw:style-name="gr3" draw:text-style-name="P7" draw:layer="layout" svg:width="0.386cm" svg:height="0.351cm" svg:x="6.417cm" svg:y="5.5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6.871cm" svg:y="5.3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421cm" svg:y="5.717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8.16cm" svg:y="5.585cm" svg:viewBox="0 0 355 352" svg:d="M259 49c-14-28-37-49-72-49-90 0-187 114-187 227 0 74 42 125 104 125 16 0 54-3 100-58 7 32 34 58 71 58 28 0 45-17 58-42 12-28 22-76 22-78 0-7-7-7-8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8.571cm" svg:y="5.3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266cm" svg:y="4.768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659cm" svg:y="4.9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30" draw:id="id130">
          <svg:title>TexMaths</svg:title>
          <svg:desc>24§display§\sin^{-1}\left( \frac{x}{a} \right) \ + \ c §svg§600§FALSE§</svg:desc>
          <draw:polygon draw:style-name="gr2" draw:text-style-name="P6" draw:layer="layout" svg:width="5.646cm" svg:height="1.474cm" svg:x="13.51cm" svg:y="6.493cm" svg:viewBox="0 0 5647 1475" draw:points="2825,1475 0,1475 0,0 5647,0 5647,1475">
            <text:p/>
          </draw:polygon>
          <draw:path draw:style-name="gr3" draw:text-style-name="P7" draw:layer="layout" svg:width="0.277cm" svg:height="0.389cm" svg:x="13.495cm" svg:y="7.043cm" svg:viewBox="0 0 278 390" svg:d="M148 215c19 4 88 17 88 79 0 42-29 77-96 77-71 0-102-48-117-121-2-10-4-14-11-14-12 0-12 6-12 21v112c0 15 0 21 10 21 3 0 5-2 21-17 2-2 2-4 17-20 36 35 75 37 92 37 98 0 138-58 138-119 0-44-26-69-36-81-29-27-61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3.829cm" svg:y="6.85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4.061cm" svg:y="7.04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cm" svg:height="0.03cm" svg:x="14.568cm" svg:y="6.90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5.095cm" svg:y="6.674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322cm" svg:height="1.519cm" svg:x="15.701cm" svg:y="6.451cm" svg:viewBox="0 0 323 1520" svg:d="M284 1512c2 0 10 8 10 8h19c2 0 10 0 10-8 0-4-2-6-4-8-31-30-77-77-129-169-92-163-125-372-125-574 0-375 106-596 256-746 2-2 2-5 2-7 0-8-6-8-16-8-11 0-13 0-21 8-81 69-171 186-230 365-37 111-56 246-56 386 0 202 36 428 169 624 23 33 56 67 56 67 7 12 19 25 27 31z">
            <text:p/>
          </draw:path>
          <draw:path draw:style-name="gr3" draw:text-style-name="P7" draw:layer="layout" svg:width="0.421cm" svg:height="0.383cm" svg:x="16.179cm" svg:y="6.47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2 0-46-27-46-56 0-19 6-36 15-75z">
            <text:p/>
          </draw:path>
          <draw:polygon draw:style-name="gr3" draw:text-style-name="P7" draw:layer="layout" svg:width="0.483cm" svg:height="0.036cm" svg:x="16.155cm" svg:y="7.194cm" svg:viewBox="0 0 484 37" draw:points="242,37 0,37 0,0 484,0 484,37">
            <text:p/>
          </draw:polygon>
          <draw:path draw:style-name="gr3" draw:text-style-name="P7" draw:layer="layout" svg:width="0.387cm" svg:height="0.383cm" svg:x="16.206cm" svg:y="7.627cm" svg:viewBox="0 0 388 384" svg:d="M282 54c-15-31-40-54-78-54-98 0-204 125-204 248 0 81 46 136 113 136 18 0 60-4 110-63 7 34 36 63 77 63 30 0 49-19 63-46 13-31 25-82 25-84 0-8-8-8-10-8-9 0-9 2-11 15-16 54-31 104-66 104-23 0-24-21-24-38 0-20 1-25 11-64 8-34 10-44 17-75l31-119c6-25 6-25 6-29 0-15-10-23-23-23-21 0-35 20-37 37zM227 275c-4 15-4 15-18 30-36 47-71 60-94 60-44 0-55-46-55-79 0-42 26-148 48-186 24-50 63-81 97-81 56 0 68 69 68 75 0 4-2 10-4 14z">
            <text:p/>
          </draw:path>
          <draw:path draw:style-name="gr3" draw:text-style-name="P7" draw:layer="layout" svg:width="0.322cm" svg:height="1.519cm" svg:x="16.769cm" svg:y="6.451cm" svg:viewBox="0 0 323 1520" svg:d="M323 759c0-242-58-500-225-690-12-13-42-46-63-63-6-6-8-6-20-6-7 0-15 0-15 8 0 4 4 7 6 9 29 29 75 75 126 169 93 162 125 371 125 573 0 367-101 592-253 745-2 2-4 6-4 8 0 8 8 8 15 8 12 0 14 0 21-6 81-69 171-186 231-365 36-115 56-254 56-390z">
            <text:p/>
          </draw:path>
          <draw:path draw:style-name="gr3" draw:text-style-name="P7" draw:layer="layout" svg:width="0.562cm" svg:height="0.564cm" svg:x="17.758cm" svg:y="6.92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18.87cm" svg:y="7.048cm" svg:viewBox="0 0 330 384" svg:d="M301 52c-13 0-24 0-38 13-13 12-15 27-15 33 0 19 15 29 32 29 25 0 48-19 48-54 0-42-40-73-101-73-114 0-227 121-227 240 0 77 50 144 138 144 121 0 192-90 192-100 0-5-5-11-9-11-6 0-8 2-12 9-67 83-159 83-171 83-52 0-75-40-75-92 0-35 18-117 46-169 25-48 73-85 120-85 28 0 61 10 72 33z">
            <text:p/>
          </draw:path>
        </draw:g>
        <draw:g xml:id="id129" draw:id="id129">
          <svg:title>TexMaths</svg:title>
          <svg:desc>22§display§\int \frac{1}{ \sqrt{a^2 - x^2} } \ dx§svg§600§FALSE§</svg:desc>
          <draw:polygon draw:style-name="gr2" draw:text-style-name="P6" draw:layer="layout" svg:width="5.211cm" svg:height="1.695cm" svg:x="4.796cm" svg:y="6.39cm" svg:viewBox="0 0 5212 1696" draw:points="2606,1696 0,1696 0,0 5212,0 5212,1696">
            <text:p/>
          </draw:polygon>
          <draw:path draw:style-name="gr3" draw:text-style-name="P7" draw:layer="layout" svg:width="0.687cm" svg:height="1.719cm" svg:x="4.801cm" svg:y="6.351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194cm" svg:y="6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752cm" svg:y="7.194cm" svg:viewBox="0 0 3136 33" draw:points="1568,33 0,33 0,0 3136,0 3136,33">
            <text:p/>
          </draw:polygon>
          <draw:path draw:style-name="gr3" draw:text-style-name="P7" draw:layer="layout" svg:width="0.604cm" svg:height="0.774cm" svg:x="5.808cm" svg:y="7.349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396cm" svg:y="7.349cm" svg:viewBox="0 0 2490 33" draw:points="1246,33 0,33 0,0 2490,0 2490,33">
            <text:p/>
          </draw:polygon>
          <draw:path draw:style-name="gr3" draw:text-style-name="P7" draw:layer="layout" svg:width="0.354cm" svg:height="0.351cm" svg:x="6.427cm" svg:y="7.684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cm" svg:height="0.36cm" svg:x="6.839cm" svg:y="7.4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388cm" svg:y="7.81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118cm" svg:y="7.6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8.572cm" svg:y="7.4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267cm" svg:y="6.867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66cm" svg:y="7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32" draw:id="id132">
          <svg:title>TexMaths</svg:title>
          <svg:desc>22§display§\int \frac{1}{\sqrt{(px + q)^2 + a^2 }} \ dx§svg§600§FALSE§</svg:desc>
          <draw:polygon draw:style-name="gr2" draw:text-style-name="P6" draw:layer="layout" svg:width="7.649cm" svg:height="1.849cm" svg:x="4.796cm" svg:y="8.391cm" svg:viewBox="0 0 7650 1850" draw:points="3824,1850 0,1850 0,0 7650,0 7650,1850">
            <text:p/>
          </draw:polygon>
          <draw:path draw:style-name="gr3" draw:text-style-name="P7" draw:layer="layout" svg:width="0.687cm" svg:height="1.718cm" svg:x="4.801cm" svg:y="8.3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13cm" svg:y="8.36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752cm" svg:y="9.195cm" svg:viewBox="0 0 5572 33" draw:points="2786,33 0,33 0,0 5572,0 5572,33">
            <text:p/>
          </draw:polygon>
          <draw:path draw:style-name="gr3" draw:text-style-name="P7" draw:layer="layout" svg:width="0.705cm" svg:height="0.928cm" svg:x="5.838cm" svg:y="9.3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526cm" svg:y="9.35cm" svg:viewBox="0 0 4799 33" draw:points="2399,33 0,33 0,0 4799,0 4799,33">
            <text:p/>
          </draw:polygon>
          <draw:path draw:style-name="gr3" draw:text-style-name="P7" draw:layer="layout" svg:width="0.18cm" svg:height="0.773cm" svg:x="6.602cm" svg:y="9.46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801cm" svg:y="9.7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237cm" svg:y="9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7.872cm" svg:y="9.5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633cm" svg:y="9.7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018cm" svg:y="9.46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1cm" svg:y="9.4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38cm" svg:y="9.5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4cm" svg:height="0.351cm" svg:x="10.598cm" svg:y="9.7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1.01cm" svg:y="9.4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04cm" svg:y="8.86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098cm" svg:y="9.0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5" draw:id="id135">
          <svg:title>TexMaths</svg:title>
          <svg:desc>22§display§\int \frac{1}{\sqrt{(px + q)^2 - a^2 }} \ dx§svg§600§FALSE§</svg:desc>
          <draw:polygon draw:style-name="gr2" draw:text-style-name="P6" draw:layer="layout" svg:width="7.649cm" svg:height="1.849cm" svg:x="4.797cm" svg:y="10.693cm" svg:viewBox="0 0 7650 1850" draw:points="3824,1850 0,1850 0,0 7650,0 7650,1850">
            <text:p/>
          </draw:polygon>
          <draw:path draw:style-name="gr3" draw:text-style-name="P7" draw:layer="layout" svg:width="0.687cm" svg:height="1.718cm" svg:x="4.802cm" svg:y="10.654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14cm" svg:y="10.66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753cm" svg:y="11.497cm" svg:viewBox="0 0 5572 33" draw:points="2786,33 0,33 0,0 5572,0 5572,33">
            <text:p/>
          </draw:polygon>
          <draw:path draw:style-name="gr3" draw:text-style-name="P7" draw:layer="layout" svg:width="0.705cm" svg:height="0.928cm" svg:x="5.839cm" svg:y="11.652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527cm" svg:y="11.652cm" svg:viewBox="0 0 4799 33" draw:points="2399,33 0,33 0,0 4799,0 4799,33">
            <text:p/>
          </draw:polygon>
          <draw:path draw:style-name="gr3" draw:text-style-name="P7" draw:layer="layout" svg:width="0.18cm" svg:height="0.773cm" svg:x="6.603cm" svg:y="11.76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802cm" svg:y="12.00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238cm" svg:y="12.0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7.873cm" svg:y="11.8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634cm" svg:y="12.002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019cm" svg:y="11.76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11cm" svg:y="11.7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58cm" svg:y="12.13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0.599cm" svg:y="12.002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1.011cm" svg:y="11.7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05cm" svg:y="11.17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099cm" svg:y="11.3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8" draw:id="id138">
          <svg:title>TexMaths</svg:title>
          <svg:desc>22§display§\int \frac{1}{ \sqrt{a^2 - ( px \pm q )^2} } \ dx§svg§600§FALSE§</svg:desc>
          <draw:polygon draw:style-name="gr2" draw:text-style-name="P6" draw:layer="layout" svg:width="7.649cm" svg:height="1.849cm" svg:x="4.898cm" svg:y="13.091cm" svg:viewBox="0 0 7650 1850" draw:points="3824,1850 0,1850 0,0 7650,0 7650,1850">
            <text:p/>
          </draw:polygon>
          <draw:path draw:style-name="gr3" draw:text-style-name="P7" draw:layer="layout" svg:width="0.687cm" svg:height="1.718cm" svg:x="4.903cm" svg:y="13.0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515cm" svg:y="13.06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854cm" svg:y="13.895cm" svg:viewBox="0 0 5572 33" draw:points="2786,33 0,33 0,0 5572,0 5572,33">
            <text:p/>
          </draw:polygon>
          <draw:path draw:style-name="gr3" draw:text-style-name="P7" draw:layer="layout" svg:width="0.705cm" svg:height="0.928cm" svg:x="5.94cm" svg:y="14.0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628cm" svg:y="14.05cm" svg:viewBox="0 0 4799 33" draw:points="2399,33 0,33 0,0 4799,0 4799,33">
            <text:p/>
          </draw:polygon>
          <draw:path draw:style-name="gr3" draw:text-style-name="P7" draw:layer="layout" svg:width="0.354cm" svg:height="0.351cm" svg:x="6.658cm" svg:y="14.4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7" draw:layer="layout" svg:width="0.24cm" svg:height="0.36cm" svg:x="7.07cm" svg:y="14.1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619cm" svg:y="14.53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.404cm" svg:y="14.16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8.604cm" svg:y="14.4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9.039cm" svg:y="14.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6cm" svg:height="0.516cm" svg:x="9.674cm" svg:y="14.228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0.435cm" svg:y="14.4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0.822cm" svg:y="14.16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1.112cm" svg:y="14.1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806cm" svg:y="13.56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2cm" svg:y="13.7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3" draw:id="id133">
          <svg:title>TexMaths</svg:title>
          <svg:desc>22§display§\frac{1}{p} \log \left[ (px + q) + \sqrt{(px + q)^2 + a^2 } \right]  \right) \ + \ c §svg§600§FALSE§</svg:desc>
          <draw:polygon draw:style-name="gr2" draw:text-style-name="P6" draw:layer="layout" svg:width="13.476cm" svg:height="1.642cm" svg:x="13.234cm" svg:y="8.49cm" svg:viewBox="0 0 13477 1643" draw:points="6739,1643 0,1643 0,0 13477,0 13477,1643">
            <text:p/>
          </draw:polygon>
          <draw:path draw:style-name="gr3" draw:text-style-name="P7" draw:layer="layout" svg:width="0.256cm" svg:height="0.517cm" svg:x="13.29cm" svg:y="8.45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9cm" svg:height="0.032cm" svg:x="13.22cm" svg:y="9.28cm" svg:viewBox="0 0 391 33" draw:points="195,33 0,33 0,0 391,0 391,33">
            <text:p/>
          </draw:polygon>
          <draw:path draw:style-name="gr3" draw:text-style-name="P7" draw:layer="layout" svg:width="0.404cm" svg:height="0.492cm" svg:x="13.195cm" svg:y="9.67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173cm" svg:height="0.538cm" svg:x="13.857cm" svg:y="8.95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66cm" svg:y="9.14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53cm" svg:y="9.13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133cm" svg:y="8.601cm" svg:viewBox="0 0 178 1393" draw:points="0,1393 178,1393 178,1357 37,1357 37,37 178,37 178,0 0,0">
            <text:p/>
          </draw:polygon>
          <draw:path draw:style-name="gr3" draw:text-style-name="P7" draw:layer="layout" svg:width="0.18cm" svg:height="0.774cm" svg:x="15.4cm" svg:y="8.90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15.599cm" svg:y="9.148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16.036cm" svg:y="9.1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6.669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17.431cm" svg:y="9.148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17.817cm" svg:y="8.90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8.289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103cm" svg:y="8.759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799cm" svg:height="0.032cm" svg:x="19.792cm" svg:y="8.759cm" svg:viewBox="0 0 4800 33" draw:points="2399,33 0,33 0,0 4800,0 4800,33">
            <text:p/>
          </draw:polygon>
          <draw:path draw:style-name="gr3" draw:text-style-name="P7" draw:layer="layout" svg:width="0.18cm" svg:height="0.774cm" svg:x="19.869cm" svg:y="8.90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20.068cm" svg:y="9.14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20.504cm" svg:y="9.1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138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21.9cm" svg:y="9.148cm" svg:viewBox="0 0 320 493" svg:d="M320 9c0-4-1-9-7-9-9 0-40 32-53 55-17-43-47-55-73-55-92 0-187 114-187 227 0 76 46 125 102 125 34 0 65-19 92-47-7 28-32 132-34 139-7 23-14 24-56 26-11 0-18 0-18 16 0 0 0 7 9 7 25 0 53-2 79-2 27 0 53 2 79 2 4 0 15 0 15-14 0-9-8-9-22-9-37 0-37-5-37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22.286cm" svg:y="8.90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2.576cm" svg:y="8.9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3.104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23.864cm" svg:y="9.14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4.276cm" svg:y="8.9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604cm" svg:y="8.601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427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46cm" svg:y="9.148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36" draw:id="id136">
          <svg:title>TexMaths</svg:title>
          <svg:desc>22§display§\frac{1}{p} \log \left[ (px + q) + \sqrt{(px + q)^2 - a^2 } \right]  \right) \ + \ c §svg§600§FALSE§</svg:desc>
          <draw:polygon draw:style-name="gr2" draw:text-style-name="P6" draw:layer="layout" svg:width="13.476cm" svg:height="1.642cm" svg:x="13.233cm" svg:y="10.691cm" svg:viewBox="0 0 13477 1643" draw:points="6739,1643 0,1643 0,0 13477,0 13477,1643">
            <text:p/>
          </draw:polygon>
          <draw:path draw:style-name="gr3" draw:text-style-name="P7" draw:layer="layout" svg:width="0.256cm" svg:height="0.517cm" svg:x="13.289cm" svg:y="10.65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9cm" svg:height="0.032cm" svg:x="13.219cm" svg:y="11.481cm" svg:viewBox="0 0 391 33" draw:points="195,33 0,33 0,0 391,0 391,33">
            <text:p/>
          </draw:polygon>
          <draw:path draw:style-name="gr3" draw:text-style-name="P7" draw:layer="layout" svg:width="0.404cm" svg:height="0.492cm" svg:x="13.194cm" svg:y="11.87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173cm" svg:height="0.538cm" svg:x="13.856cm" svg:y="11.15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65cm" svg:y="11.34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52cm" svg:y="11.3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132cm" svg:y="10.802cm" svg:viewBox="0 0 178 1393" draw:points="0,1393 178,1393 178,1357 37,1357 37,37 178,37 178,0 0,0">
            <text:p/>
          </draw:polygon>
          <draw:path draw:style-name="gr3" draw:text-style-name="P7" draw:layer="layout" svg:width="0.18cm" svg:height="0.774cm" svg:x="15.399cm" svg:y="11.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15.598cm" svg:y="11.349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16.035cm" svg:y="11.3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6.668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17.43cm" svg:y="11.349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17.816cm" svg:y="11.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8.288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102cm" svg:y="10.96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799cm" svg:height="0.032cm" svg:x="19.791cm" svg:y="10.96cm" svg:viewBox="0 0 4800 33" draw:points="2399,33 0,33 0,0 4800,0 4800,33">
            <text:p/>
          </draw:polygon>
          <draw:path draw:style-name="gr3" draw:text-style-name="P7" draw:layer="layout" svg:width="0.18cm" svg:height="0.774cm" svg:x="19.868cm" svg:y="11.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20.067cm" svg:y="11.34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20.503cm" svg:y="11.3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137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21.899cm" svg:y="11.349cm" svg:viewBox="0 0 320 493" svg:d="M320 9c0-4-1-9-7-9-9 0-40 32-53 55-17-43-47-55-73-55-92 0-187 114-187 227 0 76 46 125 102 125 34 0 65-19 92-47-7 28-32 132-34 139-7 23-14 24-56 26-11 0-18 0-18 16 0 0 0 7 9 7 25 0 53-2 79-2 27 0 53 2 79 2 4 0 15 0 15-14 0-9-8-9-22-9-37 0-37-5-37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22.285cm" svg:y="11.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2.575cm" svg:y="11.1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3.124cm" svg:y="11.48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3.863cm" svg:y="11.349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4.275cm" svg:y="11.1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603cm" svg:y="10.802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426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45cm" svg:y="11.349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39" draw:id="id139">
          <svg:title>TexMaths</svg:title>
          <svg:desc>22§display§\frac{1}{p} \sin^{-1}\left( \frac{px + q}{a} \right)  \ + \ c§svg§600§FALSE§</svg:desc>
          <draw:polygon draw:style-name="gr2" draw:text-style-name="P6" draw:layer="layout" svg:width="7.732cm" svg:height="1.779cm" svg:x="13.534cm" svg:y="12.994cm" svg:viewBox="0 0 7733 1780" draw:points="3866,1780 0,1780 0,0 7733,0 7733,1780">
            <text:p/>
          </draw:polygon>
          <draw:path draw:style-name="gr3" draw:text-style-name="P7" draw:layer="layout" svg:width="0.256cm" svg:height="0.516cm" svg:x="13.59cm" svg:y="13.03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3.52cm" svg:y="13.867cm" svg:viewBox="0 0 391 33" draw:points="195,33 0,33 0,0 391,0 391,33">
            <text:p/>
          </draw:polygon>
          <draw:path draw:style-name="gr3" draw:text-style-name="P7" draw:layer="layout" svg:width="0.404cm" svg:height="0.492cm" svg:x="13.495cm" svg:y="14.26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79-92 79-53 0-61-65-61-68 0-2 0-4 1-13z">
            <text:p/>
          </draw:path>
          <draw:path draw:style-name="gr3" draw:text-style-name="P7" draw:layer="layout" svg:width="0.254cm" svg:height="0.356cm" svg:x="14.157cm" svg:y="13.72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4.461cm" svg:y="13.5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4.674cm" svg:y="13.735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5.139cm" svg:y="13.603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5.623cm" svg:y="13.39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6.2cm" svg:y="12.955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404cm" svg:height="0.492cm" svg:x="16.675cm" svg:y="13.21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7.111cm" svg:y="13.2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516cm" svg:x="17.747cm" svg:y="13.1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18.507cm" svg:y="13.212cm" svg:viewBox="0 0 320 493" svg:d="M320 9c0-4-1-9-7-9-9 0-40 32-53 55-17-43-47-55-73-55-92 0-187 114-187 227 0 76 46 125 102 125 34 0 65-19 92-47-7 28-32 132-34 139-7 22-14 24-56 26-11 0-18 0-18 16 0 0 0 7 9 7 25 0 53-2 79-2 27 0 53 2 79 2 4 0 14 0 14-14 0-9-7-9-21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49cm" svg:height="0.032cm" svg:x="16.7cm" svg:y="13.867cm" svg:viewBox="0 0 2150 33" draw:points="1075,33 0,33 0,0 2150,0 2150,33">
            <text:p/>
          </draw:polygon>
          <draw:path draw:style-name="gr3" draw:text-style-name="P7" draw:layer="layout" svg:width="0.354cm" svg:height="0.351cm" svg:x="17.601cm" svg:y="14.265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8.968cm" svg:y="12.955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9.983cm" svg:y="13.6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002cm" svg:y="13.735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0" smil:attributeName="visibility" smil:to="visible"/>
                  <anim:animate smil:begin="0s" smil:dur="0.5s" smil:fill="hold" smil:decelerate="0.5" smil:targetElement="id120" smil:attributeName="rotate" smil:values="-90;0" smil:keyTimes="0;1"/>
                  <anim:animate smil:begin="0s" smil:dur="0.5s" smil:fill="hold" smil:decelerate="0.5" smil:targetElement="id120" smil:attributeName="width" smil:values="width;width*.05" smil:keyTimes="0;1"/>
                  <anim:animate smil:begin="0.5s" smil:dur="0.5s" smil:fill="hold" smil:accelerate="0.5" smil:targetElement="id120" smil:attributeName="width" smil:values="width*.05;width" smil:keyTimes="0;1"/>
                  <anim:animate smil:dur="1s" smil:fill="hold" smil:targetElement="id120" smil:attributeName="height" smil:values="height;height" smil:keyTimes="0;1"/>
                  <anim:animate smil:begin="0s" smil:dur="0.5s" smil:fill="hold" smil:decelerate="0.5" smil:targetElement="id120" smil:attributeName="x" smil:values="x+.4;x" smil:keyTimes="0;1"/>
                  <anim:animate smil:begin="0s" smil:dur="0.5s" smil:fill="hold" smil:decelerate="0.5" smil:targetElement="id120" smil:attributeName="y" smil:values="y-.2;y+.1" smil:keyTimes="0;1"/>
                  <anim:animate smil:begin="0.5s" smil:dur="0.5s" smil:fill="hold" smil:accelerate="0.5" smil:targetElement="id120" smil:attributeName="y" smil:values="y+.1;y" smil:keyTimes="0;1"/>
                  <anim:transitionFilter smil:begin="0s" smil:dur="1s" smil:decelerate="0.5" smil:targetElement="id1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9cm" presentation:class="title" presentation:user-transformed="true">
          <draw:text-box>
            <text:p xml:id="id140" text:id="id140"><text:span text:style-name="T5">Types of Integrations </text:span></text:p>
          </draw:text-box>
        </draw:frame>
        <draw:frame presentation:style-name="pr8" draw:text-style-name="P10" draw:layer="layout" svg:width="26.2cm" svg:height="13cm" svg:x="1cm" svg:y="2.2cm" presentation:class="subtitle" presentation:user-transformed="true">
          <draw:text-box>
            <text:p text:style-name="P4"><text:span text:style-name="T6"/></text:p>
            <text:p xml:id="id141" text:id="id141" text:style-name="P4"><text:span text:style-name="T7"><text:s text:c="3"/></text:span><text:span text:style-name="T7">Integrals of the type 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42" draw:id="id142">
          <svg:title>TexMaths</svg:title>
          <svg:desc>24§display§\int \frac{ px \pm q }{ ax^2 \pm bx \pm c }\ dx \ \text {and}§svg§600§FALSE§</svg:desc>
          <draw:polygon draw:style-name="gr2" draw:text-style-name="P6" draw:layer="layout" svg:width="8.499cm" svg:height="1.791cm" svg:x="10.515cm" svg:y="2.442cm" svg:viewBox="0 0 8500 1792" draw:points="4249,1792 0,1792 0,0 8500,0 8500,1792">
            <text:p/>
          </draw:polygon>
          <draw:path draw:style-name="gr3" draw:text-style-name="P7" draw:layer="layout" svg:width="0.75cm" svg:height="1.876cm" svg:x="10.521cm" svg:y="2.4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441cm" svg:height="0.537cm" svg:x="12.648cm" svg:y="2.606cm" svg:viewBox="0 0 442 538" svg:d="M65 478c-7 29-7 35-46 35-9 0-19 0-19 15 0 8 4 10 12 10 23 0 46-2 71-2 26 0 55 2 82 2 6 0 15 0 15-15 0-10-7-10-19-10-42 0-42-6-42-13 0-12 35-148 40-170 12 23 35 54 79 54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8 0-67-71-67-75 0-2 0-4 2-13z">
            <text:p/>
          </draw:path>
          <draw:path draw:style-name="gr3" draw:text-style-name="P7" draw:layer="layout" svg:width="0.421cm" svg:height="0.383cm" svg:x="13.124cm" svg:y="2.60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3cm" svg:height="0.564cm" svg:x="13.815cm" svg:y="2.415cm" svg:viewBox="0 0 564 565" svg:d="M300 300h236c13 0 28 0 28-18 0-17-15-17-28-17h-236v-234c0-14 0-31-18-31-17 0-17 15-17 29v236h-236c-14 0-29 0-29 17 0 18 15 18 29 18h236v230h-236c-14 0-29 0-29 18 0 17 15 17 29 17h507c13 0 28 0 28-17 0-18-15-18-28-18h-236z">
            <text:p/>
          </draw:path>
          <draw:path draw:style-name="gr3" draw:text-style-name="P7" draw:layer="layout" svg:width="0.348cm" svg:height="0.537cm" svg:x="14.645cm" svg:y="2.606cm" svg:viewBox="0 0 349 538" svg:d="M349 10c0-4-1-10-7-10-10 0-44 35-58 60-19-47-52-60-80-60-100 0-204 125-204 248 0 82 50 136 111 136 37 0 71-21 100-52-7 31-34 144-36 152-8 25-16 27-62 29-11 0-19 0-19 17 0 0 0 8 10 8 27 0 57-2 86-2s58 2 86 2c4 0 16 0 16-15 0-10-8-10-23-10-41 0-41-6-41-13 0-6 2-12 4-20zM115 365c-52 0-55-65-55-79 0-42 24-134 40-169 25-63 69-98 104-98 55 0 67 67 67 73s-46 192-48 194c-14 25-62 79-108 79z">
            <text:p/>
          </draw:path>
          <draw:polygon draw:style-name="gr3" draw:text-style-name="P7" draw:layer="layout" svg:width="4.578cm" svg:height="0.036cm" svg:x="11.558cm" svg:y="3.32cm" svg:viewBox="0 0 4579 37" draw:points="2291,37 0,37 0,0 4579,0 4579,37">
            <text:p/>
          </draw:polygon>
          <draw:path draw:style-name="gr3" draw:text-style-name="P7" draw:layer="layout" svg:width="0.387cm" svg:height="0.383cm" svg:x="11.592cm" svg:y="3.754cm" svg:viewBox="0 0 388 384" svg:d="M282 54c-15-31-40-54-78-54-98 0-204 125-204 248 0 81 46 136 113 136 18 0 60-4 110-63 7 34 36 63 77 63 30 0 49-19 63-46 13-31 25-82 25-84 0-8-8-8-10-8-9 0-9 2-11 15-16 54-31 104-66 104-23 0-25-21-25-38 0-20 2-25 12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2.028cm" svg:y="3.7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262cm" svg:height="0.393cm" svg:x="12.523cm" svg:y="3.49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63cm" svg:height="0.564cm" svg:x="13.097cm" svg:y="3.566cm" svg:viewBox="0 0 564 565" svg:d="M300 300h236c13 0 28 0 28-18 0-17-15-17-28-17h-236v-234c0-14 0-31-18-31-17 0-17 15-17 29v236h-236c-14 0-29 0-29 17 0 18 15 18 29 18h236v230h-236c-14 0-29 0-29 18 0 17 15 17 29 17h507c13 0 28 0 28-17 0-18-15-18-28-18h-236z">
            <text:p/>
          </draw:path>
          <draw:path draw:style-name="gr3" draw:text-style-name="P7" draw:layer="layout" svg:width="0.312cm" svg:height="0.596cm" svg:x="13.934cm" svg:y="3.541cm" svg:viewBox="0 0 313 597" svg:d="M163 10c0-2 0-10-11-10-20 0-81 8-104 8-6 2-15 2-15 17 0 12 7 12 19 12 42 0 44 5 44 13 0 6-8 35-13 52l-70 276c-9 43-13 56-13 87 0 79 44 132 108 132 99 0 205-126 205-247 0-79-46-137-113-137-39 0-75 25-100 52zM83 329c5-18 5-20 13-29 42-56 79-68 102-68 30 0 54 25 54 79 0 50-29 148-45 181-27 56-67 86-99 86-29 0-56-23-56-84 0-18 0-33 13-87z">
            <text:p/>
          </draw:path>
          <draw:path draw:style-name="gr3" draw:text-style-name="P7" draw:layer="layout" svg:width="0.421cm" svg:height="0.383cm" svg:x="14.282cm" svg:y="3.7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3cm" svg:height="0.564cm" svg:x="14.973cm" svg:y="3.566cm" svg:viewBox="0 0 564 565" svg:d="M300 300h236c13 0 28 0 28-18 0-17-15-17-28-17h-236v-234c0-14 0-31-18-31-17 0-17 15-17 29v236h-236c-14 0-29 0-29 17 0 18 15 18 29 18h236v230h-236c-14 0-29 0-29 18 0 17 15 17 29 17h507c13 0 28 0 28-17 0-18-15-18-28-18h-236z">
            <text:p/>
          </draw:path>
          <draw:path draw:style-name="gr3" draw:text-style-name="P7" draw:layer="layout" svg:width="0.329cm" svg:height="0.383cm" svg:x="15.805cm" svg:y="3.754cm" svg:viewBox="0 0 330 384" svg:d="M301 52c-13 0-25 0-38 13-13 12-15 27-15 33 0 19 15 29 32 29 25 0 48-19 48-54 0-42-40-73-101-73-114 0-227 121-227 240 0 77 50 144 138 144 121 0 192-90 192-100 0-5-6-11-9-11-6 0-6 2-12 9-67 83-159 83-171 83-52 0-75-40-75-92 0-35 18-117 46-169 25-48 73-85 119-85 29 0 62 10 73 33z">
            <text:p/>
          </draw:path>
          <draw:path draw:style-name="gr3" draw:text-style-name="P7" draw:layer="layout" svg:width="0.402cm" svg:height="0.596cm" svg:x="16.551cm" svg:y="2.963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6.981cm" svg:y="3.17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381cm" svg:height="0.389cm" svg:x="17.755cm" svg:y="3.17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18.168cm" svg:y="3.17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6cm" svg:x="18.638cm" svg:y="2.963cm" svg:viewBox="0 0 419 597" svg:d="M294 542v55l125-9v-27c-60 0-68-6-68-46v-515l-121 10v27c58 0 66 5 66 46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</draw:g>
        <draw:g xml:id="id144" draw:id="id144">
          <svg:title>TexMaths</svg:title>
          <svg:desc>26§display§\text {Method : }§svg§600§FALSE§</svg:desc>
          <draw:polygon draw:style-name="gr2" draw:text-style-name="P6" draw:layer="layout" svg:width="3.487cm" svg:height="0.554cm" svg:x="1.927cm" svg:y="4.646cm" svg:viewBox="0 0 3488 555" draw:points="1743,555 0,555 0,0 3488,0 3488,555">
            <text:p/>
          </draw:polygon>
          <draw:path draw:style-name="gr3" draw:text-style-name="P7" draw:layer="layout" svg:width="0.771cm" svg:height="0.625cm" svg:x="1.915cm" svg:y="4.61cm" svg:viewBox="0 0 772 626" svg:d="M187 21c-8-21-10-21-33-21h-154v29h23c69 0 71 11 71 42v459c0 25 0 67-94 67v29c31 0 77-2 108-2 29 0 75 2 106 2v-29c-93 0-93-42-93-67v-495l220 570c6 13 10 21 19 21 10 0 12-6 16-16l225-581h2v526c0 34-2 42-73 42h-23v29c36-2 98-2 134-2 35 0 97 0 131 2v-29h-23c-71 0-71-8-71-42v-484c0-31 0-42 71-42h23v-29h-156c-23 0-23 0-30 17l-201 518z">
            <text:p/>
          </draw:path>
          <draw:path draw:style-name="gr3" draw:text-style-name="P7" draw:layer="layout" svg:width="0.355cm" svg:height="0.421cm" svg:x="2.745cm" svg:y="4.825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288cm" svg:height="0.573cm" svg:x="3.142cm" svg:y="4.673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61cm" svg:height="0.636cm" svg:x="3.51cm" svg:y="4.6cm" svg:viewBox="0 0 462 637" svg:d="M71 566c0 41-9 41-71 41v30c31-2 79-2 104-2 23 0 71 0 102 2v-30c-60 0-71 0-71-41v-169c0-95 65-145 123-145s69 50 69 102v212c0 41-11 41-71 41v30c31-2 79-2 104-2 23 0 71 0 102 2v-30c-48 0-71 0-71-27v-174c0-79 0-109-29-142-13-14-44-33-96-33-79 0-118 56-133 89v-320l-133 10v30c64 0 71 6 71 49z">
            <text:p/>
          </draw:path>
          <draw:path draw:style-name="gr3" draw:text-style-name="P7" draw:layer="layout" svg:width="0.407cm" svg:height="0.421cm" svg:x="4.013cm" svg:y="4.825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52cm" svg:height="0.646cm" svg:x="4.502cm" svg:y="4.6cm" svg:viewBox="0 0 453 647" svg:d="M318 587v60l135-10v-30c-64 0-72-6-72-49v-558l-131 10v30c62 0 70 6 70 49v198c-27-31-66-56-116-56-108 0-204 89-204 208 0 116 89 208 195 208 59 0 100-31 123-60zM318 341v187c0 17 0 19-10 34-27 43-69 64-108 64-42 0-75-23-98-58-23-38-25-90-25-127 0-35 0-89 27-131 21-29 54-58 104-58 33 0 71 12 100 54 10 16 10 19 10 35z">
            <text:p/>
          </draw:path>
          <draw:path draw:style-name="gr3" draw:text-style-name="P7" draw:layer="layout" svg:width="0.099cm" svg:height="0.394cm" svg:x="5.361cm" svg:y="4.841cm" svg:viewBox="0 0 100 395" svg:d="M100 48c0-25-23-48-50-48s-50 23-50 48c0 27 23 50 50 50s50-23 50-50zM100 347c0-27-23-47-50-47s-50 20-50 47 23 48 50 48 50-21 50-48z">
            <text:p/>
          </draw:path>
        </draw:g>
        <draw:g xml:id="id143" draw:id="id143">
          <svg:title>TexMaths</svg:title>
          <svg:desc>24§display§\int \frac{ px \pm q }{ \sqrt{ax^2 \pm bx \pm c} }\ dx §svg§600§FALSE§</svg:desc>
          <draw:polygon draw:style-name="gr2" draw:text-style-name="P6" draw:layer="layout" svg:width="7.548cm" svg:height="1.848cm" svg:x="19.315cm" svg:y="2.441cm" svg:viewBox="0 0 7549 1849" draw:points="3774,1849 0,1849 0,0 7549,0 7549,1849">
            <text:p/>
          </draw:polygon>
          <draw:path draw:style-name="gr3" draw:text-style-name="P7" draw:layer="layout" svg:width="0.75cm" svg:height="1.875cm" svg:x="19.321cm" svg:y="2.399cm" svg:viewBox="0 0 751 1876" svg:d="M40 1838c27 0 43-19 43-40 0-29-22-43-41-43-21 0-42 14-42 43 0 44 42 78 94 78 129 0 177-197 236-441 65-267 121-538 167-809 31-179 62-348 90-457 10-42 39-150 73-150 25 0 46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7" draw:layer="layout" svg:width="0.441cm" svg:height="0.537cm" svg:x="21.799cm" svg:y="2.604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7" draw:layer="layout" svg:width="0.421cm" svg:height="0.383cm" svg:x="22.275cm" svg:y="2.60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7" draw:layer="layout" svg:width="0.563cm" svg:height="0.564cm" svg:x="22.967cm" svg:y="2.414cm" svg:viewBox="0 0 564 565" svg:d="M299 300h237c13 0 28 0 28-18 0-17-15-17-28-17h-237v-234c0-14 0-31-17-31s-17 15-17 29v236h-236c-14 0-29 0-29 17 0 18 15 18 29 18h236v230h-236c-14 0-29 0-29 17 0 18 15 18 29 18h507c13 0 28 0 28-18 0-17-15-17-28-17h-237z">
            <text:p/>
          </draw:path>
          <draw:path draw:style-name="gr3" draw:text-style-name="P7" draw:layer="layout" svg:width="0.348cm" svg:height="0.537cm" svg:x="23.796cm" svg:y="2.604cm" svg:viewBox="0 0 349 538" svg:d="M349 10c0-4-2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olygon draw:style-name="gr3" draw:text-style-name="P7" draw:layer="layout" svg:width="5.28cm" svg:height="0.035cm" svg:x="20.357cm" svg:y="3.319cm" svg:viewBox="0 0 5281 36" draw:points="2642,36 0,36 0,0 5281,0 5281,36">
            <text:p/>
          </draw:polygon>
          <draw:path draw:style-name="gr3" draw:text-style-name="P7" draw:layer="layout" svg:width="0.659cm" svg:height="0.844cm" svg:x="20.419cm" svg:y="3.488cm" svg:viewBox="0 0 660 845" svg:d="M267 757l-148-329c-6-13-11-13-13-13 0 0-6 0-14 6l-80 61c-12 8-12 12-12 14 0 3 2 9 8 9 5 0 21-11 28-19 6-4 20-14 27-19l167 365c6 13 12 13 20 13 11 0 13-4 21-15l384-795c5-14 5-16 5-18 0-9-7-17-17-17-8 0-13 4-19 17z">
            <text:p/>
          </draw:path>
          <draw:polygon draw:style-name="gr3" draw:text-style-name="P7" draw:layer="layout" svg:width="4.578cm" svg:height="0.035cm" svg:x="21.06cm" svg:y="3.488cm" svg:viewBox="0 0 4579 36" draw:points="2290,36 0,36 0,0 4579,0 4579,36">
            <text:p/>
          </draw:polygon>
          <draw:path draw:style-name="gr3" draw:text-style-name="P7" draw:layer="layout" svg:width="0.387cm" svg:height="0.383cm" svg:x="21.095cm" svg:y="3.853cm" svg:viewBox="0 0 388 384" svg:d="M282 54c-15-31-40-54-78-54-98 0-204 125-204 248 0 80 46 136 113 136 18 0 60-4 110-63 7 34 36 63 76 63 31 0 50-19 64-46 13-31 25-83 25-84 0-8-8-8-10-8-9 0-9 2-11 15-16 54-31 104-66 104-23 0-25-21-25-39 0-19 2-24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21.53cm" svg:y="3.85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7" draw:layer="layout" svg:width="0.262cm" svg:height="0.393cm" svg:x="22.026cm" svg:y="3.5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3cm" svg:height="0.564cm" svg:x="22.602cm" svg:y="3.663cm" svg:viewBox="0 0 564 565" svg:d="M299 300h237c13 0 28 0 28-18 0-17-15-17-28-17h-237v-234c0-14 0-31-17-31s-17 15-17 29v236h-236c-14 0-29 0-29 17 0 18 15 18 29 18h236v230h-236c-14 0-29 0-29 17 0 18 15 18 29 18h507c13 0 28 0 28-18 0-17-15-17-28-17h-237z">
            <text:p/>
          </draw:path>
          <draw:path draw:style-name="gr3" draw:text-style-name="P7" draw:layer="layout" svg:width="0.312cm" svg:height="0.596cm" svg:x="23.437cm" svg:y="3.64cm" svg:viewBox="0 0 313 597" svg:d="M163 10c0-2 0-10-11-10-20 0-81 8-104 8-6 2-15 2-15 17 0 11 7 11 19 11 42 0 44 6 44 14 0 6-8 35-13 52l-70 276c-9 43-13 56-13 87 0 79 44 132 108 132 99 0 205-126 205-247 0-79-46-137-113-137-39 0-75 25-100 52zM83 328c5-17 5-19 13-28 42-56 81-68 102-68 30 0 53 25 53 79 0 50-28 148-44 181-27 55-67 86-99 86-29 0-56-23-56-84 0-18 0-33 13-87z">
            <text:p/>
          </draw:path>
          <draw:path draw:style-name="gr3" draw:text-style-name="P7" draw:layer="layout" svg:width="0.421cm" svg:height="0.383cm" svg:x="23.784cm" svg:y="3.853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7" draw:layer="layout" svg:width="0.563cm" svg:height="0.564cm" svg:x="24.475cm" svg:y="3.663cm" svg:viewBox="0 0 564 565" svg:d="M299 300h237c13 0 28 0 28-18 0-17-15-17-28-17h-237v-234c0-14 0-31-17-31s-17 15-17 29v236h-236c-14 0-29 0-29 17 0 18 15 18 29 18h236v230h-236c-14 0-29 0-29 17 0 18 15 18 29 18h507c13 0 28 0 28-18 0-17-15-17-28-17h-237z">
            <text:p/>
          </draw:path>
          <draw:path draw:style-name="gr3" draw:text-style-name="P7" draw:layer="layout" svg:width="0.329cm" svg:height="0.383cm" svg:x="25.307cm" svg:y="3.853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7" draw:layer="layout" svg:width="0.402cm" svg:height="0.596cm" svg:x="26.054cm" svg:y="2.962cm" svg:viewBox="0 0 403 597" svg:d="M403 10c0-2 0-10-11-10-12 0-93 8-108 10-6 0-11 3-11 15 0 11 7 11 21 11 40 0 42 6 42 14l-2 17-52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7" draw:layer="layout" svg:width="0.421cm" svg:height="0.383cm" svg:x="26.484cm" svg:y="3.17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</draw:g>
        <draw:g xml:id="id145" draw:id="id145">
          <svg:title>TexMaths</svg:title>
          <svg:desc>26§display§\text {Adjust the Numerator in terms of Derivative of Denominator}§svg§600§FALSE§</svg:desc>
          <draw:polygon draw:style-name="gr2" draw:text-style-name="P6" draw:layer="layout" svg:width="24.401cm" svg:height="0.752cm" svg:x="1.833cm" svg:y="5.746cm" svg:viewBox="0 0 24402 753" draw:points="12201,753 0,753 0,0 24402,0 24402,753">
            <text:p/>
          </draw:polygon>
          <draw:path draw:style-name="gr3" draw:text-style-name="P7" draw:layer="layout" svg:width="0.627cm" svg:height="0.657cm" svg:x="1.816cm" svg:y="5.7cm" svg:viewBox="0 0 628 658" svg:d="M335 19c-4-13-6-19-21-19-14 0-17 6-21 19l-191 547c-17 48-52 60-102 63v29c21-2 60-4 94-4 29 0 77 2 106 4v-29c-46 0-69-23-69-48 0-2 0-11 0-13l44-121h226l48 140c0 4 2 10 2 14 0 28-50 28-75 28v29c34-4 96-4 131-4 40 0 82 2 121 4v-29h-17c-54 0-68-7-76-38zM287 121l104 297h-206z">
            <text:p/>
          </draw:path>
          <draw:path draw:style-name="gr3" draw:text-style-name="P7" draw:layer="layout" svg:width="0.452cm" svg:height="0.646cm" svg:x="2.502cm" svg:y="5.721cm" svg:viewBox="0 0 453 647" svg:d="M318 587v60l135-10v-29c-64 0-72-7-72-50v-558l-131 10v30c62 0 70 6 70 49v198c-27-31-66-56-116-56-108 0-204 90-204 208 0 117 89 208 196 208 58 0 99-31 122-60zM318 341v188c0 16 0 18-10 33-27 44-69 64-108 64-42 0-75-22-98-58-23-37-25-89-25-127 0-35 2-89 27-131 21-29 54-58 104-58 33 0 71 12 100 54 10 17 10 19 10 35z">
            <text:p/>
          </draw:path>
          <draw:path draw:style-name="gr3" draw:text-style-name="P7" draw:layer="layout" svg:width="0.23cm" svg:height="0.8cm" svg:x="2.943cm" svg:y="5.744cm" svg:viewBox="0 0 231 801" svg:d="M231 208l-142 11v27c73 0 82 8 82 52v364c0 39-9 118-69 118-4 0-25 0-50-10 15-4 33-17 33-42s-16-43-43-43c-25 0-42 18-42 43 0 48 52 73 104 73 69 0 127-58 127-141zM231 48c0-25-23-48-50-48s-48 23-48 48c0 27 21 50 48 50s50-23 50-50z">
            <text:p/>
          </draw:path>
          <draw:path draw:style-name="gr3" draw:text-style-name="P7" draw:layer="layout" svg:width="0.461cm" svg:height="0.415cm" svg:x="3.289cm" svg:y="5.95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301cm" svg:height="0.422cm" svg:x="3.796cm" svg:y="5.946cm" svg:viewBox="0 0 302 423" svg:d="M160 233c21 4 96 19 96 85 0 46-31 84-104 84-77 0-110-52-127-131-2-11-4-15-13-15-12 0-12 6-12 23v121c0 16 0 23 10 23 5 0 7-3 23-19 2-2 2-4 19-21 40 37 81 40 100 40 106 0 150-63 150-130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6cm" svg:height="0.573cm" svg:x="4.146cm" svg:y="5.792cm" svg:viewBox="0 0 287 574" svg:d="M141 198h131v-29h-131v-169h-22c0 75-30 173-119 177v21h79v252c0 114 85 124 119 124 64 0 89-64 89-124v-52h-23v52c0 66-27 102-60 102-63 0-63-84-63-100z">
            <text:p/>
          </draw:path>
          <draw:path draw:style-name="gr3" draw:text-style-name="P7" draw:layer="layout" svg:width="0.288cm" svg:height="0.573cm" svg:x="4.805cm" svg:y="5.792cm" svg:viewBox="0 0 289 574" svg:d="M141 198h131v-29h-131v-169h-22c0 75-30 173-119 177v21h79v252c0 114 85 124 119 124 64 0 91-64 91-124v-52h-25v52c0 66-27 102-60 102-63 0-63-84-63-100z">
            <text:p/>
          </draw:path>
          <draw:path draw:style-name="gr3" draw:text-style-name="P7" draw:layer="layout" svg:width="0.461cm" svg:height="0.636cm" svg:x="5.171cm" svg:y="5.721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49z">
            <text:p/>
          </draw:path>
          <draw:path draw:style-name="gr3" draw:text-style-name="P7" draw:layer="layout" svg:width="0.355cm" svg:height="0.422cm" svg:x="5.676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625cm" svg:height="0.625cm" svg:x="6.392cm" svg:y="5.729cm" svg:viewBox="0 0 626 626" svg:d="M183 12c-8-12-10-12-27-12h-156v29h27c13 0 31 0 46 2 21 2 21 2 21 21v479c0 25 0 66-94 66v29c31 0 77-2 108-2 29 0 75 2 106 2v-29c-93 0-93-41-93-66v-477c4 4 4 4 8 11l374 549c9 12 9 12 15 12 14 0 14-6 14-22v-508c0-25 0-67 94-67v-29c-31 0-77 2-108 2-29 0-75-2-106-2v29c93 0 93 42 93 67v393z">
            <text:p/>
          </draw:path>
          <draw:path draw:style-name="gr3" draw:text-style-name="P7" draw:layer="layout" svg:width="0.461cm" svg:height="0.415cm" svg:x="7.076cm" svg:y="5.95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714cm" svg:height="0.405cm" svg:x="7.584cm" svg:y="5.95cm" svg:viewBox="0 0 715 406" svg:d="M71 89v248c0 40-11 40-71 40v29c31 0 79-2 104-2 23 0 71 2 102 2v-29c-60 0-71 0-71-40v-170c0-96 65-146 123-146s69 50 69 102v214c0 40-11 40-73 40v29c33 0 79-2 104-2s73 2 104 2v-29c-63 0-73 0-73-40v-170c0-96 67-146 125-146 56 0 66 50 66 102v214c0 40-10 40-70 40v29c31 0 79-2 104-2 22 0 70 2 101 2v-29c-47 0-70 0-70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2cm" svg:x="8.341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309cm" svg:height="0.405cm" svg:x="8.746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9.119cm" svg:y="5.946cm" svg:viewBox="0 0 414 423" svg:d="M268 341c2 38 27 75 71 75 19 0 75-12 75-87v-50h-23v50c0 54-23 60-33 60-29 0-34-41-34-46v-185c0-37 0-73-33-108-35-35-81-50-125-50-77 0-139 44-139 104 0 27 19 44 42 44 27 0 41-19 41-44 0-10-4-42-46-42 25-31 69-41 100-41 44 0 96 35 96 116v36c-46 2-110 4-168 31-69 31-92 79-92 121 0 75 89 98 148 98 60 0 102-38 120-82zM260 191v92c0 87-64 119-106 119-46 0-83-34-83-79 0-50 39-127 189-132z">
            <text:p/>
          </draw:path>
          <draw:path draw:style-name="gr3" draw:text-style-name="P7" draw:layer="layout" svg:width="0.286cm" svg:height="0.573cm" svg:x="9.553cm" svg:y="5.792cm" svg:viewBox="0 0 287 574" svg:d="M141 198h131v-29h-131v-169h-22c0 75-30 173-119 177v21h79v252c0 114 85 124 119 124 64 0 89-64 89-124v-52h-23v52c0 66-27 102-60 102-63 0-63-84-63-100z">
            <text:p/>
          </draw:path>
          <draw:path draw:style-name="gr3" draw:text-style-name="P7" draw:layer="layout" svg:width="0.407cm" svg:height="0.422cm" svg:x="9.917cm" svg:y="5.94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309cm" svg:height="0.405cm" svg:x="10.375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11.04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11.294cm" svg:y="5.95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8cm" svg:height="0.573cm" svg:x="12.095cm" svg:y="5.792cm" svg:viewBox="0 0 289 574" svg:d="M141 198h131v-29h-131v-169h-22c0 75-30 173-119 177v21h79v252c0 114 85 124 119 124 64 0 91-64 91-124v-52h-25v52c0 66-27 102-60 102-63 0-63-84-63-100z">
            <text:p/>
          </draw:path>
          <draw:path draw:style-name="gr3" draw:text-style-name="P7" draw:layer="layout" svg:width="0.355cm" svg:height="0.422cm" svg:x="12.457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309cm" svg:height="0.405cm" svg:x="12.864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714cm" svg:height="0.405cm" svg:x="13.226cm" svg:y="5.95cm" svg:viewBox="0 0 715 406" svg:d="M71 89v248c0 40-9 40-71 40v29c31 0 79-2 104-2 23 0 71 2 102 2v-29c-60 0-71 0-71-40v-170c0-96 65-146 123-146s69 50 69 102v214c0 40-11 40-71 40v29c31 0 77-2 102-2s73 2 104 2v-29c-63 0-73 0-73-40v-170c0-96 67-146 125-146s66 50 66 102v214c0 40-8 40-70 40v29c31 0 79-2 104-2 22 0 70 2 101 2v-29c-47 0-70 0-70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01cm" svg:height="0.422cm" svg:x="13.988cm" svg:y="5.946cm" svg:viewBox="0 0 302 423" svg:d="M160 233c21 4 96 19 96 85 0 46-31 84-104 84-77 0-110-52-127-131-2-11-4-15-13-15-12 0-12 6-12 23v121c0 16 0 23 10 23 5 0 7-3 23-19 2-2 2-4 19-21 40 37 81 40 100 40 106 0 150-63 150-130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07cm" svg:height="0.422cm" svg:x="14.649cm" svg:y="5.946cm" svg:viewBox="0 0 408 423" svg:d="M408 214c0-116-94-214-204-214-115 0-204 100-204 214 0 119 96 209 204 209 110 0 204-92 204-209zM204 400c-40 0-79-21-104-63-23-39-23-96-23-129 0-35 0-85 21-127 25-41 68-60 106-60 39 0 79 19 104 58 23 40 23 94 23 129 0 33 0 83-21 123-19 42-60 69-106 69z">
            <text:p/>
          </draw:path>
          <draw:path draw:style-name="gr3" draw:text-style-name="P7" draw:layer="layout" svg:width="0.296cm" svg:height="0.646cm" svg:x="15.109cm" svg:y="5.71cm" svg:viewBox="0 0 297 647" svg:d="M131 252v-106c0-81 44-125 85-125 2 0 17 0 29 6-10 4-27 15-27 38 0 20 15 39 40 39 27 0 39-19 39-39 0-34-33-65-81-65-64 0-143 48-143 146v106h-73v27h73v298c0 41-11 41-73 41v29c37-2 81-4 106-4 38 0 79 0 117 4v-29h-19c-69 0-71-10-71-44v-295h106v-27z">
            <text:p/>
          </draw:path>
          <draw:path draw:style-name="gr3" draw:text-style-name="P7" draw:layer="layout" svg:width="0.615cm" svg:height="0.625cm" svg:x="15.695cm" svg:y="5.729cm" svg:viewBox="0 0 616 626" svg:d="M0 0v29h23c71 0 71 11 71 42v485c0 33 0 41-71 41h-23v29h335c154 0 281-135 281-308 0-174-123-318-281-318zM218 597c-43 0-45-6-45-35v-497c0-30 2-36 45-36h92c56 0 121 19 166 85 40 55 48 134 48 204 0 102-17 157-50 202-18 25-70 77-164 77z">
            <text:p/>
          </draw:path>
          <draw:path draw:style-name="gr3" draw:text-style-name="P7" draw:layer="layout" svg:width="0.355cm" svg:height="0.422cm" svg:x="16.388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309cm" svg:height="0.405cm" svg:x="16.793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17.155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7.397cm" svg:y="5.96cm" svg:viewBox="0 0 449 406" svg:d="M364 89c8-20 25-60 85-60v-29c-21 2-48 2-68 2-23 0-65-2-81-2v29c35 0 45 21 45 40 0 8-2 10-6 20l-94 236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17.85cm" svg:y="5.946cm" svg:viewBox="0 0 414 423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8 148 98 60 0 102-38 118-82zM260 191v92c0 87-64 119-106 119-46 0-83-34-83-79 0-50 39-127 189-132z">
            <text:p/>
          </draw:path>
          <draw:path draw:style-name="gr3" draw:text-style-name="P7" draw:layer="layout" svg:width="0.288cm" svg:height="0.573cm" svg:x="18.285cm" svg:y="5.792cm" svg:viewBox="0 0 289 574" svg:d="M141 198h131v-29h-131v-169h-22c0 75-30 173-119 177v21h79v252c0 114 85 124 119 124 64 0 91-64 91-124v-52h-25v52c0 66-27 102-60 102-63 0-63-84-63-100z">
            <text:p/>
          </draw:path>
          <draw:path draw:style-name="gr3" draw:text-style-name="P7" draw:layer="layout" svg:width="0.197cm" svg:height="0.613cm" svg:x="18.653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8.894cm" svg:y="5.96cm" svg:viewBox="0 0 449 406" svg:d="M364 89c8-20 25-60 85-60v-29c-21 2-48 2-68 2-23 0-65-2-81-2v29c35 0 45 21 45 40 0 8-2 10-6 20l-94 236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355cm" svg:height="0.422cm" svg:x="19.36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407cm" svg:height="0.422cm" svg:x="20.069cm" svg:y="5.94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296cm" svg:height="0.646cm" svg:x="20.531cm" svg:y="5.71cm" svg:viewBox="0 0 297 647" svg:d="M131 252v-106c0-81 44-125 85-125 2 0 17 0 29 6-10 4-27 15-27 38 0 20 15 39 40 39 27 0 39-19 39-39 0-34-33-65-81-65-64 0-143 48-143 146v106h-73v27h73v298c0 41-11 41-73 41v29c37-2 81-4 106-4 38 0 79 0 117 4v-29h-19c-69 0-71-10-71-44v-295h106v-27z">
            <text:p/>
          </draw:path>
          <draw:path draw:style-name="gr3" draw:text-style-name="P7" draw:layer="layout" svg:width="0.615cm" svg:height="0.625cm" svg:x="21.118cm" svg:y="5.729cm" svg:viewBox="0 0 616 626" svg:d="M0 0v29h23c71 0 71 11 71 42v485c0 33 0 41-71 41h-23v29h335c154 0 281-135 281-308 0-174-123-318-281-318zM218 597c-43 0-45-6-45-35v-497c0-30 2-36 45-36h92c56 0 121 19 166 85 40 55 48 134 48 204 0 102-17 157-50 202-18 25-70 77-164 77z">
            <text:p/>
          </draw:path>
          <draw:path draw:style-name="gr3" draw:text-style-name="P7" draw:layer="layout" svg:width="0.355cm" svg:height="0.422cm" svg:x="21.808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461cm" svg:height="0.405cm" svg:x="22.218cm" svg:y="5.95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07cm" svg:height="0.422cm" svg:x="22.723cm" svg:y="5.946cm" svg:viewBox="0 0 408 423" svg:d="M408 214c0-116-94-214-204-214-115 0-204 100-204 214 0 119 96 209 204 209 110 0 204-92 204-209zM204 400c-40 0-79-21-104-63-23-39-23-96-23-129 0-35 0-85 21-127 25-41 68-60 106-60 39 0 79 19 104 58 23 40 23 94 23 129 0 33 0 83-21 123-19 42-60 69-106 69z">
            <text:p/>
          </draw:path>
          <draw:path draw:style-name="gr3" draw:text-style-name="P7" draw:layer="layout" svg:width="0.714cm" svg:height="0.405cm" svg:x="23.183cm" svg:y="5.95cm" svg:viewBox="0 0 715 406" svg:d="M71 89v248c0 40-11 40-71 40v29c31 0 79-2 104-2 23 0 71 2 102 2v-29c-60 0-71 0-71-40v-170c0-96 65-146 123-146s69 50 69 102v214c0 40-11 40-73 40v29c33 0 79-2 104-2s73 2 104 2v-29c-63 0-73 0-73-40v-170c0-96 67-146 125-146 56 0 66 50 66 102v214c0 40-10 40-70 40v29c31 0 79-2 104-2 22 0 70 2 101 2v-29c-47 0-70 0-70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197cm" svg:height="0.613cm" svg:x="23.946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24.198cm" svg:y="5.95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13cm" svg:height="0.422cm" svg:x="24.716cm" svg:y="5.946cm" svg:viewBox="0 0 414 423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8 148 98 60 0 102-38 118-82zM260 191v92c0 87-64 119-106 119-46 0-83-34-83-79 0-50 39-127 189-132z">
            <text:p/>
          </draw:path>
          <draw:path draw:style-name="gr3" draw:text-style-name="P7" draw:layer="layout" svg:width="0.286cm" svg:height="0.573cm" svg:x="25.151cm" svg:y="5.792cm" svg:viewBox="0 0 287 574" svg:d="M141 198h131v-29h-131v-169h-22c0 75-30 173-119 177v21h79v252c0 114 85 124 119 124 64 0 89-64 89-124v-52h-23v52c0 66-27 102-60 102-63 0-63-84-63-100z">
            <text:p/>
          </draw:path>
          <draw:path draw:style-name="gr3" draw:text-style-name="P7" draw:layer="layout" svg:width="0.407cm" svg:height="0.422cm" svg:x="25.515cm" svg:y="5.94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309cm" svg:height="0.405cm" svg:x="25.972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</draw:g>
        <draw:g xml:id="id146" draw:id="id146">
          <svg:title>TexMaths</svg:title>
          <svg:desc>26§display§\text {and a constant}§svg§600§FALSE§</svg:desc>
          <draw:polygon draw:style-name="gr2" draw:text-style-name="P6" draw:layer="layout" svg:width="5.776cm" svg:height="0.554cm" svg:x="1.925cm" svg:y="6.947cm" svg:viewBox="0 0 5777 555" draw:points="2889,555 0,555 0,0 5777,0 5777,555">
            <text:p/>
          </draw:polygon>
          <draw:path draw:style-name="gr3" draw:text-style-name="P7" draw:layer="layout" svg:width="0.413cm" svg:height="0.421cm" svg:x="1.917cm" svg:y="7.12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5 119-106 119-46 0-83-34-83-80 0-49 39-126 189-131z">
            <text:p/>
          </draw:path>
          <draw:path draw:style-name="gr3" draw:text-style-name="P7" draw:layer="layout" svg:width="0.461cm" svg:height="0.405cm" svg:x="2.366cm" svg:y="7.132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2.876cm" svg:y="6.901cm" svg:viewBox="0 0 453 647" svg:d="M318 587v60l135-10v-30c-64 0-72-6-72-49v-558l-131 10v30c64 0 70 6 70 49v198c-27-31-66-56-116-56-108 0-204 89-204 208 0 116 89 208 195 208 59 0 100-31 123-60zM318 341v187c0 17 0 19-10 34-27 43-69 64-108 64-42 0-75-23-98-58-23-38-25-90-25-127 0-35 2-89 27-131 21-29 54-58 104-58 33 0 71 12 100 54 10 16 10 19 10 35z">
            <text:p/>
          </draw:path>
          <draw:path draw:style-name="gr3" draw:text-style-name="P7" draw:layer="layout" svg:width="0.413cm" svg:height="0.421cm" svg:x="3.695cm" svg:y="7.12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5 119-106 119-46 0-83-34-83-80 0-49 39-126 189-131z">
            <text:p/>
          </draw:path>
          <draw:path draw:style-name="gr3" draw:text-style-name="P7" draw:layer="layout" svg:width="0.348cm" svg:height="0.421cm" svg:x="4.448cm" svg:y="7.126cm" svg:viewBox="0 0 349 422" svg:d="M77 212c0-150 75-189 123-189 8 0 66 0 99 33-37 4-43 31-43 44 0 23 16 41 41 41s44-16 44-43c0-63-71-98-141-98-115 0-200 100-200 212 0 119 92 210 198 210 122 0 151-110 151-120 0-9-8-9-10-9-8 0-10 4-13 9-27 85-87 97-120 97-48 0-129-39-129-187z">
            <text:p/>
          </draw:path>
          <draw:path draw:style-name="gr3" draw:text-style-name="P7" draw:layer="layout" svg:width="0.407cm" svg:height="0.421cm" svg:x="4.849cm" svg:y="7.12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5.309cm" svg:y="7.132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7" draw:layer="layout" svg:width="0.301cm" svg:height="0.421cm" svg:x="5.818cm" svg:y="7.126cm" svg:viewBox="0 0 302 422" svg:d="M160 233c21 4 96 19 96 85 0 46-31 84-104 84-77 0-110-52-127-132-2-10-4-14-13-14-12 0-12 6-12 23v120c0 17 0 23 10 23 5 0 7-2 23-18 2-2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288cm" svg:height="0.573cm" svg:x="6.166cm" svg:y="6.974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6.542cm" svg:y="7.12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5 119-106 119-46 0-83-34-83-80 0-49 39-126 189-131z">
            <text:p/>
          </draw:path>
          <draw:path draw:style-name="gr3" draw:text-style-name="P7" draw:layer="layout" svg:width="0.461cm" svg:height="0.405cm" svg:x="6.989cm" svg:y="7.132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7" draw:layer="layout" svg:width="0.286cm" svg:height="0.573cm" svg:x="7.459cm" svg:y="6.974cm" svg:viewBox="0 0 287 574" svg:d="M141 198h131v-29h-131v-169h-22c0 75-30 173-119 177v21h79v251c0 115 85 125 119 125 64 0 89-64 89-125v-52h-23v52c0 67-27 102-60 102-63 0-63-83-63-100z">
            <text:p/>
          </draw:path>
        </draw:g>
        <draw:g xml:id="id147" draw:id="id147">
          <svg:title>TexMaths</svg:title>
          <svg:desc>26§display§\text {i.e.}§svg§600§FALSE§</svg:desc>
          <draw:polygon draw:style-name="gr2" draw:text-style-name="P6" draw:layer="layout" svg:width="1cm" svg:height="0.531cm" svg:x="1.933cm" svg:y="8.247cm" svg:viewBox="0 0 1001 532" draw:points="499,532 0,532 0,0 1001,0 1001,532">
            <text:p/>
          </draw:polygon>
          <draw:path draw:style-name="gr3" draw:text-style-name="P7" draw:layer="layout" svg:width="0.197cm" svg:height="0.613cm" svg:x="1.916cm" svg:y="8.201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099cm" svg:height="0.099cm" svg:x="2.22cm" svg:y="8.715cm" svg:viewBox="0 0 100 100" svg:d="M100 50c0-27-23-50-50-50s-50 23-50 50 23 50 50 50 50-23 50-50z">
            <text:p/>
          </draw:path>
          <draw:path draw:style-name="gr3" draw:text-style-name="P7" draw:layer="layout" svg:width="0.355cm" svg:height="0.421cm" svg:x="2.419cm" svg:y="8.403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099cm" svg:height="0.099cm" svg:x="2.879cm" svg:y="8.715cm" svg:viewBox="0 0 100 100" svg:d="M100 50c0-27-23-50-50-50s-50 23-50 50 23 50 50 50 50-23 50-50z">
            <text:p/>
          </draw:path>
        </draw:g>
        <draw:g xml:id="id148" draw:id="id148">
          <svg:title>TexMaths</svg:title>
          <svg:desc>26§display§px \pm q = A \frac{d}{dx}( ax^2 \pm bx \pm c) +  B§svg§600§FALSE§</svg:desc>
          <draw:polygon draw:style-name="gr2" draw:text-style-name="P6" draw:layer="layout" svg:width="13.077cm" svg:height="1.798cm" svg:x="3.563cm" svg:y="7.549cm" svg:viewBox="0 0 13078 1799" draw:points="6540,1799 0,1799 0,0 13078,0 13078,1799">
            <text:p/>
          </draw:polygon>
          <draw:path draw:style-name="gr3" draw:text-style-name="P7" draw:layer="layout" svg:width="0.477cm" svg:height="0.581cm" svg:x="3.517cm" svg:y="8.352cm" svg:viewBox="0 0 478 582" svg:d="M71 518c-9 31-9 37-50 37-11 0-21 0-21 17 0 8 4 10 12 10 25 0 50-2 77-2 30 0 61 2 90 2 6 0 17 0 17-16 0-11-9-11-21-11-46 0-46-6-46-14 0-13 37-160 44-183 12 25 37 58 85 58 106 0 220-135 220-268 0-88-52-148-120-148-46 0-92 33-121 69-10-50-50-69-83-69-42 0-60 35-69 52-14 31-27 87-27 89 0 9 9 9 11 9 10 0 10 0 16-21 15-65 34-108 67-108 14 0 27 6 27 41 0 21-2 32-6 46zM233 119c6-25 31-50 48-65 31-27 58-33 73-33 37 0 60 31 60 85s-31 160-48 196c-31 62-75 93-108 93-62 0-73-77-73-81 0-2 0-4 2-14z">
            <text:p/>
          </draw:path>
          <draw:path draw:style-name="gr3" draw:text-style-name="P7" draw:layer="layout" svg:width="0.457cm" svg:height="0.415cm" svg:x="4.033cm" svg:y="8.35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7" draw:layer="layout" svg:width="0.611cm" svg:height="0.611cm" svg:x="4.782cm" svg:y="8.148cm" svg:viewBox="0 0 612 612" svg:d="M325 325h255c15 0 32 0 32-19s-17-19-32-19h-255v-254c0-14 0-33-19-33s-19 17-19 31v256h-256c-14 0-31 0-31 19s17 19 31 19h256v249h-256c-14 0-31 0-31 19s17 19 31 19h549c15 0 32 0 32-19s-17-19-32-19h-255z">
            <text:p/>
          </draw:path>
          <draw:path draw:style-name="gr3" draw:text-style-name="P7" draw:layer="layout" svg:width="0.378cm" svg:height="0.581cm" svg:x="5.683cm" svg:y="8.352cm" svg:viewBox="0 0 379 582" svg:d="M379 10c0-4-2-10-9-10-10 0-48 37-62 64-21-49-56-64-87-64-109 0-221 135-221 268 0 90 54 148 121 148 39 0 77-23 108-56-8 33-38 156-40 164-8 27-14 29-66 31-13 0-21 0-21 19 0 0 0 8 10 8 29 0 63-2 92-2 33 0 64 2 96 2 4 0 16 0 16-16 0-11-8-11-25-11-43 0-43-6-43-14 0-6 2-13 4-21zM125 395c-56 0-61-70-61-85 0-46 28-146 44-183 27-69 75-106 113-106 60 0 72 73 72 79s-50 208-52 210c-14 27-66 85-116 85z">
            <text:p/>
          </draw:path>
          <draw:path draw:style-name="gr3" draw:text-style-name="P7" draw:layer="layout" svg:width="0.609cm" svg:height="0.215cm" svg:x="6.392cm" svg:y="8.42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627cm" svg:height="0.656cm" svg:x="7.336cm" svg:y="8.102cm" svg:viewBox="0 0 628 657" svg:d="M131 551c-35 61-71 75-112 77-11 0-19 0-19 19 0 4 4 10 12 10 25 0 52-4 80-4 29 0 62 4 91 4 4 0 17 0 17-18 0-11-9-11-15-11-21-2-44-10-44-33 0-10 7-21 15-33l69-117h231c2 19 14 144 14 152 0 29-48 31-66 31-13 0-23 0-23 19 0 10 12 10 14 10 38 0 77-4 115-4 23 0 79 4 102 4 6 0 16 0 16-18 0-11-8-11-21-11-56 0-56-6-58-33l-56-572c-2-19-2-23-19-23-14 0-16 6-23 15zM241 416l181-302 29 302z">
            <text:p/>
          </draw:path>
          <draw:path draw:style-name="gr3" draw:text-style-name="P7" draw:layer="layout" svg:width="0.436cm" svg:height="0.646cm" svg:x="8.397cm" svg:y="7.503cm" svg:viewBox="0 0 437 647" svg:d="M437 10c0-2 0-10-13-10-12 0-99 8-116 10-6 0-13 5-13 17 0 13 9 13 23 13 44 0 46 6 46 14l-2 19-56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olygon draw:style-name="gr3" draw:text-style-name="P7" draw:layer="layout" svg:width="1cm" svg:height="0.039cm" svg:x="8.1cm" svg:y="8.508cm" svg:viewBox="0 0 1001 40" draw:points="499,40 0,40 0,0 1001,0 1001,40">
            <text:p/>
          </draw:polygon>
          <draw:path draw:style-name="gr3" draw:text-style-name="P7" draw:layer="layout" svg:width="0.436cm" svg:height="0.646cm" svg:x="8.137cm" svg:y="8.749cm" svg:viewBox="0 0 437 647" svg:d="M437 10c0-2 0-10-13-10-12 0-99 8-116 10-6 0-13 5-13 17 0 13 9 13 23 13 44 0 46 6 46 14l-4 19-54 216c-17-33-44-58-85-58-107 0-221 135-221 268 0 88 50 148 123 148 18 0 64-4 118-69 9 38 40 69 84 69 33 0 54-21 68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7" draw:layer="layout" svg:width="0.457cm" svg:height="0.415cm" svg:x="8.601cm" svg:y="8.97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7" draw:layer="layout" svg:width="0.213cm" svg:height="0.914cm" svg:x="9.298cm" svg:y="8.07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419cm" svg:height="0.415cm" svg:x="9.6cm" svg:y="8.352cm" svg:viewBox="0 0 420 416" svg:d="M306 58c-17-33-44-58-85-58-107 0-221 135-221 268 0 88 50 148 123 148 18 0 64-4 118-69 9 38 40 69 84 69 33 0 54-21 68-50 15-33 27-89 27-91 0-9-8-9-10-9-11 0-11 2-13 17-16 58-33 112-70 112-25 0-27-23-27-41 0-21 2-27 12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0.072cm" svg:y="8.35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7" draw:layer="layout" svg:width="0.284cm" svg:height="0.425cm" svg:x="10.608cm" svg:y="7.954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611cm" svg:height="0.611cm" svg:x="11.233cm" svg:y="8.148cm" svg:viewBox="0 0 612 612" svg:d="M325 325h255c15 0 32 0 32-19s-17-19-32-19h-255v-254c0-14 0-33-19-33s-19 17-19 31v256h-256c-14 0-31 0-31 19s17 19 31 19h256v249h-256c-14 0-31 0-31 19s17 19 31 19h549c15 0 32 0 32-19s-17-19-32-19h-255z">
            <text:p/>
          </draw:path>
          <draw:path draw:style-name="gr3" draw:text-style-name="P7" draw:layer="layout" svg:width="0.338cm" svg:height="0.646cm" svg:x="12.137cm" svg:y="8.121cm" svg:viewBox="0 0 339 647" svg:d="M177 10c0-2 0-10-13-10-20 0-87 8-112 8-6 2-17 2-17 19 0 13 9 13 21 13 46 0 48 6 48 14 0 6-8 38-15 56l-74 300c-11 46-15 60-15 93 0 86 48 144 116 144 109 0 223-137 223-268 0-86-50-148-123-148-41 0-81 27-108 56zM89 356c7-19 7-21 15-31 46-61 87-73 110-73 34 0 59 27 59 85 0 54-32 160-48 196-29 60-73 93-109 93-31 0-60-25-60-91 0-19 0-36 15-94z">
            <text:p/>
          </draw:path>
          <draw:path draw:style-name="gr3" draw:text-style-name="P7" draw:layer="layout" svg:width="0.457cm" svg:height="0.415cm" svg:x="12.514cm" svg:y="8.352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9 148-141 0-9-9-9-11-9-8 0-10 2-12 9-32 99-94 120-123 120-35 0-50-29-50-60 0-21 6-40 17-81z">
            <text:p/>
          </draw:path>
          <draw:path draw:style-name="gr3" draw:text-style-name="P7" draw:layer="layout" svg:width="0.611cm" svg:height="0.611cm" svg:x="13.263cm" svg:y="8.148cm" svg:viewBox="0 0 612 612" svg:d="M325 325h255c15 0 32 0 32-19s-17-19-32-19h-255v-254c0-14 0-33-19-33s-19 17-19 31v256h-256c-14 0-31 0-31 19s17 19 31 19h256v249h-256c-14 0-31 0-31 19s17 19 31 19h549c15 0 32 0 32-19s-17-19-32-19h-255z">
            <text:p/>
          </draw:path>
          <draw:path draw:style-name="gr3" draw:text-style-name="P7" draw:layer="layout" svg:width="0.357cm" svg:height="0.415cm" svg:x="14.164cm" svg:y="8.352cm" svg:viewBox="0 0 358 416" svg:d="M327 56c-15 0-27 0-42 15-15 12-17 29-17 35 0 21 17 31 36 31 27 0 52-21 52-58 0-46-44-79-111-79-122 0-245 131-245 260 0 83 54 156 150 156 131 0 208-98 208-108 0-6-6-13-11-13-6 0-8 2-12 11-73 89-173 89-185 89-56 0-81-43-81-100 0-37 18-127 50-183 27-52 79-91 129-91 31 0 66 10 79 35z">
            <text:p/>
          </draw:path>
          <draw:path draw:style-name="gr3" draw:text-style-name="P7" draw:layer="layout" svg:width="0.213cm" svg:height="0.914cm" svg:x="14.573cm" svg:y="8.071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7" draw:layer="layout" svg:width="0.609cm" svg:height="0.611cm" svg:x="15.131cm" svg:y="8.223cm" svg:viewBox="0 0 610 612" svg:d="M325 325h255c13 0 30 0 30-19s-17-19-30-19h-255v-256c0-14 0-31-19-31s-19 17-19 31v256h-256c-14 0-31 0-31 19s17 19 31 19h256v255c0 13 0 32 19 32s19-19 19-32z">
            <text:p/>
          </draw:path>
          <draw:path draw:style-name="gr3" draw:text-style-name="P7" draw:layer="layout" svg:width="0.654cm" svg:height="0.625cm" svg:x="16.034cm" svg:y="8.131cm" svg:viewBox="0 0 655 626" svg:d="M108 555c-8 36-10 42-83 42-17 0-25 0-25 19 0 10 8 10 25 10h327c145 0 253-108 253-197 0-67-54-119-141-129 94-19 191-86 191-173 0-69-60-127-170-127h-308c-19 0-27 0-27 19 0 10 8 10 25 10 2 0 18 0 35 2 17 0 25 2 25 15 0 2-2 6-4 16zM248 291l56-229c8-31 10-33 50-33h118c79 0 100 54 100 94 0 81-79 168-191 168zM206 597c-13 0-15 0-21 0-8 0-12-2-12-8 0-4 0-7 6-23l62-256h173c87 0 106 69 106 108 0 92-81 179-189 179z">
            <text:p/>
          </draw:path>
        </draw:g>
        <draw:g xml:id="id149" draw:id="id149">
          <svg:title>TexMaths</svg:title>
          <svg:desc>26§display§\text {Get the values of }A \text { and } B \text { by comparing the coefficients of like}§svg§600§FALSE§</svg:desc>
          <draw:polygon draw:style-name="gr2" draw:text-style-name="P6" draw:layer="layout" svg:width="25.16cm" svg:height="0.753cm" svg:x="1.919cm" svg:y="9.847cm" svg:viewBox="0 0 25161 754" draw:points="12580,754 0,754 0,0 25161,0 25161,754">
            <text:p/>
          </draw:polygon>
          <draw:path draw:style-name="gr3" draw:text-style-name="P7" draw:layer="layout" svg:width="0.621cm" svg:height="0.666cm" svg:x="1.925cm" svg:y="9.811cm" svg:viewBox="0 0 622 667" svg:d="M493 590c10 20 48 56 58 56 9 0 9-6 9-21v-160c0-36 4-40 62-40v-29c-33 2-83 4-110 4-38 0-117 0-148-4v29h29c81 0 85 10 85 44v58c0 104-116 113-143 113-58 0-241-34-241-307 0-275 181-304 237-304 97 0 181 81 199 217 2 12 2 17 15 17 15 0 15-5 15-23v-217c0-17 0-23-11-23-4 0-6 0-14 10l-46 69c-29-29-79-79-171-79-170 0-318 146-318 333 0 188 148 334 320 334 67 0 142-23 173-77z">
            <text:p/>
          </draw:path>
          <draw:path draw:style-name="gr3" draw:text-style-name="P7" draw:layer="layout" svg:width="0.355cm" svg:height="0.422cm" svg:x="2.616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288cm" svg:height="0.574cm" svg:x="3.013cm" svg:y="9.893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288cm" svg:height="0.574cm" svg:x="3.674cm" svg:y="9.893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461cm" svg:height="0.637cm" svg:x="4.041cm" svg:y="9.822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355cm" svg:height="0.422cm" svg:x="4.544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448cm" svg:height="0.405cm" svg:x="5.247cm" svg:y="10.061cm" svg:viewBox="0 0 449 406" svg:d="M364 90c8-21 25-61 85-61v-29c-21 2-48 2-68 2-23 0-65-2-81-2v29c35 0 45 21 45 40 0 8-2 10-6 21l-94 235-104-256c-4-13-4-15-4-17 0-23 36-23 52-23v-29c-27 0-79 2-100 2-25 0-62 0-89-2v29c58 0 62 4 73 34l133 327c4 12 6 16 19 16 12 0 16-8 18-16z">
            <text:p/>
          </draw:path>
          <draw:path draw:style-name="gr3" draw:text-style-name="P7" draw:layer="layout" svg:width="0.413cm" svg:height="0.422cm" svg:x="5.7cm" svg:y="10.047cm" svg:viewBox="0 0 414 423" svg:d="M266 342c4 37 29 75 73 75 19 0 75-13 75-88v-50h-23v50c0 54-23 61-33 61-29 0-34-42-34-46v-186c0-37 0-73-33-108-35-35-81-50-125-50-77 0-139 44-139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205cm" svg:height="0.637cm" svg:x="6.15cm" svg:y="9.822cm" svg:viewBox="0 0 206 638" svg:d="M133 0l-133 10v30c64 0 73 6 73 50v477c0 41-11 41-73 41v30c31-3 79-3 102-3s69 0 104 3v-30c-62 0-73 0-73-41z">
            <text:p/>
          </draw:path>
          <draw:path draw:style-name="gr3" draw:text-style-name="P7" draw:layer="layout" svg:width="0.461cm" svg:height="0.416cm" svg:x="6.401cm" svg:y="10.051cm" svg:viewBox="0 0 462 417" svg:d="M329 333v84l133-11v-29c-65 0-71-6-71-50v-327l-135 10v30c64 0 71 6 71 50v164c0 79-44 142-111 142-77 0-81-42-81-90v-306l-135 10v30c71 0 71 2 71 83v137c0 73 0 157 141 157 50 0 92-25 117-84z">
            <text:p/>
          </draw:path>
          <draw:path draw:style-name="gr3" draw:text-style-name="P7" draw:layer="layout" svg:width="0.355cm" svg:height="0.422cm" svg:x="6.905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301cm" svg:height="0.422cm" svg:x="7.316cm" svg:y="10.047cm" svg:viewBox="0 0 302 423" svg:d="M160 233c21 5 96 19 96 86 0 46-31 83-104 83-77 0-110-52-127-131-2-11-4-15-13-15-12 0-12 7-12 23v121c0 17 0 23 10 23 5 0 7-2 23-19 2-2 2-4 19-21 40 38 81 40 100 40 106 0 150-63 150-129 0-48-30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407cm" svg:height="0.422cm" svg:x="7.976cm" svg:y="10.047cm" svg:viewBox="0 0 408 423" svg:d="M408 215c0-117-94-215-204-215-115 0-204 100-204 215 0 118 96 208 204 208 110 0 204-92 204-208zM204 400c-40 0-79-21-104-62-23-40-23-96-23-130 0-35 0-85 21-127 25-41 68-60 106-60 39 0 79 19 102 58 25 40 25 94 25 129 0 34 0 84-21 123-19 42-60 69-106 69z">
            <text:p/>
          </draw:path>
          <draw:path draw:style-name="gr3" draw:text-style-name="P7" draw:layer="layout" svg:width="0.296cm" svg:height="0.647cm" svg:x="8.438cm" svg:y="9.811cm" svg:viewBox="0 0 297 648" svg:d="M131 252v-106c0-81 44-125 85-125 2 0 17 0 29 6-10 4-27 15-27 38 0 20 15 39 40 39 27 0 39-19 39-39 0-34-33-65-81-65-64 0-143 48-143 146v106h-73v27h73v298c0 42-11 42-73 42v29c37-2 81-4 106-4 38 0 79 0 117 4v-29h-19c-69 0-71-11-71-44v-296h106v-27z">
            <text:p/>
          </draw:path>
          <draw:path draw:style-name="gr3" draw:text-style-name="P7" draw:layer="layout" svg:width="0.627cm" svg:height="0.657cm" svg:x="9.024cm" svg:y="9.801cm" svg:viewBox="0 0 628 658" svg:d="M131 552c-35 61-71 75-112 77-11 0-19 0-19 19 0 4 4 10 12 10 25 0 52-4 80-4 29 0 62 4 91 4 4 0 17 0 17-18 0-11-9-11-15-11-21-2-44-10-44-33 0-11 7-21 15-33l69-117h231c0 19 14 144 14 152 0 29-48 31-66 31-13 0-23 0-23 19 0 10 12 10 14 10 38 0 77-4 115-4 22 0 79 4 102 4 6 0 16 0 16-18 0-11-8-11-21-11-56 0-56-6-58-33l-56-573c-2-19-2-23-19-23-14 0-18 6-23 15zM241 417l181-302 29 302z">
            <text:p/>
          </draw:path>
          <draw:path draw:style-name="gr3" draw:text-style-name="P7" draw:layer="layout" svg:width="0.413cm" svg:height="0.422cm" svg:x="10.02cm" svg:y="10.047cm" svg:viewBox="0 0 414 423" svg:d="M268 342c2 37 27 75 71 75 19 0 75-13 75-88v-50h-23v50c0 54-23 61-33 61-29 0-34-42-34-46v-186c0-37 0-73-33-108-35-35-81-50-125-50-77 0-139 44-139 104 0 27 19 44 42 44 27 0 41-19 41-44 0-10-4-41-46-41 25-32 69-42 100-42 44 0 96 35 96 117v35c-46 2-110 4-168 31-69 31-92 79-92 121 0 75 89 98 148 98 60 0 102-38 120-81zM260 192v91c0 88-64 119-106 119-46 0-83-33-83-79 0-50 39-127 189-131z">
            <text:p/>
          </draw:path>
          <draw:path draw:style-name="gr3" draw:text-style-name="P7" draw:layer="layout" svg:width="0.461cm" svg:height="0.405cm" svg:x="10.468cm" svg:y="10.051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0.977cm" svg:y="9.822cm" svg:viewBox="0 0 453 648" svg:d="M318 588v60l135-10v-30c-64 0-72-6-72-50v-558l-131 10v30c62 0 70 6 70 50v198c-27-32-66-57-116-57-108 0-204 90-204 209 0 116 89 208 196 208 58 0 99-31 122-60zM318 342v187c0 17 0 19-10 34-27 43-69 64-108 64-42 0-75-23-98-58-23-38-25-90-25-127 0-36 2-90 27-132 21-29 54-58 104-58 33 0 71 13 100 54 10 17 10 19 10 36z">
            <text:p/>
          </draw:path>
          <draw:path draw:style-name="gr3" draw:text-style-name="P7" draw:layer="layout" svg:width="0.654cm" svg:height="0.626cm" svg:x="11.797cm" svg:y="9.83cm" svg:viewBox="0 0 655 627" svg:d="M108 556c-8 36-10 42-83 42-17 0-25 0-25 19 0 10 8 10 25 10h327c145 0 253-108 253-198 0-66-54-119-141-129 93-19 191-85 191-173 0-69-60-127-170-127h-308c-19 0-27 0-27 19 0 10 8 10 25 10 2 0 18 0 35 2 17 0 25 2 25 15 0 2-2 6-4 17zM248 292l56-229c8-32 10-34 50-34h118c79 0 100 54 100 94 0 81-79 169-191 169zM206 598c-13 0-15 0-21 0-8 0-12-2-12-8 0-5 0-7 6-23l62-257h173c89 0 106 69 106 109 0 91-81 179-189 179z">
            <text:p/>
          </draw:path>
          <draw:path draw:style-name="gr3" draw:text-style-name="P7" draw:layer="layout" svg:width="0.452cm" svg:height="0.647cm" svg:x="12.828cm" svg:y="9.822cm" svg:viewBox="0 0 453 648" svg:d="M133 292v-292l-133 10v30c64 0 71 6 71 50v548h23c2-3 8-15 33-57 14 21 54 67 121 67 110 0 205-90 205-208 0-117-91-209-195-209-71 0-110 44-125 61zM135 533v-189c0-19 0-19 11-34 35-52 85-58 108-58 41 0 75 23 95 58 25 38 27 90 27 128 0 35-2 89-29 131-18 27-54 58-104 58-39 0-72-23-95-56-13-19-13-21-13-38z">
            <text:p/>
          </draw:path>
          <draw:path draw:style-name="gr3" draw:text-style-name="P7" draw:layer="layout" svg:width="0.448cm" svg:height="0.582cm" svg:x="13.303cm" svg:y="10.061cm" svg:viewBox="0 0 449 583" svg:d="M364 88c23-59 71-59 85-59v-29c-21 2-48 2-68 2-17 0-61-2-81-2v29c29 0 43 17 43 40 0 8 0 10-6 21l-92 227-101-248c-5-9-7-13-7-17 0-23 36-23 52-23v-29c-25 0-85 2-100 2-25 0-62 0-89-2v29c44 0 62 0 75 31l137 336c-4 12-16 42-23 54-21 50-45 115-104 115-6 0-27 0-43-17 29-4 35-25 35-40 0-23-17-37-37-37-19 0-40 10-40 39 0 42 40 73 85 73 56 0 94-52 117-104z">
            <text:p/>
          </draw:path>
          <draw:path draw:style-name="gr3" draw:text-style-name="P7" draw:layer="layout" svg:width="0.348cm" svg:height="0.422cm" svg:x="14.101cm" svg:y="10.047cm" svg:viewBox="0 0 349 423" svg:d="M77 213c0-150 75-190 123-190 8 0 66 0 100 33-38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407cm" svg:height="0.422cm" svg:x="14.503cm" svg:y="10.047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715cm" svg:height="0.405cm" svg:x="14.962cm" svg:y="10.051cm" svg:viewBox="0 0 716 406" svg:d="M71 90v248c0 39-9 39-71 39v29c31 0 79-2 104-2 23 0 71 2 102 2v-29c-60 0-71 0-71-39v-171c0-96 65-146 123-146s69 50 69 102v215c0 39-11 39-71 39v29c31 0 77-2 102-2s73 2 104 2v-29c-63 0-73 0-73-39v-171c0-96 67-146 125-146s66 50 66 102v215c0 39-8 39-70 39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452cm" svg:height="0.582cm" svg:x="15.722cm" svg:y="10.051cm" svg:viewBox="0 0 453 583" svg:d="M133 60v-60l-133 10v30c64 0 71 4 71 45v430c0 41-9 41-71 41v27c31 0 79-2 102-2 25 0 73 2 104 2v-27c-60 0-71 0-71-41v-155-8c4 15 44 65 113 65 110 0 205-90 205-209 0-116-89-208-193-208-71 0-110 40-127 60zM135 302v-206c27-46 71-73 119-73 66 0 122 81 122 185 0 111-64 188-133 188-35 0-70-19-95-56-13-19-13-21-13-38z">
            <text:p/>
          </draw:path>
          <draw:path draw:style-name="gr3" draw:text-style-name="P7" draw:layer="layout" svg:width="0.413cm" svg:height="0.422cm" svg:x="16.242cm" svg:y="10.047cm" svg:viewBox="0 0 414 423" svg:d="M266 342c4 37 29 75 73 75 19 0 75-13 75-88v-50h-23v50c0 54-23 61-33 61-29 0-34-42-34-46v-186c0-37 0-73-33-108-35-35-81-50-127-50-75 0-137 44-137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309cm" svg:height="0.405cm" svg:x="16.687cm" svg:y="10.051cm" svg:viewBox="0 0 310 406" svg:d="M127 102v-102l-127 10v30c64 0 71 6 71 50v248c0 39-9 39-71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197cm" svg:height="0.614cm" svg:x="17.049cm" svg:y="9.845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7.3cm" svg:y="10.051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7.806cm" svg:y="10.043cm" svg:viewBox="0 0 420 606" svg:d="M179 258c-81 0-81-91-81-112 0-25 2-54 14-77 9-13 29-38 67-38 79 0 79 92 79 113 0 25 0 54-15 77-8 12-29 37-64 37zM71 294c0-4 0-25 16-44 36 27 73 29 92 29 85 0 148-62 148-133 0-36-15-69-38-90 33-31 67-35 83-35 2 0 7 0 9 0-11 4-15 14-15 25 0 17 13 27 27 27 8 0 27-6 27-27 0-17-12-46-48-46-18 0-58 6-97 44-38-31-77-34-96-34-85 0-150 63-150 134 0 41 21 75 44 96-13 12-29 43-29 75 0 29 12 64 41 81-56 17-85 56-85 94 0 64 92 116 204 116 108 0 204-48 204-118 0-34-15-80-61-107-50-25-102-25-158-25-23 0-62 0-68 0-29-4-50-33-50-62zM204 583c-94 0-156-45-156-93 0-44 35-77 75-80h54c79 0 183 0 183 80 0 48-67 93-156 93z">
            <text:p/>
          </draw:path>
          <draw:path draw:style-name="gr3" draw:text-style-name="P7" draw:layer="layout" svg:width="0.286cm" svg:height="0.574cm" svg:x="18.559cm" svg:y="9.893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7cm" svg:x="18.925cm" svg:y="9.822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355cm" svg:height="0.422cm" svg:x="19.43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348cm" svg:height="0.422cm" svg:x="20.146cm" svg:y="10.047cm" svg:viewBox="0 0 349 423" svg:d="M77 213c0-150 75-190 123-190 8 0 66 0 100 33-38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407cm" svg:height="0.422cm" svg:x="20.547cm" svg:y="10.047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355cm" svg:height="0.422cm" svg:x="21.03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71cm" svg:height="0.647cm" svg:x="21.433cm" svg:y="9.811cm" svg:viewBox="0 0 711 648" svg:d="M532 279c42 0 48 13 48 50v248c0 42-10 42-70 42v29c29-2 77-4 99-4 23 0 69 2 102 4v-29c-60 0-70 0-70-42v-337l-36 4c-45 4-52 4-95 6-2 2-5 2-17 2h-108v-104c0-92 79-127 135-127 27 0 60 8 79 29-37 2-44 27-44 44 0 29 23 41 42 41 21 0 42-14 42-41 0-54-50-94-119-94-81 0-133 38-150 50-21-31-58-50-104-50-87 0-193 46-193 148v104h-73v27h73v298c0 42-11 42-73 42v29c31-2 79-4 102-4s69 2 102 4v-29c-60 0-71 0-71-42v-298h194v298c0 42-11 42-71 42v29c29-2 77-4 100-4s68 2 102 4v-29c-61 0-71 0-71-42v-298zM327 252h-196v-104c0-92 79-127 133-127 23 0 54 4 79 29-35 2-43 25-43 44s10 33 27 37z">
            <text:p/>
          </draw:path>
          <draw:path draw:style-name="gr3" draw:text-style-name="P7" draw:layer="layout" svg:width="0.348cm" svg:height="0.422cm" svg:x="22.203cm" svg:y="10.047cm" svg:viewBox="0 0 349 423" svg:d="M77 213c0-150 75-190 123-190 8 0 66 0 100 33-38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197cm" svg:height="0.614cm" svg:x="22.606cm" svg:y="9.845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55cm" svg:height="0.422cm" svg:x="22.856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461cm" svg:height="0.405cm" svg:x="23.266cm" svg:y="10.051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6cm" svg:height="0.574cm" svg:x="23.736cm" svg:y="9.893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301cm" svg:height="0.422cm" svg:x="24.104cm" svg:y="10.047cm" svg:viewBox="0 0 302 423" svg:d="M160 233c21 5 96 19 96 86 0 46-31 83-104 83-77 0-110-52-127-131-2-11-4-15-13-15-12 0-12 7-12 23v121c0 17 0 23 10 23 5 0 7-2 23-19 2-2 2-4 19-21 40 38 81 40 100 40 106 0 150-63 150-129 0-48-30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407cm" svg:height="0.422cm" svg:x="24.765cm" svg:y="10.047cm" svg:viewBox="0 0 408 423" svg:d="M408 215c0-117-94-215-204-215-115 0-204 100-204 215 0 118 96 208 204 208 110 0 204-92 204-208zM204 400c-40 0-79-21-104-62-23-40-23-96-23-130 0-35 0-85 21-127 25-41 68-60 106-60 39 0 79 19 102 58 25 40 25 94 25 129 0 34 0 84-21 123-19 42-60 69-106 69z">
            <text:p/>
          </draw:path>
          <draw:path draw:style-name="gr3" draw:text-style-name="P7" draw:layer="layout" svg:width="0.296cm" svg:height="0.647cm" svg:x="25.227cm" svg:y="9.811cm" svg:viewBox="0 0 297 648" svg:d="M131 252v-106c0-81 44-125 85-125 2 0 15 0 29 6-10 4-27 15-27 38 0 20 15 39 40 39 27 0 39-19 39-39 0-34-33-65-81-65-64 0-143 48-143 146v106h-73v27h73v298c0 42-11 42-73 42v29c37-2 79-4 106-4 38 0 79 0 117 4v-29h-19c-69 0-71-11-71-44v-296h106v-27z">
            <text:p/>
          </draw:path>
          <draw:path draw:style-name="gr3" draw:text-style-name="P7" draw:layer="layout" svg:width="0.205cm" svg:height="0.637cm" svg:x="25.811cm" svg:y="9.822cm" svg:viewBox="0 0 206 638" svg:d="M133 0l-133 10v30c64 0 73 6 73 50v477c0 41-11 41-73 41v30c31-3 79-3 102-3s69 0 104 3v-30c-62 0-73 0-73-41z">
            <text:p/>
          </draw:path>
          <draw:path draw:style-name="gr3" draw:text-style-name="P7" draw:layer="layout" svg:width="0.197cm" svg:height="0.614cm" svg:x="26.065cm" svg:y="9.845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42cm" svg:height="0.637cm" svg:x="26.313cm" svg:y="9.822cm" svg:viewBox="0 0 443 638" svg:d="M71 567c0 41-9 41-71 41v30c31-3 73-3 100-3s64 0 102 3v-30c-63 0-73 0-73-41v-94l58-50c71 96 110 148 110 165 0 16-16 20-33 20v30c25-3 81-3 100-3 27 0 52 0 79 3v-30c-33 0-54 0-89-48l-117-164c0-2-4-8-4-11 0-4 64-58 73-66 58-46 98-48 116-48v-29c-27 2-39 2-64 2-34 0-90-2-102-2v29c16 0 25 10 25 23 0 16-13 29-19 35l-129 113v-442l-133 10v30c64 0 71 6 71 50z">
            <text:p/>
          </draw:path>
          <draw:path draw:style-name="gr3" draw:text-style-name="P7" draw:layer="layout" svg:width="0.355cm" svg:height="0.422cm" svg:x="26.77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</draw:g>
        <draw:g xml:id="id150" draw:id="id150">
          <svg:title>TexMaths</svg:title>
          <svg:desc>26§display§\text {terms. In the first part derivative of denominator is available }§svg§600§FALSE§</svg:desc>
          <draw:polygon draw:style-name="gr2" draw:text-style-name="P6" draw:layer="layout" svg:width="24.304cm" svg:height="0.731cm" svg:x="1.949cm" svg:y="11.048cm" svg:viewBox="0 0 24305 732" draw:points="12152,732 0,732 0,0 24305,0 24305,732">
            <text:p/>
          </draw:polygon>
          <draw:path draw:style-name="gr3" draw:text-style-name="P7" draw:layer="layout" svg:width="0.288cm" svg:height="0.573cm" svg:x="1.92cm" svg:y="11.08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355cm" svg:height="0.421cm" svg:x="2.284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9cm" svg:height="0.405cm" svg:x="2.69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3.052cm" svg:y="11.243cm" svg:viewBox="0 0 716 406" svg:d="M71 89v248c0 40-9 40-71 40v29c31 0 79-2 104-2 23 0 71 2 102 2v-29c-60 0-71 0-71-40v-171c0-95 65-145 123-145s69 50 69 102v214c0 40-11 40-73 40v29c33 0 79-2 104-2s73 2 104 2v-29c-63 0-73 0-73-40v-171c0-95 67-145 125-145 56 0 66 50 66 102v214c0 40-10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01cm" svg:height="0.421cm" svg:x="3.815cm" svg:y="11.23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099cm" svg:height="0.099cm" svg:x="4.223cm" svg:y="11.549cm" svg:viewBox="0 0 100 100" svg:d="M100 50c0-27-23-50-50-50s-50 23-50 50 23 50 50 50 50-23 50-50z">
            <text:p/>
          </draw:path>
          <draw:path draw:style-name="gr3" draw:text-style-name="P7" draw:layer="layout" svg:width="0.28cm" svg:height="0.625cm" svg:x="4.83cm" svg:y="11.023cm" svg:viewBox="0 0 281 626" svg:d="M181 71c0-31 2-42 75-42h25v-29c-31 2-104 2-140 2-37 0-110 0-141-2v29h25c71 0 75 11 75 42v485c0 33-4 41-75 41h-25v29c31-2 104-2 139-2 38 0 111 0 142 2v-29h-25c-73 0-75-8-75-41z">
            <text:p/>
          </draw:path>
          <draw:path draw:style-name="gr3" draw:text-style-name="P7" draw:layer="layout" svg:width="0.461cm" svg:height="0.405cm" svg:x="5.165cm" svg:y="11.24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8cm" svg:height="0.573cm" svg:x="5.964cm" svg:y="11.08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61cm" svg:height="0.636cm" svg:x="6.332cm" svg:y="11.01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6.835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59cm" svg:height="0.646cm" svg:x="7.544cm" svg:y="11.002cm" svg:viewBox="0 0 460 647" svg:d="M279 279c41 0 48 12 48 50v247c0 42-11 42-71 42v29c29-2 79-4 102-4s66 2 102 4v-29c-63 0-73 0-73-42v-337l-115 9c-14 2-16 2-16 2-2 2-4 2-17 2h-108v-104c0-92 79-127 135-127 27 0 61 8 79 29-37 2-43 27-43 44 0 29 25 41 41 41 21 0 42-14 42-41 0-54-50-94-119-94-85 0-193 46-193 148v104h-73v27h73v297c0 42-11 42-73 42v29c31-2 79-4 102-4s69 2 102 4v-29c-60 0-71 0-71-42v-297z">
            <text:p/>
          </draw:path>
          <draw:path draw:style-name="gr3" draw:text-style-name="P7" draw:layer="layout" svg:width="0.309cm" svg:height="0.405cm" svg:x="8.054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301cm" svg:height="0.421cm" svg:x="8.416cm" svg:y="11.23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6cm" svg:height="0.573cm" svg:x="8.763cm" svg:y="11.08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52cm" svg:height="0.582cm" svg:x="9.433cm" svg:y="11.243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0-64 187-133 187-35 0-70-18-95-56-13-19-13-21-13-37z">
            <text:p/>
          </draw:path>
          <draw:path draw:style-name="gr3" draw:text-style-name="P7" draw:layer="layout" svg:width="0.413cm" svg:height="0.421cm" svg:x="9.953cm" svg:y="11.23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309cm" svg:height="0.405cm" svg:x="10.396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288cm" svg:height="0.573cm" svg:x="10.746cm" svg:y="11.08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52cm" svg:height="0.646cm" svg:x="11.419cm" svg:y="11.012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355cm" svg:height="0.421cm" svg:x="11.923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9cm" svg:height="0.405cm" svg:x="12.328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12.69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2.932cm" svg:y="11.252cm" svg:viewBox="0 0 449 406" svg:d="M364 89c8-20 25-60 85-60v-29c-21 2-48 2-68 2-23 0-65-2-81-2v29c35 0 45 21 45 40 0 8-2 10-6 20l-94 236-104-256c-4-13-4-15-4-17 0-23 36-23 52-23v-29c-27 0-79 2-100 2-25 0-62 0-89-2v29c58 0 62 4 73 33l133 327c4 13 6 17 19 17 12 0 16-9 18-17z">
            <text:p/>
          </draw:path>
          <draw:path draw:style-name="gr3" draw:text-style-name="P7" draw:layer="layout" svg:width="0.413cm" svg:height="0.421cm" svg:x="13.385cm" svg:y="11.237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7" draw:layer="layout" svg:width="0.286cm" svg:height="0.573cm" svg:x="13.82cm" svg:y="11.08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197cm" svg:height="0.613cm" svg:x="14.188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4.429cm" svg:y="11.252cm" svg:viewBox="0 0 449 406" svg:d="M364 89c8-20 25-60 85-60v-29c-21 2-48 2-68 2-23 0-65-2-81-2v29c35 0 45 21 45 40 0 8-2 10-6 20l-94 236-104-256c-4-13-4-15-4-17 0-23 36-23 52-23v-29c-27 0-79 2-100 2-25 0-62 0-89-2v29c58 0 62 4 73 33l133 327c6 13 6 17 19 17 12 0 16-9 18-17z">
            <text:p/>
          </draw:path>
          <draw:path draw:style-name="gr3" draw:text-style-name="P7" draw:layer="layout" svg:width="0.355cm" svg:height="0.421cm" svg:x="14.895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07cm" svg:height="0.421cm" svg:x="15.607cm" svg:y="11.23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296cm" svg:height="0.646cm" svg:x="16.066cm" svg:y="11.002cm" svg:viewBox="0 0 297 647" svg:d="M131 252v-106c0-81 44-125 85-125 2 0 17 0 29 6-10 4-27 15-27 38 0 20 15 39 40 39 27 0 39-19 39-39 0-34-33-65-81-65-64 0-143 48-143 146v106h-73v27h73v297c0 42-11 42-73 42v29c37-2 81-4 106-4 38 0 79 0 117 4v-29h-19c-69 0-71-10-71-44v-295h106v-27z">
            <text:p/>
          </draw:path>
          <draw:path draw:style-name="gr3" draw:text-style-name="P7" draw:layer="layout" svg:width="0.452cm" svg:height="0.646cm" svg:x="16.653cm" svg:y="11.012cm" svg:viewBox="0 0 453 647" svg:d="M318 587v60l135-10v-29c-64 0-72-7-72-50v-558l-131 10v30c64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355cm" svg:height="0.421cm" svg:x="17.154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61cm" svg:height="0.405cm" svg:x="17.564cm" svg:y="11.24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07cm" svg:height="0.421cm" svg:x="18.067cm" svg:y="11.23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715cm" svg:height="0.405cm" svg:x="18.529cm" svg:y="11.243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197cm" svg:height="0.613cm" svg:x="19.29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19.544cm" svg:y="11.24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13cm" svg:height="0.421cm" svg:x="20.06cm" svg:y="11.237cm" svg:viewBox="0 0 414 422" svg:d="M266 341c4 38 29 75 73 75 19 0 75-12 75-87v-50h-23v50c0 54-23 60-33 60-29 0-34-42-34-46v-185c0-37 0-73-33-108-35-35-81-50-125-50-77 0-139 44-139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286cm" svg:height="0.573cm" svg:x="20.497cm" svg:y="11.08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07cm" svg:height="0.421cm" svg:x="20.861cm" svg:y="11.237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7" draw:layer="layout" svg:width="0.309cm" svg:height="0.405cm" svg:x="21.316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21.984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301cm" svg:height="0.421cm" svg:x="22.238cm" svg:y="11.23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13cm" svg:height="0.421cm" svg:x="22.912cm" svg:y="11.237cm" svg:viewBox="0 0 414 422" svg:d="M266 341c4 38 29 75 73 75 19 0 75-12 75-87v-50h-23v50c0 54-23 60-33 60-29 0-34-42-34-46v-185c0-37 0-73-33-108-35-35-81-50-125-50-77 0-139 44-139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48cm" svg:height="0.405cm" svg:x="23.321cm" svg:y="11.252cm" svg:viewBox="0 0 449 406" svg:d="M364 89c8-20 25-60 85-60v-29c-21 2-48 2-68 2-23 0-65-2-81-2v29c35 0 45 21 45 40 0 8-2 10-6 20l-94 236-104-256c-4-13-4-15-4-17 0-23 36-23 52-23v-29c-27 0-79 2-100 2-25 0-62 0-89-2v29c58 0 62 4 73 33l133 327c4 13 6 17 19 17 12 0 16-9 18-17z">
            <text:p/>
          </draw:path>
          <draw:path draw:style-name="gr3" draw:text-style-name="P7" draw:layer="layout" svg:width="0.413cm" svg:height="0.421cm" svg:x="23.775cm" svg:y="11.237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7" draw:layer="layout" svg:width="0.197cm" svg:height="0.613cm" svg:x="24.222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205cm" svg:height="0.636cm" svg:x="24.476cm" svg:y="11.012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13cm" svg:height="0.421cm" svg:x="24.738cm" svg:y="11.23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52cm" svg:height="0.646cm" svg:x="25.183cm" svg:y="11.012cm" svg:viewBox="0 0 453 647" svg:d="M133 291v-291l-133 10v30c64 0 71 6 71 49v548h23c2-2 8-15 33-56 14 20 52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205cm" svg:height="0.636cm" svg:x="25.695cm" svg:y="11.012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355cm" svg:height="0.421cm" svg:x="25.944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</draw:g>
        <draw:g xml:id="id151" draw:id="id151">
          <svg:title>TexMaths</svg:title>
          <svg:desc>26§display§\text {in the numerator whcih can be solved by substitution method.}§svg§600§FALSE§</svg:desc>
          <draw:polygon draw:style-name="gr2" draw:text-style-name="P6" draw:layer="layout" svg:width="24.853cm" svg:height="0.731cm" svg:x="1.938cm" svg:y="12.348cm" svg:viewBox="0 0 24854 732" draw:points="12428,732 0,732 0,0 24854,0 24854,732">
            <text:p/>
          </draw:polygon>
          <draw:path draw:style-name="gr3" draw:text-style-name="P7" draw:layer="layout" svg:width="0.197cm" svg:height="0.613cm" svg:x="1.921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2.175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8cm" svg:height="0.573cm" svg:x="2.976cm" svg:y="12.37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61cm" svg:height="0.636cm" svg:x="3.342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3.847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61cm" svg:height="0.405cm" svg:x="4.56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61cm" svg:height="0.415cm" svg:x="5.043cm" svg:y="12.533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715cm" svg:height="0.405cm" svg:x="5.551cm" svg:y="12.533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6.308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9cm" svg:height="0.405cm" svg:x="6.715cm" svg:y="12.53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1cm" svg:x="7.086cm" svg:y="12.52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286cm" svg:height="0.573cm" svg:x="7.522cm" svg:y="12.37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07cm" svg:height="0.421cm" svg:x="7.884cm" svg:y="12.52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309cm" svg:height="0.405cm" svg:x="8.342cm" svg:y="12.53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627cm" svg:height="0.405cm" svg:x="8.995cm" svg:y="12.543cm" svg:viewBox="0 0 628 406" svg:d="M551 87c17-45 44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6 17 13 0 17-9 19-17z">
            <text:p/>
          </draw:path>
          <draw:path draw:style-name="gr3" draw:text-style-name="P7" draw:layer="layout" svg:width="0.461cm" svg:height="0.636cm" svg:x="9.669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48cm" svg:height="0.421cm" svg:x="10.178cm" svg:y="12.527cm" svg:viewBox="0 0 349 422" svg:d="M77 212c0-150 75-189 123-189 8 0 66 0 100 33-38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197cm" svg:height="0.613cm" svg:x="10.582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636cm" svg:x="10.836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48cm" svg:height="0.421cm" svg:x="11.649cm" svg:y="12.527cm" svg:viewBox="0 0 349 422" svg:d="M77 212c0-150 75-189 123-189 8 0 66 0 100 33-40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413cm" svg:height="0.421cm" svg:x="12.063cm" svg:y="12.52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2.51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13.319cm" svg:y="12.302cm" svg:viewBox="0 0 453 647" svg:d="M133 291v-291l-133 10v30c64 0 71 6 71 49v548h23c2-2 8-15 33-56 14 20 54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355cm" svg:height="0.421cm" svg:x="13.852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1cm" svg:height="0.421cm" svg:x="14.567cm" svg:y="12.52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07cm" svg:height="0.421cm" svg:x="14.923cm" svg:y="12.52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205cm" svg:height="0.636cm" svg:x="15.385cm" svg:y="12.302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48cm" svg:height="0.405cm" svg:x="15.626cm" svg:y="12.543cm" svg:viewBox="0 0 449 406" svg:d="M364 89c8-20 25-60 85-60v-29c-21 2-48 2-68 2-23 0-65-2-81-2v29c35 0 45 21 45 40 0 8-2 10-6 20l-94 236-104-256c-4-13-4-15-4-17 0-23 36-23 52-23v-29c-27 0-79 2-100 2-25 0-62 0-89-2v29c58 0 62 4 73 33l133 327c6 13 6 17 19 17 12 0 16-9 18-17z">
            <text:p/>
          </draw:path>
          <draw:path draw:style-name="gr3" draw:text-style-name="P7" draw:layer="layout" svg:width="0.355cm" svg:height="0.421cm" svg:x="16.092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52cm" svg:height="0.646cm" svg:x="16.504cm" svg:y="12.302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452cm" svg:height="0.646cm" svg:x="17.311cm" svg:y="12.302cm" svg:viewBox="0 0 453 647" svg:d="M133 291v-291l-133 10v30c64 0 71 6 71 49v548h23c2-2 8-15 33-56 14 20 54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448cm" svg:height="0.582cm" svg:x="17.783cm" svg:y="12.543cm" svg:viewBox="0 0 449 583" svg:d="M364 87c23-58 71-58 85-58v-29c-21 2-48 2-68 2-17 0-61-2-81-2v29c29 0 43 17 43 40 0 8 0 10-6 20l-92 227-101-247c-5-9-7-13-7-17 0-23 36-23 52-23v-29c-25 0-85 2-100 2-25 0-62 0-89-2v29c44 0 62 0 75 31l137 335c-4 13-16 42-23 54-21 50-45 115-104 115-6 0-27 0-43-17 29-4 35-25 35-39 0-23-17-38-37-38-19 0-40 11-40 40 0 41 40 73 85 73 56 0 96-52 117-104z">
            <text:p/>
          </draw:path>
          <draw:path draw:style-name="gr3" draw:text-style-name="P7" draw:layer="layout" svg:width="0.301cm" svg:height="0.421cm" svg:x="18.584cm" svg:y="12.52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61cm" svg:height="0.415cm" svg:x="18.943cm" svg:y="12.533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452cm" svg:height="0.646cm" svg:x="19.447cm" svg:y="12.302cm" svg:viewBox="0 0 453 647" svg:d="M133 291v-291l-133 10v30c64 0 71 6 71 49v548h23c2-2 8-15 33-56 14 20 54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301cm" svg:height="0.421cm" svg:x="19.958cm" svg:y="12.52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8cm" svg:height="0.573cm" svg:x="20.306cm" svg:y="12.37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197cm" svg:height="0.613cm" svg:x="20.674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286cm" svg:height="0.573cm" svg:x="20.915cm" svg:y="12.37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415cm" svg:x="21.283cm" svg:y="12.533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288cm" svg:height="0.573cm" svg:x="21.778cm" svg:y="12.37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197cm" svg:height="0.613cm" svg:x="22.147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07cm" svg:height="0.421cm" svg:x="22.396cm" svg:y="12.527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7" draw:layer="layout" svg:width="0.461cm" svg:height="0.405cm" svg:x="22.858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715cm" svg:height="0.405cm" svg:x="23.669cm" svg:y="12.533cm" svg:viewBox="0 0 716 406" svg:d="M71 89v248c0 40-11 40-71 40v29c31 0 79-2 104-2 23 0 71 2 102 2v-29c-60 0-71 0-71-40v-171c0-95 65-145 123-145s69 50 69 102v214c0 40-11 40-73 40v29c33 0 79-2 104-2s73 2 104 2v-29c-63 0-73 0-73-40v-171c0-95 67-145 125-145 56 0 66 50 66 102v214c0 40-10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24.426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86cm" svg:height="0.573cm" svg:x="24.826cm" svg:y="12.37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636cm" svg:x="25.192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407cm" svg:height="0.421cm" svg:x="25.697cm" svg:y="12.52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452cm" svg:height="0.646cm" svg:x="26.184cm" svg:y="12.302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099cm" svg:height="0.099cm" svg:x="26.739cm" svg:y="12.839cm" svg:viewBox="0 0 100 100" svg:d="M100 50c0-27-23-50-50-50s-50 23-50 50 23 50 50 50 50-23 50-50z">
            <text:p/>
          </draw:path>
        </draw:g>
        <draw:g xml:id="id152" draw:id="id152">
          <svg:title>TexMaths</svg:title>
          <svg:desc>26§display§\text {The second part is solved by completing the square method.}§svg§600§FALSE§</svg:desc>
          <draw:polygon draw:style-name="gr2" draw:text-style-name="P6" draw:layer="layout" svg:width="23.97cm" svg:height="0.732cm" svg:x="1.933cm" svg:y="13.548cm" svg:viewBox="0 0 23971 733" draw:points="11984,733 0,733 0,0 23971,0 23971,733">
            <text:p/>
          </draw:polygon>
          <draw:path draw:style-name="gr3" draw:text-style-name="P7" draw:layer="layout" svg:width="0.594cm" svg:height="0.62cm" svg:x="1.921cm" svg:y="13.517cm" svg:viewBox="0 0 595 621" svg:d="M578 0h-561l-17 206h23c12-148 27-177 164-177 17 0 42 0 50 2 19 2 19 13 19 34v485c0 31 0 44-96 44h-35v27c37-2 131-2 172-2 42 0 138 0 175 2v-27h-37c-96 0-96-13-96-44v-485c0-19 0-32 17-34 8-2 33-2 52-2 137 0 151 29 164 177h23z">
            <text:p/>
          </draw:path>
          <draw:path draw:style-name="gr3" draw:text-style-name="P7" draw:layer="layout" svg:width="0.461cm" svg:height="0.636cm" svg:x="2.576cm" svg:y="13.502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355cm" svg:height="0.422cm" svg:x="3.082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301cm" svg:height="0.422cm" svg:x="3.797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355cm" svg:height="0.422cm" svg:x="4.153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348cm" svg:height="0.422cm" svg:x="4.565cm" svg:y="13.727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407cm" svg:height="0.422cm" svg:x="4.964cm" svg:y="13.727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461cm" svg:height="0.405cm" svg:x="5.426cm" svg:y="13.73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5.935cm" svg:y="13.502cm" svg:viewBox="0 0 453 648" svg:d="M318 587v61l135-11v-29c-64 0-72-6-72-50v-558l-131 10v30c64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452cm" svg:height="0.582cm" svg:x="6.74cm" svg:y="13.733cm" svg:viewBox="0 0 453 583" svg:d="M133 60v-60l-133 10v30c64 0 71 4 71 45v430c0 41-9 41-71 41v27c31 0 79-2 102-2 25 0 73 2 104 2v-27c-60 0-71 0-71-41v-155-8c4 15 44 65 113 65 110 0 205-90 205-209 0-116-89-208-193-208-71 0-110 40-127 60zM135 302v-206c27-46 71-73 119-73 66 0 122 81 122 185 0 111-64 188-133 188-35 0-70-19-95-56-13-19-13-21-13-38z">
            <text:p/>
          </draw:path>
          <draw:path draw:style-name="gr3" draw:text-style-name="P7" draw:layer="layout" svg:width="0.413cm" svg:height="0.422cm" svg:x="7.262cm" svg:y="13.727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309cm" svg:height="0.405cm" svg:x="7.705cm" svg:y="13.733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286cm" svg:height="0.574cm" svg:x="8.055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197cm" svg:height="0.614cm" svg:x="8.728cm" svg:y="13.525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301cm" svg:height="0.422cm" svg:x="8.982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301cm" svg:height="0.422cm" svg:x="9.646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407cm" svg:height="0.422cm" svg:x="10.003cm" svg:y="13.727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205cm" svg:height="0.636cm" svg:x="10.463cm" svg:y="13.502cm" svg:viewBox="0 0 206 637" svg:d="M133 0l-133 10v30c64 0 73 6 73 50v477c0 41-11 41-73 41v29c31-2 79-2 102-2s69 0 104 2v-29c-62 0-73 0-73-41z">
            <text:p/>
          </draw:path>
          <draw:path draw:style-name="gr3" draw:text-style-name="P7" draw:layer="layout" svg:width="0.448cm" svg:height="0.405cm" svg:x="10.704cm" svg:y="13.744cm" svg:viewBox="0 0 449 406" svg:d="M364 90c8-21 25-61 85-61v-29c-21 2-48 2-68 2-23 0-65-2-81-2v29c35 0 45 21 45 40 0 8-2 10-6 21l-94 235-104-256c-4-13-4-15-4-17 0-23 36-23 52-23v-29c-27 0-79 2-100 2-25 0-62 0-89-2v29c58 0 62 4 73 33l133 328c4 12 6 16 19 16 12 0 16-8 18-16z">
            <text:p/>
          </draw:path>
          <draw:path draw:style-name="gr3" draw:text-style-name="P7" draw:layer="layout" svg:width="0.355cm" svg:height="0.422cm" svg:x="11.17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452cm" svg:height="0.647cm" svg:x="11.582cm" svg:y="13.502cm" svg:viewBox="0 0 453 648" svg:d="M318 587v61l135-11v-29c-64 0-72-6-72-50v-558l-131 10v30c64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452cm" svg:height="0.647cm" svg:x="12.389cm" svg:y="13.502cm" svg:viewBox="0 0 453 648" svg:d="M133 292v-292l-133 10v30c64 0 71 6 71 50v547h23c2-2 8-14 33-56 14 21 54 67 121 67 110 0 205-90 205-208 0-117-91-209-195-209-71 0-110 44-125 61zM135 533v-189c0-19 0-19 11-34 35-52 85-58 108-58 41 0 75 23 95 58 25 38 27 90 27 127 0 36-2 90-29 132-18 27-54 58-104 58-39 0-72-23-95-56-13-19-13-21-13-38z">
            <text:p/>
          </draw:path>
          <draw:path draw:style-name="gr3" draw:text-style-name="P7" draw:layer="layout" svg:width="0.448cm" svg:height="0.582cm" svg:x="12.863cm" svg:y="13.744cm" svg:viewBox="0 0 449 583" svg:d="M364 87c23-58 71-58 85-58v-29c-21 2-48 2-68 2-17 0-61-2-81-2v29c29 0 43 17 43 40 0 8 0 10-6 21l-92 227-101-248c-5-9-7-13-7-17 0-23 36-23 52-23v-29c-25 0-85 2-100 2-25 0-62 0-89-2v29c44 0 62 0 75 31l137 336c-4 12-16 41-23 54-21 50-45 115-104 115-6 0-27 0-43-17 29-4 35-25 35-40 0-23-17-37-37-37-19 0-40 10-40 39 0 42 40 73 85 73 56 0 94-52 117-104z">
            <text:p/>
          </draw:path>
          <draw:path draw:style-name="gr3" draw:text-style-name="P7" draw:layer="layout" svg:width="0.348cm" svg:height="0.422cm" svg:x="13.662cm" svg:y="13.727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407cm" svg:height="0.422cm" svg:x="14.063cm" svg:y="13.727cm" svg:viewBox="0 0 408 423" svg:d="M408 215c0-117-94-215-204-215-115 0-204 100-204 215 0 118 96 208 204 208 110 0 204-92 204-208zM204 400c-40 0-79-21-104-63-23-39-23-95-23-129 0-35 0-85 21-127 25-41 68-60 106-60 39 0 79 19 104 58 23 40 23 94 23 129 0 34 0 84-21 123-19 42-60 69-106 69z">
            <text:p/>
          </draw:path>
          <draw:path draw:style-name="gr3" draw:text-style-name="P7" draw:layer="layout" svg:width="0.714cm" svg:height="0.405cm" svg:x="14.525cm" svg:y="13.733cm" svg:viewBox="0 0 715 406" svg:d="M71 90v247c0 40-9 40-71 40v29c31 0 79-2 104-2 23 0 71 2 102 2v-29c-60 0-71 0-71-40v-170c0-96 65-146 123-146s69 50 69 102v214c0 40-11 40-71 40v29c31 0 77-2 102-2s73 2 104 2v-29c-63 0-73 0-73-40v-170c0-96 66-146 125-146 58 0 66 50 66 102v214c0 40-8 40-70 40v29c31 0 79-2 104-2 22 0 70 2 101 2v-29c-47 0-70 0-70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452cm" svg:height="0.582cm" svg:x="15.282cm" svg:y="13.733cm" svg:viewBox="0 0 453 583" svg:d="M133 60v-60l-133 10v30c64 0 71 4 71 45v430c0 41-9 41-71 41v27c31 0 79-2 102-2 25 0 73 2 104 2v-27c-60 0-71 0-71-41v-155-8c4 15 44 65 113 65 110 0 205-90 205-209 0-116-89-208-193-208-71 0-110 40-127 60zM135 302v-206c27-46 71-73 119-73 66 0 122 81 122 185 0 111-64 188-133 188-35 0-70-19-95-56-13-19-13-21-13-38z">
            <text:p/>
          </draw:path>
          <draw:path draw:style-name="gr3" draw:text-style-name="P7" draw:layer="layout" svg:width="0.205cm" svg:height="0.636cm" svg:x="15.794cm" svg:y="13.502cm" svg:viewBox="0 0 206 637" svg:d="M133 0l-133 10v30c64 0 73 6 73 50v477c0 41-11 41-73 41v29c31-2 79-2 102-2s69 0 104 2v-29c-62 0-73 0-73-41z">
            <text:p/>
          </draw:path>
          <draw:path draw:style-name="gr3" draw:text-style-name="P7" draw:layer="layout" svg:width="0.355cm" svg:height="0.422cm" svg:x="16.043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286cm" svg:height="0.574cm" svg:x="16.441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197cm" svg:height="0.614cm" svg:x="16.809cm" svg:y="13.525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7.063cm" svg:y="13.73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7.566cm" svg:y="13.723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7" draw:layer="layout" svg:width="0.286cm" svg:height="0.574cm" svg:x="18.319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6cm" svg:x="18.687cm" svg:y="13.502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355cm" svg:height="0.422cm" svg:x="19.19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301cm" svg:height="0.422cm" svg:x="19.906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452cm" svg:height="0.582cm" svg:x="20.268cm" svg:y="13.733cm" svg:viewBox="0 0 453 583" svg:d="M318 350v165c0 41-10 41-73 41v27c32 0 79-2 104-2s71 2 104 2v-27c-62 0-72 0-72-41v-515h-21l-33 83c-13-25-50-83-123-83-108 0-204 90-204 208 0 115 89 209 196 209 64 0 101-40 122-67zM320 152v129c0 29-16 54-37 77-11 13-40 38-83 38-67 0-123-81-123-188 0-108 64-185 131-185 73 0 112 79 112 129z">
            <text:p/>
          </draw:path>
          <draw:path draw:style-name="gr3" draw:text-style-name="P7" draw:layer="layout" svg:width="0.461cm" svg:height="0.416cm" svg:x="20.748cm" svg:y="13.733cm" svg:viewBox="0 0 462 417" svg:d="M329 333v84l133-11v-29c-65 0-71-6-71-50v-327l-135 10v30c64 0 71 6 71 50v164c0 79-44 142-111 142-77 0-81-42-81-90v-306l-135 10v30c71 0 71 2 71 83v137c0 73 0 157 139 157 52 0 94-25 119-84z">
            <text:p/>
          </draw:path>
          <draw:path draw:style-name="gr3" draw:text-style-name="P7" draw:layer="layout" svg:width="0.413cm" svg:height="0.422cm" svg:x="21.264cm" svg:y="13.727cm" svg:viewBox="0 0 414 423" svg:d="M268 342c2 37 27 75 71 75 19 0 75-13 75-88v-50h-23v50c0 54-23 61-33 61-29 0-34-42-34-46v-186c0-37 0-73-33-108-35-35-81-50-125-50-77 0-139 44-139 104 0 27 19 44 42 44 27 0 41-19 41-44 0-10-4-42-46-42 25-31 69-41 100-41 44 0 96 35 96 116v36c-46 2-110 4-168 31-69 31-92 79-92 121 0 75 89 98 148 98 60 0 102-38 120-81zM260 192v91c0 88-64 119-106 119-46 0-83-33-83-79 0-50 39-127 189-131z">
            <text:p/>
          </draw:path>
          <draw:path draw:style-name="gr3" draw:text-style-name="P7" draw:layer="layout" svg:width="0.309cm" svg:height="0.405cm" svg:x="21.709cm" svg:y="13.733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355cm" svg:height="0.422cm" svg:x="22.067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714cm" svg:height="0.405cm" svg:x="22.78cm" svg:y="13.733cm" svg:viewBox="0 0 715 406" svg:d="M71 90v247c0 40-11 40-71 40v29c31 0 79-2 104-2 23 0 71 2 102 2v-29c-60 0-71 0-71-40v-170c0-96 65-146 123-146s69 50 69 102v214c0 40-11 40-71 40v29c31 0 77-2 102-2s73 2 104 2v-29c-63 0-73 0-73-40v-170c0-96 66-146 125-146 58 0 66 50 66 102v214c0 40-8 40-70 40v29c31 0 79-2 104-2 22 0 70 2 101 2v-29c-47 0-70 0-70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355cm" svg:height="0.422cm" svg:x="23.539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286cm" svg:height="0.574cm" svg:x="23.937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6cm" svg:x="24.305cm" svg:y="13.502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407cm" svg:height="0.422cm" svg:x="24.808cm" svg:y="13.727cm" svg:viewBox="0 0 408 423" svg:d="M408 215c0-117-94-215-204-215-115 0-204 100-204 215 0 118 96 208 204 208 110 0 204-92 204-208zM204 400c-40 0-79-21-104-63-23-39-23-95-23-129 0-35 0-85 21-127 25-41 68-60 106-60 39 0 79 19 104 58 23 40 23 94 23 129 0 34 0 84-21 123-19 42-60 69-106 69z">
            <text:p/>
          </draw:path>
          <draw:path draw:style-name="gr3" draw:text-style-name="P7" draw:layer="layout" svg:width="0.452cm" svg:height="0.647cm" svg:x="25.295cm" svg:y="13.502cm" svg:viewBox="0 0 453 648" svg:d="M318 587v61l135-11v-29c-64 0-72-6-72-50v-558l-131 10v30c64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099cm" svg:height="0.099cm" svg:x="25.85cm" svg:y="14.039cm" svg:viewBox="0 0 100 100" svg:d="M100 50c0-27-23-50-50-50s-50 23-50 50 23 50 50 5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0" anim:sub-item="text" smil:attributeName="visibility" smil:to="visible"/>
                  <anim:animate smil:begin="0s" smil:dur="0.5s" smil:fill="hold" smil:decelerate="0.5" smil:targetElement="id140" anim:sub-item="text" smil:attributeName="rotate" smil:values="-90;0" smil:keyTimes="0;1"/>
                  <anim:animate smil:begin="0s" smil:dur="0.5s" smil:fill="hold" smil:decelerate="0.5" smil:targetElement="id140" anim:sub-item="text" smil:attributeName="width" smil:values="width;width*.05" smil:keyTimes="0;1"/>
                  <anim:animate smil:begin="0.5s" smil:dur="0.5s" smil:fill="hold" smil:accelerate="0.5" smil:targetElement="id140" anim:sub-item="text" smil:attributeName="width" smil:values="width*.05;width" smil:keyTimes="0;1"/>
                  <anim:animate smil:dur="1s" smil:fill="hold" smil:targetElement="id140" anim:sub-item="text" smil:attributeName="height" smil:values="height;height" smil:keyTimes="0;1"/>
                  <anim:animate smil:begin="0s" smil:dur="0.5s" smil:fill="hold" smil:decelerate="0.5" smil:targetElement="id140" anim:sub-item="text" smil:attributeName="x" smil:values="x+.4;x" smil:keyTimes="0;1"/>
                  <anim:animate smil:begin="0s" smil:dur="0.5s" smil:fill="hold" smil:decelerate="0.5" smil:targetElement="id140" anim:sub-item="text" smil:attributeName="y" smil:values="y-.2;y+.1" smil:keyTimes="0;1"/>
                  <anim:animate smil:begin="0.5s" smil:dur="0.5s" smil:fill="hold" smil:accelerate="0.5" smil:targetElement="id140" anim:sub-item="text" smil:attributeName="y" smil:values="y+.1;y" smil:keyTimes="0;1"/>
                  <anim:transitionFilter smil:begin="0s" smil:dur="1s" smil:decelerate="0.5" smil:targetElement="id1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1" anim:sub-item="text" smil:attributeName="visibility" smil:to="visible"/>
                  <anim:animate smil:dur="0.5s" smil:fill="hold" smil:targetElement="id141" anim:sub-item="text" smil:attributeName="width" smil:values="width*0.05;width" smil:keyTimes="0;1"/>
                  <anim:animate smil:dur="0.5s" smil:fill="hold" smil:targetElement="id141" anim:sub-item="text" smil:attributeName="height" smil:values="height;height" smil:keyTimes="0;1"/>
                  <anim:animate smil:dur="0.5s" smil:fill="hold" smil:targetElement="id141" anim:sub-item="text" smil:attributeName="x" smil:values="x-.2;x" smil:keyTimes="0;1"/>
                  <anim:animate smil:dur="0.5s" smil:fill="hold" smil:targetElement="id141" anim:sub-item="text" smil:attributeName="y" smil:values="y;y" smil:keyTimes="0;1"/>
                  <anim:transitionFilter smil:dur="0.5s" smil:targetElement="id1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1+width/2;x" smil:keyTimes="0;1"/>
                  <anim:animate smil:dur="0.5s" smil:fill="hold" smil:targetElement="id142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1+width/2;x" smil:keyTimes="0;1"/>
                  <anim:animate smil:dur="0.5s" smil:fill="hold" smil:targetElement="id14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6" smil:attributeName="visibility" smil:to="visible"/>
                  <anim:animate smil:dur="0.5s" smil:fill="hold" smil:targetElement="id146" smil:attributeName="width" smil:values="width*0.05;width" smil:keyTimes="0;1"/>
                  <anim:animate smil:dur="0.5s" smil:fill="hold" smil:targetElement="id146" smil:attributeName="height" smil:values="height;height" smil:keyTimes="0;1"/>
                  <anim:animate smil:dur="0.5s" smil:fill="hold" smil:targetElement="id146" smil:attributeName="x" smil:values="x-.2;x" smil:keyTimes="0;1"/>
                  <anim:animate smil:dur="0.5s" smil:fill="hold" smil:targetElement="id146" smil:attributeName="y" smil:values="y;y" smil:keyTimes="0;1"/>
                  <anim:transitionFilter smil:dur="0.5s" smil:targetElement="id1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7" smil:attributeName="visibility" smil:to="visible"/>
                  <anim:animate smil:dur="0.5s" smil:fill="hold" smil:targetElement="id147" smil:attributeName="width" smil:values="width*0.05;width" smil:keyTimes="0;1"/>
                  <anim:animate smil:dur="0.5s" smil:fill="hold" smil:targetElement="id147" smil:attributeName="height" smil:values="height;height" smil:keyTimes="0;1"/>
                  <anim:animate smil:dur="0.5s" smil:fill="hold" smil:targetElement="id147" smil:attributeName="x" smil:values="x-.2;x" smil:keyTimes="0;1"/>
                  <anim:animate smil:dur="0.5s" smil:fill="hold" smil:targetElement="id147" smil:attributeName="y" smil:values="y;y" smil:keyTimes="0;1"/>
                  <anim:transitionFilter smil:dur="0.5s" smil:targetElement="id14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9" smil:attributeName="visibility" smil:to="visible"/>
                  <anim:animate smil:dur="0.5s" smil:fill="hold" smil:targetElement="id149" smil:attributeName="width" smil:values="width*0.05;width" smil:keyTimes="0;1"/>
                  <anim:animate smil:dur="0.5s" smil:fill="hold" smil:targetElement="id149" smil:attributeName="height" smil:values="height;height" smil:keyTimes="0;1"/>
                  <anim:animate smil:dur="0.5s" smil:fill="hold" smil:targetElement="id149" smil:attributeName="x" smil:values="x-.2;x" smil:keyTimes="0;1"/>
                  <anim:animate smil:dur="0.5s" smil:fill="hold" smil:targetElement="id149" smil:attributeName="y" smil:values="y;y" smil:keyTimes="0;1"/>
                  <anim:transitionFilter smil:dur="0.5s" smil:targetElement="id14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7" draw:text-style-name="P11" draw:layer="layout" svg:width="25.199cm" svg:height="1.406cm" svg:x="1.438cm" svg:y="0.177cm" presentation:class="title" presentation:user-transformed="true">
          <draw:text-box>
            <text:p xml:id="id153" text:id="id153"><text:span text:style-name="T10"><text:s/></text:span><text:span text:style-name="T10">Examples </text:span></text:p>
          </draw:text-box>
        </draw:frame>
        <draw:frame presentation:style-name="pr9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54" draw:id="id154">
          <svg:title>TexMaths</svg:title>
          <svg:desc>28§display§\text {Evaluate the following. }§svg§600§FALSE§</svg:desc>
          <draw:polygon draw:style-name="gr2" draw:text-style-name="P6" draw:layer="layout" svg:width="9.701cm" svg:height="0.8cm" svg:x="1.036cm" svg:y="2.351cm" svg:viewBox="0 0 9702 801" draw:points="4850,801 0,801 0,0 9702,0 9702,801">
            <text:p/>
          </draw:polygon>
          <draw:path draw:style-name="gr3" draw:text-style-name="P7" draw:layer="layout" svg:width="0.611cm" svg:height="0.672cm" svg:x="1.018cm" svg:y="2.32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7" draw:layer="layout" svg:width="0.483cm" svg:height="0.437cm" svg:x="1.674cm" svg:y="2.57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445cm" svg:height="0.454cm" svg:x="2.163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2.647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96cm" svg:height="0.448cm" svg:x="2.918cm" svg:y="2.56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445cm" svg:height="0.454cm" svg:x="3.475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944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382cm" svg:height="0.454cm" svg:x="4.336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5.093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5.487cm" svg:y="2.31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6.031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9cm" svg:height="0.697cm" svg:x="6.802cm" svg:y="2.302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438cm" svg:height="0.454cm" svg:x="7.098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221cm" svg:height="0.686cm" svg:x="7.593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7.866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38cm" svg:height="0.454cm" svg:x="8.135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676cm" svg:height="0.437cm" svg:x="8.589cm" svg:y="2.571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212cm" svg:height="0.661cm" svg:x="9.315cm" svg:y="2.33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9.589cm" svg:y="2.56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0.131cm" svg:y="2.55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107cm" svg:height="0.107cm" svg:x="10.679cm" svg:y="2.892cm" svg:viewBox="0 0 108 108" svg:d="M108 54c0-29-25-54-54-54s-54 25-54 54 25 54 54 54 54-25 54-54z">
            <text:p/>
          </draw:path>
        </draw:g>
        <draw:g xml:id="id155" draw:id="id155">
          <svg:title>TexMaths</svg:title>
          <svg:desc>22§display§\text {(1)}§svg§600§FALSE§</svg:desc>
          <draw:polygon draw:style-name="gr2" draw:text-style-name="P6" draw:layer="layout" svg:width="0.834cm" svg:height="0.696cm" svg:x="0.92cm" svg:y="4.044cm" svg:viewBox="0 0 835 697" draw:points="418,697 0,697 0,0 835,0 835,697">
            <text:p/>
          </draw:polygon>
          <draw:path draw:style-name="gr3" draw:text-style-name="P7" draw:layer="layout" svg:width="0.181cm" svg:height="0.773cm" svg:x="0.957cm" svg:y="4.0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251cm" svg:y="4.0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1.614cm" svg:y="4.0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57" draw:id="id157">
          <svg:title>TexMaths</svg:title>
          <svg:desc>22§display§\text {(2)}§svg§600§FALSE§</svg:desc>
          <draw:polygon draw:style-name="gr2" draw:text-style-name="P6" draw:layer="layout" svg:width="0.834cm" svg:height="0.696cm" svg:x="6.921cm" svg:y="4.045cm" svg:viewBox="0 0 835 697" draw:points="418,697 0,697 0,0 835,0 835,697">
            <text:p/>
          </draw:polygon>
          <draw:path draw:style-name="gr3" draw:text-style-name="P7" draw:layer="layout" svg:width="0.181cm" svg:height="0.773cm" svg:x="6.958cm" svg:y="4.0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16cm" svg:x="7.222cm" svg:y="4.071cm" svg:viewBox="0 0 310 517" svg:d="M60 457l83-81c121-107 167-147 167-225 0-89-69-151-164-151-88 0-146 72-146 141 0 42 39 42 41 42 14 0 40-9 40-41 0-19-14-40-40-40-8 0-8 0-11 2 18-51 60-79 106-79 70 0 104 61 104 126 0 62-39 123-81 171l-150 165c-9 9-9 11-9 30h289l21-135h-19c-4 23-9 58-16 68-7 7-58 7-74 7z">
            <text:p/>
          </draw:path>
          <draw:path draw:style-name="gr3" draw:text-style-name="P7" draw:layer="layout" svg:width="0.181cm" svg:height="0.773cm" svg:x="7.615cm" svg:y="4.0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59" draw:id="id159">
          <svg:title>TexMaths</svg:title>
          <svg:desc>22§display§\text {(3)}§svg§600§FALSE§</svg:desc>
          <draw:polygon draw:style-name="gr2" draw:text-style-name="P6" draw:layer="layout" svg:width="0.834cm" svg:height="0.696cm" svg:x="14.223cm" svg:y="4.047cm" svg:viewBox="0 0 835 697" draw:points="418,697 0,697 0,0 835,0 835,697">
            <text:p/>
          </draw:polygon>
          <draw:path draw:style-name="gr3" draw:text-style-name="P7" draw:layer="layout" svg:width="0.181cm" svg:height="0.773cm" svg:x="14.26cm" svg:y="4.00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14.517cm" svg:y="4.073cm" svg:viewBox="0 0 323 533" svg:d="M194 243c63-20 107-74 107-136 0-63-67-107-142-107-78 0-138 46-138 106 0 24 18 40 39 40 25 0 40-18 40-40 0-39-37-39-47-39 23-37 74-48 102-48 32 0 76 18 76 87 0 10-2 54-23 89-23 37-49 39-69 41-5 0-24 1-30 1-7 0-12 2-12 9 0 9 5 9 19 9h34c63 0 93 53 93 128 0 106-54 129-88 129-33 0-92-14-120-60 28 5 51-12 51-42 0-28-19-44-42-44-19 0-44 12-44 46 0 70 72 121 157 121 95 0 166-70 166-150 0-63-50-123-129-140z">
            <text:p/>
          </draw:path>
          <draw:path draw:style-name="gr3" draw:text-style-name="P7" draw:layer="layout" svg:width="0.181cm" svg:height="0.773cm" svg:x="14.917cm" svg:y="4.00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3" draw:id="id163">
          <svg:title>TexMaths</svg:title>
          <svg:desc>22§display§\text {(5)}§svg§600§FALSE§</svg:desc>
          <draw:polygon draw:style-name="gr2" draw:text-style-name="P6" draw:layer="layout" svg:width="0.834cm" svg:height="0.696cm" svg:x="0.922cm" svg:y="6.244cm" svg:viewBox="0 0 835 697" draw:points="418,697 0,697 0,0 835,0 835,697">
            <text:p/>
          </draw:polygon>
          <draw:path draw:style-name="gr3" draw:text-style-name="P7" draw:layer="layout" svg:width="0.181cm" svg:height="0.773cm" svg:x="0.959cm" svg:y="6.2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32cm" svg:x="1.223cm" svg:y="6.27cm" svg:viewBox="0 0 310 533" svg:d="M310 361c0-92-63-171-148-171-37 0-70 12-99 40v-151c16 5 43 11 67 11 96 0 150-71 150-81 0-5-2-9-7-9-2 0-3 0-7 2-16 7-53 23-106 23-31 0-67-6-104-21-5-4-7-4-8-4-7 0-7 7-7 19v229c0 14 0 21 10 21 5 0 7-2 9-7 9-12 39-54 100-54 41 0 60 35 67 49 13 30 14 60 14 98 0 27 0 74-19 106-18 30-48 51-83 51-56 0-100-41-114-86 1 0 5 0 14 0 24 0 39-20 39-37 0-20-15-39-39-39-13 0-39 5-39 42 0 65 53 141 141 141 90 0 169-74 169-172z">
            <text:p/>
          </draw:path>
          <draw:path draw:style-name="gr3" draw:text-style-name="P7" draw:layer="layout" svg:width="0.181cm" svg:height="0.773cm" svg:x="1.616cm" svg:y="6.2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5" draw:id="id165">
          <svg:title>TexMaths</svg:title>
          <svg:desc>22§display§\text {(6)}§svg§600§FALSE§</svg:desc>
          <draw:polygon draw:style-name="gr2" draw:text-style-name="P6" draw:layer="layout" svg:width="0.834cm" svg:height="0.696cm" svg:x="9.122cm" svg:y="6.346cm" svg:viewBox="0 0 835 697" draw:points="418,697 0,697 0,0 835,0 835,697">
            <text:p/>
          </draw:polygon>
          <draw:path draw:style-name="gr3" draw:text-style-name="P7" draw:layer="layout" svg:width="0.181cm" svg:height="0.773cm" svg:x="9.159cm" svg:y="6.307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9.416cm" svg:y="6.372cm" svg:viewBox="0 0 323 533" svg:d="M71 262v-19c0-196 96-224 135-224 20 0 51 6 69 32-12 0-42 0-42 33 0 25 17 37 35 37 12 0 35-7 35-37 0-47-33-84-99-84-98 0-204 100-204 271 0 207 90 262 162 262 87 0 161-72 161-174 0-99-69-174-156-174-52 0-81 40-96 77zM162 512c-49 0-72-48-76-58-14-37-14-99-14-113 0-60 25-139 95-139 13 0 48 0 73 50 14 28 14 68 14 105s0 76-14 104c-23 47-60 51-78 51z">
            <text:p/>
          </draw:path>
          <draw:path draw:style-name="gr3" draw:text-style-name="P7" draw:layer="layout" svg:width="0.181cm" svg:height="0.773cm" svg:x="9.816cm" svg:y="6.307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7" draw:id="id167">
          <svg:title>TexMaths</svg:title>
          <svg:desc>24§display§\text {(7)}§svg§600§FALSE§</svg:desc>
          <draw:polygon draw:style-name="gr2" draw:text-style-name="P6" draw:layer="layout" svg:width="0.91cm" svg:height="0.759cm" svg:x="17.323cm" svg:y="6.352cm" svg:viewBox="0 0 911 760" draw:points="455,760 0,760 0,0 911,0 911,760">
            <text:p/>
          </draw:polygon>
          <draw:path draw:style-name="gr3" draw:text-style-name="P7" draw:layer="layout" svg:width="0.197cm" svg:height="0.844cm" svg:x="17.363cm" svg:y="6.3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62cm" svg:height="0.591cm" svg:x="17.655cm" svg:y="6.373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18.08cm" svg:y="6.3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8" draw:id="id158">
          <svg:title>TexMaths</svg:title>
          <svg:desc>22§display§\int \frac{5x - 1}{3x^2 + x + 2}}\ dx§svg§600§FALSE§</svg:desc>
          <draw:polygon draw:style-name="gr2" draw:text-style-name="P6" draw:layer="layout" svg:width="5.973cm" svg:height="1.642cm" svg:x="7.822cm" svg:y="3.644cm" svg:viewBox="0 0 5974 1643" draw:points="2987,1643 0,1643 0,0 5974,0 5974,1643">
            <text:p/>
          </draw:polygon>
          <draw:path draw:style-name="gr3" draw:text-style-name="P7" draw:layer="layout" svg:width="0.687cm" svg:height="1.719cm" svg:x="7.827cm" svg:y="3.60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32cm" svg:x="9.684cm" svg:y="3.619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386cm" svg:height="0.351cm" svg:x="10.054cm" svg:y="3.793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3cm" svg:height="0.032cm" svg:x="10.711cm" svg:y="3.925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1.489cm" svg:y="3.6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8.778cm" svg:y="4.448cm" svg:viewBox="0 0 3895 33" draw:points="1949,33 0,33 0,0 3895,0 3895,33">
            <text:p/>
          </draw:polygon>
          <draw:path draw:style-name="gr3" draw:text-style-name="P7" draw:layer="layout" svg:width="0.321cm" svg:height="0.532cm" svg:x="8.811cm" svg:y="4.67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9.188cm" svg:y="4.84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64cm" svg:y="4.6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168cm" svg:y="4.7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0.922cm" svg:y="4.84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11.555cm" svg:y="4.7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325cm" svg:y="4.67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369cm" svg:height="0.547cm" svg:x="13.053cm" svg:y="4.121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448cm" svg:y="4.31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68" draw:id="id168">
          <svg:title>TexMaths</svg:title>
          <svg:desc>22§display§\int \frac{x^3 + 4x^2 + 3x - 26}{x^2 + 6x + 13}}\ dx§svg§600§FALSE§</svg:desc>
          <draw:polygon draw:style-name="gr2" draw:text-style-name="P6" draw:layer="layout" svg:width="8.48cm" svg:height="1.752cm" svg:x="18.425cm" svg:y="5.844cm" svg:viewBox="0 0 8481 1753" draw:points="4240,1753 0,1753 0,0 8481,0 8481,1753">
            <text:p/>
          </draw:polygon>
          <draw:path draw:style-name="gr3" draw:text-style-name="P7" draw:layer="layout" svg:width="0.687cm" svg:height="1.718cm" svg:x="18.43cm" svg:y="5.916cm" svg:viewBox="0 0 688 1719" svg:d="M37 1684c25 0 39-18 39-37 0-26-20-39-37-39-20 0-39 13-39 39 0 40 39 72 86 72 118 0 162-181 217-405 60-244 111-492 153-740 28-164 56-319 83-419 8-39 35-137 66-137 23 0 43 14 46 17-26 2-38 18-38 37 0 27 19 39 37 39 19 0 38-12 38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19.404cm" svg:y="6.1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19.853cm" svg:y="5.805cm" svg:viewBox="0 0 250 371" svg:d="M120 179c42 0 72 30 72 88 0 67-39 87-71 87-21 0-70-6-93-37 27-2 32-20 32-30 0-18-12-30-30-30-14 0-30 9-30 30 0 53 56 84 123 84 76 0 127-49 127-104 0-42-33-84-93-98 56-19 77-62 77-93 0-44-49-76-111-76-60 0-105 30-105 72 0 20 10 30 28 30 16 0 28-12 28-28s-12-26-28-28c19-25 56-30 75-30 25 0 60 12 60 60 0 23-9 47-23 63-17 21-31 23-59 25-15 0-15 0-18 1 0 0-5 0-5 7s5 7 14 7z">
            <text:p/>
          </draw:path>
          <draw:path draw:style-name="gr3" draw:text-style-name="P7" draw:layer="layout" svg:width="0.515cm" svg:height="0.516cm" svg:x="20.386cm" svg:y="5.995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21.137cm" svg:y="5.921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21.525cm" svg:y="6.1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1.977cm" svg:y="5.80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2.505cm" svg:y="5.995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23.269cm" svg:y="5.9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23.646cm" svg:y="6.1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24.3cm" svg:y="6.23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5.049cm" svg:y="5.93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8 8-74 8z">
            <text:p/>
          </draw:path>
          <draw:path draw:style-name="gr3" draw:text-style-name="P7" draw:layer="layout" svg:width="0.321cm" svg:height="0.532cm" svg:x="25.429cm" svg:y="5.93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2 48-58 51-77 51z">
            <text:p/>
          </draw:path>
          <draw:polygon draw:style-name="gr3" draw:text-style-name="P7" draw:layer="layout" svg:width="6.403cm" svg:height="0.032cm" svg:x="19.381cm" svg:y="6.759cm" svg:viewBox="0 0 6404 33" draw:points="3202,33 0,33 0,0 6404,0 6404,33">
            <text:p/>
          </draw:polygon>
          <draw:path draw:style-name="gr3" draw:text-style-name="P7" draw:layer="layout" svg:width="0.386cm" svg:height="0.351cm" svg:x="20.463cm" svg:y="7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20.917cm" svg:y="6.91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1.445cm" svg:y="7.047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321cm" svg:height="0.532cm" svg:x="22.208cm" svg:y="6.984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2 48-59 51-77 51z">
            <text:p/>
          </draw:path>
          <draw:path draw:style-name="gr3" draw:text-style-name="P7" draw:layer="layout" svg:width="0.386cm" svg:height="0.351cm" svg:x="22.584cm" svg:y="7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3.22cm" svg:y="7.047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256cm" svg:height="0.516cm" svg:x="24.019cm" svg:y="6.9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24.369cm" svg:y="6.98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26.164cm" svg:y="6.43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6.559cm" svg:y="6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60" draw:id="id160">
          <svg:title>TexMaths</svg:title>
          <svg:desc>22§display§\int \frac{x - x^2}{x^2 - 2x - 3}}\ dx§svg§600§FALSE§</svg:desc>
          <draw:polygon draw:style-name="gr2" draw:text-style-name="P6" draw:layer="layout" svg:width="5.973cm" svg:height="1.752cm" svg:x="15.124cm" svg:y="3.544cm" svg:viewBox="0 0 5974 1753" draw:points="2987,1753 0,1753 0,0 5974,0 5974,1753">
            <text:p/>
          </draw:polygon>
          <draw:path draw:style-name="gr3" draw:text-style-name="P7" draw:layer="layout" svg:width="0.687cm" svg:height="1.718cm" svg:x="15.129cm" svg:y="3.616cm" svg:viewBox="0 0 688 1719" svg:d="M37 1684c25 0 39-18 39-37 0-26-20-39-37-39-20 0-39 13-39 39 0 40 39 72 86 72 118 0 162-181 217-405 60-244 111-492 153-740 28-164 56-319 83-419 8-39 35-137 67-137 22 0 42 14 45 17-26 2-38 18-38 37 0 27 19 39 37 39 19 0 38-12 38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16.962cm" svg:y="3.80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3cm" svg:height="0.032cm" svg:x="17.618cm" svg:y="3.936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18.349cm" svg:y="3.80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8.803cm" svg:y="3.50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894cm" svg:height="0.032cm" svg:x="16.08cm" svg:y="4.459cm" svg:viewBox="0 0 3895 33" draw:points="1949,33 0,33 0,0 3895,0 3895,33">
            <text:p/>
          </draw:polygon>
          <draw:path draw:style-name="gr3" draw:text-style-name="P7" draw:layer="layout" svg:width="0.386cm" svg:height="0.351cm" svg:x="16.103cm" svg:y="4.85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6.557cm" svg:y="4.61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17.106cm" svg:y="4.99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6cm" svg:x="17.852cm" svg:y="4.684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8 8-74 8z">
            <text:p/>
          </draw:path>
          <draw:path draw:style-name="gr3" draw:text-style-name="P7" draw:layer="layout" svg:width="0.386cm" svg:height="0.351cm" svg:x="18.224cm" svg:y="4.85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3cm" svg:height="0.032cm" svg:x="18.879cm" svg:y="4.99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9.621cm" svg:y="4.68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20.355cm" svg:y="4.13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0.75cm" svg:y="4.32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156" draw:id="id156">
          <svg:title>TexMaths</svg:title>
          <svg:desc>22§display§\int \frac{3x + 2}{9 - 4x^2 }\ dx§svg§600§FALSE§</svg:desc>
          <draw:polygon draw:style-name="gr2" draw:text-style-name="P6" draw:layer="layout" svg:width="4.584cm" svg:height="1.642cm" svg:x="1.923cm" svg:y="3.644cm" svg:viewBox="0 0 4585 1643" draw:points="2293,1643 0,1643 0,0 4585,0 4585,1643">
            <text:p/>
          </draw:polygon>
          <draw:path draw:style-name="gr3" draw:text-style-name="P7" draw:layer="layout" svg:width="0.687cm" svg:height="1.719cm" svg:x="1.928cm" svg:y="3.605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321cm" svg:height="0.532cm" svg:x="3.084cm" svg:y="3.619cm" svg:viewBox="0 0 322 533" svg:d="M194 243c63-19 107-74 107-136 0-63-67-107-143-107-77 0-137 46-137 106 0 24 18 40 39 40 24 0 40-17 40-40 0-39-37-39-47-39 23-37 74-48 102-48 32 0 75 18 75 87 0 10-1 54-22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3.461cm" svg:y="3.793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ath draw:style-name="gr3" draw:text-style-name="P7" draw:layer="layout" svg:width="0.515cm" svg:height="0.517cm" svg:x="4.096cm" svg:y="3.684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309cm" svg:height="0.517cm" svg:x="4.863cm" svg:y="3.619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olygon draw:style-name="gr3" draw:text-style-name="P7" draw:layer="layout" svg:width="2.506cm" svg:height="0.032cm" svg:x="2.878cm" svg:y="4.448cm" svg:viewBox="0 0 2507 33" draw:points="1255,33 0,33 0,0 2507,0 2507,33">
            <text:p/>
          </draw:polygon>
          <draw:path draw:style-name="gr3" draw:text-style-name="P7" draw:layer="layout" svg:width="0.321cm" svg:height="0.532cm" svg:x="2.912cm" svg:y="4.674cm" svg:viewBox="0 0 322 533" svg:d="M253 269v25c0 183-81 218-126 218-14 0-55-1-76-28 33 0 40-23 40-35 0-25-19-37-36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3.501cm" svg:y="4.9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4.231cm" svg:y="4.665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4.619cm" svg:y="4.846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4 60 79 0 123-100 123-120 0-7-7-7-8-7-7 0-9 2-11 7-25 85-79 102-104 102-30 0-42-24-42-51 0-17 5-33 14-68z">
            <text:p/>
          </draw:path>
          <draw:path draw:style-name="gr3" draw:text-style-name="P7" draw:layer="layout" svg:width="0.24cm" svg:height="0.36cm" svg:x="5.073cm" svg:y="4.6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8cm" svg:height="0.547cm" svg:x="5.766cm" svg:y="4.121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16cm" svg:y="4.316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64" draw:id="id164">
          <svg:title>TexMaths</svg:title>
          <svg:desc>22§display§\int \frac{7x + 3}{ \sqrt{3 + 2x - x^2} }\ dx§svg§600§FALSE§</svg:desc>
          <draw:polygon draw:style-name="gr2" draw:text-style-name="P6" draw:layer="layout" svg:width="6.617cm" svg:height="1.695cm" svg:x="1.823cm" svg:y="5.745cm" svg:viewBox="0 0 6618 1696" draw:points="3309,1696 0,1696 0,0 6618,0 6618,1696">
            <text:p/>
          </draw:polygon>
          <draw:path draw:style-name="gr3" draw:text-style-name="P7" draw:layer="layout" svg:width="0.687cm" svg:height="1.719cm" svg:x="1.828cm" svg:y="5.706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32cm" svg:height="0.541cm" svg:x="4.011cm" svg:y="5.713cm" svg:viewBox="0 0 333 542" svg:d="M326 53c7-11 7-13 7-28h-189c-95 0-96-11-98-25h-20l-26 160h19c2-12 9-61 20-70 5-5 67-5 75-5h162c-8 12-70 96-88 123-68 104-95 211-95 290 0 9 0 44 35 44 37 0 37-35 37-44v-38c0-43 2-87 7-127 4-18 15-85 50-134z">
            <text:p/>
          </draw:path>
          <draw:path draw:style-name="gr3" draw:text-style-name="P7" draw:layer="layout" svg:width="0.386cm" svg:height="0.351cm" svg:x="4.377cm" svg:y="5.8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5.012cm" svg:y="5.78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5.775cm" svg:y="5.7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4.54cm" svg:height="0.032cm" svg:x="2.779cm" svg:y="6.549cm" svg:viewBox="0 0 4541 33" draw:points="2271,33 0,33 0,0 4541,0 4541,33">
            <text:p/>
          </draw:polygon>
          <draw:path draw:style-name="gr3" draw:text-style-name="P7" draw:layer="layout" svg:width="0.605cm" svg:height="0.774cm" svg:x="2.835cm" svg:y="6.704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3.894cm" svg:height="0.032cm" svg:x="3.423cm" svg:y="6.704cm" svg:viewBox="0 0 3895 33" draw:points="1949,33 0,33 0,0 3895,0 3895,33">
            <text:p/>
          </draw:polygon>
          <draw:path draw:style-name="gr3" draw:text-style-name="P7" draw:layer="layout" svg:width="0.321cm" svg:height="0.532cm" svg:x="3.456cm" svg:y="6.86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4.025cm" svg:y="6.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4.794cm" svg:y="6.86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5.164cm" svg:y="7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5.82cm" svg:y="7.17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551cm" svg:y="7.0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4cm" svg:height="0.36cm" svg:x="7.005cm" svg:y="6.7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7.7cm" svg:y="6.222cm" svg:viewBox="0 0 370 548" svg:d="M370 9c0-2 0-9-11-9-10 0-84 7-98 9-6 0-11 3-11 14 0 10 7 10 19 10 37 0 39 6 39 13l-3 16-46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093cm" svg:y="6.4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166" draw:id="id166">
          <svg:title>TexMaths</svg:title>
          <svg:desc>22§display§\int \frac{2x + 1}{ \sqrt{x^2 + 4x + 13} }\ dx§svg§600§FALSE§</svg:desc>
          <draw:polygon draw:style-name="gr2" draw:text-style-name="P6" draw:layer="layout" svg:width="7.004cm" svg:height="1.695cm" svg:x="10.024cm" svg:y="5.848cm" svg:viewBox="0 0 7005 1696" draw:points="3503,1696 0,1696 0,0 7005,0 7005,1696">
            <text:p/>
          </draw:polygon>
          <draw:path draw:style-name="gr3" draw:text-style-name="P7" draw:layer="layout" svg:width="0.687cm" svg:height="1.719cm" svg:x="10.029cm" svg:y="5.809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12.402cm" svg:y="5.82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2.772cm" svg:y="5.9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3.407cm" svg:y="5.88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206cm" svg:y="5.82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10.98cm" svg:y="6.652cm" svg:viewBox="0 0 4927 33" draw:points="2464,33 0,33 0,0 4927,0 4927,33">
            <text:p/>
          </draw:polygon>
          <draw:path draw:style-name="gr3" draw:text-style-name="P7" draw:layer="layout" svg:width="0.604cm" svg:height="0.774cm" svg:x="11.036cm" svg:y="6.80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281cm" svg:height="0.032cm" svg:x="11.624cm" svg:y="6.807cm" svg:viewBox="0 0 4282 33" draw:points="2142,33 0,33 0,0 4282,0 4282,33">
            <text:p/>
          </draw:polygon>
          <draw:path draw:style-name="gr3" draw:text-style-name="P7" draw:layer="layout" svg:width="0.386cm" svg:height="0.351cm" svg:x="11.647cm" svg:y="7.1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12.101cm" svg:y="6.9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629cm" svg:y="7.0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3.381cm" svg:y="6.95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3.768cm" svg:y="7.1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4.401cm" svg:y="7.0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5.201cm" svg:y="6.96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5.551cm" svg:y="6.96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6.287cm" svg:y="6.325cm" svg:viewBox="0 0 370 548" svg:d="M370 9c0-2 0-9-11-9-10 0-84 7-99 9-5 0-10 3-10 14 0 10 7 10 19 10 37 0 39 6 39 13l-3 16-46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6.681cm" svg:y="6.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162" draw:id="id162">
          <svg:title>TexMaths</svg:title>
          <svg:desc>22§display§\int \sqrt{\frac{x + 2}{x - 5}} \ dx§svg§600§FALSE§</svg:desc>
          <draw:polygon draw:style-name="gr2" draw:text-style-name="P6" draw:layer="layout" svg:width="4.626cm" svg:height="1.803cm" svg:x="22.323cm" svg:y="3.445cm" svg:viewBox="0 0 4627 1804" draw:points="2313,1804 0,1804 0,0 4627,0 4627,1804">
            <text:p/>
          </draw:polygon>
          <draw:path draw:style-name="gr3" draw:text-style-name="P7" draw:layer="layout" svg:width="0.687cm" svg:height="1.718cm" svg:x="22.328cm" svg:y="3.568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703cm" svg:height="1.855cm" svg:x="23.272cm" svg:y="3.406cm" svg:viewBox="0 0 704 1856" svg:d="M275 1703l-168-774-102 158c-5 7-5 9-5 11s11 11 11 12l52-82 180 828c25 0 28 0 32-19l427-1805c0-6 2-13 2-16 0-9-5-16-14-16-14 0-16 11-18 21z">
            <text:p/>
          </draw:path>
          <draw:polygon draw:style-name="gr3" draw:text-style-name="P7" draw:layer="layout" svg:width="1.96cm" svg:height="0.032cm" svg:x="23.96cm" svg:y="3.406cm" svg:viewBox="0 0 1961 33" draw:points="980,33 0,33 0,0 1961,0 1961,33">
            <text:p/>
          </draw:polygon>
          <draw:path draw:style-name="gr3" draw:text-style-name="P7" draw:layer="layout" svg:width="0.386cm" svg:height="0.351cm" svg:x="24.074cm" svg:y="3.7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7 102-104 102-30 0-42-24-42-51 0-17 5-33 14-68z">
            <text:p/>
          </draw:path>
          <draw:path draw:style-name="gr3" draw:text-style-name="P7" draw:layer="layout" svg:width="0.515cm" svg:height="0.516cm" svg:x="24.71cm" svg:y="3.64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25.479cm" svg:y="3.58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1.775cm" svg:height="0.032cm" svg:x="24.053cm" svg:y="4.411cm" svg:viewBox="0 0 1776 33" draw:points="887,33 0,33 0,0 1776,0 1776,33">
            <text:p/>
          </draw:polygon>
          <draw:path draw:style-name="gr3" draw:text-style-name="P7" draw:layer="layout" svg:width="0.386cm" svg:height="0.351cm" svg:x="24.074cm" svg:y="4.8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7 102-104 102-30 0-42-24-42-51 0-17 5-33 14-68z">
            <text:p/>
          </draw:path>
          <draw:path draw:style-name="gr3" draw:text-style-name="P7" draw:layer="layout" svg:width="0.472cm" svg:height="0.032cm" svg:x="24.731cm" svg:y="4.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5.479cm" svg:y="4.634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5 55 141 141 141 90 0 169-74 169-172z">
            <text:p/>
          </draw:path>
          <draw:path draw:style-name="gr3" draw:text-style-name="P7" draw:layer="layout" svg:width="0.369cm" svg:height="0.546cm" svg:x="26.208cm" svg:y="4.08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26.602cm" svg:y="4.2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61" draw:id="id161">
          <svg:title>TexMaths</svg:title>
          <svg:desc>22§display§\text {(4)}§svg§600§FALSE§</svg:desc>
          <draw:polygon draw:style-name="gr2" draw:text-style-name="P6" draw:layer="layout" svg:width="0.834cm" svg:height="0.696cm" svg:x="21.424cm" svg:y="4.047cm" svg:viewBox="0 0 835 697" draw:points="418,697 0,697 0,0 835,0 835,697">
            <text:p/>
          </draw:polygon>
          <draw:path draw:style-name="gr3" draw:text-style-name="P7" draw:layer="layout" svg:width="0.181cm" svg:height="0.773cm" svg:x="21.461cm" svg:y="4.00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44cm" svg:height="0.523cm" svg:x="21.708cm" svg:y="4.064cm" svg:viewBox="0 0 345 524" svg:d="M206 398v66c0 29 0 37-58 37h-16v23c32-2 72-2 104-2 34 0 74 0 106 2v-23h-16c-58 0-60-8-60-37v-66h79v-25h-79v-354c0-14 0-19-12-19-7 0-9 0-14 9l-240 364v25zM212 373h-191l191-289z">
            <text:p/>
          </draw:path>
          <draw:path draw:style-name="gr3" draw:text-style-name="P7" draw:layer="layout" svg:width="0.181cm" svg:height="0.773cm" svg:x="22.118cm" svg:y="4.00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9" draw:id="id169">
          <svg:title>TexMaths</svg:title>
          <svg:desc>28§display§\text {Solutions :}§svg§600§FALSE§</svg:desc>
          <draw:polygon draw:style-name="gr2" draw:text-style-name="P6" draw:layer="layout" svg:width="4.36cm" svg:height="0.617cm" svg:x="1.02cm" svg:y="8.052cm" svg:viewBox="0 0 4361 618" draw:points="2182,618 0,618 0,0 4361,0 4361,618">
            <text:p/>
          </draw:polygon>
          <draw:path draw:style-name="gr3" draw:text-style-name="P7" draw:layer="layout" svg:width="0.438cm" svg:height="0.716cm" svg:x="1.027cm" svg:y="8.00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1.544cm" svg:y="8.2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041cm" svg:y="8.01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315cm" svg:y="8.26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2.848cm" svg:y="8.09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244cm" svg:y="8.03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3.513cm" svg:y="8.25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008cm" svg:y="8.26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4.557cm" svg:y="8.25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325cm" svg:y="8.272cm" svg:viewBox="0 0 108 426" svg:d="M108 52c0-27-25-52-54-52s-54 25-54 52c0 29 25 53 54 53s54-24 54-53zM108 374c0-29-25-51-54-51s-54 22-54 51 25 52 54 52 54-23 54-52z">
            <text:p/>
          </draw:path>
        </draw:g>
        <draw:g xml:id="id171" draw:id="id171">
          <svg:title>TexMaths</svg:title>
          <svg:desc>24§display§\text {Let,}§svg§600§FALSE§</svg:desc>
          <draw:polygon draw:style-name="gr2" draw:text-style-name="P6" draw:layer="layout" svg:width="1.318cm" svg:height="0.655cm" svg:x="3.24cm" svg:y="9.45cm" svg:viewBox="0 0 1319 656" draw:points="659,656 0,656 0,0 1319,0 1319,656">
            <text:p/>
          </draw:polygon>
          <draw:path draw:style-name="gr3" draw:text-style-name="P7" draw:layer="layout" svg:width="0.464cm" svg:height="0.577cm" svg:x="3.225cm" svg:y="9.4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9cm" svg:y="9.6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6cm" svg:y="9.4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cm" svg:y="9.8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2" draw:id="id172">
          <svg:title>TexMaths</svg:title>
          <svg:desc>24§display§\text {I}§svg§600§FALSE§</svg:desc>
          <draw:polygon draw:style-name="gr2" draw:text-style-name="P6" draw:layer="layout" svg:width="0.197cm" svg:height="0.493cm" svg:x="5.046cm" svg:y="9.45cm" svg:viewBox="0 0 198 494" draw:points="100,494 0,494 0,0 198,0 198,494">
            <text:p/>
          </draw:polygon>
          <draw:path draw:style-name="gr3" draw:text-style-name="P7" draw:layer="layout" svg:width="0.258cm" svg:height="0.577cm" svg:x="5.027cm" svg:y="9.4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3" draw:id="id173">
          <svg:title>TexMaths</svg:title>
          <svg:desc>22§display§= \int \frac{ 3x + 2 }{ 9 - 4x^2 }\ dx§svg§600§FALSE§</svg:desc>
          <draw:polygon draw:style-name="gr2" draw:text-style-name="P6" draw:layer="layout" svg:width="5.403cm" svg:height="1.642cm" svg:x="5.734cm" svg:y="8.858cm" svg:viewBox="0 0 5404 1643" draw:points="2702,1643 0,1643 0,0 5404,0 5404,1643">
            <text:p/>
          </draw:polygon>
          <draw:path draw:style-name="gr3" draw:text-style-name="P7" draw:layer="layout" svg:width="0.515cm" svg:height="0.182cm" svg:x="5.739cm" svg:y="9.5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4cm" svg:y="8.819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21cm" svg:height="0.532cm" svg:x="7.713cm" svg:y="8.83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8.089cm" svg:y="9.007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8.725cm" svg:y="8.8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492cm" svg:y="8.83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olygon draw:style-name="gr3" draw:text-style-name="P7" draw:layer="layout" svg:width="2.507cm" svg:height="0.032cm" svg:x="7.507cm" svg:y="9.662cm" svg:viewBox="0 0 2508 33" draw:points="1255,33 0,33 0,0 2508,0 2508,33">
            <text:p/>
          </draw:polygon>
          <draw:path draw:style-name="gr3" draw:text-style-name="P7" draw:layer="layout" svg:width="0.321cm" svg:height="0.532cm" svg:x="7.538cm" svg:y="9.888cm" svg:viewBox="0 0 322 533" svg:d="M253 269v25c0 183-80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3cm" svg:height="0.032cm" svg:x="8.13cm" svg:y="10.194cm" svg:viewBox="0 0 474 33" svg:d="M447 33c12 0 27 0 27-17 0-16-15-16-27-16h-421c-12 0-26 0-26 16 0 17 14 17 26 17z">
            <text:p/>
          </draw:path>
          <draw:path draw:style-name="gr3" draw:text-style-name="P7" draw:layer="layout" svg:width="0.344cm" svg:height="0.524cm" svg:x="8.86cm" svg:y="9.879cm" svg:viewBox="0 0 345 525" svg:d="M206 398v67c0 28 0 37-58 37h-16v23c32-2 72-2 104-2 33 0 74 0 106 2v-23h-16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248cm" svg:y="10.06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702cm" svg:y="9.8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395cm" svg:y="9.335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0.79cm" svg:y="9.53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70" draw:id="id170">
          <svg:title>TexMaths</svg:title>
          <svg:desc>22§display§\text {(1)}§svg§600§FALSE§</svg:desc>
          <draw:polygon draw:style-name="gr2" draw:text-style-name="P6" draw:layer="layout" svg:width="0.834cm" svg:height="0.696cm" svg:x="1.52cm" svg:y="9.344cm" svg:viewBox="0 0 835 697" draw:points="418,697 0,697 0,0 835,0 835,697">
            <text:p/>
          </draw:polygon>
          <draw:path draw:style-name="gr3" draw:text-style-name="P7" draw:layer="layout" svg:width="0.181cm" svg:height="0.773cm" svg:x="1.557cm" svg:y="9.3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851cm" svg:y="9.3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2.214cm" svg:y="9.3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74" draw:id="id174">
          <svg:title>TexMaths</svg:title>
          <svg:desc>22§display§= \int \left[ \frac{ 3x }{ 9 - 4x^2 } + \frac{ 2 }{ 9 - 4x^2 } \right] \ dx§svg§600§FALSE§</svg:desc>
          <draw:polygon draw:style-name="gr2" draw:text-style-name="P6" draw:layer="layout" svg:width="9.984cm" svg:height="1.779cm" svg:x="5.636cm" svg:y="11.059cm" svg:viewBox="0 0 9985 1780" draw:points="4993,1780 0,1780 0,0 9985,0 9985,1780">
            <text:p/>
          </draw:polygon>
          <draw:path draw:style-name="gr3" draw:text-style-name="P7" draw:layer="layout" svg:width="0.515cm" svg:height="0.182cm" svg:x="5.641cm" svg:y="11.8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6cm" svg:y="11.089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7.509cm" svg:y="11.02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8.688cm" svg:y="11.10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9.064cm" svg:y="11.2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2.507cm" svg:height="0.032cm" svg:x="7.817cm" svg:y="11.932cm" svg:viewBox="0 0 2508 33" draw:points="1255,33 0,33 0,0 2508,0 2508,33">
            <text:p/>
          </draw:polygon>
          <draw:path draw:style-name="gr3" draw:text-style-name="P7" draw:layer="layout" svg:width="0.321cm" svg:height="0.532cm" svg:x="7.848cm" svg:y="12.157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44cm" svg:y="12.46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9.17cm" svg:y="12.14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9.557cm" svg:y="12.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011cm" svg:y="12.0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631cm" svg:y="11.6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2.553cm" svg:y="11.10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2.507cm" svg:height="0.032cm" svg:x="11.455cm" svg:y="11.932cm" svg:viewBox="0 0 2508 33" draw:points="1255,33 0,33 0,0 2508,0 2508,33">
            <text:p/>
          </draw:polygon>
          <draw:path draw:style-name="gr3" draw:text-style-name="P7" draw:layer="layout" svg:width="0.321cm" svg:height="0.532cm" svg:x="11.486cm" svg:y="12.157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2.076cm" svg:y="12.46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2.808cm" svg:y="12.14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3.195cm" svg:y="12.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3.648cm" svg:y="12.0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4.065cm" svg:y="11.02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88cm" svg:y="11.6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5.274cm" svg:y="11.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175" draw:id="id175">
          <svg:title>TexMaths</svg:title>
          <svg:desc>22§display§= \int \frac{ 3x }{ 9 - 4x^2 }\ dx + \int \frac{ 2 }{ 9 - 4x^2 }  \ dx§svg§600§FALSE§</svg:desc>
          <draw:polygon draw:style-name="gr2" draw:text-style-name="P6" draw:layer="layout" svg:width="11.043cm" svg:height="1.642cm" svg:x="5.639cm" svg:y="13.56cm" svg:viewBox="0 0 11044 1643" draw:points="5523,1643 0,1643 0,0 11044,0 11044,1643">
            <text:p/>
          </draw:polygon>
          <draw:path draw:style-name="gr3" draw:text-style-name="P7" draw:layer="layout" svg:width="0.515cm" svg:height="0.182cm" svg:x="5.644cm" svg:y="14.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9cm" svg:y="13.52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21cm" svg:height="0.532cm" svg:x="8.282cm" svg:y="13.53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8.659cm" svg:y="13.7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olygon draw:style-name="gr3" draw:text-style-name="P7" draw:layer="layout" svg:width="2.507cm" svg:height="0.032cm" svg:x="7.411cm" svg:y="14.364cm" svg:viewBox="0 0 2508 33" draw:points="1255,33 0,33 0,0 2508,0 2508,33">
            <text:p/>
          </draw:polygon>
          <draw:path draw:style-name="gr3" draw:text-style-name="P7" draw:layer="layout" svg:width="0.321cm" svg:height="0.532cm" svg:x="7.443cm" svg:y="14.59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034cm" svg:y="14.89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8.765cm" svg:y="14.58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152cm" svg:y="14.7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606cm" svg:y="14.5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299cm" svg:y="14.037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0.694cm" svg:y="14.2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1.329cm" svg:y="14.1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2.101cm" svg:y="13.52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4 85-146 243-2 7-108 396-192 903-21 118-44 248-69 356-14 56-49 202-113 202-28 0-45-19-47-19z">
            <text:p/>
          </draw:path>
          <draw:path draw:style-name="gr3" draw:text-style-name="P7" draw:layer="layout" svg:width="0.309cm" svg:height="0.517cm" svg:x="14.152cm" svg:y="13.53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7" draw:layer="layout" svg:width="2.507cm" svg:height="0.032cm" svg:x="13.054cm" svg:y="14.364cm" svg:viewBox="0 0 2508 33" draw:points="1255,33 0,33 0,0 2508,0 2508,33">
            <text:p/>
          </draw:polygon>
          <draw:path draw:style-name="gr3" draw:text-style-name="P7" draw:layer="layout" svg:width="0.321cm" svg:height="0.532cm" svg:x="13.085cm" svg:y="14.59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3.675cm" svg:y="14.89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4.405cm" svg:y="14.58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4.794cm" svg:y="14.7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5.246cm" svg:y="14.5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5.942cm" svg:y="14.037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336cm" svg:y="14.2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3" anim:sub-item="text" smil:attributeName="visibility" smil:to="visible"/>
                  <anim:animate smil:begin="0s" smil:dur="0.5s" smil:fill="hold" smil:decelerate="0.5" smil:targetElement="id153" anim:sub-item="text" smil:attributeName="rotate" smil:values="-90;0" smil:keyTimes="0;1"/>
                  <anim:animate smil:begin="0s" smil:dur="0.5s" smil:fill="hold" smil:decelerate="0.5" smil:targetElement="id153" anim:sub-item="text" smil:attributeName="width" smil:values="width;width*.05" smil:keyTimes="0;1"/>
                  <anim:animate smil:begin="0.5s" smil:dur="0.5s" smil:fill="hold" smil:accelerate="0.5" smil:targetElement="id153" anim:sub-item="text" smil:attributeName="width" smil:values="width*.05;width" smil:keyTimes="0;1"/>
                  <anim:animate smil:dur="1s" smil:fill="hold" smil:targetElement="id153" anim:sub-item="text" smil:attributeName="height" smil:values="height;height" smil:keyTimes="0;1"/>
                  <anim:animate smil:begin="0s" smil:dur="0.5s" smil:fill="hold" smil:decelerate="0.5" smil:targetElement="id153" anim:sub-item="text" smil:attributeName="x" smil:values="x+.4;x" smil:keyTimes="0;1"/>
                  <anim:animate smil:begin="0s" smil:dur="0.5s" smil:fill="hold" smil:decelerate="0.5" smil:targetElement="id153" anim:sub-item="text" smil:attributeName="y" smil:values="y-.2;y+.1" smil:keyTimes="0;1"/>
                  <anim:animate smil:begin="0.5s" smil:dur="0.5s" smil:fill="hold" smil:accelerate="0.5" smil:targetElement="id153" anim:sub-item="text" smil:attributeName="y" smil:values="y+.1;y" smil:keyTimes="0;1"/>
                  <anim:transitionFilter smil:begin="0s" smil:dur="1s" smil:decelerate="0.5" smil:targetElement="id1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5" smil:attributeName="visibility" smil:to="visible"/>
                  <anim:animate smil:dur="0.5s" smil:fill="hold" smil:targetElement="id155" smil:attributeName="width" smil:values="width*0.05;width" smil:keyTimes="0;1"/>
                  <anim:animate smil:dur="0.5s" smil:fill="hold" smil:targetElement="id155" smil:attributeName="height" smil:values="height;height" smil:keyTimes="0;1"/>
                  <anim:animate smil:dur="0.5s" smil:fill="hold" smil:targetElement="id155" smil:attributeName="x" smil:values="x-.2;x" smil:keyTimes="0;1"/>
                  <anim:animate smil:dur="0.5s" smil:fill="hold" smil:targetElement="id155" smil:attributeName="y" smil:values="y;y" smil:keyTimes="0;1"/>
                  <anim:transitionFilter smil:dur="0.5s" smil:targetElement="id15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7" smil:attributeName="visibility" smil:to="visible"/>
                  <anim:animate smil:dur="0.5s" smil:fill="hold" smil:targetElement="id157" smil:attributeName="width" smil:values="width*0.05;width" smil:keyTimes="0;1"/>
                  <anim:animate smil:dur="0.5s" smil:fill="hold" smil:targetElement="id157" smil:attributeName="height" smil:values="height;height" smil:keyTimes="0;1"/>
                  <anim:animate smil:dur="0.5s" smil:fill="hold" smil:targetElement="id157" smil:attributeName="x" smil:values="x-.2;x" smil:keyTimes="0;1"/>
                  <anim:animate smil:dur="0.5s" smil:fill="hold" smil:targetElement="id157" smil:attributeName="y" smil:values="y;y" smil:keyTimes="0;1"/>
                  <anim:transitionFilter smil:dur="0.5s" smil:targetElement="id15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width*0.05;width" smil:keyTimes="0;1"/>
                  <anim:animate smil:dur="0.5s" smil:fill="hold" smil:targetElement="id159" smil:attributeName="height" smil:values="height;height" smil:keyTimes="0;1"/>
                  <anim:animate smil:dur="0.5s" smil:fill="hold" smil:targetElement="id159" smil:attributeName="x" smil:values="x-.2;x" smil:keyTimes="0;1"/>
                  <anim:animate smil:dur="0.5s" smil:fill="hold" smil:targetElement="id159" smil:attributeName="y" smil:values="y;y" smil:keyTimes="0;1"/>
                  <anim:transitionFilter smil:dur="0.5s" smil:targetElement="id159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7" smil:attributeName="visibility" smil:to="visible"/>
                  <anim:animate smil:dur="0.5s" smil:fill="hold" smil:targetElement="id167" smil:attributeName="width" smil:values="width*0.05;width" smil:keyTimes="0;1"/>
                  <anim:animate smil:dur="0.5s" smil:fill="hold" smil:targetElement="id167" smil:attributeName="height" smil:values="height;height" smil:keyTimes="0;1"/>
                  <anim:animate smil:dur="0.5s" smil:fill="hold" smil:targetElement="id167" smil:attributeName="x" smil:values="x-.2;x" smil:keyTimes="0;1"/>
                  <anim:animate smil:dur="0.5s" smil:fill="hold" smil:targetElement="id167" smil:attributeName="y" smil:values="y;y" smil:keyTimes="0;1"/>
                  <anim:transitionFilter smil:dur="0.5s" smil:targetElement="id167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9" smil:attributeName="visibility" smil:to="visible"/>
                  <anim:animate smil:dur="0.5s" smil:fill="hold" smil:targetElement="id169" smil:attributeName="width" smil:values="width*0.05;width" smil:keyTimes="0;1"/>
                  <anim:animate smil:dur="0.5s" smil:fill="hold" smil:targetElement="id169" smil:attributeName="height" smil:values="height;height" smil:keyTimes="0;1"/>
                  <anim:animate smil:dur="0.5s" smil:fill="hold" smil:targetElement="id169" smil:attributeName="x" smil:values="x-.2;x" smil:keyTimes="0;1"/>
                  <anim:animate smil:dur="0.5s" smil:fill="hold" smil:targetElement="id169" smil:attributeName="y" smil:values="y;y" smil:keyTimes="0;1"/>
                  <anim:transitionFilter smil:dur="0.5s" smil:targetElement="id1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1" smil:attributeName="visibility" smil:to="visible"/>
                  <anim:animate smil:dur="0.5s" smil:fill="hold" smil:targetElement="id171" smil:attributeName="width" smil:values="width*0.05;width" smil:keyTimes="0;1"/>
                  <anim:animate smil:dur="0.5s" smil:fill="hold" smil:targetElement="id171" smil:attributeName="height" smil:values="height;height" smil:keyTimes="0;1"/>
                  <anim:animate smil:dur="0.5s" smil:fill="hold" smil:targetElement="id171" smil:attributeName="x" smil:values="x-.2;x" smil:keyTimes="0;1"/>
                  <anim:animate smil:dur="0.5s" smil:fill="hold" smil:targetElement="id171" smil:attributeName="y" smil:values="y;y" smil:keyTimes="0;1"/>
                  <anim:transitionFilter smil:dur="0.5s" smil:targetElement="id17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4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176" draw:id="id176">
          <svg:title>TexMaths</svg:title>
          <svg:desc>24§display§\text {I}§svg§600§FALSE§</svg:desc>
          <draw:polygon draw:style-name="gr2" draw:text-style-name="P6" draw:layer="layout" svg:width="0.197cm" svg:height="0.493cm" svg:x="3.244cm" svg:y="1.547cm" svg:viewBox="0 0 198 494" draw:points="100,494 0,494 0,0 198,0 198,494">
            <text:p/>
          </draw:polygon>
          <draw:path draw:style-name="gr3" draw:text-style-name="P7" draw:layer="layout" svg:width="0.258cm" svg:height="0.577cm" svg:x="3.225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7" draw:id="id177">
          <svg:title>TexMaths</svg:title>
          <svg:desc>20§display§= - \frac{3}{8} \int \frac{ -8x }{ 9 - 4x^2 }\ dx + 2\int \frac{ 1 }{ (3)^2 - (2x)^2 }  \ dx§svg§600§FALSE§</svg:desc>
          <draw:polygon draw:style-name="gr2" draw:text-style-name="P6" draw:layer="layout" svg:width="13.102cm" svg:height="1.545cm" svg:x="3.931cm" svg:y="1.051cm" svg:viewBox="0 0 13103 1546" draw:points="6551,1546 0,1546 0,0 13103,0 13103,1546">
            <text:p/>
          </draw:polygon>
          <draw:path draw:style-name="gr3" draw:text-style-name="P7" draw:layer="layout" svg:width="0.468cm" svg:height="0.165cm" svg:x="3.936cm" svg:y="1.7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4.696cm" svg:y="1.782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5.299cm" svg:y="1.029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5.269cm" svg:y="1.782cm" svg:viewBox="0 0 354 30" draw:points="176,30 0,30 0,0 354,0 354,30">
            <text:p/>
          </draw:polygon>
          <draw:path draw:style-name="gr3" draw:text-style-name="P7" draw:layer="layout" svg:width="0.292cm" svg:height="0.484cm" svg:x="5.299cm" svg:y="1.987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625cm" svg:height="1.562cm" svg:x="5.861cm" svg:y="1.016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429cm" svg:height="0.029cm" svg:x="7.274cm" svg:y="1.307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7.792cm" svg:y="1.02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351cm" svg:height="0.319cm" svg:x="8.134cm" svg:y="1.187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7" draw:layer="layout" svg:width="2.279cm" svg:height="0.029cm" svg:x="6.726cm" svg:y="1.782cm" svg:viewBox="0 0 2280 30" draw:points="1141,30 0,30 0,0 2280,0 2280,30">
            <text:p/>
          </draw:polygon>
          <draw:path draw:style-name="gr3" draw:text-style-name="P7" draw:layer="layout" svg:width="0.292cm" svg:height="0.484cm" svg:x="6.755cm" svg:y="1.987cm" svg:viewBox="0 0 293 485" svg:d="M230 245v22c0 167-73 199-115 199-13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29cm" svg:height="0.029cm" svg:x="7.293cm" svg:y="2.266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7.957cm" svg:y="1.97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8.309cm" svg:y="2.1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8.722cm" svg:y="1.9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9.352cm" svg:y="1.48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9.71cm" svg:y="1.66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0.288cm" svg:y="1.56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0.986cm" svg:y="1.50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625cm" svg:height="1.562cm" svg:x="11.459cm" svg:y="1.016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33cm" svg:height="0.469cm" svg:x="14.055cm" svg:y="1.029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3.689cm" svg:height="0.029cm" svg:x="12.323cm" svg:y="1.782cm" svg:viewBox="0 0 3690 30" draw:points="1845,30 0,30 0,0 3690,0 3690,30">
            <text:p/>
          </draw:polygon>
          <draw:path draw:style-name="gr3" draw:text-style-name="P7" draw:layer="layout" svg:width="0.164cm" svg:height="0.703cm" svg:x="12.394cm" svg:y="1.9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12.627cm" svg:y="1.98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2.989cm" svg:y="1.9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3.253cm" svg:y="1.9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3.752cm" svg:y="2.266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4.466cm" svg:y="1.9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4.706cm" svg:y="1.98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5.042cm" svg:y="2.1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5.464cm" svg:y="1.9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5.728cm" svg:y="1.9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6.359cm" svg:y="1.48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6.717cm" svg:y="1.66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179" draw:id="id179">
          <svg:title>TexMaths</svg:title>
          <svg:desc>18§display§.\ .\ \left[  \int \frac{f'(x)}{f(x)}dx = \log [ f(x)] + c \right]§svg§600§FALSE§</svg:desc>
          <draw:polygon draw:style-name="gr2" draw:text-style-name="P6" draw:layer="layout" svg:width="8.604cm" svg:height="1.455cm" svg:x="18.739cm" svg:y="3.453cm" svg:viewBox="0 0 8605 1456" draw:points="4302,1456 0,1456 0,0 8605,0 8605,1456">
            <text:p/>
          </draw:polygon>
          <draw:path draw:style-name="gr3" draw:text-style-name="P7" draw:layer="layout" svg:width="0.068cm" svg:height="0.068cm" svg:x="18.762cm" svg:y="4.27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9.148cm" svg:y="4.27cm" svg:viewBox="0 0 69 69" svg:d="M69 35c0-19-16-35-34-35-19 0-35 16-35 35 0 18 16 34 35 34 18 0 34-16 34-34z">
            <text:p/>
          </draw:path>
          <draw:polygon draw:style-name="gr3" draw:text-style-name="P7" draw:layer="layout" svg:width="0.167cm" svg:height="1.518cm" svg:x="19.744cm" svg:y="3.421cm" svg:viewBox="0 0 168 1519" draw:points="0,1519 168,1519 168,1484 35,1484 35,35 168,35 168,0 0,0">
            <text:p/>
          </draw:polygon>
          <draw:path draw:style-name="gr3" draw:text-style-name="P7" draw:layer="layout" svg:width="0.562cm" svg:height="1.406cm" svg:x="19.956cm" svg:y="3.477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6cm" svg:height="0.576cm" svg:x="20.768cm" svg:y="3.464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11cm" svg:height="0.229cm" svg:x="21.132cm" svg:y="3.433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1.351cm" svg:y="3.43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554cm" svg:y="3.63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933cm" svg:y="3.435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1.409cm" svg:height="0.026cm" svg:x="20.733cm" svg:y="4.167cm" svg:viewBox="0 0 1410 27" draw:points="706,27 0,27 0,0 1410,0 1410,27">
            <text:p/>
          </draw:polygon>
          <draw:path draw:style-name="gr3" draw:text-style-name="P7" draw:layer="layout" svg:width="0.316cm" svg:height="0.576cm" svg:x="20.856cm" svg:y="4.327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9 27 44 53 44 36 0 61-37 72-62 20-40 36-116 36-120z">
            <text:p/>
          </draw:path>
          <draw:path draw:style-name="gr3" draw:text-style-name="P7" draw:layer="layout" svg:width="0.147cm" svg:height="0.633cm" svg:x="21.263cm" svg:y="4.298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465cm" svg:y="4.492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3cm" svg:x="21.843cm" svg:y="4.298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2.244cm" svg:y="3.899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3 0-41-34-41-59 0-31 20-111 36-139 18-38 47-61 73-61 40 0 50 52 50 56 0 3-1 8-2 10z">
            <text:p/>
          </draw:path>
          <draw:path draw:style-name="gr3" draw:text-style-name="P7" draw:layer="layout" svg:width="0.316cm" svg:height="0.287cm" svg:x="22.566cm" svg:y="4.0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421cm" svg:height="0.149cm" svg:x="23.121cm" svg:y="4.106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3.773cm" svg:y="3.89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3.946cm" svg:y="4.055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29cm" svg:height="0.418cm" svg:x="24.262cm" svg:y="4.052cm" svg:viewBox="0 0 291 419" svg:d="M124 179c-56 0-56-64-56-78 0-17 1-38 10-53 6-9 20-26 46-26 55 0 55 63 55 77 0 18 0 38-11 54-5 8-20 26-44 26zM49 203c0-3 0-17 11-30 25 18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olygon draw:style-name="gr3" draw:text-style-name="P7" draw:layer="layout" svg:width="0.087cm" svg:height="0.633cm" svg:x="24.644cm" svg:y="3.864cm" svg:viewBox="0 0 88 634" draw:points="88,634 88,609 26,609 26,26 88,26 88,0 0,0 0,634">
            <text:p/>
          </draw:polygon>
          <draw:path draw:style-name="gr3" draw:text-style-name="P7" draw:layer="layout" svg:width="0.316cm" svg:height="0.576cm" svg:x="24.779cm" svg:y="3.89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5.185cm" svg:y="3.86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5.387cm" svg:y="4.0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767cm" svg:y="3.864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99cm" svg:y="3.864cm" svg:viewBox="0 0 88 634" draw:points="88,0 0,0 0,26 62,26 62,609 0,609 0,634 88,634">
            <text:p/>
          </draw:polygon>
          <draw:path draw:style-name="gr3" draw:text-style-name="P7" draw:layer="layout" svg:width="0.421cm" svg:height="0.422cm" svg:x="26.329cm" svg:y="3.9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952cm" svg:y="4.059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olygon draw:style-name="gr3" draw:text-style-name="P7" draw:layer="layout" svg:width="0.167cm" svg:height="1.518cm" svg:x="27.209cm" svg:y="3.421cm" svg:viewBox="0 0 168 1519" draw:points="132,1484 0,1484 0,1519 168,1519 168,0 0,0 0,35 132,35">
            <text:p/>
          </draw:polygon>
        </draw:g>
        <draw:g xml:id="id184" draw:id="id184">
          <svg:title>TexMaths</svg:title>
          <svg:desc>24§display§\text {Let,}§svg§600§FALSE§</svg:desc>
          <draw:polygon draw:style-name="gr2" draw:text-style-name="P6" draw:layer="layout" svg:width="1.318cm" svg:height="0.655cm" svg:x="3.138cm" svg:y="8.348cm" svg:viewBox="0 0 1319 656" draw:points="659,656 0,656 0,0 1319,0 1319,656">
            <text:p/>
          </draw:polygon>
          <draw:path draw:style-name="gr3" draw:text-style-name="P7" draw:layer="layout" svg:width="0.464cm" svg:height="0.577cm" svg:x="3.123cm" svg:y="8.3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647cm" svg:y="8.5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014cm" svg:y="8.3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98cm" svg:y="8.7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5" draw:id="id185">
          <svg:title>TexMaths</svg:title>
          <svg:desc>24§display§\text {I}§svg§600§FALSE§</svg:desc>
          <draw:polygon draw:style-name="gr2" draw:text-style-name="P6" draw:layer="layout" svg:width="0.197cm" svg:height="0.493cm" svg:x="4.944cm" svg:y="8.348cm" svg:viewBox="0 0 198 494" draw:points="100,494 0,494 0,0 198,0 198,494">
            <text:p/>
          </draw:polygon>
          <draw:path draw:style-name="gr3" draw:text-style-name="P7" draw:layer="layout" svg:width="0.258cm" svg:height="0.577cm" svg:x="4.925cm" svg:y="8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6" draw:id="id186">
          <svg:title>TexMaths</svg:title>
          <svg:desc>22§display§= \int \frac{5x - 1}{3x^2 + x - 2}}\ dx§svg§600§FALSE§</svg:desc>
          <draw:polygon draw:style-name="gr2" draw:text-style-name="P6" draw:layer="layout" svg:width="6.789cm" svg:height="1.642cm" svg:x="5.636cm" svg:y="7.755cm" svg:viewBox="0 0 6790 1643" draw:points="3395,1643 0,1643 0,0 6790,0 6790,1643">
            <text:p/>
          </draw:polygon>
          <draw:path draw:style-name="gr3" draw:text-style-name="P7" draw:layer="layout" svg:width="0.515cm" svg:height="0.182cm" svg:x="5.641cm" svg:y="8.4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6cm" svg:y="7.7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32cm" svg:x="8.315cm" svg:y="7.7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386cm" svg:height="0.351cm" svg:x="8.684cm" svg:y="7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339cm" svg:y="8.03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117cm" svg:y="7.7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7.408cm" svg:y="8.559cm" svg:viewBox="0 0 3895 33" draw:points="1948,33 0,33 0,0 3895,0 3895,33">
            <text:p/>
          </draw:polygon>
          <draw:path draw:style-name="gr3" draw:text-style-name="P7" draw:layer="layout" svg:width="0.321cm" svg:height="0.532cm" svg:x="7.44cm" svg:y="8.78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7.817cm" svg:y="8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271cm" svg:y="8.7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99cm" svg:y="8.8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9.552cm" svg:y="8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207cm" svg:y="9.0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955cm" svg:y="8.7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69cm" svg:height="0.547cm" svg:x="11.684cm" svg:y="8.2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078cm" svg:y="8.4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178" draw:id="id178">
          <svg:title>TexMaths</svg:title>
          <svg:desc>20§display§= - \frac{3}{8} \log \left[ 9 - 4x^2 \right] + \frac{1}{2(3)}\log \left( \frac{3 + 2x}{3 - 2x} \right)  . \frac{1}{2} + c§svg§600§FALSE§</svg:desc>
          <draw:polygon draw:style-name="gr2" draw:text-style-name="P6" draw:layer="layout" svg:width="14.328cm" svg:height="1.617cm" svg:x="3.934cm" svg:y="3.351cm" svg:viewBox="0 0 14329 1618" draw:points="7164,1618 0,1618 0,0 14329,0 14329,1618">
            <text:p/>
          </draw:polygon>
          <draw:path draw:style-name="gr3" draw:text-style-name="P7" draw:layer="layout" svg:width="0.468cm" svg:height="0.165cm" svg:x="3.939cm" svg:y="4.0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4.699cm" svg:y="4.14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5.302cm" svg:y="3.391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5.272cm" svg:y="4.145cm" svg:viewBox="0 0 354 30" draw:points="176,30 0,30 0,0 354,0 354,30">
            <text:p/>
          </draw:polygon>
          <draw:path draw:style-name="gr3" draw:text-style-name="P7" draw:layer="layout" svg:width="0.292cm" svg:height="0.484cm" svg:x="5.302cm" svg:y="4.35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157cm" svg:height="0.489cm" svg:x="5.848cm" svg:y="3.84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6.04cm" svg:y="4.0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6.392cm" svg:y="4.01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35cm" svg:height="0.844cm" svg:x="6.992cm" svg:y="3.738cm" svg:viewBox="0 0 136 845" draw:points="0,845 136,845 136,816 29,816 29,29 136,29 136,0 0,0">
            <text:p/>
          </draw:polygon>
          <draw:path draw:style-name="gr3" draw:text-style-name="P7" draw:layer="layout" svg:width="0.292cm" svg:height="0.484cm" svg:x="7.173cm" svg:y="3.866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29cm" svg:height="0.029cm" svg:x="7.709cm" svg:y="4.145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8.373cm" svg:y="3.8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8.726cm" svg:y="4.02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9.137cm" svg:y="3.7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35cm" svg:height="0.844cm" svg:x="9.438cm" svg:y="3.738cm" svg:viewBox="0 0 136 845" draw:points="136,845 136,0 0,0 0,29 109,29 109,816 0,816 0,845">
            <text:p/>
          </draw:polygon>
          <draw:path draw:style-name="gr3" draw:text-style-name="P7" draw:layer="layout" svg:width="0.468cm" svg:height="0.469cm" svg:x="9.91cm" svg:y="3.9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1.17cm" svg:y="3.39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1.25cm" svg:height="0.029cm" svg:x="10.659cm" svg:y="4.145cm" svg:viewBox="0 0 1251 30" draw:points="626,30 0,30 0,0 1251,0 1251,30">
            <text:p/>
          </draw:polygon>
          <draw:path draw:style-name="gr3" draw:text-style-name="P7" draw:layer="layout" svg:width="0.281cm" svg:height="0.469cm" svg:x="10.694cm" svg:y="4.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164cm" svg:height="0.703cm" svg:x="11.08cm" svg:y="4.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11.314cm" svg:y="4.35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1.675cm" svg:y="4.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157cm" svg:height="0.489cm" svg:x="12.133cm" svg:y="3.84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2.325cm" svg:y="4.0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2.677cm" svg:y="4.01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46cm" svg:height="1.687cm" svg:x="13.282cm" svg:y="3.316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92cm" svg:height="0.484cm" svg:x="13.767cm" svg:y="3.39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14.283cm" svg:y="3.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4.983cm" svg:y="3.3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5.319cm" svg:y="3.5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olygon draw:style-name="gr3" draw:text-style-name="P7" draw:layer="layout" svg:width="1.964cm" svg:height="0.029cm" svg:x="13.736cm" svg:y="4.145cm" svg:viewBox="0 0 1965 30" draw:points="982,30 0,30 0,0 1965,0 1965,30">
            <text:p/>
          </draw:polygon>
          <draw:path draw:style-name="gr3" draw:text-style-name="P7" draw:layer="layout" svg:width="0.292cm" svg:height="0.484cm" svg:x="13.767cm" svg:y="4.3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4.303cm" svg:y="4.628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4.983cm" svg:y="4.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5.319cm" svg:y="4.50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346cm" svg:height="1.687cm" svg:x="15.81cm" svg:y="3.316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076cm" svg:height="0.076cm" svg:x="16.48cm" svg:y="4.26cm" svg:viewBox="0 0 77 77" svg:d="M77 38c0-20-18-38-39-38-20 0-38 18-38 38 0 21 18 39 38 39 21 0 39-18 39-39z">
            <text:p/>
          </draw:path>
          <draw:path draw:style-name="gr3" draw:text-style-name="P7" draw:layer="layout" svg:width="0.233cm" svg:height="0.469cm" svg:x="16.762cm" svg:y="3.39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6.7cm" svg:y="4.145cm" svg:viewBox="0 0 354 30" draw:points="176,30 0,30 0,0 354,0 354,30">
            <text:p/>
          </draw:polygon>
          <draw:path draw:style-name="gr3" draw:text-style-name="P7" draw:layer="layout" svg:width="0.281cm" svg:height="0.469cm" svg:x="16.735cm" svg:y="4.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7.33cm" svg:y="3.9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8.023cm" svg:y="4.02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81" draw:id="id181">
          <svg:title>TexMaths</svg:title>
          <svg:desc>24§display§\text {I}§svg§600§FALSE§</svg:desc>
          <draw:polygon draw:style-name="gr2" draw:text-style-name="P6" draw:layer="layout" svg:width="0.197cm" svg:height="0.493cm" svg:x="3.146cm" svg:y="6.247cm" svg:viewBox="0 0 198 494" draw:points="100,494 0,494 0,0 198,0 198,494">
            <text:p/>
          </draw:polygon>
          <draw:path draw:style-name="gr3" draw:text-style-name="P7" draw:layer="layout" svg:width="0.258cm" svg:height="0.577cm" svg:x="3.127cm" svg:y="6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0" draw:id="id180">
          <svg:title>TexMaths</svg:title>
          <svg:desc>26§display§\therefore§svg§600§FALSE§</svg:desc>
          <draw:polygon draw:style-name="gr2" draw:text-style-name="P6" draw:layer="layout" svg:width="0.49cm" svg:height="0.402cm" svg:x="1.834cm" svg:y="6.344cm" svg:viewBox="0 0 491 403" draw:points="246,403 0,403 0,0 491,0 491,403">
            <text:p/>
          </draw:polygon>
          <draw:path draw:style-name="gr3" draw:text-style-name="P7" draw:layer="layout" svg:width="0.555cm" svg:height="0.493cm" svg:x="1.815cm" svg:y="6.2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82" draw:id="id182">
          <svg:title>TexMaths</svg:title>
          <svg:desc>20§display§= - \frac{3}{8} \log \left[ 9 - 4x^2 \right] + \frac{1}{12}\log \left( \frac{3 + 2x}{3 - 2x} \right)  \ + \ c§svg§600§FALSE§</svg:desc>
          <draw:polygon draw:style-name="gr2" draw:text-style-name="P6" draw:layer="layout" svg:width="13.416cm" svg:height="1.617cm" svg:x="3.932cm" svg:y="5.652cm" svg:viewBox="0 0 13417 1618" draw:points="6708,1618 0,1618 0,0 13417,0 13417,1618">
            <text:p/>
          </draw:polygon>
          <draw:path draw:style-name="gr3" draw:text-style-name="P7" draw:layer="layout" svg:width="0.468cm" svg:height="0.165cm" svg:x="3.937cm" svg:y="6.37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4.697cm" svg:y="6.446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5.3cm" svg:y="5.692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5.27cm" svg:y="6.446cm" svg:viewBox="0 0 354 30" draw:points="176,30 0,30 0,0 354,0 354,30">
            <text:p/>
          </draw:polygon>
          <draw:path draw:style-name="gr3" draw:text-style-name="P7" draw:layer="layout" svg:width="0.292cm" svg:height="0.484cm" svg:x="5.3cm" svg:y="6.651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157cm" svg:height="0.489cm" svg:x="5.845cm" svg:y="6.14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6.037cm" svg:y="6.32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6.389cm" svg:y="6.31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35cm" svg:height="0.844cm" svg:x="6.989cm" svg:y="6.039cm" svg:viewBox="0 0 136 845" draw:points="0,845 136,845 136,816 29,816 29,29 136,29 136,0 0,0">
            <text:p/>
          </draw:polygon>
          <draw:path draw:style-name="gr3" draw:text-style-name="P7" draw:layer="layout" svg:width="0.292cm" svg:height="0.484cm" svg:x="7.17cm" svg:y="6.167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29cm" svg:height="0.029cm" svg:x="7.706cm" svg:y="6.446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8.37cm" svg:y="6.161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8.724cm" svg:y="6.32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9.135cm" svg:y="6.01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35cm" svg:height="0.844cm" svg:x="9.436cm" svg:y="6.039cm" svg:viewBox="0 0 136 845" draw:points="136,845 136,0 0,0 0,29 109,29 109,816 0,816 0,845">
            <text:p/>
          </draw:polygon>
          <draw:path draw:style-name="gr3" draw:text-style-name="P7" draw:layer="layout" svg:width="0.468cm" svg:height="0.469cm" svg:x="9.908cm" svg:y="6.22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0.895cm" svg:y="5.692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703cm" svg:height="0.029cm" svg:x="10.656cm" svg:y="6.446cm" svg:viewBox="0 0 704 30" draw:points="352,30 0,30 0,0 704,0 704,30">
            <text:p/>
          </draw:polygon>
          <draw:path draw:style-name="gr3" draw:text-style-name="P7" draw:layer="layout" svg:width="0.233cm" svg:height="0.469cm" svg:x="10.719cm" svg:y="6.65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11.042cm" svg:y="6.6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1.583cm" svg:y="6.14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1.775cm" svg:y="6.32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2.127cm" svg:y="6.31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46cm" svg:height="1.687cm" svg:x="12.731cm" svg:y="5.617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92cm" svg:height="0.484cm" svg:x="13.216cm" svg:y="5.692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13.735cm" svg:y="5.7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4.432cm" svg:y="5.69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4.77cm" svg:y="5.85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olygon draw:style-name="gr3" draw:text-style-name="P7" draw:layer="layout" svg:width="1.964cm" svg:height="0.029cm" svg:x="13.187cm" svg:y="6.446cm" svg:viewBox="0 0 1965 30" draw:points="982,30 0,30 0,0 1965,0 1965,30">
            <text:p/>
          </draw:polygon>
          <draw:path draw:style-name="gr3" draw:text-style-name="P7" draw:layer="layout" svg:width="0.292cm" svg:height="0.484cm" svg:x="13.216cm" svg:y="6.651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3.752cm" svg:y="6.92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4.432cm" svg:y="6.6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4.77cm" svg:y="6.80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346cm" svg:height="1.687cm" svg:x="15.259cm" svg:y="5.617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16.182cm" svg:y="6.22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7.109cm" svg:y="6.32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83" draw:id="id183">
          <svg:title>TexMaths</svg:title>
          <svg:desc>22§display§\text {(2)}§svg§600§FALSE§</svg:desc>
          <draw:polygon draw:style-name="gr2" draw:text-style-name="P6" draw:layer="layout" svg:width="0.834cm" svg:height="0.696cm" svg:x="1.521cm" svg:y="8.345cm" svg:viewBox="0 0 835 697" draw:points="418,697 0,697 0,0 835,0 835,697">
            <text:p/>
          </draw:polygon>
          <draw:path draw:style-name="gr3" draw:text-style-name="P7" draw:layer="layout" svg:width="0.181cm" svg:height="0.773cm" svg:x="1.558cm" svg:y="8.3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16cm" svg:x="1.822cm" svg:y="8.371cm" svg:viewBox="0 0 310 517" svg:d="M60 457l83-81c121-107 167-147 167-225 0-89-69-151-164-151-88 0-146 72-146 141 0 42 39 42 41 42 14 0 40-9 40-41 0-19-14-40-40-40-8 0-8 0-11 2 18-51 60-79 106-79 70 0 104 61 104 126 0 62-39 123-81 171l-150 165c-9 9-9 11-9 30h289l21-135h-19c-4 23-9 58-16 68-7 7-58 7-74 7z">
            <text:p/>
          </draw:path>
          <draw:path draw:style-name="gr3" draw:text-style-name="P7" draw:layer="layout" svg:width="0.181cm" svg:height="0.773cm" svg:x="2.215cm" svg:y="8.3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87" draw:id="id187">
          <svg:title>TexMaths</svg:title>
          <svg:desc>24§display§\text {Exress} §svg§600§FALSE§</svg:desc>
          <draw:polygon draw:style-name="gr2" draw:text-style-name="P6" draw:layer="layout" svg:width="2.279cm" svg:height="0.499cm" svg:x="3.139cm" svg:y="10.349cm" svg:viewBox="0 0 2280 500" draw:points="1139,500 0,500 0,0 2280,0 2280,500">
            <text:p/>
          </draw:polygon>
          <draw:path draw:style-name="gr3" draw:text-style-name="P7" draw:layer="layout" svg:width="0.523cm" svg:height="0.575cm" svg:x="3.124cm" svg:y="10.307cm" svg:viewBox="0 0 524 576" svg:d="M86 509c0 31 0 40-65 40h-21v27h488l36-219h-21c-21 131-40 192-186 192h-113c-39 0-41-5-41-34v-225h75c83 0 92 27 92 98h22v-223h-22c0 71-9 98-92 98h-75v-203c0-27 2-33 41-33h109c131 0 154 46 167 163h21l-25-190h-476v27h21c65 0 65 10 65 38z">
            <text:p/>
          </draw:path>
          <draw:path draw:style-name="gr3" draw:text-style-name="P7" draw:layer="layout" svg:width="0.425cm" svg:height="0.364cm" svg:x="3.681cm" svg:y="10.516cm" svg:viewBox="0 0 426 365" svg:d="M232 167c27-33 58-75 79-96 27-31 62-44 100-44v-27c-21 2-46 2-69 2-25 0-69-2-81-2v27c18 2 25 11 25 25 0 13-9 25-13 31l-52 65-67-85c-8-9-8-11-8-15 0-13 13-21 31-21v-27c-23 0-79 2-92 2-18 0-58 0-81-2v27c59 0 61 0 100 52l84 109-80 100c-41 50-91 52-108 52v25c21-2 48-2 71-2s60 2 81 2v-25c-19-4-25-13-25-27 0-19 25-46 75-107l65 84c8 10 17 23 17 29 0 8-7 19-30 21v25c26 0 73-2 92-2 23 0 56 0 80 2v-25c-44 0-59-2-80-27z">
            <text:p/>
          </draw:path>
          <draw:path draw:style-name="gr3" draw:text-style-name="P7" draw:layer="layout" svg:width="0.285cm" svg:height="0.374cm" svg:x="4.14cm" svg:y="10.509cm" svg:viewBox="0 0 286 375" svg:d="M117 94v-94l-117 10v27c60 0 65 5 65 46v228c0 37-7 37-65 37v27c33 0 73-2 96-2 35 0 75 0 110 2v-27h-20c-61 0-63-8-63-39v-130c0-85 35-160 100-160 6 0 8 0 9 0-3 2-19 12-19 33 0 25 18 36 37 36 15 0 36-9 36-36s-27-52-63-52c-62 0-92 58-106 94z">
            <text:p/>
          </draw:path>
          <draw:path draw:style-name="gr3" draw:text-style-name="P7" draw:layer="layout" svg:width="0.328cm" svg:height="0.389cm" svg:x="4.471cm" svg:y="10.503cm" svg:viewBox="0 0 329 390" svg:d="M71 167c6-127 77-148 106-148 86 0 96 114 96 148zM71 184h236c20 0 22 0 22-17 0-84-47-167-152-167-98 0-177 86-177 194 0 113 88 196 186 196 104 0 143-94 143-111 0-8-8-10-12-10-8 0-10 6-10 12-30 88-107 88-115 88-42 0-77-27-96-58-25-40-25-96-25-127z">
            <text:p/>
          </draw:path>
          <draw:path draw:style-name="gr3" draw:text-style-name="P7" draw:layer="layout" svg:width="0.278cm" svg:height="0.389cm" svg:x="4.851cm" svg:y="10.5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  <draw:path draw:style-name="gr3" draw:text-style-name="P7" draw:layer="layout" svg:width="0.278cm" svg:height="0.389cm" svg:x="5.183cm" svg:y="10.5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</draw:g>
        <draw:g xml:id="id188" draw:id="id188">
          <svg:title>TexMaths</svg:title>
          <svg:desc>22§display§5x - 1 = A\frac{d}{dx}( 3x^2 + x - 2 ) + B§svg§600§FALSE§</svg:desc>
          <draw:polygon draw:style-name="gr2" draw:text-style-name="P6" draw:layer="layout" svg:width="10.749cm" svg:height="1.522cm" svg:x="6.026cm" svg:y="9.847cm" svg:viewBox="0 0 10750 1523" draw:points="5375,1523 0,1523 0,0 10750,0 10750,1523">
            <text:p/>
          </draw:polygon>
          <draw:path draw:style-name="gr3" draw:text-style-name="P7" draw:layer="layout" svg:width="0.309cm" svg:height="0.532cm" svg:x="6.026cm" svg:y="10.35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6.396cm" svg:y="10.5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052cm" svg:y="10.65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7.83cm" svg:y="10.35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182cm" svg:x="8.406cm" svg:y="10.5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9.206cm" svg:y="10.315cm" svg:viewBox="0 0 532 556" svg:d="M111 467c-30 51-60 63-95 65-9 0-16 0-16 15 0 4 4 9 11 9 21 0 44-3 66-3 25 0 53 3 78 3 3 0 14 0 14-16 0-8-7-8-12-8-18-2-37-9-37-29 0-8 5-17 10-28l60-98h195c0 16 13 121 13 128 0 25-41 27-57 27-10 0-19 0-19 15 0 9 11 9 11 9 33 0 67-3 98-3 20 0 67 3 86 3 6 0 15 0 15-16 0-8-8-8-18-8-48 0-48-6-49-29l-48-484c-2-15-2-19-16-19-12 0-16 5-19 12zM204 352l153-255 25 255z">
            <text:p/>
          </draw:path>
          <draw:path draw:style-name="gr3" draw:text-style-name="P7" draw:layer="layout" svg:width="0.369cm" svg:height="0.546cm" svg:x="10.102cm" svg:y="9.80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olygon draw:style-name="gr3" draw:text-style-name="P7" draw:layer="layout" svg:width="0.846cm" svg:height="0.032cm" svg:x="9.851cm" svg:y="10.658cm" svg:viewBox="0 0 847 33" draw:points="422,33 0,33 0,0 847,0 847,33">
            <text:p/>
          </draw:polygon>
          <draw:path draw:style-name="gr3" draw:text-style-name="P7" draw:layer="layout" svg:width="0.369cm" svg:height="0.546cm" svg:x="9.882cm" svg:y="10.86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0.276cm" svg:y="11.05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0.864cm" svg:y="10.28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1.121cm" svg:y="10.35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1.498cm" svg:y="10.5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1.952cm" svg:y="10.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48cm" svg:y="10.4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3.232cm" svg:y="10.5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888cm" svg:y="10.6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4.634cm" svg:y="10.35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5.027cm" svg:y="10.28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5.498cm" svg:y="10.4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6.261cm" svg:y="10.34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4-19l54-217h146c74 0 90 58 90 92 0 77-69 151-160 151z">
            <text:p/>
          </draw:path>
        </draw:g>
        <draw:g xml:id="id191" draw:id="id191">
          <svg:title>TexMaths</svg:title>
          <svg:desc>22§display§5x - 1 = (6A)x + ( A + B )§svg§600§FALSE§</svg:desc>
          <draw:polygon draw:style-name="gr2" draw:text-style-name="P6" draw:layer="layout" svg:width="8.744cm" svg:height="0.696cm" svg:x="6.026cm" svg:y="13.047cm" svg:viewBox="0 0 8745 697" draw:points="4372,697 0,697 0,0 8745,0 8745,697">
            <text:p/>
          </draw:polygon>
          <draw:path draw:style-name="gr3" draw:text-style-name="P7" draw:layer="layout" svg:width="0.309cm" svg:height="0.532cm" svg:x="6.026cm" svg:y="13.073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86cm" svg:height="0.351cm" svg:x="6.396cm" svg:y="13.2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052cm" svg:y="13.37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83cm" svg:y="13.07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8.406cm" svg:y="13.3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9.256cm" svg:y="13.0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9.511cm" svg:y="13.073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2 47-59 51-77 51z">
            <text:p/>
          </draw:path>
          <draw:path draw:style-name="gr3" draw:text-style-name="P7" draw:layer="layout" svg:width="0.531cm" svg:height="0.555cm" svg:x="9.893cm" svg:y="13.0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18cm" svg:height="0.773cm" svg:x="10.49cm" svg:y="13.0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10.77cm" svg:y="13.2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03cm" svg:y="13.1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2.211cm" svg:y="13.0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31cm" svg:height="0.555cm" svg:x="12.461cm" svg:y="13.0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3.23cm" svg:y="13.1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3.993cm" svg:y="13.059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14.63cm" svg:y="13.0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90" draw:id="id190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5.638cm" svg:y="11.756cm" svg:viewBox="0 0 2381 697" draw:points="1192,697 0,697 0,0 2381,0 2381,697">
            <text:p/>
          </draw:polygon>
          <draw:path draw:style-name="gr3" draw:text-style-name="P7" draw:layer="layout" svg:width="0.083cm" svg:height="0.083cm" svg:x="15.666cm" svg:y="12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138cm" svg:y="12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611cm" svg:y="12.21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7.222cm" svg:y="11.71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516cm" svg:y="11.7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877cm" svg:y="11.71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93" draw:id="id193">
          <svg:title>TexMaths</svg:title>
          <svg:desc>22§display§6A = 5 \ \text {and } A+B = -1 §svg§600§FALSE§</svg:desc>
          <draw:polygon draw:style-name="gr2" draw:text-style-name="P6" draw:layer="layout" svg:width="8.175cm" svg:height="0.542cm" svg:x="6.033cm" svg:y="14.247cm" svg:viewBox="0 0 8176 543" draw:points="4089,543 0,543 0,0 8176,0 8176,543">
            <text:p/>
          </draw:polygon>
          <draw:path draw:style-name="gr3" draw:text-style-name="P7" draw:layer="layout" svg:width="0.321cm" svg:height="0.533cm" svg:x="6.026cm" svg:y="14.247cm" svg:viewBox="0 0 322 534" svg:d="M70 262v-19c0-195 97-224 136-224 19 0 51 6 69 32-13 0-43 0-43 34 0 24 18 37 36 37 12 0 35-8 35-37 0-48-34-85-99-85-98 0-204 100-204 271 0 208 90 263 162 263 86 0 160-73 160-175 0-98-69-174-155-174-53 0-81 40-97 77zM162 513c-49 0-72-48-76-59-14-37-14-98-14-112 0-60 25-139 95-139 13 0 48 0 72 49 14 28 14 69 14 106s0 75-14 103c-22 48-59 52-77 52z">
            <text:p/>
          </draw:path>
          <draw:path draw:style-name="gr3" draw:text-style-name="P7" draw:layer="layout" svg:width="0.531cm" svg:height="0.556cm" svg:x="6.408cm" svg:y="14.208cm" svg:viewBox="0 0 532 557" svg:d="M111 467c-30 51-60 63-95 65-9 0-16 0-16 16 0 3 4 9 11 9 21 0 44-4 66-4 25 0 53 4 78 4 3 0 14 0 14-16 0-9-7-9-12-9-18-2-37-9-37-28 0-9 5-18 10-28l60-99h196c1 16 12 121 12 129 0 24-41 26-57 26-10 0-19 0-19 16 0 9 11 9 12 9 32 0 66-4 97-4 20 0 67 4 87 4 5 0 14 0 14-16 0-9-7-9-18-9-48 0-48-5-49-28l-48-485c-2-15-2-19-16-19-12 0-14 5-19 12zM204 352l153-255 25 255z">
            <text:p/>
          </draw:path>
          <draw:path draw:style-name="gr3" draw:text-style-name="P7" draw:layer="layout" svg:width="0.515cm" svg:height="0.182cm" svg:x="7.219cm" svg:y="14.4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3cm" svg:x="8.031cm" svg:y="14.247cm" svg:viewBox="0 0 310 534" svg:d="M310 361c0-92-64-171-148-171-37 0-70 13-99 41v-152c16 6 43 11 67 11 95 0 150-71 150-81 0-5-2-9-7-9-2 0-4 0-7 2-16 7-53 23-106 23-31 0-67-6-104-21-5-4-7-4-8-4-8 0-8 7-8 19v229c0 14 0 21 11 21 5 0 7-1 9-7 9-12 39-54 100-54 41 0 62 35 67 49 12 30 14 60 14 99 0 26 0 74-19 105-18 30-48 52-83 52-56 0-100-41-114-87 1 0 5 0 14 0 24 0 38-19 38-37 0-19-14-38-38-38-13 0-39 5-39 42 0 65 55 141 141 141 90 0 169-74 169-173z">
            <text:p/>
          </draw:path>
          <draw:path draw:style-name="gr3" draw:text-style-name="P7" draw:layer="layout" svg:width="0.349cm" svg:height="0.357cm" svg:x="8.668cm" svg:y="14.416cm" svg:viewBox="0 0 350 358" svg:d="M225 289c4 32 25 63 62 63 16 0 63-10 63-74v-42h-19v42c0 46-19 51-28 51-25 0-28-35-28-38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9.048cm" svg:y="14.419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9.48cm" svg:y="14.226cm" svg:viewBox="0 0 384 548" svg:d="M269 497v51l115-9v-25c-55 0-62-5-62-42v-472l-111 9v24c53 0 60 6 60 43v167c-23-26-56-47-98-47-92 0-173 75-173 176 0 98 76 176 165 176 50 0 85-27 104-51zM269 289v158c0 14 0 16-8 29-23 37-59 54-92 54-35 0-63-19-83-49-19-32-21-76-21-108 0-30 2-75 23-111 18-24 46-49 88-49 28 0 60 11 85 46 8 14 8 16 8 30z">
            <text:p/>
          </draw:path>
          <draw:path draw:style-name="gr3" draw:text-style-name="P7" draw:layer="layout" svg:width="0.531cm" svg:height="0.556cm" svg:x="10.168cm" svg:y="14.208cm" svg:viewBox="0 0 532 557" svg:d="M111 467c-30 51-60 63-95 65-9 0-16 0-16 16 0 3 4 9 11 9 21 0 44-4 66-4 25 0 53 4 78 4 3 0 14 0 14-16 0-9-7-9-12-9-18-2-37-9-37-28 0-9 5-18 12-28l58-99h196c0 16 12 121 12 129 0 24-41 26-57 26-10 0-19 0-19 16 0 9 11 9 12 9 32 0 66-4 97-4 20 0 67 4 87 4 5 0 14 0 14-16 0-9-7-9-18-9-48 0-48-5-49-28l-48-485c-2-15-2-19-16-19-12 0-15 5-19 12zM204 352l153-255 25 255z">
            <text:p/>
          </draw:path>
          <draw:path draw:style-name="gr3" draw:text-style-name="P7" draw:layer="layout" svg:width="0.515cm" svg:height="0.517cm" svg:x="10.935cm" svg:y="14.3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1.698cm" svg:y="14.233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2.55cm" svg:y="14.4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3cm" svg:height="0.032cm" svg:x="13.386cm" svg:y="14.553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3.993cm" svg:y="14.247cm" svg:viewBox="0 0 257 518" svg:d="M160 19c0-17 0-19-19-19-48 49-116 49-141 49v25c16 0 62 0 102-21v403c0 28-2 37-72 37h-25v25c27-4 95-4 125-4 32 0 99 0 127 4v-25h-25c-70 0-72-9-72-37z">
            <text:p/>
          </draw:path>
        </draw:g>
        <draw:g xml:id="id192" draw:id="id192">
          <svg:title>TexMaths</svg:title>
          <svg:desc>24§display§\therefore§svg§600§FALSE§</svg:desc>
          <draw:polygon draw:style-name="gr2" draw:text-style-name="P6" draw:layer="layout" svg:width="0.453cm" svg:height="0.371cm" svg:x="4.641cm" svg:y="14.349cm" svg:viewBox="0 0 454 372" draw:points="227,372 0,372 0,0 454,0 454,372">
            <text:p/>
          </draw:polygon>
          <draw:path draw:style-name="gr3" draw:text-style-name="P7" draw:layer="layout" svg:width="0.513cm" svg:height="0.455cm" svg:x="4.624cm" svg:y="14.3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194" draw:id="id194">
          <svg:title>TexMaths</svg:title>
          <svg:desc>28§display§\Rightarrow§svg§600§FALSE§</svg:desc>
          <draw:polygon draw:style-name="gr2" draw:text-style-name="P6" draw:layer="layout" svg:width="0.829cm" svg:height="0.444cm" svg:x="14.741cm" svg:y="14.316cm" svg:viewBox="0 0 830 445" draw:points="416,445 0,445 0,0 830,0 830,445">
            <text:p/>
          </draw:polygon>
          <draw:path draw:style-name="gr3" draw:text-style-name="P7" draw:layer="layout" svg:width="0.874cm" svg:height="0.542cm" svg:x="14.745cm" svg:y="14.2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195" draw:id="id195">
          <svg:title>TexMaths</svg:title>
          <svg:desc>22§display§A = \frac{5}{6} \ \text {and } B = - \frac{11}{6} §svg§600§FALSE§</svg:desc>
          <draw:polygon draw:style-name="gr2" draw:text-style-name="P6" draw:layer="layout" svg:width="6.992cm" svg:height="1.51cm" svg:x="16.038cm" svg:y="13.747cm" svg:viewBox="0 0 6993 1511" draw:points="3495,1511 0,1511 0,0 6993,0 6993,1511">
            <text:p/>
          </draw:polygon>
          <draw:path draw:style-name="gr3" draw:text-style-name="P7" draw:layer="layout" svg:width="0.531cm" svg:height="0.555cm" svg:x="16.026cm" svg:y="14.192cm" svg:viewBox="0 0 532 556" svg:d="M111 467c-30 51-60 63-95 65-9 0-16 0-16 16 0 3 4 8 11 8 21 0 44-3 66-3 25 0 53 3 78 3 3 0 14 0 14-16 0-8-7-8-12-8-18-2-37-9-37-28 0-9 5-18 10-29l60-98h195c2 16 13 121 13 128 0 25-41 27-57 27-10 0-19 0-19 16 0 8 11 8 12 8 32 0 66-3 97-3 20 0 67 3 86 3 6 0 15 0 15-16 0-8-8-8-18-8-48 0-48-6-49-28l-48-485c-2-15-2-19-16-19-12 0-14 5-19 12zM204 352l153-255 25 255z">
            <text:p/>
          </draw:path>
          <draw:path draw:style-name="gr3" draw:text-style-name="P7" draw:layer="layout" svg:width="0.515cm" svg:height="0.182cm" svg:x="16.837cm" svg:y="14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7.742cm" svg:y="13.70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17.703cm" svg:y="14.537cm" svg:viewBox="0 0 389 33" draw:points="194,33 0,33 0,0 389,0 389,33">
            <text:p/>
          </draw:polygon>
          <draw:path draw:style-name="gr3" draw:text-style-name="P7" draw:layer="layout" svg:width="0.321cm" svg:height="0.532cm" svg:x="17.735cm" svg:y="14.763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49cm" svg:height="0.356cm" svg:x="18.472cm" svg:y="14.4cm" svg:viewBox="0 0 350 357" svg:d="M227 289c2 31 23 63 60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8.853cm" svg:y="14.40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9.282cm" svg:y="14.21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19.976cm" svg:y="14.219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1-11-7 0-3 0-5 5-19l53-217h146c76 0 90 58 90 92 0 77-69 151-160 151z">
            <text:p/>
          </draw:path>
          <draw:path draw:style-name="gr3" draw:text-style-name="P7" draw:layer="layout" svg:width="0.515cm" svg:height="0.182cm" svg:x="20.827cm" svg:y="14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1.665cm" svg:y="14.5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2.364cm" svg:y="13.70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2.749cm" svg:y="13.70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22.294cm" svg:y="14.537cm" svg:viewBox="0 0 774 33" draw:points="387,33 0,33 0,0 774,0 774,33">
            <text:p/>
          </draw:polygon>
          <draw:path draw:style-name="gr3" draw:text-style-name="P7" draw:layer="layout" svg:width="0.321cm" svg:height="0.532cm" svg:x="22.521cm" svg:y="14.763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</draw:g>
        <draw:g xml:id="id189" draw:id="id189">
          <svg:title>TexMaths</svg:title>
          <svg:desc>22§display§5x - 1 = A ( 6x + 1 ) + B§svg§600§FALSE§</svg:desc>
          <draw:polygon draw:style-name="gr2" draw:text-style-name="P6" draw:layer="layout" svg:width="7.986cm" svg:height="0.696cm" svg:x="6.027cm" svg:y="11.748cm" svg:viewBox="0 0 7987 697" draw:points="3994,697 0,697 0,0 7987,0 7987,697">
            <text:p/>
          </draw:polygon>
          <draw:path draw:style-name="gr3" draw:text-style-name="P7" draw:layer="layout" svg:width="0.309cm" svg:height="0.532cm" svg:x="6.027cm" svg:y="11.77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86cm" svg:height="0.351cm" svg:x="6.397cm" svg:y="11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053cm" svg:y="12.0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831cm" svg:y="11.77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8.407cm" svg:y="12.0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9.207cm" svg:y="11.735cm" svg:viewBox="0 0 532 556" svg:d="M111 466c-30 51-60 63-95 65-9 0-16 0-16 16 0 4 4 9 11 9 21 0 44-4 66-4 25 0 53 4 78 4 3 0 14 0 14-16 0-9-7-9-12-9-18-2-37-9-37-28 0-9 5-17 10-28l60-99h195c0 16 13 122 13 129 0 24-41 26-57 26-10 0-19 0-19 16 0 9 11 9 11 9 33 0 67-4 98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9.836cm" svg:y="11.70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0.093cm" svg:y="11.774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386cm" svg:height="0.351cm" svg:x="10.469cm" svg:y="11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103cm" svg:y="11.83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1.902cm" svg:y="11.77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2.265cm" svg:y="11.70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2.736cm" svg:y="11.83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3.499cm" svg:y="11.76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6" smil:attributeName="visibility" smil:to="visible"/>
                  <anim:animate smil:dur="0.5s" smil:fill="hold" smil:targetElement="id176" smil:attributeName="width" smil:values="width*0.05;width" smil:keyTimes="0;1"/>
                  <anim:animate smil:dur="0.5s" smil:fill="hold" smil:targetElement="id176" smil:attributeName="height" smil:values="height;height" smil:keyTimes="0;1"/>
                  <anim:animate smil:dur="0.5s" smil:fill="hold" smil:targetElement="id176" smil:attributeName="x" smil:values="x-.2;x" smil:keyTimes="0;1"/>
                  <anim:animate smil:dur="0.5s" smil:fill="hold" smil:targetElement="id176" smil:attributeName="y" smil:values="y;y" smil:keyTimes="0;1"/>
                  <anim:transitionFilter smil:dur="0.5s" smil:targetElement="id17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79" smil:attributeName="visibility" smil:to="visible"/>
                  <anim:animate smil:dur="5s" smil:fill="hold" smil:targetElement="id179" smil:attributeName="x" smil:values="1+width/2;x" smil:keyTimes="0;1"/>
                  <anim:animate smil:dur="5s" smil:fill="hold" smil:targetElement="id17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3" smil:attributeName="visibility" smil:to="visible"/>
                  <anim:animate smil:dur="0.5s" smil:fill="hold" smil:targetElement="id183" smil:attributeName="width" smil:values="width*0.05;width" smil:keyTimes="0;1"/>
                  <anim:animate smil:dur="0.5s" smil:fill="hold" smil:targetElement="id183" smil:attributeName="height" smil:values="height;height" smil:keyTimes="0;1"/>
                  <anim:animate smil:dur="0.5s" smil:fill="hold" smil:targetElement="id183" smil:attributeName="x" smil:values="x-.2;x" smil:keyTimes="0;1"/>
                  <anim:animate smil:dur="0.5s" smil:fill="hold" smil:targetElement="id183" smil:attributeName="y" smil:values="y;y" smil:keyTimes="0;1"/>
                  <anim:transitionFilter smil:dur="0.5s" smil:targetElement="id18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5" smil:attributeName="visibility" smil:to="visible"/>
                  <anim:animate smil:dur="0.5s" smil:fill="hold" smil:targetElement="id185" smil:attributeName="width" smil:values="width*0.05;width" smil:keyTimes="0;1"/>
                  <anim:animate smil:dur="0.5s" smil:fill="hold" smil:targetElement="id185" smil:attributeName="height" smil:values="height;height" smil:keyTimes="0;1"/>
                  <anim:animate smil:dur="0.5s" smil:fill="hold" smil:targetElement="id185" smil:attributeName="x" smil:values="x-.2;x" smil:keyTimes="0;1"/>
                  <anim:animate smil:dur="0.5s" smil:fill="hold" smil:targetElement="id185" smil:attributeName="y" smil:values="y;y" smil:keyTimes="0;1"/>
                  <anim:transitionFilter smil:dur="0.5s" smil:targetElement="id18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1+width/2;x" smil:keyTimes="0;1"/>
                  <anim:animate smil:dur="0.5s" smil:fill="hold" smil:targetElement="id19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4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199" draw:id="id199">
          <svg:title>TexMaths</svg:title>
          <svg:desc>24§display§\text {I}§svg§600§FALSE§</svg:desc>
          <draw:polygon draw:style-name="gr2" draw:text-style-name="P6" draw:layer="layout" svg:width="0.197cm" svg:height="0.493cm" svg:x="4.244cm" svg:y="5.546cm" svg:viewBox="0 0 198 494" draw:points="100,494 0,494 0,0 198,0 198,494">
            <text:p/>
          </draw:polygon>
          <draw:path draw:style-name="gr3" draw:text-style-name="P7" draw:layer="layout" svg:width="0.258cm" svg:height="0.577cm" svg:x="4.225cm" svg:y="5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0" draw:id="id200">
          <svg:title>TexMaths</svg:title>
          <svg:desc>22§display§= \int \frac{ \frac{5}{6}( 6x+ 1 ) - \frac{11}{6} }{ 3x^2 + x - 2 }\ dx§svg§600§FALSE§</svg:desc>
          <draw:polygon draw:style-name="gr2" draw:text-style-name="P6" draw:layer="layout" svg:width="7.897cm" svg:height="1.821cm" svg:x="4.839cm" svg:y="4.756cm" svg:viewBox="0 0 7898 1822" draw:points="3950,1822 0,1822 0,0 7898,0 7898,1822">
            <text:p/>
          </draw:polygon>
          <draw:path draw:style-name="gr3" draw:text-style-name="P7" draw:layer="layout" svg:width="0.515cm" svg:height="0.182cm" svg:x="4.844cm" svg:y="5.6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659cm" svg:y="4.897cm" svg:viewBox="0 0 688 1719" svg:d="M37 1684c25 0 39-17 39-37 0-26-20-38-37-38-20 0-39 12-39 38 0 41 39 72 86 72 118 0 162-181 217-404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4cm" svg:height="0.37cm" svg:x="6.738cm" svg:y="4.717cm" svg:viewBox="0 0 241 371" svg:d="M49 58c28 7 46 7 55 7 70 0 114-49 114-58 0-5-5-7-7-7s-2 0-5 2c-12 5-41 16-81 16-16 0-44-2-81-14-5-4-5-4-7-4-7 0-7 5-7 14v160c0 11 0 16 9 16 5 0 5 0 10-7 25-30 58-33 78-33 31 0 47 24 49 30 11 17 12 38 12 70 0 16 0 47-16 72-14 19-36 32-63 32-35 0-72-20-86-55 21 2 32-12 32-26 0-23-20-28-27-28-2 0-28 0-28 30 0 49 44 96 111 96 69 0 130-51 130-119 0-62-47-118-114-118-25 0-53 5-78 26z">
            <text:p/>
          </draw:path>
          <draw:polygon draw:style-name="gr3" draw:text-style-name="P7" draw:layer="layout" svg:width="0.309cm" svg:height="0.032cm" svg:x="6.705cm" svg:y="5.173cm" svg:viewBox="0 0 310 33" draw:points="155,33 0,33 0,0 310,0 310,33">
            <text:p/>
          </draw:polygon>
          <draw:path draw:style-name="gr3" draw:text-style-name="P7" draw:layer="layout" svg:width="0.249cm" svg:height="0.37cm" svg:x="6.733cm" svg:y="5.287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18cm" svg:height="0.773cm" svg:x="7.182cm" svg:y="4.80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7.439cm" svg:y="4.867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7.815cm" svg:y="5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8.449cm" svg:y="4.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248cm" svg:y="4.8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9.611cm" svg:y="4.80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472cm" svg:height="0.032cm" svg:x="10.103cm" svg:y="5.173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0.964cm" svg:y="4.71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1.272cm" svg:y="4.717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617cm" svg:height="0.032cm" svg:x="10.904cm" svg:y="5.173cm" svg:viewBox="0 0 618 33" draw:points="310,33 0,33 0,0 618,0 618,33">
            <text:p/>
          </draw:polygon>
          <draw:path draw:style-name="gr3" draw:text-style-name="P7" draw:layer="layout" svg:width="0.249cm" svg:height="0.37cm" svg:x="11.087cm" svg:y="5.287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5.003cm" svg:height="0.032cm" svg:x="6.611cm" svg:y="5.74cm" svg:viewBox="0 0 5004 33" draw:points="2503,33 0,33 0,0 5004,0 5004,33">
            <text:p/>
          </draw:polygon>
          <draw:path draw:style-name="gr3" draw:text-style-name="P7" draw:layer="layout" svg:width="0.321cm" svg:height="0.532cm" svg:x="7.198cm" svg:y="5.96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7.574cm" svg:y="6.1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8.028cm" svg:y="5.89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556cm" svg:y="6.0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9.308cm" svg:y="6.1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964cm" svg:y="6.27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712cm" svg:y="5.9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69cm" svg:height="0.546cm" svg:x="11.996cm" svg:y="5.41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39cm" svg:y="5.6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196" draw:id="id196">
          <svg:title>TexMaths</svg:title>
          <svg:desc>22§display§\text {Put }\ A = \frac{5}{6} \text { and } B = - \frac{11}{6} \text { in (1) we get,  }§svg§600§FALSE§</svg:desc>
          <draw:polygon draw:style-name="gr2" draw:text-style-name="P6" draw:layer="layout" svg:width="13.588cm" svg:height="1.51cm" svg:x="2.341cm" svg:y="0.843cm" svg:viewBox="0 0 13589 1511" draw:points="6793,1511 0,1511 0,0 13589,0 13589,1511">
            <text:p/>
          </draw:polygon>
          <draw:path draw:style-name="gr3" draw:text-style-name="P7" draw:layer="layout" svg:width="0.457cm" svg:height="0.529cm" svg:x="2.329cm" svg:y="1.315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2.853cm" svg:y="1.501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3.272cm" svg:y="1.367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531cm" svg:height="0.555cm" svg:x="4.101cm" svg:y="1.288cm" svg:viewBox="0 0 532 556" svg:d="M111 467c-30 51-60 63-95 65-9 0-16 0-16 16 0 3 4 8 11 8 21 0 44-3 66-3 25 0 53 3 78 3 3 0 14 0 14-16 0-8-7-8-12-8-18-2-37-9-37-28 0-9 5-18 12-29l58-98h195c2 16 13 121 13 128 0 25-41 27-57 27-10 0-19 0-19 16 0 8 11 8 12 8 32 0 66-3 97-3 20 0 67 3 86 3 6 0 15 0 15-16 0-8-8-8-18-8-48 0-48-6-49-28l-48-485c-2-15-2-19-16-19-12 0-14 5-19 12zM204 352l153-255 25 255z">
            <text:p/>
          </draw:path>
          <draw:path draw:style-name="gr3" draw:text-style-name="P7" draw:layer="layout" svg:width="0.515cm" svg:height="0.182cm" svg:x="4.913cm" svg:y="1.5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5.817cm" svg:y="0.804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6 55 140 141 140 90 0 169-74 169-172z">
            <text:p/>
          </draw:path>
          <draw:polygon draw:style-name="gr3" draw:text-style-name="P7" draw:layer="layout" svg:width="0.388cm" svg:height="0.032cm" svg:x="5.779cm" svg:y="1.633cm" svg:viewBox="0 0 389 33" draw:points="194,33 0,33 0,0 389,0 389,33">
            <text:p/>
          </draw:polygon>
          <draw:path draw:style-name="gr3" draw:text-style-name="P7" draw:layer="layout" svg:width="0.321cm" svg:height="0.532cm" svg:x="5.81cm" svg:y="1.859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49cm" svg:height="0.356cm" svg:x="6.548cm" svg:y="1.496cm" svg:viewBox="0 0 350 357" svg:d="M227 289c2 31 23 63 60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6.926cm" svg:y="1.50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7.357cm" svg:y="1.306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8.051cm" svg:y="1.315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1-11-7 0-3 0-5 5-19l53-217h146c76 0 90 58 90 92 0 77-69 151-160 151z">
            <text:p/>
          </draw:path>
          <draw:path draw:style-name="gr3" draw:text-style-name="P7" draw:layer="layout" svg:width="0.515cm" svg:height="0.182cm" svg:x="8.902cm" svg:y="1.5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9.738cm" svg:y="1.63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437cm" svg:y="0.80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0.824cm" svg:y="0.80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10.369cm" svg:y="1.633cm" svg:viewBox="0 0 774 33" draw:points="387,33 0,33 0,0 774,0 774,33">
            <text:p/>
          </draw:polygon>
          <draw:path draw:style-name="gr3" draw:text-style-name="P7" draw:layer="layout" svg:width="0.321cm" svg:height="0.532cm" svg:x="10.596cm" svg:y="1.859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166cm" svg:height="0.518cm" svg:x="11.518cm" svg:y="1.325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733cm" svg:y="1.50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2.472cm" svg:y="1.26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2.764cm" svg:y="1.32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3.126cm" svg:y="1.262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31cm" svg:height="0.342cm" svg:x="13.654cm" svg:y="1.508cm" svg:viewBox="0 0 532 343" svg:d="M466 74c14-39 37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4 14 11 0 14-7 16-14z">
            <text:p/>
          </draw:path>
          <draw:path draw:style-name="gr3" draw:text-style-name="P7" draw:layer="layout" svg:width="0.3cm" svg:height="0.356cm" svg:x="14.2cm" svg:y="1.4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4.8cm" svg:y="1.49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6cm" svg:x="15.187cm" svg:y="1.4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5.523cm" svg:y="1.36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15.875cm" svg:y="1.76cm" svg:viewBox="0 0 92 232" svg:d="M92 81c0-49-18-81-50-81-28 0-42 21-42 40 0 22 14 43 42 43 13 0 21-6 30-11l2-2c0 0 2 0 2 11 0 51-23 99-58 136-4 3-6 5-6 7 0 7 4 8 9 8 9 0 71-61 71-151z">
            <text:p/>
          </draw:path>
        </draw:g>
        <draw:g xml:id="id197" draw:id="id197">
          <svg:title>TexMaths</svg:title>
          <svg:desc>22§display§5x - 1 = \frac{5}{6}( 6x+ 1 ) + \left( - \frac{11}{6} \right)§svg§600§FALSE§</svg:desc>
          <draw:polygon draw:style-name="gr2" draw:text-style-name="P6" draw:layer="layout" svg:width="9.93cm" svg:height="1.779cm" svg:x="4.026cm" svg:y="2.649cm" svg:viewBox="0 0 9931 1780" draw:points="4965,1780 0,1780 0,0 9931,0 9931,1780">
            <text:p/>
          </draw:polygon>
          <draw:path draw:style-name="gr3" draw:text-style-name="P7" draw:layer="layout" svg:width="0.309cm" svg:height="0.532cm" svg:x="4.026cm" svg:y="3.21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4.396cm" svg:y="3.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5.052cm" svg:y="3.52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5.83cm" svg:y="3.2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6.405cm" svg:y="3.4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7.31cm" svg:y="2.693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3 0 65 55 140 141 140 90 0 169-74 169-172z">
            <text:p/>
          </draw:path>
          <draw:polygon draw:style-name="gr3" draw:text-style-name="P7" draw:layer="layout" svg:width="0.388cm" svg:height="0.032cm" svg:x="7.271cm" svg:y="3.522cm" svg:viewBox="0 0 389 33" draw:points="194,33 0,33 0,0 389,0 389,33">
            <text:p/>
          </draw:polygon>
          <draw:path draw:style-name="gr3" draw:text-style-name="P7" draw:layer="layout" svg:width="0.321cm" svg:height="0.532cm" svg:x="7.303cm" svg:y="3.747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8cm" svg:height="0.773cm" svg:x="7.827cm" svg:y="3.15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8.084cm" svg:y="3.21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8.459cm" svg:y="3.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6cm" svg:x="9.094cm" svg:y="3.2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893cm" svg:y="3.2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0.254cm" svg:y="3.15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516cm" svg:x="10.728cm" svg:y="3.2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1cm" svg:height="1.856cm" svg:x="11.618cm" svg:y="2.61cm" svg:viewBox="0 0 382 1857" svg:d="M382 1850c0-4-2-5-4-7-28-30-81-81-132-166-125-198-181-450-181-748 0-209 27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472cm" svg:height="0.032cm" svg:x="12.09cm" svg:y="3.52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788cm" svg:y="2.6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3.176cm" svg:y="2.69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2.72cm" svg:y="3.522cm" svg:viewBox="0 0 774 33" draw:points="387,33 0,33 0,0 774,0 774,33">
            <text:p/>
          </draw:polygon>
          <draw:path draw:style-name="gr3" draw:text-style-name="P7" draw:layer="layout" svg:width="0.321cm" svg:height="0.532cm" svg:x="12.945cm" svg:y="3.747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1cm" svg:height="1.856cm" svg:x="13.612cm" svg:y="2.61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198" draw:id="id198">
          <svg:title>TexMaths</svg:title>
          <svg:desc>26§display§\therefore§svg§600§FALSE§</svg:desc>
          <draw:polygon draw:style-name="gr2" draw:text-style-name="P6" draw:layer="layout" svg:width="0.49cm" svg:height="0.402cm" svg:x="2.834cm" svg:y="5.644cm" svg:viewBox="0 0 491 403" draw:points="246,403 0,403 0,0 491,0 491,403">
            <text:p/>
          </draw:polygon>
          <draw:path draw:style-name="gr3" draw:text-style-name="P7" draw:layer="layout" svg:width="0.555cm" svg:height="0.493cm" svg:x="2.815cm" svg:y="5.5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1" draw:id="id201">
          <svg:title>TexMaths</svg:title>
          <svg:desc>22§display§= \int \left[ \frac{ \frac{5}{6}( 6x+ 1 ) }{ 3x^2 + x - 2 } -  \frac{ \frac{11}{6} }{ 3x^2 + x - 2 } \right] \ dx§svg§600§FALSE§</svg:desc>
          <draw:polygon draw:style-name="gr2" draw:text-style-name="P6" draw:layer="layout" svg:width="12.76cm" svg:height="1.889cm" svg:x="4.839cm" svg:y="7.159cm" svg:viewBox="0 0 12761 1890" draw:points="6381,1890 0,1890 0,0 12761,0 12761,1890">
            <text:p/>
          </draw:polygon>
          <draw:path draw:style-name="gr3" draw:text-style-name="P7" draw:layer="layout" svg:width="0.515cm" svg:height="0.182cm" svg:x="4.844cm" svg:y="8.0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659cm" svg:y="7.299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olygon draw:style-name="gr3" draw:text-style-name="P7" draw:layer="layout" svg:width="0.205cm" svg:height="1.855cm" svg:x="6.712cm" svg:y="7.231cm" svg:viewBox="0 0 206 1856" draw:points="0,1856 206,1856 206,1814 42,1814 42,42 206,42 206,0 0,0">
            <text:p/>
          </draw:polygon>
          <draw:path draw:style-name="gr3" draw:text-style-name="P7" draw:layer="layout" svg:width="0.24cm" svg:height="0.37cm" svg:x="7.465cm" svg:y="7.12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7.432cm" svg:y="7.576cm" svg:viewBox="0 0 310 33" draw:points="155,33 0,33 0,0 310,0 310,33">
            <text:p/>
          </draw:polygon>
          <draw:path draw:style-name="gr3" draw:text-style-name="P7" draw:layer="layout" svg:width="0.249cm" svg:height="0.37cm" svg:x="7.462cm" svg:y="7.6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18cm" svg:height="0.773cm" svg:x="7.909cm" svg:y="7.20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8.166cm" svg:y="7.27cm" svg:viewBox="0 0 322 533" svg:d="M70 262v-19c0-195 97-224 136-224 19 0 51 6 69 32-13 0-43 0-43 33 0 25 18 37 36 37 12 0 35-7 35-37 0-47-34-84-99-84-98 0-204 100-204 271 0 208 90 262 162 262 86 0 160-72 160-174 0-99-69-174-155-174-53 0-81 40-97 77zM162 512c-49 0-72-48-76-58-14-37-14-99-14-113 0-59 25-139 95-139 13 0 48 0 72 50 14 28 14 68 14 105s0 76-14 104c-22 47-59 51-77 51z">
            <text:p/>
          </draw:path>
          <draw:path draw:style-name="gr3" draw:text-style-name="P7" draw:layer="layout" svg:width="0.386cm" svg:height="0.351cm" svg:x="8.542cm" svg:y="7.4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178cm" svg:y="7.3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9.977cm" svg:y="7.2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0.338cm" svg:y="7.20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3.894cm" svg:height="0.032cm" svg:x="7.02cm" svg:y="8.142cm" svg:viewBox="0 0 3895 33" draw:points="1949,33 0,33 0,0 3895,0 3895,33">
            <text:p/>
          </draw:polygon>
          <draw:path draw:style-name="gr3" draw:text-style-name="P7" draw:layer="layout" svg:width="0.321cm" svg:height="0.532cm" svg:x="7.052cm" svg:y="8.367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7.428cm" svg:y="8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7.882cm" svg:y="8.29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41cm" svg:y="8.43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9.162cm" svg:y="8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819cm" svg:y="8.6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567cm" svg:y="8.36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472cm" svg:height="0.032cm" svg:x="11.243cm" svg:y="8.142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3.742cm" svg:y="7.1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4.05cm" svg:y="7.12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617cm" svg:height="0.032cm" svg:x="13.684cm" svg:y="7.576cm" svg:viewBox="0 0 618 33" draw:points="310,33 0,33 0,0 618,0 618,33">
            <text:p/>
          </draw:polygon>
          <draw:path draw:style-name="gr3" draw:text-style-name="P7" draw:layer="layout" svg:width="0.249cm" svg:height="0.37cm" svg:x="13.867cm" svg:y="7.6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olygon draw:style-name="gr3" draw:text-style-name="P7" draw:layer="layout" svg:width="3.894cm" svg:height="0.032cm" svg:x="12.045cm" svg:y="8.142cm" svg:viewBox="0 0 3895 33" draw:points="1949,33 0,33 0,0 3895,0 3895,33">
            <text:p/>
          </draw:polygon>
          <draw:path draw:style-name="gr3" draw:text-style-name="P7" draw:layer="layout" svg:width="0.321cm" svg:height="0.532cm" svg:x="12.077cm" svg:y="8.36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2.454cm" svg:y="8.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2.908cm" svg:y="8.29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436cm" svg:y="8.43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14.187cm" svg:y="8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4.844cm" svg:y="8.6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592cm" svg:y="8.36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olygon draw:style-name="gr3" draw:text-style-name="P7" draw:layer="layout" svg:width="0.205cm" svg:height="1.855cm" svg:x="16.043cm" svg:y="7.231cm" svg:viewBox="0 0 206 1856" draw:points="162,1814 0,1814 0,1856 206,1856 206,0 0,0 0,42 162,42">
            <text:p/>
          </draw:polygon>
          <draw:path draw:style-name="gr3" draw:text-style-name="P7" draw:layer="layout" svg:width="0.369cm" svg:height="0.546cm" svg:x="16.857cm" svg:y="7.815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7.252cm" svg:y="8.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02" draw:id="id202">
          <svg:title>TexMaths</svg:title>
          <svg:desc>22§display§=  \frac{5}{6} \int  \frac{ 6x+ 1 }{ 3x^2 + x - 2 }\ dx -  \frac{11}{6} \int \frac{ 1 }{ 3 \left( x^2 + \frac{x}{3} - \frac{2}{3} \right) } \ dx§svg§600§FALSE§</svg:desc>
          <draw:polygon draw:style-name="gr2" draw:text-style-name="P6" draw:layer="layout" svg:width="16.645cm" svg:height="1.826cm" svg:x="4.841cm" svg:y="9.661cm" svg:viewBox="0 0 16646 1827" draw:points="8323,1827 0,1827 0,0 16646,0 16646,1827">
            <text:p/>
          </draw:polygon>
          <draw:path draw:style-name="gr3" draw:text-style-name="P7" draw:layer="layout" svg:width="0.515cm" svg:height="0.182cm" svg:x="4.846cm" svg:y="10.3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5.749cm" svg:y="9.63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5.71cm" svg:y="10.465cm" svg:viewBox="0 0 389 33" draw:points="194,33 0,33 0,0 389,0 389,33">
            <text:p/>
          </draw:polygon>
          <draw:path draw:style-name="gr3" draw:text-style-name="P7" draw:layer="layout" svg:width="0.321cm" svg:height="0.532cm" svg:x="5.744cm" svg:y="10.691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6.363cm" svg:y="9.6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21cm" svg:height="0.532cm" svg:x="8.213cm" svg:y="9.63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8.59cm" svg:y="9.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9.225cm" svg:y="9.70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024cm" svg:y="9.6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7.314cm" svg:y="10.465cm" svg:viewBox="0 0 3895 33" draw:points="1948,33 0,33 0,0 3895,0 3895,33">
            <text:p/>
          </draw:polygon>
          <draw:path draw:style-name="gr3" draw:text-style-name="P7" draw:layer="layout" svg:width="0.321cm" svg:height="0.532cm" svg:x="7.347cm" svg:y="10.69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7.724cm" svg:y="10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176cm" svg:y="10.6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04cm" svg:y="10.7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9.458cm" svg:y="10.8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112cm" svg:y="10.99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86cm" svg:y="10.69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69cm" svg:height="0.546cm" svg:x="11.591cm" svg:y="10.138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1.983cm" svg:y="10.3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64cm" svg:y="10.46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509cm" svg:y="9.63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3.896cm" svg:y="9.63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13.44cm" svg:y="10.465cm" svg:viewBox="0 0 774 33" draw:points="387,33 0,33 0,0 774,0 774,33">
            <text:p/>
          </draw:polygon>
          <draw:path draw:style-name="gr3" draw:text-style-name="P7" draw:layer="layout" svg:width="0.321cm" svg:height="0.532cm" svg:x="13.668cm" svg:y="10.691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687cm" svg:height="1.719cm" svg:x="14.479cm" svg:y="9.6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774cm" svg:y="9.6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34cm" svg:height="0.032cm" svg:x="15.431cm" svg:y="10.465cm" svg:viewBox="0 0 4935 33" draw:points="2468,33 0,33 0,0 4935,0 4935,33">
            <text:p/>
          </draw:polygon>
          <draw:path draw:style-name="gr3" draw:text-style-name="P7" draw:layer="layout" svg:width="0.321cm" svg:height="0.532cm" svg:x="15.463cm" svg:y="10.73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03cm" svg:height="0.928cm" svg:x="16.065cm" svg:y="10.59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386cm" svg:height="0.351cm" svg:x="16.323cm" svg:y="10.9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6.777cm" svg:y="10.6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7.305cm" svg:y="10.7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1cm" svg:height="0.245cm" svg:x="18.154cm" svg:y="10.703cm" svg:viewBox="0 0 292 246" svg:d="M109 183c-5 18-23 48-51 48-2 0-18 0-30-7 23-7 25-27 25-30 0-13-9-21-21-21-16 0-32 14-32 33 0 28 30 40 58 40 25 0 46-15 60-38 14 28 44 38 65 38 63 0 95-68 95-84 0-7-7-7-7-7-9 0-9 3-11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olygon draw:style-name="gr3" draw:text-style-name="P7" draw:layer="layout" svg:width="0.351cm" svg:height="0.032cm" svg:x="18.127cm" svg:y="11.037cm" svg:viewBox="0 0 352 33" draw:points="176,33 0,33 0,0 352,0 352,33">
            <text:p/>
          </draw:polygon>
          <draw:path draw:style-name="gr3" draw:text-style-name="P7" draw:layer="layout" svg:width="0.249cm" svg:height="0.37cm" svg:x="18.178cm" svg:y="11.1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472cm" svg:height="0.032cm" svg:x="18.807cm" svg:y="11.037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9.643cm" svg:y="10.58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9.609cm" svg:y="11.037cm" svg:viewBox="0 0 310 33" draw:points="155,33 0,33 0,0 310,0 310,33">
            <text:p/>
          </draw:polygon>
          <draw:path draw:style-name="gr3" draw:text-style-name="P7" draw:layer="layout" svg:width="0.249cm" svg:height="0.37cm" svg:x="19.637cm" svg:y="11.1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03cm" svg:height="0.928cm" svg:x="20.044cm" svg:y="10.59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369cm" svg:height="0.546cm" svg:x="20.746cm" svg:y="10.138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139cm" svg:y="10.3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03" draw:id="id203">
          <svg:title>TexMaths</svg:title>
          <svg:desc>22§display§=  \frac{5}{6} \int  \frac{ 6x+ 1 }{ 3x^2 + x - 2 }\ dx -  \frac{11}{18} \int \frac{ 1 }{  x^2 + 2 (x) \left( \frac{1}{6} \right) + \frac{1}{36} - \frac{2}{3} - \frac{1}{36} } \ dx§svg§600§FALSE§</svg:desc>
          <draw:polygon draw:style-name="gr2" draw:text-style-name="P6" draw:layer="layout" svg:width="21.139cm" svg:height="1.826cm" svg:x="4.844cm" svg:y="11.961cm" svg:viewBox="0 0 21140 1827" draw:points="10570,1827 0,1827 0,0 21140,0 21140,1827">
            <text:p/>
          </draw:polygon>
          <draw:path draw:style-name="gr3" draw:text-style-name="P7" draw:layer="layout" svg:width="0.515cm" svg:height="0.182cm" svg:x="4.849cm" svg:y="12.6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5.752cm" svg:y="11.93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5.713cm" svg:y="12.765cm" svg:viewBox="0 0 389 33" draw:points="194,33 0,33 0,0 389,0 389,33">
            <text:p/>
          </draw:polygon>
          <draw:path draw:style-name="gr3" draw:text-style-name="P7" draw:layer="layout" svg:width="0.321cm" svg:height="0.532cm" svg:x="5.747cm" svg:y="12.991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6.366cm" svg:y="11.9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21cm" svg:height="0.532cm" svg:x="8.216cm" svg:y="11.93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8.593cm" svg:y="12.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9.228cm" svg:y="12.00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027cm" svg:y="11.9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7.317cm" svg:y="12.765cm" svg:viewBox="0 0 3895 33" draw:points="1948,33 0,33 0,0 3895,0 3895,33">
            <text:p/>
          </draw:polygon>
          <draw:path draw:style-name="gr3" draw:text-style-name="P7" draw:layer="layout" svg:width="0.321cm" svg:height="0.532cm" svg:x="7.35cm" svg:y="12.99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7.727cm" svg:y="13.1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179cm" svg:y="12.9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07cm" svg:y="13.0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9.46cm" svg:y="13.1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115cm" svg:y="13.29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863cm" svg:y="12.99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69cm" svg:height="0.546cm" svg:x="11.593cm" svg:y="12.438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1.986cm" svg:y="12.6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642cm" svg:y="12.76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512cm" svg:y="11.93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3.899cm" svg:y="11.93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13.443cm" svg:y="12.765cm" svg:viewBox="0 0 774 33" draw:points="387,33 0,33 0,0 774,0 774,33">
            <text:p/>
          </draw:polygon>
          <draw:path draw:style-name="gr3" draw:text-style-name="P7" draw:layer="layout" svg:width="0.256cm" svg:height="0.517cm" svg:x="13.512cm" svg:y="12.99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862cm" svg:y="12.991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687cm" svg:height="1.719cm" svg:x="14.481cm" svg:y="11.9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0.023cm" svg:y="11.9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429cm" svg:height="0.032cm" svg:x="15.434cm" svg:y="12.765cm" svg:viewBox="0 0 9430 33" draw:points="4715,33 0,33 0,0 9430,0 9430,33">
            <text:p/>
          </draw:polygon>
          <draw:path draw:style-name="gr3" draw:text-style-name="P7" draw:layer="layout" svg:width="0.386cm" svg:height="0.351cm" svg:x="15.456cm" svg:y="13.2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5.909cm" svg:y="12.9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6.437cm" svg:y="13.0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206cm" svg:y="13.03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7.63cm" svg:y="12.96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7.876cm" svg:y="13.2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18.341cm" svg:y="12.96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03cm" svg:height="0.928cm" svg:x="18.842cm" svg:y="12.89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198cm" svg:height="0.36cm" svg:x="19.231cm" svg:y="12.883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309cm" svg:height="0.032cm" svg:x="19.173cm" svg:y="13.337cm" svg:viewBox="0 0 310 33" draw:points="155,33 0,33 0,0 310,0 310,33">
            <text:p/>
          </draw:polygon>
          <draw:path draw:style-name="gr3" draw:text-style-name="P7" draw:layer="layout" svg:width="0.249cm" svg:height="0.37cm" svg:x="19.202cm" svg:y="13.454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203cm" svg:height="0.928cm" svg:x="19.608cm" svg:y="12.89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515cm" svg:height="0.517cm" svg:x="20.143cm" svg:y="13.0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98cm" svg:height="0.36cm" svg:x="21.18cm" svg:y="12.883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617cm" svg:height="0.032cm" svg:x="20.967cm" svg:y="13.337cm" svg:viewBox="0 0 618 33" draw:points="310,33 0,33 0,0 618,0 618,33">
            <text:p/>
          </draw:polygon>
          <draw:path draw:style-name="gr3" draw:text-style-name="P7" draw:layer="layout" svg:width="0.249cm" svg:height="0.37cm" svg:x="20.995cm" svg:y="13.4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249cm" svg:height="0.37cm" svg:x="21.303cm" svg:y="13.454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472cm" svg:height="0.032cm" svg:x="21.912cm" svg:y="13.337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22.748cm" svg:y="12.88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22.713cm" svg:y="13.337cm" svg:viewBox="0 0 310 33" draw:points="155,33 0,33 0,0 310,0 310,33">
            <text:p/>
          </draw:polygon>
          <draw:path draw:style-name="gr3" draw:text-style-name="P7" draw:layer="layout" svg:width="0.249cm" svg:height="0.37cm" svg:x="22.742cm" svg:y="13.4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472cm" svg:height="0.032cm" svg:x="23.35cm" svg:y="13.337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24.365cm" svg:y="12.883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617cm" svg:height="0.032cm" svg:x="24.152cm" svg:y="13.337cm" svg:viewBox="0 0 618 33" draw:points="310,33 0,33 0,0 618,0 618,33">
            <text:p/>
          </draw:polygon>
          <draw:path draw:style-name="gr3" draw:text-style-name="P7" draw:layer="layout" svg:width="0.249cm" svg:height="0.37cm" svg:x="24.18cm" svg:y="13.4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49cm" svg:height="0.37cm" svg:x="24.488cm" svg:y="13.454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369cm" svg:height="0.546cm" svg:x="25.242cm" svg:y="12.438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5.636cm" svg:y="12.6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6" smil:attributeName="visibility" smil:to="visible"/>
                  <anim:animate smil:dur="0.5s" smil:fill="hold" smil:targetElement="id196" smil:attributeName="width" smil:values="width*0.05;width" smil:keyTimes="0;1"/>
                  <anim:animate smil:dur="0.5s" smil:fill="hold" smil:targetElement="id196" smil:attributeName="height" smil:values="height;height" smil:keyTimes="0;1"/>
                  <anim:animate smil:dur="0.5s" smil:fill="hold" smil:targetElement="id196" smil:attributeName="x" smil:values="x-.2;x" smil:keyTimes="0;1"/>
                  <anim:animate smil:dur="0.5s" smil:fill="hold" smil:targetElement="id196" smil:attributeName="y" smil:values="y;y" smil:keyTimes="0;1"/>
                  <anim:transitionFilter smil:dur="0.5s" smil:targetElement="id1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3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04" draw:id="id204">
          <svg:title>TexMaths</svg:title>
          <svg:desc>24§display§\text {I}§svg§600§FALSE§</svg:desc>
          <draw:polygon draw:style-name="gr2" draw:text-style-name="P6" draw:layer="layout" svg:width="0.197cm" svg:height="0.493cm" svg:x="1.746cm" svg:y="1.246cm" svg:viewBox="0 0 198 494" draw:points="100,494 0,494 0,0 198,0 198,494">
            <text:p/>
          </draw:polygon>
          <draw:path draw:style-name="gr3" draw:text-style-name="P7" draw:layer="layout" svg:width="0.258cm" svg:height="0.577cm" svg:x="1.727cm" svg:y="1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5" draw:id="id205">
          <svg:title>TexMaths</svg:title>
          <svg:desc>22§display§=  \frac{5}{6} \int  \frac{ 6x+ 1 }{ 3x^2 + x - 2 }\ dx -  \frac{11}{18} \int \frac{ 1 }{ \left( x + \frac{1}{6} \right)^2 -  \frac{25}{36} } \ dx§svg§600§FALSE§</svg:desc>
          <draw:polygon draw:style-name="gr2" draw:text-style-name="P6" draw:layer="layout" svg:width="16.395cm" svg:height="1.983cm" svg:x="2.433cm" svg:y="0.657cm" svg:viewBox="0 0 16396 1984" draw:points="8198,1984 0,1984 0,0 16396,0 16396,1984">
            <text:p/>
          </draw:polygon>
          <draw:path draw:style-name="gr3" draw:text-style-name="P7" draw:layer="layout" svg:width="0.515cm" svg:height="0.182cm" svg:x="2.438cm" svg:y="1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0.63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7 53 141 141 141 90 0 169-74 169-172z">
            <text:p/>
          </draw:path>
          <draw:polygon draw:style-name="gr3" draw:text-style-name="P7" draw:layer="layout" svg:width="0.388cm" svg:height="0.032cm" svg:x="3.302cm" svg:y="1.461cm" svg:viewBox="0 0 389 33" draw:points="194,33 0,33 0,0 389,0 389,33">
            <text:p/>
          </draw:polygon>
          <draw:path draw:style-name="gr3" draw:text-style-name="P7" draw:layer="layout" svg:width="0.321cm" svg:height="0.532cm" svg:x="3.336cm" svg:y="1.68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687cm" svg:height="1.719cm" svg:x="3.955cm" svg:y="0.618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1cm" svg:height="0.532cm" svg:x="5.805cm" svg:y="0.632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6.182cm" svg:y="0.8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817cm" svg:y="0.6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7.616cm" svg:y="0.6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894cm" svg:height="0.032cm" svg:x="4.906cm" svg:y="1.461cm" svg:viewBox="0 0 3895 33" draw:points="1948,33 0,33 0,0 3895,0 3895,33">
            <text:p/>
          </draw:polygon>
          <draw:path draw:style-name="gr3" draw:text-style-name="P7" draw:layer="layout" svg:width="0.321cm" svg:height="0.532cm" svg:x="4.939cm" svg:y="1.68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316cm" svg:y="1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5.768cm" svg:y="1.6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296cm" svg:y="1.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049cm" svg:y="1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704cm" svg:y="1.99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452cm" svg:y="1.6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69cm" svg:height="0.546cm" svg:x="9.182cm" svg:y="1.13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9.575cm" svg:y="1.3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231cm" svg:y="1.46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101cm" svg:y="0.6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1.488cm" svg:y="0.6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1.032cm" svg:y="1.461cm" svg:viewBox="0 0 774 33" draw:points="387,33 0,33 0,0 774,0 774,33">
            <text:p/>
          </draw:polygon>
          <draw:path draw:style-name="gr3" draw:text-style-name="P7" draw:layer="layout" svg:width="0.256cm" svg:height="0.516cm" svg:x="11.101cm" svg:y="1.6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451cm" svg:y="1.686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687cm" svg:height="1.719cm" svg:x="12.07cm" svg:y="0.618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5.24cm" svg:y="0.6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84cm" svg:height="0.032cm" svg:x="13.023cm" svg:y="1.461cm" svg:viewBox="0 0 4685 33" draw:points="2342,33 0,33 0,0 4685,0 4685,33">
            <text:p/>
          </draw:polygon>
          <draw:path draw:style-name="gr3" draw:text-style-name="P7" draw:layer="layout" svg:width="0.203cm" svg:height="0.928cm" svg:x="13.14cm" svg:y="1.743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86cm" svg:height="0.351cm" svg:x="13.399cm" svg:y="2.0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4.034cm" svg:y="1.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98cm" svg:height="0.36cm" svg:x="14.916cm" svg:y="1.736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4.856cm" svg:y="2.191cm" svg:viewBox="0 0 310 33" draw:points="155,33 0,33 0,0 310,0 310,33">
            <text:p/>
          </draw:polygon>
          <draw:path draw:style-name="gr3" draw:text-style-name="P7" draw:layer="layout" svg:width="0.249cm" svg:height="0.37cm" svg:x="14.886cm" svg:y="2.30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5.291cm" svg:y="1.743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5.647cm" svg:y="1.5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94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7.03cm" svg:y="1.73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7.338cm" svg:y="1.736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617cm" svg:height="0.032cm" svg:x="16.996cm" svg:y="2.191cm" svg:viewBox="0 0 618 33" draw:points="310,33 0,33 0,0 618,0 618,33">
            <text:p/>
          </draw:polygon>
          <draw:path draw:style-name="gr3" draw:text-style-name="P7" draw:layer="layout" svg:width="0.249cm" svg:height="0.37cm" svg:x="17.026cm" svg:y="2.308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249cm" svg:height="0.37cm" svg:x="17.334cm" svg:y="2.30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369cm" svg:height="0.546cm" svg:x="18.088cm" svg:y="1.1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8.482cm" svg:y="1.3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12" draw:id="id212">
          <svg:title>TexMaths</svg:title>
          <svg:desc>24§display§\text {I}§svg§600§FALSE§</svg:desc>
          <draw:polygon draw:style-name="gr2" draw:text-style-name="P6" draw:layer="layout" svg:width="0.197cm" svg:height="0.493cm" svg:x="1.747cm" svg:y="13.647cm" svg:viewBox="0 0 198 494" draw:points="100,494 0,494 0,0 198,0 198,494">
            <text:p/>
          </draw:polygon>
          <draw:path draw:style-name="gr3" draw:text-style-name="P7" draw:layer="layout" svg:width="0.258cm" svg:height="0.577cm" svg:x="1.728cm" svg:y="13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1" draw:id="id211">
          <svg:title>TexMaths</svg:title>
          <svg:desc>26§display§\therefore§svg§600§FALSE§</svg:desc>
          <draw:polygon draw:style-name="gr2" draw:text-style-name="P6" draw:layer="layout" svg:width="0.49cm" svg:height="0.402cm" svg:x="0.807cm" svg:y="13.72cm" svg:viewBox="0 0 491 403" draw:points="246,403 0,403 0,0 491,0 491,403">
            <text:p/>
          </draw:polygon>
          <draw:path draw:style-name="gr3" draw:text-style-name="P7" draw:layer="layout" svg:width="0.555cm" svg:height="0.493cm" svg:x="0.788cm" svg:y="13.6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6" draw:id="id206">
          <svg:title>TexMaths</svg:title>
          <svg:desc>22§display§=  \frac{5}{6} \int  \frac{ 6x+ 1 }{ 3x^2 + x - 2 }\ dx -  \frac{11}{18} \int \frac{ 1 }{ \left( x + \frac{1}{6} \right)^2 -  \left( \frac{5}{6} \right)^2 } \ dx§svg§600§FALSE§</svg:desc>
          <draw:polygon draw:style-name="gr2" draw:text-style-name="P6" draw:layer="layout" svg:width="17.142cm" svg:height="1.983cm" svg:x="2.433cm" svg:y="3.158cm" svg:viewBox="0 0 17143 1984" draw:points="8571,1984 0,1984 0,0 17143,0 17143,1984">
            <text:p/>
          </draw:polygon>
          <draw:path draw:style-name="gr3" draw:text-style-name="P7" draw:layer="layout" svg:width="0.515cm" svg:height="0.182cm" svg:x="2.438cm" svg:y="3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3.13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7 53 141 141 141 90 0 169-74 169-172z">
            <text:p/>
          </draw:path>
          <draw:polygon draw:style-name="gr3" draw:text-style-name="P7" draw:layer="layout" svg:width="0.388cm" svg:height="0.032cm" svg:x="3.302cm" svg:y="3.962cm" svg:viewBox="0 0 389 33" draw:points="194,33 0,33 0,0 389,0 389,33">
            <text:p/>
          </draw:polygon>
          <draw:path draw:style-name="gr3" draw:text-style-name="P7" draw:layer="layout" svg:width="0.321cm" svg:height="0.532cm" svg:x="3.336cm" svg:y="4.187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687cm" svg:height="1.719cm" svg:x="3.955cm" svg:y="3.119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1cm" svg:height="0.532cm" svg:x="5.805cm" svg:y="3.133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6.182cm" svg:y="3.3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817cm" svg:y="3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7.616cm" svg:y="3.1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894cm" svg:height="0.032cm" svg:x="4.906cm" svg:y="3.962cm" svg:viewBox="0 0 3895 33" draw:points="1948,33 0,33 0,0 3895,0 3895,33">
            <text:p/>
          </draw:polygon>
          <draw:path draw:style-name="gr3" draw:text-style-name="P7" draw:layer="layout" svg:width="0.321cm" svg:height="0.532cm" svg:x="4.939cm" svg:y="4.18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316cm" svg:y="4.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5.768cm" svg:y="4.1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296cm" svg:y="4.2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049cm" svg:y="4.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704cm" svg:y="4.4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452cm" svg:y="4.18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69cm" svg:height="0.546cm" svg:x="9.182cm" svg:y="3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9.575cm" svg:y="3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231cm" svg:y="3.96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101cm" svg:y="3.13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1.488cm" svg:y="3.1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1.032cm" svg:y="3.962cm" svg:viewBox="0 0 774 33" draw:points="387,33 0,33 0,0 774,0 774,33">
            <text:p/>
          </draw:polygon>
          <draw:path draw:style-name="gr3" draw:text-style-name="P7" draw:layer="layout" svg:width="0.256cm" svg:height="0.516cm" svg:x="11.101cm" svg:y="4.18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451cm" svg:y="4.187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687cm" svg:height="1.719cm" svg:x="12.07cm" svg:y="3.119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5.613cm" svg:y="3.1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432cm" svg:height="0.032cm" svg:x="13.022cm" svg:y="3.962cm" svg:viewBox="0 0 5433 33" draw:points="2716,33 0,33 0,0 5433,0 5433,33">
            <text:p/>
          </draw:polygon>
          <draw:path draw:style-name="gr3" draw:text-style-name="P7" draw:layer="layout" svg:width="0.203cm" svg:height="0.928cm" svg:x="13.14cm" svg:y="4.24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86cm" svg:height="0.351cm" svg:x="13.399cm" svg:y="4.5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4.034cm" svg:y="4.4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98cm" svg:height="0.36cm" svg:x="14.916cm" svg:y="4.237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4.856cm" svg:y="4.692cm" svg:viewBox="0 0 310 33" draw:points="155,33 0,33 0,0 310,0 310,33">
            <text:p/>
          </draw:polygon>
          <draw:path draw:style-name="gr3" draw:text-style-name="P7" draw:layer="layout" svg:width="0.249cm" svg:height="0.37cm" svg:x="14.886cm" svg:y="4.80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5.291cm" svg:y="4.244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5.646cm" svg:y="4.0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94cm" svg:y="4.692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7.021cm" svg:y="4.24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4cm" svg:height="0.37cm" svg:x="17.385cm" svg:y="4.237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309cm" svg:height="0.032cm" svg:x="17.35cm" svg:y="4.692cm" svg:viewBox="0 0 310 33" draw:points="155,33 0,33 0,0 310,0 310,33">
            <text:p/>
          </draw:polygon>
          <draw:path draw:style-name="gr3" draw:text-style-name="P7" draw:layer="layout" svg:width="0.249cm" svg:height="0.37cm" svg:x="17.38cm" svg:y="4.80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7.785cm" svg:y="4.244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8.14cm" svg:y="4.0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834cm" svg:y="3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9.228cm" svg:y="3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08" draw:id="id208">
          <svg:title>TexMaths</svg:title>
          <svg:desc>22§display§=  \frac{5}{6} \log ( 3x^2 + x - 2 ) -  \frac{11}{18}\times \frac{1}{ 2 \left( \frac{5}{6} \right)} \log \left( \frac{ x + \frac{1}{6} - \frac{5}{6}}{ x + \frac{1}{6} + \frac{5}{6} } \right)\ + \ c§svg§600§FALSE§</svg:desc>
          <draw:polygon draw:style-name="gr2" draw:text-style-name="P6" draw:layer="layout" svg:width="19.379cm" svg:height="2.004cm" svg:x="2.434cm" svg:y="5.558cm" svg:viewBox="0 0 19380 2005" draw:points="9690,2005 0,2005 0,0 19380,0 19380,2005">
            <text:p/>
          </draw:polygon>
          <draw:path draw:style-name="gr3" draw:text-style-name="P7" draw:layer="layout" svg:width="0.515cm" svg:height="0.182cm" svg:x="2.439cm" svg:y="6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2cm" svg:y="5.712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olygon draw:style-name="gr3" draw:text-style-name="P7" draw:layer="layout" svg:width="0.388cm" svg:height="0.032cm" svg:x="3.303cm" svg:y="6.541cm" svg:viewBox="0 0 389 33" draw:points="194,33 0,33 0,0 389,0 389,33">
            <text:p/>
          </draw:polygon>
          <draw:path draw:style-name="gr3" draw:text-style-name="P7" draw:layer="layout" svg:width="0.321cm" svg:height="0.532cm" svg:x="3.337cm" svg:y="6.766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173cm" svg:height="0.537cm" svg:x="3.939cm" svg:y="6.21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4.148cm" svg:y="6.40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5cm" svg:y="6.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4.988cm" svg:y="6.1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5.245cm" svg:y="6.23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86cm" svg:height="0.351cm" svg:x="5.621cm" svg:y="6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5cm" svg:y="6.07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1cm" svg:y="6.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7.355cm" svg:y="6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09cm" svg:y="6.54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7cm" svg:y="6.23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9.15cm" svg:y="6.1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72cm" svg:height="0.032cm" svg:x="9.643cm" svg:y="6.5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2cm" svg:y="5.71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9cm" svg:y="5.71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3cm" svg:y="6.541cm" svg:viewBox="0 0 774 33" draw:points="387,33 0,33 0,0 774,0 774,33">
            <text:p/>
          </draw:polygon>
          <draw:path draw:style-name="gr3" draw:text-style-name="P7" draw:layer="layout" svg:width="0.256cm" svg:height="0.516cm" svg:x="10.512cm" svg:y="6.7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0.862cm" svg:y="6.766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374cm" svg:height="0.374cm" svg:x="11.596cm" svg:y="6.37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256cm" svg:height="0.516cm" svg:x="13.082cm" svg:y="5.71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18cm" svg:height="0.032cm" svg:x="12.348cm" svg:y="6.541cm" svg:viewBox="0 0 1719 33" draw:points="861,33 0,33 0,0 1719,0 1719,33">
            <text:p/>
          </draw:polygon>
          <draw:path draw:style-name="gr3" draw:text-style-name="P7" draw:layer="layout" svg:width="0.309cm" svg:height="0.516cm" svg:x="12.386cm" svg:y="6.80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203cm" svg:height="0.928cm" svg:x="12.981cm" svg:y="6.666cm" svg:viewBox="0 0 204 929" svg:d="M204 920c0-2-2-4-3-7-36-37-90-100-122-227-17-70-24-149-24-222 0-204 49-346 142-446 7-7 7-9 7-11 0-7-7-7-10-7-11 0-53 46-64 58-79 93-130 232-130 406 0 109 19 266 121 396 9 9 59 69 73 69 3 0 10 0 10-9z">
            <text:p/>
          </draw:path>
          <draw:path draw:style-name="gr3" draw:text-style-name="P7" draw:layer="layout" svg:width="0.24cm" svg:height="0.37cm" svg:x="13.344cm" svg:y="6.659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3.31cm" svg:y="7.113cm" svg:viewBox="0 0 310 33" draw:points="155,33 0,33 0,0 310,0 310,33">
            <text:p/>
          </draw:polygon>
          <draw:path draw:style-name="gr3" draw:text-style-name="P7" draw:layer="layout" svg:width="0.249cm" svg:height="0.37cm" svg:x="13.34cm" svg:y="7.22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203cm" svg:height="0.928cm" svg:x="13.745cm" svg:y="6.666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173cm" svg:height="0.537cm" svg:x="14.313cm" svg:y="6.21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4.525cm" svg:y="6.40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4.91cm" svg:y="6.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1cm" svg:height="1.855cm" svg:x="15.575cm" svg:y="5.63cm" svg:viewBox="0 0 382 1856" svg:d="M382 1849c0-4-2-5-4-7-28-30-81-81-132-166-125-198-181-450-181-747 0-210 27-477 155-707 62-111 125-175 160-208 2-2 2-3 2-7 0-7-5-7-16-7-10 0-12 0-25 12-260 236-341 590-341 915 0 304 70 610 268 843 15 17 44 49 77 77 9 9 11 9 21 9 11 0 16 0 16-7z">
            <text:p/>
          </draw:path>
          <draw:path draw:style-name="gr3" draw:text-style-name="P7" draw:layer="layout" svg:width="0.386cm" svg:height="0.351cm" svg:x="16.1cm" svg:y="5.84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733cm" svg:y="5.7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98cm" svg:height="0.36cm" svg:x="17.615cm" svg:y="5.51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7.557cm" svg:y="5.975cm" svg:viewBox="0 0 310 33" draw:points="155,33 0,33 0,0 310,0 310,33">
            <text:p/>
          </draw:polygon>
          <draw:path draw:style-name="gr3" draw:text-style-name="P7" draw:layer="layout" svg:width="0.249cm" svg:height="0.37cm" svg:x="17.585cm" svg:y="6.08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472cm" svg:height="0.032cm" svg:x="18.194cm" svg:y="5.975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9.03cm" svg:y="5.519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309cm" svg:height="0.032cm" svg:x="18.995cm" svg:y="5.975cm" svg:viewBox="0 0 310 33" draw:points="155,33 0,33 0,0 310,0 310,33">
            <text:p/>
          </draw:polygon>
          <draw:path draw:style-name="gr3" draw:text-style-name="P7" draw:layer="layout" svg:width="0.249cm" svg:height="0.37cm" svg:x="19.025cm" svg:y="6.08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olygon draw:style-name="gr3" draw:text-style-name="P7" draw:layer="layout" svg:width="3.32cm" svg:height="0.032cm" svg:x="16.077cm" svg:y="6.541cm" svg:viewBox="0 0 3321 33" draw:points="1661,33 0,33 0,0 3321,0 3321,33">
            <text:p/>
          </draw:polygon>
          <draw:path draw:style-name="gr3" draw:text-style-name="P7" draw:layer="layout" svg:width="0.386cm" svg:height="0.351cm" svg:x="16.1cm" svg:y="6.97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733cm" svg:y="6.8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98cm" svg:height="0.36cm" svg:x="17.615cm" svg:y="6.655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7.557cm" svg:y="7.109cm" svg:viewBox="0 0 310 33" draw:points="155,33 0,33 0,0 310,0 310,33">
            <text:p/>
          </draw:polygon>
          <draw:path draw:style-name="gr3" draw:text-style-name="P7" draw:layer="layout" svg:width="0.249cm" svg:height="0.37cm" svg:x="17.585cm" svg:y="7.22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515cm" svg:height="0.516cm" svg:x="18.173cm" svg:y="6.8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7cm" svg:x="19.03cm" svg:y="6.655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309cm" svg:height="0.032cm" svg:x="18.995cm" svg:y="7.109cm" svg:viewBox="0 0 310 33" draw:points="155,33 0,33 0,0 310,0 310,33">
            <text:p/>
          </draw:polygon>
          <draw:path draw:style-name="gr3" draw:text-style-name="P7" draw:layer="layout" svg:width="0.249cm" svg:height="0.37cm" svg:x="19.025cm" svg:y="7.22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381cm" svg:height="1.855cm" svg:x="19.516cm" svg:y="5.63cm" svg:viewBox="0 0 382 1856" svg:d="M382 929c0-305-70-611-268-843-14-17-44-49-75-77-11-9-13-9-23-9-9 0-16 0-16 7 0 4 4 7 5 9 27 28 79 79 131 163 124 199 183 451 183 748 0 209-29 477-157 707-62 111-127 174-158 208-2 2-4 3-4 7 0 7 7 7 16 7 10 0 12 0 24-12 261-236 342-590 342-915z">
            <text:p/>
          </draw:path>
          <draw:path draw:style-name="gr3" draw:text-style-name="P7" draw:layer="layout" svg:width="0.515cm" svg:height="0.516cm" svg:x="20.531cm" svg:y="6.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1.55cm" svg:y="6.40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209" draw:id="id209">
          <svg:title>TexMaths</svg:title>
          <svg:desc>22§display§=  \frac{5}{6} \log ( 3x^2 + x - 2 ) -  \frac{11}{30} \log \left( \frac{ x - \frac{4}{6}}{ x + 1 } \right) \ + \ c §svg§600§FALSE§</svg:desc>
          <draw:polygon draw:style-name="gr2" draw:text-style-name="P6" draw:layer="layout" svg:width="15.092cm" svg:height="1.895cm" svg:x="2.433cm" svg:y="8.06cm" svg:viewBox="0 0 15093 1896" draw:points="7547,1896 0,1896 0,0 15093,0 15093,1896">
            <text:p/>
          </draw:polygon>
          <draw:path draw:style-name="gr3" draw:text-style-name="P7" draw:layer="layout" svg:width="0.515cm" svg:height="0.182cm" svg:x="2.438cm" svg:y="8.9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8.2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olygon draw:style-name="gr3" draw:text-style-name="P7" draw:layer="layout" svg:width="0.388cm" svg:height="0.032cm" svg:x="3.302cm" svg:y="9.049cm" svg:viewBox="0 0 389 33" draw:points="194,33 0,33 0,0 389,0 389,33">
            <text:p/>
          </draw:polygon>
          <draw:path draw:style-name="gr3" draw:text-style-name="P7" draw:layer="layout" svg:width="0.321cm" svg:height="0.532cm" svg:x="3.336cm" svg:y="9.274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73cm" svg:height="0.538cm" svg:x="3.938cm" svg:y="8.72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4.147cm" svg:y="8.91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4cm" svg:y="8.90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18cm" svg:height="0.773cm" svg:x="4.987cm" svg:y="8.67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5.244cm" svg:y="8.743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62cm" svg:y="8.9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4cm" svg:y="8.57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1cm" svg:y="8.80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354cm" svg:y="8.9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09cm" svg:y="9.0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6cm" svg:y="8.74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18cm" svg:height="0.773cm" svg:x="9.149cm" svg:y="8.67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472cm" svg:height="0.032cm" svg:x="9.642cm" svg:y="9.04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1cm" svg:y="8.2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8cm" svg:y="8.2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3cm" svg:y="9.049cm" svg:viewBox="0 0 774 33" draw:points="387,33 0,33 0,0 774,0 774,33">
            <text:p/>
          </draw:polygon>
          <draw:path draw:style-name="gr3" draw:text-style-name="P7" draw:layer="layout" svg:width="0.321cm" svg:height="0.532cm" svg:x="10.476cm" svg:y="9.274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26cm" svg:height="0.532cm" svg:x="10.86cm" svg:y="9.274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173cm" svg:height="0.538cm" svg:x="11.463cm" svg:y="8.72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674cm" svg:y="8.91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062cm" svg:y="8.90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1cm" svg:height="1.856cm" svg:x="12.727cm" svg:y="8.137cm" svg:viewBox="0 0 382 1857" svg:d="M382 1850c0-4-2-5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3.25cm" svg:y="8.34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906cm" svg:y="8.482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4.728cm" svg:y="8.021cm" svg:viewBox="0 0 268 366" svg:d="M268 278v-21h-62v-241c0-12 0-16-12-16-6 0-7 0-14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14.707cm" svg:y="8.482cm" svg:viewBox="0 0 310 33" draw:points="155,33 0,33 0,0 310,0 310,33">
            <text:p/>
          </draw:polygon>
          <draw:path draw:style-name="gr3" draw:text-style-name="P7" draw:layer="layout" svg:width="0.249cm" svg:height="0.37cm" svg:x="14.737cm" svg:y="8.59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1.882cm" svg:height="0.032cm" svg:x="13.227cm" svg:y="9.049cm" svg:viewBox="0 0 1883 33" draw:points="942,33 0,33 0,0 1883,0 1883,33">
            <text:p/>
          </draw:polygon>
          <draw:path draw:style-name="gr3" draw:text-style-name="P7" draw:layer="layout" svg:width="0.386cm" svg:height="0.351cm" svg:x="13.304cm" svg:y="9.4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938cm" svg:y="9.33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737cm" svg:y="9.27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81cm" svg:height="1.856cm" svg:x="15.228cm" svg:y="8.137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6.243cm" svg:y="8.80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7.262cm" svg:y="8.917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10" draw:id="id210">
          <svg:title>TexMaths</svg:title>
          <svg:desc>22§display§=  \frac{5}{6} \log ( 3x^2 + x - 2 ) -  \frac{11}{30} \log \left( \frac{ x - \frac{2}{3}}{ x + 1 } \right) \ + \ c§svg§600§FALSE§</svg:desc>
          <draw:polygon draw:style-name="gr2" draw:text-style-name="P6" draw:layer="layout" svg:width="15.092cm" svg:height="1.889cm" svg:x="2.433cm" svg:y="10.461cm" svg:viewBox="0 0 15093 1890" draw:points="7547,1890 0,1890 0,0 15093,0 15093,1890">
            <text:p/>
          </draw:polygon>
          <draw:path draw:style-name="gr3" draw:text-style-name="P7" draw:layer="layout" svg:width="0.515cm" svg:height="0.182cm" svg:x="2.438cm" svg:y="11.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10.616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20-14-39-38-39-13 0-39 5-39 42 0 65 53 141 141 141 90 0 169-74 169-172z">
            <text:p/>
          </draw:path>
          <draw:polygon draw:style-name="gr3" draw:text-style-name="P7" draw:layer="layout" svg:width="0.388cm" svg:height="0.032cm" svg:x="3.302cm" svg:y="11.444cm" svg:viewBox="0 0 389 33" draw:points="194,33 0,33 0,0 389,0 389,33">
            <text:p/>
          </draw:polygon>
          <draw:path draw:style-name="gr3" draw:text-style-name="P7" draw:layer="layout" svg:width="0.321cm" svg:height="0.532cm" svg:x="3.336cm" svg:y="11.669cm" svg:viewBox="0 0 322 533" svg:d="M70 262v-19c0-195 97-224 136-224 19 0 51 6 69 32-13 0-43 0-43 33 0 25 18 37 36 37 12 0 35-7 35-37 0-47-34-84-99-84-98 0-204 100-204 271 0 208 90 262 162 262 86 0 160-72 160-174 0-99-69-174-155-174-53 0-81 40-97 77zM162 512c-49 0-72-48-76-58-14-37-14-99-14-113 0-59 25-139 95-139 13 0 48 0 72 50 14 28 14 68 14 105s0 76-14 104c-23 47-59 51-77 51z">
            <text:p/>
          </draw:path>
          <draw:path draw:style-name="gr3" draw:text-style-name="P7" draw:layer="layout" svg:width="0.173cm" svg:height="0.537cm" svg:x="3.938cm" svg:y="11.11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4.147cm" svg:y="11.30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4cm" svg:y="11.303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ath draw:style-name="gr3" draw:text-style-name="P7" draw:layer="layout" svg:width="0.18cm" svg:height="0.773cm" svg:x="4.987cm" svg:y="11.075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5.244cm" svg:y="11.138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62cm" svg:y="11.3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4cm" svg:y="10.97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1cm" svg:y="11.2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7.354cm" svg:y="11.3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09cm" svg:y="11.44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6cm" svg:y="11.13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9.149cm" svg:y="11.07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472cm" svg:height="0.032cm" svg:x="9.642cm" svg:y="11.4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1cm" svg:y="10.6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8cm" svg:y="10.61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3cm" svg:y="11.444cm" svg:viewBox="0 0 774 33" draw:points="387,33 0,33 0,0 774,0 774,33">
            <text:p/>
          </draw:polygon>
          <draw:path draw:style-name="gr3" draw:text-style-name="P7" draw:layer="layout" svg:width="0.321cm" svg:height="0.532cm" svg:x="10.476cm" svg:y="11.669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26cm" svg:height="0.532cm" svg:x="10.86cm" svg:y="11.669cm" svg:viewBox="0 0 327 533" svg:d="M327 269c0-63-3-125-31-183-36-74-99-86-132-86-46 0-104 19-136 91-24 55-28 115-28 178 0 58 4 127 35 187 34 61 90 77 129 77 42 0 100-16 135-90 25-52 28-114 28-174zM164 517c-30 0-78-19-90-95-9-45-9-118-9-163 0-50 0-101 5-143 16-91 74-98 94-98 24 0 77 14 91 89 7 44 7 102 7 152 0 58 0 110-9 160-10 74-54 98-89 98z">
            <text:p/>
          </draw:path>
          <draw:path draw:style-name="gr3" draw:text-style-name="P7" draw:layer="layout" svg:width="0.173cm" svg:height="0.537cm" svg:x="11.463cm" svg:y="11.11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1.674cm" svg:y="11.30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062cm" svg:y="11.303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ath draw:style-name="gr3" draw:text-style-name="P7" draw:layer="layout" svg:width="0.381cm" svg:height="1.855cm" svg:x="12.727cm" svg:y="10.533cm" svg:viewBox="0 0 382 1856" svg:d="M382 1849c0-3-2-5-4-7-28-30-81-81-132-165-125-199-181-451-181-748 0-209 27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7" draw:layer="layout" svg:width="0.386cm" svg:height="0.351cm" svg:x="13.25cm" svg:y="10.7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906cm" svg:y="10.878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4.742cm" svg:y="10.42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4.707cm" svg:y="10.878cm" svg:viewBox="0 0 310 33" draw:points="155,33 0,33 0,0 310,0 310,33">
            <text:p/>
          </draw:polygon>
          <draw:path draw:style-name="gr3" draw:text-style-name="P7" draw:layer="layout" svg:width="0.249cm" svg:height="0.37cm" svg:x="14.737cm" svg:y="10.992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1.882cm" svg:height="0.032cm" svg:x="13.227cm" svg:y="11.444cm" svg:viewBox="0 0 1883 33" draw:points="942,33 0,33 0,0 1883,0 1883,33">
            <text:p/>
          </draw:polygon>
          <draw:path draw:style-name="gr3" draw:text-style-name="P7" draw:layer="layout" svg:width="0.386cm" svg:height="0.351cm" svg:x="13.304cm" svg:y="11.8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938cm" svg:y="11.7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4.737cm" svg:y="11.66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81cm" svg:height="1.855cm" svg:x="15.228cm" svg:y="10.533cm" svg:viewBox="0 0 382 1856" svg:d="M382 929c0-304-70-611-268-843-15-17-44-49-75-77-11-9-13-9-23-9-9 0-16 0-16 7 0 4 4 7 5 9 27 28 79 79 131 163 124 199 181 451 181 748 0 210-27 477-155 707-62 111-127 175-158 208-2 2-4 4-4 7 0 7 7 7 16 7 10 0 12 0 24-12 261-236 342-590 342-915z">
            <text:p/>
          </draw:path>
          <draw:path draw:style-name="gr3" draw:text-style-name="P7" draw:layer="layout" svg:width="0.515cm" svg:height="0.516cm" svg:x="16.243cm" svg:y="11.2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7.262cm" svg:y="11.31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13" draw:id="id213">
          <svg:title>TexMaths</svg:title>
          <svg:desc>22§display§=  \frac{5}{6} \log ( 3x^2 + x - 2 ) -  \frac{11}{30} \log \left( \frac{ 3x - 2 }{ 3( x + 1 ) } \right) \ + \ c§svg§600§FALSE§</svg:desc>
          <draw:polygon draw:style-name="gr2" draw:text-style-name="P6" draw:layer="layout" svg:width="15.972cm" svg:height="1.779cm" svg:x="2.434cm" svg:y="12.964cm" svg:viewBox="0 0 15973 1780" draw:points="7987,1780 0,1780 0,0 15973,0 15973,1780">
            <text:p/>
          </draw:polygon>
          <draw:path draw:style-name="gr3" draw:text-style-name="P7" draw:layer="layout" svg:width="0.515cm" svg:height="0.182cm" svg:x="2.439cm" svg:y="13.7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2cm" svg:y="13.00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olygon draw:style-name="gr3" draw:text-style-name="P7" draw:layer="layout" svg:width="0.388cm" svg:height="0.032cm" svg:x="3.303cm" svg:y="13.837cm" svg:viewBox="0 0 389 33" draw:points="194,33 0,33 0,0 389,0 389,33">
            <text:p/>
          </draw:polygon>
          <draw:path draw:style-name="gr3" draw:text-style-name="P7" draw:layer="layout" svg:width="0.321cm" svg:height="0.532cm" svg:x="3.337cm" svg:y="14.062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73cm" svg:height="0.538cm" svg:x="3.939cm" svg:y="13.5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4.148cm" svg:y="13.6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5cm" svg:y="13.6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18cm" svg:height="0.773cm" svg:x="4.988cm" svg:y="13.4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5.245cm" svg:y="13.531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5.621cm" svg:y="13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5cm" svg:y="13.3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2cm" svg:y="13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355cm" svg:y="13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1cm" svg:y="13.83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7cm" svg:y="13.5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18cm" svg:height="0.773cm" svg:x="9.15cm" svg:y="13.4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9.643cm" svg:y="13.8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2cm" svg:y="13.00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9cm" svg:y="13.0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4cm" svg:y="13.837cm" svg:viewBox="0 0 774 33" draw:points="387,33 0,33 0,0 774,0 774,33">
            <text:p/>
          </draw:polygon>
          <draw:path draw:style-name="gr3" draw:text-style-name="P7" draw:layer="layout" svg:width="0.321cm" svg:height="0.532cm" svg:x="10.477cm" svg:y="14.062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10.861cm" svg:y="14.062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173cm" svg:height="0.538cm" svg:x="11.464cm" svg:y="13.5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675cm" svg:y="13.69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063cm" svg:y="13.6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2.728cm" svg:y="12.925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3.562cm" svg:y="13.00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3.939cm" svg:y="13.1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4.593cm" svg:y="13.31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341cm" svg:y="13.0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2.762cm" svg:height="0.032cm" svg:x="13.228cm" svg:y="13.837cm" svg:viewBox="0 0 2763 33" draw:points="1382,33 0,33 0,0 2763,0 2763,33">
            <text:p/>
          </draw:polygon>
          <draw:path draw:style-name="gr3" draw:text-style-name="P7" draw:layer="layout" svg:width="0.321cm" svg:height="0.532cm" svg:x="13.261cm" svg:y="14.06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3.692cm" svg:y="13.9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3.939cm" svg:y="14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4.572cm" svg:y="14.1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5.371cm" svg:y="14.0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5.734cm" svg:y="13.9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16.111cm" svg:y="12.925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7.124cm" svg:y="13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8.143cm" svg:y="13.705cm" svg:viewBox="0 0 303 352" svg:d="M276 48c-12 0-23 0-35 12-12 10-12 24-12 30 0 17 12 26 28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207" draw:id="id207">
          <svg:title>TexMaths</svg:title>
          <svg:desc>18§display§.\ .\ \left[  \int \frac{f'(x)}{f(x)}dx = \log [ f(x)] + c \right]§svg§600§FALSE§</svg:desc>
          <draw:polygon draw:style-name="gr2" draw:text-style-name="P6" draw:layer="layout" svg:width="8.604cm" svg:height="1.455cm" svg:x="18.739cm" svg:y="3.453cm" svg:viewBox="0 0 8605 1456" draw:points="4302,1456 0,1456 0,0 8605,0 8605,1456">
            <text:p/>
          </draw:polygon>
          <draw:path draw:style-name="gr3" draw:text-style-name="P7" draw:layer="layout" svg:width="0.068cm" svg:height="0.068cm" svg:x="18.762cm" svg:y="4.27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9.148cm" svg:y="4.27cm" svg:viewBox="0 0 69 69" svg:d="M69 35c0-19-16-35-34-35-19 0-35 16-35 35 0 18 16 34 35 34 18 0 34-16 34-34z">
            <text:p/>
          </draw:path>
          <draw:polygon draw:style-name="gr3" draw:text-style-name="P7" draw:layer="layout" svg:width="0.167cm" svg:height="1.518cm" svg:x="19.744cm" svg:y="3.421cm" svg:viewBox="0 0 168 1519" draw:points="0,1519 168,1519 168,1484 35,1484 35,35 168,35 168,0 0,0">
            <text:p/>
          </draw:polygon>
          <draw:path draw:style-name="gr3" draw:text-style-name="P7" draw:layer="layout" svg:width="0.562cm" svg:height="1.406cm" svg:x="19.956cm" svg:y="3.477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6cm" svg:height="0.576cm" svg:x="20.768cm" svg:y="3.464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11cm" svg:height="0.229cm" svg:x="21.132cm" svg:y="3.433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1.351cm" svg:y="3.43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554cm" svg:y="3.63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933cm" svg:y="3.435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1.409cm" svg:height="0.026cm" svg:x="20.733cm" svg:y="4.167cm" svg:viewBox="0 0 1410 27" draw:points="706,27 0,27 0,0 1410,0 1410,27">
            <text:p/>
          </draw:polygon>
          <draw:path draw:style-name="gr3" draw:text-style-name="P7" draw:layer="layout" svg:width="0.316cm" svg:height="0.576cm" svg:x="20.856cm" svg:y="4.327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9 27 44 53 44 36 0 61-37 72-62 20-40 36-116 36-120z">
            <text:p/>
          </draw:path>
          <draw:path draw:style-name="gr3" draw:text-style-name="P7" draw:layer="layout" svg:width="0.147cm" svg:height="0.633cm" svg:x="21.263cm" svg:y="4.298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465cm" svg:y="4.492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3cm" svg:x="21.843cm" svg:y="4.298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2.244cm" svg:y="3.899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3 0-41-34-41-59 0-31 20-111 36-139 18-38 47-61 73-61 40 0 50 52 50 56 0 3-1 8-2 10z">
            <text:p/>
          </draw:path>
          <draw:path draw:style-name="gr3" draw:text-style-name="P7" draw:layer="layout" svg:width="0.316cm" svg:height="0.287cm" svg:x="22.566cm" svg:y="4.0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421cm" svg:height="0.149cm" svg:x="23.121cm" svg:y="4.106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3.773cm" svg:y="3.89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3.946cm" svg:y="4.055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29cm" svg:height="0.418cm" svg:x="24.262cm" svg:y="4.052cm" svg:viewBox="0 0 291 419" svg:d="M124 179c-56 0-56-64-56-78 0-17 1-38 10-53 6-9 20-26 46-26 55 0 55 63 55 77 0 18 0 38-11 54-5 8-20 26-44 26zM49 203c0-3 0-17 11-30 25 18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olygon draw:style-name="gr3" draw:text-style-name="P7" draw:layer="layout" svg:width="0.087cm" svg:height="0.633cm" svg:x="24.644cm" svg:y="3.864cm" svg:viewBox="0 0 88 634" draw:points="88,634 88,609 26,609 26,26 88,26 88,0 0,0 0,634">
            <text:p/>
          </draw:polygon>
          <draw:path draw:style-name="gr3" draw:text-style-name="P7" draw:layer="layout" svg:width="0.316cm" svg:height="0.576cm" svg:x="24.779cm" svg:y="3.89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5.185cm" svg:y="3.86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5.387cm" svg:y="4.0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767cm" svg:y="3.864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99cm" svg:y="3.864cm" svg:viewBox="0 0 88 634" draw:points="88,0 0,0 0,26 62,26 62,609 0,609 0,634 88,634">
            <text:p/>
          </draw:polygon>
          <draw:path draw:style-name="gr3" draw:text-style-name="P7" draw:layer="layout" svg:width="0.421cm" svg:height="0.422cm" svg:x="26.329cm" svg:y="3.9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952cm" svg:y="4.059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olygon draw:style-name="gr3" draw:text-style-name="P7" draw:layer="layout" svg:width="0.167cm" svg:height="1.518cm" svg:x="27.209cm" svg:y="3.421cm" svg:viewBox="0 0 168 1519" draw:points="132,1484 0,1484 0,1519 168,1519 168,0 0,0 0,35 132,3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1+width/2;x" smil:keyTimes="0;1"/>
                  <anim:animate smil:dur="0.5s" smil:fill="hold" smil:targetElement="id20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2" draw:text-style-name="P12" draw:layer="layout" svg:width="26.4cm" svg:height="14.583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14" draw:id="id214">
          <svg:title>TexMaths</svg:title>
          <svg:desc>26§display§\text {(3)}§svg§600§FALSE§</svg:desc>
          <draw:polygon draw:style-name="gr2" draw:text-style-name="P6" draw:layer="layout" svg:width="0.986cm" svg:height="0.823cm" svg:x="1.421cm" svg:y="1.255cm" svg:viewBox="0 0 987 824" draw:points="494,824 0,824 0,0 987,0 987,824">
            <text:p/>
          </draw:polygon>
          <draw:path draw:style-name="gr3" draw:text-style-name="P7" draw:layer="layout" svg:width="0.213cm" svg:height="0.914cm" svg:x="1.465cm" svg:y="1.209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1.769cm" svg:y="1.286cm" svg:viewBox="0 0 381 630" svg:d="M229 287c75-23 127-87 127-160 0-75-79-127-169-127-91 0-162 54-162 125 0 29 21 48 46 48 29 0 48-21 48-48 0-46-44-46-57-46 28-44 88-56 121-56 38 0 90 21 90 102 0 12-2 64-27 106-27 44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242cm" svg:y="1.2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15" draw:id="id215">
          <svg:title>TexMaths</svg:title>
          <svg:desc>24§display§\text {Let,}§svg§600§FALSE§</svg:desc>
          <draw:polygon draw:style-name="gr2" draw:text-style-name="P6" draw:layer="layout" svg:width="1.318cm" svg:height="0.655cm" svg:x="2.937cm" svg:y="1.347cm" svg:viewBox="0 0 1319 656" draw:points="659,656 0,656 0,0 1319,0 1319,656">
            <text:p/>
          </draw:polygon>
          <draw:path draw:style-name="gr3" draw:text-style-name="P7" draw:layer="layout" svg:width="0.464cm" svg:height="0.577cm" svg:x="2.922cm" svg:y="1.3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46cm" svg:y="1.5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813cm" svg:y="1.3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97cm" svg:y="1.7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16" draw:id="id216">
          <svg:title>TexMaths</svg:title>
          <svg:desc>24§display§\text {I}§svg§600§FALSE§</svg:desc>
          <draw:polygon draw:style-name="gr2" draw:text-style-name="P6" draw:layer="layout" svg:width="0.197cm" svg:height="0.493cm" svg:x="4.743cm" svg:y="1.347cm" svg:viewBox="0 0 198 494" draw:points="100,494 0,494 0,0 198,0 198,494">
            <text:p/>
          </draw:polygon>
          <draw:path draw:style-name="gr3" draw:text-style-name="P7" draw:layer="layout" svg:width="0.258cm" svg:height="0.577cm" svg:x="4.724cm" svg:y="1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7" draw:id="id217">
          <svg:title>TexMaths</svg:title>
          <svg:desc>22§display§= \int \frac{x - x^2}{x^2 - 2x - 3}}\ dx§svg§600§FALSE§</svg:desc>
          <draw:polygon draw:style-name="gr2" draw:text-style-name="P6" draw:layer="layout" svg:width="6.789cm" svg:height="1.752cm" svg:x="5.33cm" svg:y="0.757cm" svg:viewBox="0 0 6790 1753" draw:points="3395,1753 0,1753 0,0 6790,0 6790,1753">
            <text:p/>
          </draw:polygon>
          <draw:path draw:style-name="gr3" draw:text-style-name="P7" draw:layer="layout" svg:width="0.515cm" svg:height="0.182cm" svg:x="5.335cm" svg:y="1.5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cm" svg:y="0.8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7.984cm" svg:y="1.0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8.639cm" svg:y="1.1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371cm" svg:y="1.0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825cm" svg:y="0.7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894cm" svg:height="0.032cm" svg:x="7.102cm" svg:y="1.672cm" svg:viewBox="0 0 3895 33" draw:points="1948,33 0,33 0,0 3895,0 3895,33">
            <text:p/>
          </draw:polygon>
          <draw:path draw:style-name="gr3" draw:text-style-name="P7" draw:layer="layout" svg:width="0.386cm" svg:height="0.351cm" svg:x="7.125cm" svg:y="2.0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578cm" svg:y="1.8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127cm" svg:y="2.2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875cm" svg:y="1.89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9.246cm" svg:y="2.0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901cm" svg:y="2.2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642cm" svg:y="1.8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1.378cm" svg:y="1.3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1.772cm" svg:y="1.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18" draw:id="id218">
          <svg:title>TexMaths</svg:title>
          <svg:desc>18§display§[\ \text {If Numerator is a polynomial of degree greater than or equal to that of the denominator}§svg§600§FALSE§</svg:desc>
          <draw:polygon draw:style-name="gr2" draw:text-style-name="P6" draw:layer="layout" svg:width="24.783cm" svg:height="0.57cm" svg:x="1.44cm" svg:y="2.951cm" svg:viewBox="0 0 24784 571" draw:points="12393,571 0,571 0,0 24784,0 24784,571">
            <text:p/>
          </draw:polygon>
          <draw:polygon draw:style-name="gr3" draw:text-style-name="P7" draw:layer="layout" svg:width="0.087cm" svg:height="0.633cm" svg:x="1.483cm" svg:y="2.919cm" svg:viewBox="0 0 88 634" draw:points="88,634 88,610 26,610 26,26 88,26 88,0 0,0 0,634">
            <text:p/>
          </draw:polygon>
          <draw:path draw:style-name="gr3" draw:text-style-name="P7" draw:layer="layout" svg:width="0.193cm" svg:height="0.433cm" svg:x="1.813cm" svg:y="2.9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205cm" svg:height="0.447cm" svg:x="2.045cm" svg:y="2.94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432cm" svg:height="0.433cm" svg:x="2.448cm" svg:y="2.961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7" draw:layer="layout" svg:width="0.319cm" svg:height="0.287cm" svg:x="2.922cm" svg:y="3.1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494cm" svg:height="0.28cm" svg:x="3.273cm" svg:y="3.1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3.799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4.08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4.336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4.638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4.89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5.206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5.668cm" svg:y="2.9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5.844cm" svg:y="3.1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6.3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02cm" svg:x="6.828cm" svg:y="3.1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7.197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42cm" svg:height="0.44cm" svg:x="7.517cm" svg:y="2.9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7.684cm" svg:y="3.1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8.025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8.375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8.693cm" svg:y="3.114cm" svg:viewBox="0 0 495 281" svg:d="M49 62v171c0 28-7 28-49 28v20c22 0 55-1 72-1 16 0 49 1 71 1v-20c-42 0-49 0-49-28v-118c0-66 44-101 85-101 40 0 47 35 47 71v148c0 28-7 28-50 28v20c23 0 54-1 72-1 17 0 50 1 72 1v-20c-44 0-51 0-51-28v-118c0-66 46-101 87-101 39 0 46 35 46 71v148c0 28-7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9.222cm" svg:y="2.9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9.403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9.713cm" svg:y="2.9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10.097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0.416cm" svg:y="2.9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3cm" svg:height="0.447cm" svg:x="10.82cm" svg:y="2.9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1.169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1.449cm" svg:y="3.1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1.766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014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2.295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2.787cm" svg:y="3.1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3.104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3.352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13.64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13.944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4.194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4.476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4.929cm" svg:y="3.0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5.183cm" svg:y="2.9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15.54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5.85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6.41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16.727cm" svg:y="3.1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7.185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7.47cm" svg:y="3.114cm" svg:viewBox="0 0 314 403" svg:d="M220 242v114c0 29-7 29-50 29v18c22 0 55-1 72-1s49 1 72 1v-18c-43 0-50 0-50-29v-356h-15l-23 58c-9-18-34-58-85-58-75 0-141 62-141 144 0 79 62 144 135 144 45 0 71-27 85-46zM222 105v90c0 20-12 37-26 53-7 8-28 26-58 26-46 0-85-56-85-130 0-75 45-128 91-128 52 0 78 55 78 89z">
            <text:p/>
          </draw:path>
          <draw:path draw:style-name="gr3" draw:text-style-name="P7" draw:layer="layout" svg:width="0.319cm" svg:height="0.287cm" svg:x="17.803cm" svg:y="3.1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86cm" svg:height="0.292cm" svg:x="18.16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18.471cm" svg:y="2.9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98cm" svg:height="0.397cm" svg:x="18.85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9.102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19.623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9.876cm" svg:y="2.9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20.235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0.536cm" svg:y="3.0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1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1.318cm" svg:y="2.9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198cm" svg:height="0.397cm" svg:x="21.714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1.969cm" svg:y="2.9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2.317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2.813cm" svg:y="2.9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3.161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3.445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3.793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24.111cm" svg:y="3.1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4.64cm" svg:y="2.9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4.814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5.173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5.474cm" svg:y="3.0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5.726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26.042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</draw:g>
        <draw:g xml:id="id219" draw:id="id219">
          <svg:title>TexMaths</svg:title>
          <svg:desc>18§display§\left  \text {then use polynomial division process first. Proceed further depending upon the remainder}\ \right ]§svg§600§FALSE§</svg:desc>
          <draw:polygon draw:style-name="gr2" draw:text-style-name="P6" draw:layer="layout" svg:width="25.206cm" svg:height="0.57cm" svg:x="1.763cm" svg:y="3.751cm" svg:viewBox="0 0 25207 571" draw:points="12603,571 0,571 0,0 25207,0 25207,571">
            <text:p/>
          </draw:polygon>
          <draw:path draw:style-name="gr3" draw:text-style-name="P7" draw:layer="layout" svg:width="0.199cm" svg:height="0.397cm" svg:x="1.743cm" svg:y="3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.998cm" svg:y="3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.346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.63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3.193cm" svg:y="3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08cm" svg:height="0.292cm" svg:x="3.544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3.791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4.283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4.652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42cm" svg:height="0.44cm" svg:x="4.971cm" svg:y="3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5.139cm" svg:y="3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5.481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5.83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6.148cm" svg:y="3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6.67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6.858cm" svg:y="3.9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42cm" svg:height="0.44cm" svg:x="7.169cm" svg:y="3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3cm" svg:height="0.447cm" svg:x="7.556cm" svg:y="3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7.90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8.073cm" svg:y="3.921cm" svg:viewBox="0 0 311 281" svg:d="M252 62c6-14 17-42 59-42v-20c-14 1-33 1-47 1-16 0-45-1-57-1v20c25 0 32 15 32 28 0 5-1 7-4 14l-65 163-72-177c-3-9-3-11-3-12 0-16 25-16 36-16v-20c-19 0-55 1-69 1-17 0-43 0-62-1v20c40 0 43 3 50 23l93 226c4 9 4 12 13 12 8 0 11-6 12-12z">
            <text:p/>
          </draw:path>
          <draw:path draw:style-name="gr3" draw:text-style-name="P7" draw:layer="layout" svg:width="0.136cm" svg:height="0.424cm" svg:x="8.41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8.592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8.841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9.014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319cm" svg:height="0.28cm" svg:x="9.333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02cm" svg:x="9.892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0.243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0.492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41cm" svg:height="0.292cm" svg:x="10.829cm" svg:y="3.911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1.107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1.391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1.64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7cm" svg:height="0.447cm" svg:x="12.097cm" svg:y="3.748cm" svg:viewBox="0 0 318 448" svg:d="M193 193c29 0 33 9 33 35v171c0 29-7 29-49 29v20c20-1 55-3 71-3s46 2 70 3v-20c-43 0-50 0-50-29v-233l-79 5c-10 2-12 2-12 2-1 1-3 1-11 1h-75v-72c0-63 54-88 93-88 19 0 42 6 55 21-26 1-30 18-30 30 0 20 17 29 29 29 14 0 28-10 28-29 0-38-34-65-82-65-59 0-134 32-134 102v72h-50v19h50v206c0 29-7 29-50 29v20c22-1 55-3 71-3 15 0 47 2 70 3v-20c-42 0-49 0-49-29v-206z">
            <text:p/>
          </draw:path>
          <draw:path draw:style-name="gr3" draw:text-style-name="P7" draw:layer="layout" svg:width="0.214cm" svg:height="0.28cm" svg:x="12.449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08cm" svg:height="0.292cm" svg:x="12.7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9cm" svg:height="0.397cm" svg:x="12.94cm" svg:y="3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068cm" svg:height="0.068cm" svg:x="13.23cm" svg:y="4.127cm" svg:viewBox="0 0 69 69" svg:d="M69 35c0-19-16-35-34-35-19 0-35 16-35 35 0 18 16 34 35 34 18 0 34-16 34-34z">
            <text:p/>
          </draw:path>
          <draw:path draw:style-name="gr3" draw:text-style-name="P7" draw:layer="layout" svg:width="0.373cm" svg:height="0.433cm" svg:x="13.655cm" svg:y="3.761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14cm" svg:height="0.28cm" svg:x="14.081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4.329cm" svg:y="3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41cm" svg:height="0.292cm" svg:x="14.666cm" svg:y="3.911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4.943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5.224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5.509cm" svg:y="3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05cm" svg:height="0.447cm" svg:x="16.071cm" svg:y="3.7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9cm" svg:height="0.287cm" svg:x="16.264cm" svg:y="3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14cm" svg:height="0.28cm" svg:x="16.612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854cm" svg:y="3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7.109cm" svg:y="3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7.458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738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313cm" svg:height="0.447cm" svg:x="18.201cm" svg:y="3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8.549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8.83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45cm" svg:height="0.292cm" svg:x="19.199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482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9.835cm" svg:y="3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20.18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362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0.711cm" svg:y="3.9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319cm" svg:height="0.287cm" svg:x="21.241cm" svg:y="3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3cm" svg:height="0.402cm" svg:x="21.589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21.958cm" svg:y="3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319cm" svg:height="0.28cm" svg:x="22.277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22.832cm" svg:y="3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3.085cm" svg:y="3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3.434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3.926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174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494cm" svg:height="0.28cm" svg:x="24.458cm" svg:y="3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24.992cm" svg:y="3.9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36cm" svg:height="0.424cm" svg:x="25.301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5.477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25.83cm" svg:y="3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6.177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6.459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olygon draw:style-name="gr3" draw:text-style-name="P7" draw:layer="layout" svg:width="0.087cm" svg:height="0.633cm" svg:x="26.914cm" svg:y="3.719cm" svg:viewBox="0 0 88 634" draw:points="88,0 0,0 0,26 62,26 62,610 0,610 0,634 88,634">
            <text:p/>
          </draw:polygon>
        </draw:g>
        <draw:g xml:id="id220" draw:id="id220">
          <svg:title>TexMaths</svg:title>
          <svg:desc>18§display§[\ \text {In this example both are of same degree. So we can make small rearrangement in the }§svg§600§FALSE§</svg:desc>
          <draw:polygon draw:style-name="gr2" draw:text-style-name="P6" draw:layer="layout" svg:width="23.977cm" svg:height="0.57cm" svg:x="1.442cm" svg:y="4.751cm" svg:viewBox="0 0 23978 571" draw:points="11989,571 0,571 0,0 23978,0 23978,571">
            <text:p/>
          </draw:polygon>
          <draw:polygon draw:style-name="gr3" draw:text-style-name="P7" draw:layer="layout" svg:width="0.087cm" svg:height="0.633cm" svg:x="1.485cm" svg:y="4.719cm" svg:viewBox="0 0 88 634" draw:points="88,634 88,610 26,610 26,26 88,26 88,0 0,0 0,634">
            <text:p/>
          </draw:polygon>
          <draw:path draw:style-name="gr3" draw:text-style-name="P7" draw:layer="layout" svg:width="0.193cm" svg:height="0.433cm" svg:x="1.815cm" svg:y="4.7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319cm" svg:height="0.28cm" svg:x="2.045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9cm" svg:height="0.397cm" svg:x="2.6cm" svg:y="4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2.855cm" svg:y="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136cm" svg:height="0.424cm" svg:x="3.206cm" svg:y="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3.382cm" svg:y="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3.84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4.11cm" svg:y="4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61-20z">
            <text:p/>
          </draw:path>
          <draw:path draw:style-name="gr3" draw:text-style-name="P7" draw:layer="layout" svg:width="0.286cm" svg:height="0.292cm" svg:x="4.463cm" svg:y="4.9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494cm" svg:height="0.28cm" svg:x="4.773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313cm" svg:height="0.402cm" svg:x="5.298cm" svg:y="4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142cm" svg:height="0.44cm" svg:x="5.652cm" svg:y="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45cm" svg:height="0.292cm" svg:x="5.825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6.316cm" svg:y="4.755cm" svg:viewBox="0 0 314 448" svg:d="M92 202v-202l-92 7v20c45 0 49 5 49 35v379h16c1-2 6-10 23-39 10 14 36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281cm" svg:height="0.292cm" svg:x="6.686cm" svg:y="4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6.996cm" svg:y="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7.251cm" svg:y="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7.82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8.126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8.374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1cm" svg:height="0.292cm" svg:x="8.866cm" svg:y="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9.186cm" svg:y="4.748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208cm" svg:height="0.292cm" svg:x="9.591cm" svg:y="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9.846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494cm" svg:height="0.28cm" svg:x="10.155cm" svg:y="4.9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10.679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1.176cm" svg:y="4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1.523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1.804cm" svg:y="4.9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2.121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368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2.649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068cm" svg:height="0.068cm" svg:x="12.967cm" svg:y="5.127cm" svg:viewBox="0 0 69 69" svg:d="M69 35c0-19-16-35-34-35-19 0-35 16-35 35 0 18 16 34 35 34 18 0 34-16 34-34z">
            <text:p/>
          </draw:path>
          <draw:path draw:style-name="gr3" draw:text-style-name="P7" draw:layer="layout" svg:width="0.281cm" svg:height="0.46cm" svg:x="13.405cm" svg:y="4.748cm" svg:viewBox="0 0 282 461" svg:d="M186 202l-81-20c-40-11-65-44-65-81 0-45 35-84 85-84 105 0 120 105 124 133 0 4 0 9 7 9 9 0 9-3 9-16v-127c0-12 0-16-7-16-5 0-6 0-10 9l-22 36c-19-19-46-45-102-45-71 0-124 56-124 122 0 54 33 100 84 117 7 3 38 10 83 22 17 4 36 8 55 32 13 17 18 37 18 59 0 44-31 90-84 90-19 0-67-3-101-34-36-35-39-75-39-98 0-6-6-6-7-6-9 0-9 4-9 16v127c0 10 0 14 7 14 5 0 5 0 9-7 0-2 3-3 23-36 20 21 60 43 118 43 73 0 125-62 125-131 0-63-43-115-96-128z">
            <text:p/>
          </draw:path>
          <draw:path draw:style-name="gr3" draw:text-style-name="P7" draw:layer="layout" svg:width="0.281cm" svg:height="0.292cm" svg:x="13.739cm" svg:y="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34cm" svg:height="0.28cm" svg:x="14.261cm" svg:y="4.921cm" svg:viewBox="0 0 435 281" svg:d="M382 61c11-32 31-41 53-41v-20c-15 1-33 1-46 1-19 0-48-1-59-1v20c23 0 36 12 36 30 0 5 0 5-3 13l-58 163-63-177c-2-7-3-9-3-12 0-17 25-17 37-17v-20c-18 0-50 1-66 1-18 0-37 0-56-1v20c23 0 33 2 40 9 3 4 10 23 15 36l-55 153-60-169c-3-9-3-10-3-12 0-17 24-17 37-17v-20c-19 0-55 1-69 1-3 0-36 0-59-1v20c32 0 39 2 48 22l79 225c3 10 5 14 13 14s10-3 13-13l64-180 65 181c3 8 5 12 13 12 7 0 10-6 12-12z">
            <text:p/>
          </draw:path>
          <draw:path draw:style-name="gr3" draw:text-style-name="P7" draw:layer="layout" svg:width="0.245cm" svg:height="0.292cm" svg:x="14.706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15.202cm" svg:y="4.911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6cm" svg:height="0.292cm" svg:x="15.487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5.798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494cm" svg:height="0.28cm" svg:x="16.36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16.894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06cm" svg:height="0.44cm" svg:x="17.201cm" svg:y="4.755cm" svg:viewBox="0 0 307 441" svg:d="M49 392c0 29-6 29-49 29v20c22-2 50-2 69-2s45 0 71 2v-20c-44 0-51 0-51-29v-65l41-34c49 66 76 102 76 113 0 12-12 15-23 15v20c17-2 56-2 69-2 19 0 36 0 55 2v-20c-23 0-38 0-62-33l-81-114c0-2-3-6-3-7 0-3 45-41 51-47 40-31 67-33 80-33v-20c-18 2-27 2-44 2-23 0-62-2-71-2v20c12 0 17 8 17 16 0 12-8 20-13 25l-89 77v-305l-92 7v20c45 0 49 5 49 35z">
            <text:p/>
          </draw:path>
          <draw:path draw:style-name="gr3" draw:text-style-name="P7" draw:layer="layout" svg:width="0.245cm" svg:height="0.292cm" svg:x="17.518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8.013cm" svg:y="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494cm" svg:height="0.28cm" svg:x="18.262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18.795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19.106cm" svg:y="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42cm" svg:height="0.44cm" svg:x="19.282cm" svg:y="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14cm" svg:height="0.28cm" svg:x="19.665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9.912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20.203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20.51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14cm" svg:height="0.28cm" svg:x="20.758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21.014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21.325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1.674cm" svg:y="4.9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45cm" svg:height="0.292cm" svg:x="21.99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494cm" svg:height="0.28cm" svg:x="22.274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22.798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3.082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23.407cm" svg:y="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23.874cm" svg:y="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4.048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9cm" svg:height="0.397cm" svg:x="24.602cm" svg:y="4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24.857cm" svg:y="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5.206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</draw:g>
        <draw:g xml:id="id221" draw:id="id221">
          <svg:title>TexMaths</svg:title>
          <svg:desc>18§display§\left  \text {numerator to get the denominator term + some other term}\ \right ]§svg§600§FALSE§</svg:desc>
          <draw:polygon draw:style-name="gr2" draw:text-style-name="P6" draw:layer="layout" svg:width="16.692cm" svg:height="0.57cm" svg:x="1.857cm" svg:y="5.551cm" svg:viewBox="0 0 16693 571" draw:points="8347,571 0,571 0,0 16693,0 16693,571">
            <text:p/>
          </draw:polygon>
          <draw:path draw:style-name="gr3" draw:text-style-name="P7" draw:layer="layout" svg:width="0.319cm" svg:height="0.28cm" svg:x="1.845cm" svg:y="5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2.179cm" svg:y="5.7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494cm" svg:height="0.28cm" svg:x="2.53cm" svg:y="5.714cm" svg:viewBox="0 0 495 281" svg:d="M49 62v171c0 28-6 28-49 28v20c22 0 55-1 72-1 16 0 49 1 71 1v-20c-42 0-49 0-49-28v-118c0-66 44-101 85-101 40 0 47 35 47 71v148c0 28-7 28-50 28v20c23 0 54-1 72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3.055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3.337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3.593cm" svg:y="5.7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3.894cm" svg:y="5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4.146cm" svg:y="5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4.463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4.915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5.167cm" svg:y="5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9cm" svg:height="0.418cm" svg:x="5.694cm" svg:y="5.7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45cm" svg:height="0.292cm" svg:x="6.011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198cm" svg:height="0.397cm" svg:x="6.286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98cm" svg:height="0.397cm" svg:x="6.744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6.997cm" svg:y="5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7.345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7.842cm" svg:y="5.5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245cm" svg:height="0.292cm" svg:x="8.189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8.473cm" svg:y="5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8.823cm" svg:y="5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9.141cm" svg:y="5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9.669cm" svg:y="5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9.844cm" svg:y="5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10.202cm" svg:y="5.7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10.503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0.755cm" svg:y="5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1.072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1.524cm" svg:y="5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45cm" svg:height="0.292cm" svg:x="11.776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2.057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2.307cm" svg:y="5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421cm" svg:height="0.423cm" svg:x="13.06cm" svg:y="5.62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08cm" svg:height="0.292cm" svg:x="13.749cm" svg:y="5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1cm" svg:height="0.292cm" svg:x="13.995cm" svg:y="5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14.315cm" svg:y="5.7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14.839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1cm" svg:height="0.292cm" svg:x="15.331cm" svg:y="5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15.641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5.896cm" svg:y="5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6.244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6.526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978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7.23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511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7.762cm" svg:y="5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olygon draw:style-name="gr3" draw:text-style-name="P7" draw:layer="layout" svg:width="0.087cm" svg:height="0.633cm" svg:x="18.493cm" svg:y="5.519cm" svg:viewBox="0 0 88 634" draw:points="88,0 0,0 0,26 62,26 62,610 0,610 0,634 88,634">
            <text:p/>
          </draw:polygon>
        </draw:g>
        <draw:g xml:id="id222" draw:id="id222">
          <svg:title>TexMaths</svg:title>
          <svg:desc>24§display§\text {I}§svg§600§FALSE§</svg:desc>
          <draw:polygon draw:style-name="gr2" draw:text-style-name="P6" draw:layer="layout" svg:width="0.197cm" svg:height="0.493cm" svg:x="4.544cm" svg:y="7.247cm" svg:viewBox="0 0 198 494" draw:points="100,494 0,494 0,0 198,0 198,494">
            <text:p/>
          </draw:polygon>
          <draw:path draw:style-name="gr3" draw:text-style-name="P7" draw:layer="layout" svg:width="0.258cm" svg:height="0.577cm" svg:x="4.525cm" svg:y="7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3" draw:id="id223">
          <svg:title>TexMaths</svg:title>
          <svg:desc>22§display§= \int \frac{x - x^2}{x^2 - 2x - 3}}\ dx§svg§600§FALSE§</svg:desc>
          <draw:polygon draw:style-name="gr2" draw:text-style-name="P6" draw:layer="layout" svg:width="6.789cm" svg:height="1.752cm" svg:x="5.331cm" svg:y="6.557cm" svg:viewBox="0 0 6790 1753" draw:points="3395,1753 0,1753 0,0 6790,0 6790,1753">
            <text:p/>
          </draw:polygon>
          <draw:path draw:style-name="gr3" draw:text-style-name="P7" draw:layer="layout" svg:width="0.515cm" svg:height="0.182cm" svg:x="5.336cm" svg:y="7.3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1cm" svg:y="6.6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7.985cm" svg:y="6.8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8.64cm" svg:y="6.9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372cm" svg:y="6.8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826cm" svg:y="6.5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894cm" svg:height="0.032cm" svg:x="7.103cm" svg:y="7.472cm" svg:viewBox="0 0 3895 33" draw:points="1948,33 0,33 0,0 3895,0 3895,33">
            <text:p/>
          </draw:polygon>
          <draw:path draw:style-name="gr3" draw:text-style-name="P7" draw:layer="layout" svg:width="0.386cm" svg:height="0.351cm" svg:x="7.126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579cm" svg:y="7.6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128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876cm" svg:y="7.697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9 8-74 8z">
            <text:p/>
          </draw:path>
          <draw:path draw:style-name="gr3" draw:text-style-name="P7" draw:layer="layout" svg:width="0.386cm" svg:height="0.351cm" svg:x="9.247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902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643cm" svg:y="7.6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1.379cm" svg:y="7.1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1.773cm" svg:y="7.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24" draw:id="id224">
          <svg:title>TexMaths</svg:title>
          <svg:desc>22§display§= \int \frac{ - ( x^2 - x ) }{x^2 - 2x - 3}}\ dx§svg§600§FALSE§</svg:desc>
          <draw:polygon draw:style-name="gr2" draw:text-style-name="P6" draw:layer="layout" svg:width="6.789cm" svg:height="1.752cm" svg:x="12.833cm" svg:y="6.557cm" svg:viewBox="0 0 6790 1753" draw:points="3395,1753 0,1753 0,0 6790,0 6790,1753">
            <text:p/>
          </draw:polygon>
          <draw:path draw:style-name="gr3" draw:text-style-name="P7" draw:layer="layout" svg:width="0.515cm" svg:height="0.182cm" svg:x="12.838cm" svg:y="7.3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3.653cm" svg:y="6.6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472cm" svg:height="0.032cm" svg:x="14.927cm" svg:y="6.9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5.542cm" svg:y="6.5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788cm" svg:y="6.8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6.24cm" svg:y="6.5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79cm" svg:y="6.9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7.522cm" svg:y="6.8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7.985cm" svg:y="6.5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3.894cm" svg:height="0.032cm" svg:x="14.605cm" svg:y="7.472cm" svg:viewBox="0 0 3895 33" draw:points="1948,33 0,33 0,0 3895,0 3895,33">
            <text:p/>
          </draw:polygon>
          <draw:path draw:style-name="gr3" draw:text-style-name="P7" draw:layer="layout" svg:width="0.386cm" svg:height="0.351cm" svg:x="14.628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5.081cm" svg:y="7.6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63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6.378cm" svg:y="7.697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9 8-74 8z">
            <text:p/>
          </draw:path>
          <draw:path draw:style-name="gr3" draw:text-style-name="P7" draw:layer="layout" svg:width="0.386cm" svg:height="0.351cm" svg:x="16.749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7.404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145cm" svg:y="7.6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8.881cm" svg:y="7.1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9.275cm" svg:y="7.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25" draw:id="id225">
          <svg:title>TexMaths</svg:title>
          <svg:desc>22§display§= \int \frac{ - ( x^2 - 2x - 3 + x + 3 ) }{x^2 - 2x - 3}}\ dx§svg§600§FALSE§</svg:desc>
          <draw:polygon draw:style-name="gr2" draw:text-style-name="P6" draw:layer="layout" svg:width="10.709cm" svg:height="1.752cm" svg:x="5.333cm" svg:y="8.857cm" svg:viewBox="0 0 10710 1753" draw:points="5355,1753 0,1753 0,0 10710,0 10710,1753">
            <text:p/>
          </draw:polygon>
          <draw:path draw:style-name="gr3" draw:text-style-name="P7" draw:layer="layout" svg:width="0.515cm" svg:height="0.182cm" svg:x="5.338cm" svg:y="9.6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3cm" svg:y="8.9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472cm" svg:height="0.032cm" svg:x="7.168cm" svg:y="9.2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783cm" svg:y="8.8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8.029cm" svg:y="9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8.483cm" svg:y="8.8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032cm" svg:y="9.2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78cm" svg:y="8.94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7" draw:layer="layout" svg:width="0.386cm" svg:height="0.351cm" svg:x="10.15cm" svg:y="9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0.806cm" svg:y="9.24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547cm" svg:y="8.9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12.115cm" svg:y="9.008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86cm" svg:height="0.351cm" svg:x="12.869cm" svg:y="9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3.502cm" svg:y="9.008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14.264cm" svg:y="8.9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4.664cm" svg:y="8.8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7.816cm" svg:height="0.032cm" svg:x="7.105cm" svg:y="9.772cm" svg:viewBox="0 0 7817 33" draw:points="3909,33 0,33 0,0 7817,0 7817,33">
            <text:p/>
          </draw:polygon>
          <draw:path draw:style-name="gr3" draw:text-style-name="P7" draw:layer="layout" svg:width="0.386cm" svg:height="0.351cm" svg:x="9.088cm" svg:y="10.16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9.541cm" svg:y="9.92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09cm" svg:y="10.3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838cm" svg:y="9.99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7" draw:layer="layout" svg:width="0.386cm" svg:height="0.351cm" svg:x="11.209cm" svg:y="10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1.864cm" svg:y="10.3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605cm" svg:y="9.9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5.301cm" svg:y="9.44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5.695cm" svg:y="9.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226" draw:id="id226">
          <svg:title>TexMaths</svg:title>
          <svg:desc>22§display§= \int \frac{ - ( x^2 - 2x - 3 ) - ( x + 3 ) }{x^2 - 2x - 3}}\ dx§svg§600§FALSE§</svg:desc>
          <draw:polygon draw:style-name="gr2" draw:text-style-name="P6" draw:layer="layout" svg:width="11.311cm" svg:height="1.752cm" svg:x="5.335cm" svg:y="11.057cm" svg:viewBox="0 0 11312 1753" draw:points="5657,1753 0,1753 0,0 11312,0 11312,1753">
            <text:p/>
          </draw:polygon>
          <draw:path draw:style-name="gr3" draw:text-style-name="P7" draw:layer="layout" svg:width="0.515cm" svg:height="0.182cm" svg:x="5.34cm" svg:y="11.8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5cm" svg:y="11.1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472cm" svg:height="0.032cm" svg:x="7.171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785cm" svg:y="11.0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8.031cm" svg:y="11.3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485cm" svg:y="11.0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035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783cm" svg:y="11.14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10.152cm" svg:y="11.3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809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55cm" svg:y="11.1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1.947cm" svg:y="11.0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472cm" svg:height="0.032cm" svg:x="12.44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3.225cm" svg:y="11.0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3.471cm" svg:y="11.3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4.107cm" svg:y="11.208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321cm" svg:height="0.532cm" svg:x="14.869cm" svg:y="11.1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5.267cm" svg:y="11.0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8.417cm" svg:height="0.032cm" svg:x="7.107cm" svg:y="11.972cm" svg:viewBox="0 0 8418 33" draw:points="4210,33 0,33 0,0 8418,0 8418,33">
            <text:p/>
          </draw:polygon>
          <draw:path draw:style-name="gr3" draw:text-style-name="P7" draw:layer="layout" svg:width="0.386cm" svg:height="0.351cm" svg:x="9.392cm" svg:y="12.3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844cm" svg:y="12.1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393cm" svg:y="12.5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141cm" svg:y="12.197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7-59 8-74 8z">
            <text:p/>
          </draw:path>
          <draw:path draw:style-name="gr3" draw:text-style-name="P7" draw:layer="layout" svg:width="0.386cm" svg:height="0.351cm" svg:x="11.511cm" svg:y="12.3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167cm" svg:y="12.5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908cm" svg:y="12.1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5.906cm" svg:y="11.6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6.3cm" svg:y="11.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227" draw:id="id227">
          <svg:title>TexMaths</svg:title>
          <svg:desc>22§display§= \int \left[ - 1 - \frac{ x + 3  }{x^2 - 2x - 3}} \right] \ dx§svg§600§FALSE§</svg:desc>
          <draw:polygon draw:style-name="gr2" draw:text-style-name="P6" draw:layer="layout" svg:width="9.666cm" svg:height="1.779cm" svg:x="5.338cm" svg:y="13.259cm" svg:viewBox="0 0 9667 1780" draw:points="4835,1780 0,1780 0,0 9667,0 9667,1780">
            <text:p/>
          </draw:polygon>
          <draw:path draw:style-name="gr3" draw:text-style-name="P7" draw:layer="layout" svg:width="0.515cm" svg:height="0.182cm" svg:x="5.343cm" svg:y="14.0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58cm" svg:y="13.289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7.211cm" svg:y="13.22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7.49cm" svg:y="14.13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096cm" svg:y="13.82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8.65cm" svg:y="14.13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533cm" svg:y="13.4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1.169cm" svg:y="13.3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931cm" svg:y="13.30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3.894cm" svg:height="0.032cm" svg:x="9.451cm" svg:y="14.132cm" svg:viewBox="0 0 3895 33" draw:points="1948,33 0,33 0,0 3895,0 3895,33">
            <text:p/>
          </draw:polygon>
          <draw:path draw:style-name="gr3" draw:text-style-name="P7" draw:layer="layout" svg:width="0.386cm" svg:height="0.351cm" svg:x="9.474cm" svg:y="14.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928cm" svg:y="14.2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475cm" svg:y="14.66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223cm" svg:y="14.35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11.595cm" svg:y="14.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2.249cm" svg:y="14.66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99cm" svg:y="14.35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3.45cm" svg:y="13.22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263cm" svg:y="13.8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657cm" svg:y="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4" smil:attributeName="visibility" smil:to="visible"/>
                  <anim:animate smil:dur="0.5s" smil:fill="hold" smil:targetElement="id214" smil:attributeName="width" smil:values="width*0.05;width" smil:keyTimes="0;1"/>
                  <anim:animate smil:dur="0.5s" smil:fill="hold" smil:targetElement="id214" smil:attributeName="height" smil:values="height;height" smil:keyTimes="0;1"/>
                  <anim:animate smil:dur="0.5s" smil:fill="hold" smil:targetElement="id214" smil:attributeName="x" smil:values="x-.2;x" smil:keyTimes="0;1"/>
                  <anim:animate smil:dur="0.5s" smil:fill="hold" smil:targetElement="id214" smil:attributeName="y" smil:values="y;y" smil:keyTimes="0;1"/>
                  <anim:transitionFilter smil:dur="0.5s" smil:targetElement="id21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5" smil:attributeName="visibility" smil:to="visible"/>
                  <anim:animate smil:dur="0.5s" smil:fill="hold" smil:targetElement="id215" smil:attributeName="width" smil:values="width*0.05;width" smil:keyTimes="0;1"/>
                  <anim:animate smil:dur="0.5s" smil:fill="hold" smil:targetElement="id215" smil:attributeName="height" smil:values="height;height" smil:keyTimes="0;1"/>
                  <anim:animate smil:dur="0.5s" smil:fill="hold" smil:targetElement="id215" smil:attributeName="x" smil:values="x-.2;x" smil:keyTimes="0;1"/>
                  <anim:animate smil:dur="0.5s" smil:fill="hold" smil:targetElement="id215" smil:attributeName="y" smil:values="y;y" smil:keyTimes="0;1"/>
                  <anim:transitionFilter smil:dur="0.5s" smil:targetElement="id21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6" smil:attributeName="visibility" smil:to="visible"/>
                  <anim:animate smil:dur="0.5s" smil:fill="hold" smil:targetElement="id216" smil:attributeName="width" smil:values="width*0.05;width" smil:keyTimes="0;1"/>
                  <anim:animate smil:dur="0.5s" smil:fill="hold" smil:targetElement="id216" smil:attributeName="height" smil:values="height;height" smil:keyTimes="0;1"/>
                  <anim:animate smil:dur="0.5s" smil:fill="hold" smil:targetElement="id216" smil:attributeName="x" smil:values="x-.2;x" smil:keyTimes="0;1"/>
                  <anim:animate smil:dur="0.5s" smil:fill="hold" smil:targetElement="id216" smil:attributeName="y" smil:values="y;y" smil:keyTimes="0;1"/>
                  <anim:transitionFilter smil:dur="0.5s" smil:targetElement="id21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8" smil:attributeName="visibility" smil:to="visible"/>
                  <anim:animate smil:dur="0.5s" smil:fill="hold" smil:targetElement="id218" smil:attributeName="width" smil:values="width*0.05;width" smil:keyTimes="0;1"/>
                  <anim:animate smil:dur="0.5s" smil:fill="hold" smil:targetElement="id218" smil:attributeName="height" smil:values="height;height" smil:keyTimes="0;1"/>
                  <anim:animate smil:dur="0.5s" smil:fill="hold" smil:targetElement="id218" smil:attributeName="x" smil:values="x-.2;x" smil:keyTimes="0;1"/>
                  <anim:animate smil:dur="0.5s" smil:fill="hold" smil:targetElement="id218" smil:attributeName="y" smil:values="y;y" smil:keyTimes="0;1"/>
                  <anim:transitionFilter smil:dur="0.5s" smil:targetElement="id21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9" smil:attributeName="visibility" smil:to="visible"/>
                  <anim:animate smil:dur="0.5s" smil:fill="hold" smil:targetElement="id219" smil:attributeName="width" smil:values="width*0.05;width" smil:keyTimes="0;1"/>
                  <anim:animate smil:dur="0.5s" smil:fill="hold" smil:targetElement="id219" smil:attributeName="height" smil:values="height;height" smil:keyTimes="0;1"/>
                  <anim:animate smil:dur="0.5s" smil:fill="hold" smil:targetElement="id219" smil:attributeName="x" smil:values="x-.2;x" smil:keyTimes="0;1"/>
                  <anim:animate smil:dur="0.5s" smil:fill="hold" smil:targetElement="id219" smil:attributeName="y" smil:values="y;y" smil:keyTimes="0;1"/>
                  <anim:transitionFilter smil:dur="0.5s" smil:targetElement="id2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0" smil:attributeName="visibility" smil:to="visible"/>
                  <anim:animate smil:dur="0.5s" smil:fill="hold" smil:targetElement="id220" smil:attributeName="width" smil:values="width*0.05;width" smil:keyTimes="0;1"/>
                  <anim:animate smil:dur="0.5s" smil:fill="hold" smil:targetElement="id220" smil:attributeName="height" smil:values="height;height" smil:keyTimes="0;1"/>
                  <anim:animate smil:dur="0.5s" smil:fill="hold" smil:targetElement="id220" smil:attributeName="x" smil:values="x-.2;x" smil:keyTimes="0;1"/>
                  <anim:animate smil:dur="0.5s" smil:fill="hold" smil:targetElement="id220" smil:attributeName="y" smil:values="y;y" smil:keyTimes="0;1"/>
                  <anim:transitionFilter smil:dur="0.5s" smil:targetElement="id22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1" smil:attributeName="visibility" smil:to="visible"/>
                  <anim:animate smil:dur="0.5s" smil:fill="hold" smil:targetElement="id221" smil:attributeName="width" smil:values="width*0.05;width" smil:keyTimes="0;1"/>
                  <anim:animate smil:dur="0.5s" smil:fill="hold" smil:targetElement="id221" smil:attributeName="height" smil:values="height;height" smil:keyTimes="0;1"/>
                  <anim:animate smil:dur="0.5s" smil:fill="hold" smil:targetElement="id221" smil:attributeName="x" smil:values="x-.2;x" smil:keyTimes="0;1"/>
                  <anim:animate smil:dur="0.5s" smil:fill="hold" smil:targetElement="id221" smil:attributeName="y" smil:values="y;y" smil:keyTimes="0;1"/>
                  <anim:transitionFilter smil:dur="0.5s" smil:targetElement="id2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3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28" draw:id="id228">
          <svg:title>TexMaths</svg:title>
          <svg:desc>24§display§\text {I}§svg§600§FALSE§</svg:desc>
          <draw:polygon draw:style-name="gr2" draw:text-style-name="P6" draw:layer="layout" svg:width="0.197cm" svg:height="0.493cm" svg:x="2.744cm" svg:y="1.447cm" svg:viewBox="0 0 198 494" draw:points="100,494 0,494 0,0 198,0 198,494">
            <text:p/>
          </draw:polygon>
          <draw:path draw:style-name="gr3" draw:text-style-name="P7" draw:layer="layout" svg:width="0.258cm" svg:height="0.577cm" svg:x="2.725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9" draw:id="id229">
          <svg:title>TexMaths</svg:title>
          <svg:desc>22§display§= - \int dx - \int \frac{ x + 3  }{x^2 - 2x - 3}}\ dx§svg§600§FALSE§</svg:desc>
          <draw:polygon draw:style-name="gr2" draw:text-style-name="P6" draw:layer="layout" svg:width="10.21cm" svg:height="1.642cm" svg:x="3.431cm" svg:y="0.855cm" svg:viewBox="0 0 10211 1643" draw:points="5106,1643 0,1643 0,0 10211,0 10211,1643">
            <text:p/>
          </draw:polygon>
          <draw:path draw:style-name="gr3" draw:text-style-name="P7" draw:layer="layout" svg:width="0.515cm" svg:height="0.182cm" svg:x="3.436cm" svg:y="1.5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4.272cm" svg:y="1.659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4.982cm" svg:y="0.8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69cm" svg:height="0.547cm" svg:x="5.872cm" svg:y="1.3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266cm" svg:y="1.5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6.921cm" svg:y="1.659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7.673cm" svg:y="0.8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86cm" svg:height="0.351cm" svg:x="9.707cm" svg:y="1.0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0.342cm" svg:y="0.89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1.104cm" svg:y="0.83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3.894cm" svg:height="0.032cm" svg:x="8.625cm" svg:y="1.659cm" svg:viewBox="0 0 3895 33" draw:points="1948,33 0,33 0,0 3895,0 3895,33">
            <text:p/>
          </draw:polygon>
          <draw:path draw:style-name="gr3" draw:text-style-name="P7" draw:layer="layout" svg:width="0.386cm" svg:height="0.351cm" svg:x="8.648cm" svg:y="2.0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102cm" svg:y="1.8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649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397cm" svg:y="1.8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0.768cm" svg:y="2.0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423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164cm" svg:y="1.88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9cm" svg:y="1.3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294cm" svg:y="1.5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31" draw:id="id231">
          <svg:title>TexMaths</svg:title>
          <svg:desc>24§display§\text {Express} §svg§600§FALSE§</svg:desc>
          <draw:polygon draw:style-name="gr2" draw:text-style-name="P6" draw:layer="layout" svg:width="2.747cm" svg:height="0.654cm" svg:x="2.14cm" svg:y="3.55cm" svg:viewBox="0 0 2748 655" draw:points="1373,655 0,655 0,0 2748,0 2748,655">
            <text:p/>
          </draw:polygon>
          <draw:path draw:style-name="gr3" draw:text-style-name="P7" draw:layer="layout" svg:width="0.523cm" svg:height="0.575cm" svg:x="2.125cm" svg:y="3.508cm" svg:viewBox="0 0 524 576" svg:d="M86 509c0 30 0 40-65 40h-21v27h488l36-219h-21c-21 131-40 192-186 192h-113c-39 0-41-6-41-35v-224h75c83 0 92 27 92 98h21v-223h-21c0 71-9 98-92 98h-75v-203c0-27 2-33 41-33h109c131 0 154 46 167 163h21l-25-190h-476v27h21c65 0 65 9 65 38z">
            <text:p/>
          </draw:path>
          <draw:path draw:style-name="gr3" draw:text-style-name="P7" draw:layer="layout" svg:width="0.425cm" svg:height="0.364cm" svg:x="2.682cm" svg:y="3.717cm" svg:viewBox="0 0 426 365" svg:d="M232 167c27-33 58-75 79-96 27-31 62-44 100-44v-27c-21 2-46 2-69 2-25 0-69-2-81-2v27c17 2 25 11 25 25 0 13-9 25-13 31l-52 65-67-85c-8-9-8-11-8-15 0-13 13-21 31-21v-27c-23 0-79 2-92 2-18 0-58 0-81-2v27c59 0 61 0 100 52l84 109-80 100c-41 50-91 52-108 52v25c21-2 48-2 71-2s60 2 81 2v-25c-19-4-25-14-25-27 0-19 25-46 75-108l65 85c8 9 17 23 17 29 0 7-7 19-30 21v25c26 0 73-2 92-2 23 0 55 0 80 2v-25c-44 0-59-2-80-27z">
            <text:p/>
          </draw:path>
          <draw:path draw:style-name="gr3" draw:text-style-name="P7" draw:layer="layout" svg:width="0.418cm" svg:height="0.536cm" svg:x="3.141cm" svg:y="3.71cm" svg:viewBox="0 0 419 537" svg:d="M123 56v-56l-123 10v26c60 0 65 4 65 43v395c0 39-7 39-65 39v24c29 0 73-1 94-1 23 0 67 1 96 1v-24c-56 0-65 0-65-39v-142-8c4 14 40 60 104 60 101 0 190-83 190-192 0-108-83-192-179-192-65 0-102 36-117 56zM125 278v-190c25-42 65-67 109-67 62 0 114 75 114 171 0 102-60 173-123 173-33 0-66-18-89-52-11-17-11-19-11-35z">
            <text:p/>
          </draw:path>
          <draw:path draw:style-name="gr3" draw:text-style-name="P7" draw:layer="layout" svg:width="0.285cm" svg:height="0.373cm" svg:x="3.61cm" svg:y="3.71cm" svg:viewBox="0 0 286 374" svg:d="M117 94v-94l-117 10v26c60 0 65 6 65 47v228c0 36-7 36-65 36v27c33 0 73-2 96-2 35 0 75 0 110 2v-27h-20c-61 0-63-7-63-38v-130c0-85 34-160 100-160 6 0 7 0 9 0-3 2-19 12-19 33 0 25 17 36 37 36 15 0 36-9 36-36s-27-52-63-52c-62 0-92 58-106 94z">
            <text:p/>
          </draw:path>
          <draw:path draw:style-name="gr3" draw:text-style-name="P7" draw:layer="layout" svg:width="0.327cm" svg:height="0.389cm" svg:x="3.94cm" svg:y="3.704cm" svg:viewBox="0 0 328 390" svg:d="M71 167c6-127 77-148 106-148 86 0 96 113 96 148zM71 184h236c20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77cm" svg:height="0.389cm" svg:x="4.32cm" svg:y="3.704cm" svg:viewBox="0 0 278 390" svg:d="M148 215c19 4 88 17 88 79 0 42-29 76-96 76-71 0-102-48-117-120-2-10-4-14-11-14-12 0-12 6-12 21v112c0 15 0 21 10 21 3 0 5-2 21-18 2-2 2-3 17-19 37 35 75 37 92 37 98 0 138-58 138-119 0-45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277cm" svg:height="0.389cm" svg:x="4.653cm" svg:y="3.704cm" svg:viewBox="0 0 278 390" svg:d="M148 215c19 4 88 17 88 79 0 42-29 76-96 76-71 0-102-48-117-120-2-10-4-14-11-14-12 0-12 6-12 21v112c0 15 0 21 10 21 3 0 5-2 21-18 2-2 2-3 17-19 37 35 75 37 92 37 98 0 138-58 138-119 0-45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</draw:g>
        <draw:g xml:id="id232" draw:id="id232">
          <svg:title>TexMaths</svg:title>
          <svg:desc>22§display§x + 3 = A\frac{d}{dx}( x^2 - 2x + 3 ) + B§svg§600§FALSE§</svg:desc>
          <draw:polygon draw:style-name="gr2" draw:text-style-name="P6" draw:layer="layout" svg:width="10.362cm" svg:height="1.522cm" svg:x="5.444cm" svg:y="3.047cm" svg:viewBox="0 0 10363 1523" draw:points="5181,1523 0,1523 0,0 10363,0 10363,1523">
            <text:p/>
          </draw:polygon>
          <draw:path draw:style-name="gr3" draw:text-style-name="P7" draw:layer="layout" svg:width="0.386cm" svg:height="0.351cm" svg:x="5.428cm" svg:y="3.7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6.062cm" svg:y="3.6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6.824cm" svg:y="3.55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182cm" svg:x="7.436cm" svg:y="3.7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237cm" svg:y="3.515cm" svg:viewBox="0 0 532 556" svg:d="M111 467c-30 51-60 63-95 65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369cm" svg:height="0.546cm" svg:x="9.134cm" svg:y="3.008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olygon draw:style-name="gr3" draw:text-style-name="P7" draw:layer="layout" svg:width="0.846cm" svg:height="0.032cm" svg:x="8.883cm" svg:y="3.858cm" svg:viewBox="0 0 847 33" draw:points="422,33 0,33 0,0 847,0 847,33">
            <text:p/>
          </draw:polygon>
          <draw:path draw:style-name="gr3" draw:text-style-name="P7" draw:layer="layout" svg:width="0.369cm" svg:height="0.546cm" svg:x="8.913cm" svg:y="4.06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307cm" svg:y="4.2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9.897cm" svg:y="3.48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0.143cm" svg:y="3.7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595cm" svg:y="3.3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144cm" svg:y="3.8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892cm" svg:y="3.55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264cm" svg:y="3.7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2.897cm" svg:y="3.6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659cm" svg:y="3.55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4.059cm" svg:y="3.48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4.531cm" svg:y="3.6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5.293cm" svg:y="3.54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5-19l53-217h146c76 0 90 58 90 92 0 77-69 151-160 151z">
            <text:p/>
          </draw:path>
        </draw:g>
        <draw:g xml:id="id233" draw:id="id233">
          <svg:title>TexMaths</svg:title>
          <svg:desc>22§display§x + 3 = A ( 2x - 2 ) + B§svg§600§FALSE§</svg:desc>
          <draw:polygon draw:style-name="gr2" draw:text-style-name="P6" draw:layer="layout" svg:width="7.598cm" svg:height="0.696cm" svg:x="5.445cm" svg:y="4.947cm" svg:viewBox="0 0 7599 697" draw:points="3800,697 0,697 0,0 7599,0 7599,697">
            <text:p/>
          </draw:polygon>
          <draw:path draw:style-name="gr3" draw:text-style-name="P7" draw:layer="layout" svg:width="0.386cm" svg:height="0.351cm" svg:x="5.429cm" svg:y="5.1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3cm" svg:y="5.0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6.825cm" svg:y="4.97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7.437cm" svg:y="5.2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238cm" svg:y="4.9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18cm" svg:height="0.773cm" svg:x="8.866cm" svg:y="4.9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13cm" svg:y="4.9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5cm" svg:y="5.1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156cm" svg:y="5.27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902cm" svg:y="4.9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1.295cm" svg:y="4.9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767cm" svg:y="5.0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2.529cm" svg:y="4.95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</draw:g>
        <draw:g xml:id="id230" draw:id="id230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5.138cm" svg:y="1.356cm" svg:viewBox="0 0 2381 697" draw:points="1192,697 0,697 0,0 2381,0 2381,697">
            <text:p/>
          </draw:polygon>
          <draw:path draw:style-name="gr3" draw:text-style-name="P7" draw:layer="layout" svg:width="0.083cm" svg:height="0.083cm" svg:x="15.166cm" svg:y="1.8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638cm" svg:y="1.8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111cm" svg:y="1.81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722cm" svg:y="1.31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016cm" svg:y="1.3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77cm" svg:y="1.31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34" draw:id="id234">
          <svg:title>TexMaths</svg:title>
          <svg:desc>22§display§. \ . \ . \ \left(  \text {2} \right)§svg§600§FALSE§</svg:desc>
          <draw:polygon draw:style-name="gr2" draw:text-style-name="P6" draw:layer="layout" svg:width="2.38cm" svg:height="0.696cm" svg:x="14.937cm" svg:y="4.756cm" svg:viewBox="0 0 2381 697" draw:points="1192,697 0,697 0,0 2381,0 2381,697">
            <text:p/>
          </draw:polygon>
          <draw:path draw:style-name="gr3" draw:text-style-name="P7" draw:layer="layout" svg:width="0.083cm" svg:height="0.083cm" svg:x="14.965cm" svg:y="5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437cm" svg:y="5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91cm" svg:y="5.21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521cm" svg:y="4.71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6.783cm" svg:y="4.78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7.176cm" svg:y="4.71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35" draw:id="id235">
          <svg:title>TexMaths</svg:title>
          <svg:desc>22§display§x + 3 = (2A)x + ( - 2A + B )§svg§600§FALSE§</svg:desc>
          <draw:polygon draw:style-name="gr2" draw:text-style-name="P6" draw:layer="layout" svg:width="9.345cm" svg:height="0.696cm" svg:x="5.446cm" svg:y="6.149cm" svg:viewBox="0 0 9346 697" draw:points="4673,697 0,697 0,0 9346,0 9346,697">
            <text:p/>
          </draw:polygon>
          <draw:path draw:style-name="gr3" draw:text-style-name="P7" draw:layer="layout" svg:width="0.386cm" svg:height="0.351cm" svg:x="5.43cm" svg:y="6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4cm" svg:y="6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6.826cm" svg:y="6.17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7.438cm" svg:y="6.4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8.288cm" svg:y="6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551cm" svg:y="6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8.926cm" svg:y="6.13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9.524cm" svg:y="6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9.802cm" svg:y="6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438cm" svg:y="6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1.244cm" svg:y="6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1.532cm" svg:y="6.48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108cm" svg:y="6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12.483cm" svg:y="6.13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3.25cm" svg:y="6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4.013cm" svg:y="6.161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18cm" svg:height="0.773cm" svg:x="14.65cm" svg:y="6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37" draw:id="id237">
          <svg:title>TexMaths</svg:title>
          <svg:desc>22§display§2A = 1 \ \text {and } - 2A + B = 3§svg§600§FALSE§</svg:desc>
          <draw:polygon draw:style-name="gr2" draw:text-style-name="P6" draw:layer="layout" svg:width="8.934cm" svg:height="0.542cm" svg:x="5.426cm" svg:y="7.347cm" svg:viewBox="0 0 8935 543" draw:points="4469,543 0,543 0,0 8935,0 8935,543">
            <text:p/>
          </draw:polygon>
          <draw:path draw:style-name="gr3" draw:text-style-name="P7" draw:layer="layout" svg:width="0.309cm" svg:height="0.517cm" svg:x="5.426cm" svg:y="7.3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5.801cm" svg:y="7.308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6.612cm" svg:y="7.5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453cm" svg:y="7.34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9cm" svg:height="0.357cm" svg:x="8.061cm" svg:y="7.51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8.441cm" svg:y="7.5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8.872cm" svg:y="7.326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472cm" svg:height="0.032cm" svg:x="9.768cm" svg:y="7.65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516cm" svg:y="7.3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10.891cm" svg:y="7.308cm" svg:viewBox="0 0 532 557" svg:d="M111 467c-30 51-60 63-95 65-9 0-16 0-16 16 0 3 4 9 11 9 21 0 44-4 66-4 25 0 53 4 78 4 3 0 14 0 14-16 0-9-7-9-12-9-18-2-37-9-37-28 0-9 5-18 10-28l60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515cm" svg:height="0.517cm" svg:x="11.66cm" svg:y="7.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2.422cm" svg:y="7.33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13.272cm" svg:y="7.5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3cm" svg:x="14.078cm" svg:y="7.347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</draw:g>
        <draw:g xml:id="id236" draw:id="id236">
          <svg:title>TexMaths</svg:title>
          <svg:desc>24§display§\therefore§svg§600§FALSE§</svg:desc>
          <draw:polygon draw:style-name="gr2" draw:text-style-name="P6" draw:layer="layout" svg:width="0.453cm" svg:height="0.371cm" svg:x="4.041cm" svg:y="7.449cm" svg:viewBox="0 0 454 372" draw:points="227,372 0,372 0,0 454,0 454,372">
            <text:p/>
          </draw:polygon>
          <draw:path draw:style-name="gr3" draw:text-style-name="P7" draw:layer="layout" svg:width="0.513cm" svg:height="0.455cm" svg:x="4.024cm" svg:y="7.4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38" draw:id="id238">
          <svg:title>TexMaths</svg:title>
          <svg:desc>28§display§\Rightarrow§svg§600§FALSE§</svg:desc>
          <draw:polygon draw:style-name="gr2" draw:text-style-name="P6" draw:layer="layout" svg:width="0.829cm" svg:height="0.444cm" svg:x="15.241cm" svg:y="7.416cm" svg:viewBox="0 0 830 445" draw:points="416,445 0,445 0,0 830,0 830,445">
            <text:p/>
          </draw:polygon>
          <draw:path draw:style-name="gr3" draw:text-style-name="P7" draw:layer="layout" svg:width="0.874cm" svg:height="0.542cm" svg:x="15.245cm" svg:y="7.3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239" draw:id="id239">
          <svg:title>TexMaths</svg:title>
          <svg:desc>22§display§A = \frac{1}{2} \ \text {and } B =  4§svg§600§FALSE§</svg:desc>
          <draw:polygon draw:style-name="gr2" draw:text-style-name="P6" draw:layer="layout" svg:width="5.888cm" svg:height="1.491cm" svg:x="16.738cm" svg:y="6.848cm" svg:viewBox="0 0 5889 1492" draw:points="2944,1492 0,1492 0,0 5889,0 5889,1492">
            <text:p/>
          </draw:polygon>
          <draw:path draw:style-name="gr3" draw:text-style-name="P7" draw:layer="layout" svg:width="0.531cm" svg:height="0.555cm" svg:x="16.726cm" svg:y="7.293cm" svg:viewBox="0 0 532 556" svg:d="M111 466c-30 51-60 64-95 65-9 0-16 0-16 16 0 4 4 9 11 9 21 0 44-4 66-4 25 0 53 4 78 4 3 0 14 0 14-16 0-9-7-9-12-9-18-1-37-9-37-28 0-9 5-17 10-28l60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515cm" svg:height="0.182cm" svg:x="17.537cm" svg:y="7.5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8.472cm" svg:y="6.80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8.403cm" svg:y="7.638cm" svg:viewBox="0 0 389 33" draw:points="194,33 0,33 0,0 389,0 389,33">
            <text:p/>
          </draw:polygon>
          <draw:path draw:style-name="gr3" draw:text-style-name="P7" draw:layer="layout" svg:width="0.309cm" svg:height="0.516cm" svg:x="18.442cm" svg:y="7.8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49cm" svg:height="0.356cm" svg:x="19.172cm" svg:y="7.5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7" draw:layer="layout" svg:width="0.39cm" svg:height="0.342cm" svg:x="19.553cm" svg:y="7.50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9.982cm" svg:y="7.31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7" draw:layer="layout" svg:width="0.553cm" svg:height="0.529cm" svg:x="20.675cm" svg:y="7.319cm" svg:viewBox="0 0 554 530" svg:d="M92 470c-8 30-9 35-71 35-14 0-21 0-21 16 0 9 7 9 21 9h276c124 0 215-92 215-168 0-56-46-100-120-109 80-16 162-72 162-146 0-58-51-107-144-107h-260c-16 0-23 0-23 16 0 9 7 9 21 9 2 0 16 0 30 1 14 0 21 2 21 13 0 1-2 5-4 14zM209 246l48-193c7-27 9-28 42-28h101c66 0 84 45 84 79 0 68-67 142-162 142zM174 505c-10 0-12 0-17 0-7 0-11-2-11-7 0-4 0-5 5-19l53-217h146c76 0 90 58 90 92 0 77-69 151-160 151z">
            <text:p/>
          </draw:path>
          <draw:path draw:style-name="gr3" draw:text-style-name="P7" draw:layer="layout" svg:width="0.515cm" svg:height="0.182cm" svg:x="21.527cm" svg:y="7.5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22.321cm" svg:y="7.323cm" svg:viewBox="0 0 345 524" svg:d="M206 398v66c0 29 0 37-58 37h-16v23c32-2 72-2 104-2 33 0 74 0 105 2v-23h-15c-58 0-60-8-60-37v-66h79v-25h-79v-354c0-14 0-19-13-19-7 0-8 0-14 9l-239 364v25zM211 373h-190l190-289z">
            <text:p/>
          </draw:path>
        </draw:g>
        <draw:g xml:id="id240" draw:id="id240">
          <svg:title>TexMaths</svg:title>
          <svg:desc>22§display§\text {Put }\ A = \frac{1}{2} \text { and } B =  4 \text { in (2) we get,  }§svg§600§FALSE§</svg:desc>
          <draw:polygon draw:style-name="gr2" draw:text-style-name="P6" draw:layer="layout" svg:width="12.413cm" svg:height="1.491cm" svg:x="5.244cm" svg:y="8.345cm" svg:viewBox="0 0 12414 1492" draw:points="6207,1492 0,1492 0,0 12414,0 12414,1492">
            <text:p/>
          </draw:polygon>
          <draw:path draw:style-name="gr3" draw:text-style-name="P7" draw:layer="layout" svg:width="0.457cm" svg:height="0.529cm" svg:x="5.232cm" svg:y="8.816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5.756cm" svg:y="9.003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6.175cm" svg:y="8.86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53cm" svg:height="0.555cm" svg:x="7.004cm" svg:y="8.79cm" svg:viewBox="0 0 531 556" svg:d="M111 466c-30 51-60 64-95 65-9 0-16 0-16 16 0 4 4 9 11 9 21 0 44-4 66-4 25 0 53 4 78 4 3 0 14 0 14-16 0-9-7-9-12-9-18-1-37-9-37-28 0-9 5-17 12-28l58-99h195c2 16 13 122 13 129 0 25-41 26-57 26-10 0-19 0-19 16 0 9 11 9 12 9 32 0 65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515cm" svg:height="0.182cm" svg:x="7.815cm" svg:y="9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8.75cm" svg:y="8.3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681cm" svg:y="9.135cm" svg:viewBox="0 0 389 33" draw:points="194,33 0,33 0,0 389,0 389,33">
            <text:p/>
          </draw:polygon>
          <draw:path draw:style-name="gr3" draw:text-style-name="P7" draw:layer="layout" svg:width="0.309cm" svg:height="0.516cm" svg:x="8.72cm" svg:y="9.3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349cm" svg:height="0.356cm" svg:x="9.45cm" svg:y="8.997cm" svg:viewBox="0 0 350 357" svg:d="M227 289c2 31 23 63 60 63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7" draw:layer="layout" svg:width="0.39cm" svg:height="0.342cm" svg:x="9.829cm" svg:y="9.00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0.26cm" svg:y="8.807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7" draw:layer="layout" svg:width="0.553cm" svg:height="0.529cm" svg:x="10.953cm" svg:y="8.816cm" svg:viewBox="0 0 554 530" svg:d="M92 470c-8 30-9 35-71 35-14 0-21 0-21 16 0 9 7 9 21 9h276c124 0 215-92 215-168 0-56-46-100-120-109 80-16 162-72 162-146 0-58-51-107-144-107h-260c-16 0-23 0-23 16 0 9 7 9 21 9 2 0 16 0 30 1 14 0 21 2 21 13 0 1-2 5-4 14zM209 246l48-193c7-27 9-28 42-28h100c67 0 85 45 85 79 0 68-67 142-162 142zM174 505c-10 0-12 0-17 0-7 0-11-2-11-7 0-4 0-5 5-19l53-217h146c76 0 90 58 90 92 0 77-69 151-160 151z">
            <text:p/>
          </draw:path>
          <draw:path draw:style-name="gr3" draw:text-style-name="P7" draw:layer="layout" svg:width="0.515cm" svg:height="0.182cm" svg:x="11.805cm" svg:y="9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12.599cm" svg:y="8.82cm" svg:viewBox="0 0 345 524" svg:d="M206 398v66c0 29 0 37-58 37h-16v23c32-2 72-2 104-2 33 0 74 0 105 2v-23h-15c-59 0-60-8-60-37v-66h79v-25h-79v-354c0-14 0-19-13-19-7 0-8 0-14 9l-239 364v25zM211 373h-190l190-289z">
            <text:p/>
          </draw:path>
          <draw:path draw:style-name="gr3" draw:text-style-name="P7" draw:layer="layout" svg:width="0.166cm" svg:height="0.518cm" svg:x="13.246cm" svg:y="8.82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461cm" svg:y="9.00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4.2cm" svg:y="8.76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4.462cm" svg:y="8.82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18cm" svg:height="0.773cm" svg:x="14.855cm" svg:y="8.76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3cm" svg:height="0.342cm" svg:x="15.383cm" svg:y="9.01cm" svg:viewBox="0 0 531 343" svg:d="M466 74c14-39 37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3cm" svg:height="0.356cm" svg:x="15.928cm" svg:y="8.9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4cm" svg:height="0.511cm" svg:x="16.528cm" svg:y="8.994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6.916cm" svg:y="8.9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7.252cm" svg:y="8.86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17.605cm" svg:y="9.261cm" svg:viewBox="0 0 92 232" svg:d="M92 81c0-49-18-81-50-81-28 0-42 21-42 40 0 22 14 43 42 43 13 0 21-6 30-11l2-2c0 0 2 0 2 11 0 51-23 98-58 135-4 4-6 6-6 7 0 7 4 9 9 9 9 0 71-61 71-151z">
            <text:p/>
          </draw:path>
        </draw:g>
        <draw:g xml:id="id241" draw:id="id241">
          <svg:title>TexMaths</svg:title>
          <svg:desc>22§display§x + 3 = \frac{1}{2} ( 2x - 2 ) + 4§svg§600§FALSE§</svg:desc>
          <draw:polygon draw:style-name="gr2" draw:text-style-name="P6" draw:layer="layout" svg:width="7.37cm" svg:height="1.491cm" svg:x="5.446cm" svg:y="10.249cm" svg:viewBox="0 0 7371 1492" draw:points="3685,1492 0,1492 0,0 7371,0 7371,1492">
            <text:p/>
          </draw:polygon>
          <draw:path draw:style-name="gr3" draw:text-style-name="P7" draw:layer="layout" svg:width="0.386cm" svg:height="0.351cm" svg:x="5.43cm" svg:y="10.9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4cm" svg:y="10.7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6.826cm" svg:y="10.73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515cm" svg:height="0.182cm" svg:x="7.438cm" svg:y="10.9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8.373cm" svg:y="10.2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304cm" svg:y="11.039cm" svg:viewBox="0 0 389 33" draw:points="194,33 0,33 0,0 389,0 389,33">
            <text:p/>
          </draw:polygon>
          <draw:path draw:style-name="gr3" draw:text-style-name="P7" draw:layer="layout" svg:width="0.309cm" svg:height="0.516cm" svg:x="8.343cm" svg:y="11.26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8.86cm" svg:y="10.66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122cm" svg:y="10.7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494cm" svg:y="10.9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148cm" svg:y="11.03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896cm" svg:y="10.7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1.289cm" svg:y="10.66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1.761cm" svg:y="10.7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2.512cm" svg:y="10.724cm" svg:viewBox="0 0 345 524" svg:d="M206 398v66c0 29 0 37-58 37h-16v23c32-2 72-2 104-2 33 0 74 0 105 2v-23h-15c-58 0-60-8-60-37v-66h79v-25h-79v-354c0-14 0-19-13-19-7 0-8 0-14 9l-239 364v25zM211 373h-190l190-289z">
            <text:p/>
          </draw:path>
        </draw:g>
        <draw:g xml:id="id242" draw:id="id242">
          <svg:title>TexMaths</svg:title>
          <svg:desc>24§display§\therefore§svg§600§FALSE§</svg:desc>
          <draw:polygon draw:style-name="gr2" draw:text-style-name="P6" draw:layer="layout" svg:width="0.453cm" svg:height="0.371cm" svg:x="2.941cm" svg:y="11.949cm" svg:viewBox="0 0 454 372" draw:points="227,372 0,372 0,0 454,0 454,372">
            <text:p/>
          </draw:polygon>
          <draw:path draw:style-name="gr3" draw:text-style-name="P7" draw:layer="layout" svg:width="0.513cm" svg:height="0.455cm" svg:x="2.924cm" svg:y="11.9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43" draw:id="id243">
          <svg:title>TexMaths</svg:title>
          <svg:desc>24§display§\text {(1) becomes} §svg§600§FALSE§</svg:desc>
          <draw:polygon draw:style-name="gr2" draw:text-style-name="P6" draw:layer="layout" svg:width="4.32cm" svg:height="0.76cm" svg:x="4.228cm" svg:y="11.851cm" svg:viewBox="0 0 4321 761" draw:points="2159,761 0,761 0,0 4321,0 4321,761">
            <text:p/>
          </draw:polygon>
          <draw:path draw:style-name="gr3" draw:text-style-name="P7" draw:layer="layout" svg:width="0.197cm" svg:height="0.844cm" svg:x="4.268cm" svg:y="11.809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279cm" svg:height="0.564cm" svg:x="4.589cm" svg:y="11.88cm" svg:viewBox="0 0 280 565" svg:d="M175 21c0-19 0-21-20-21-53 54-128 54-155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4.984cm" svg:y="11.80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17cm" svg:height="0.596cm" svg:x="5.568cm" svg:y="11.857cm" svg:viewBox="0 0 418 597" svg:d="M123 269v-269l-123 10v26c60 0 65 6 65 47v505h21c2-2 8-14 31-52 14 19 50 61 111 61 102 0 190-82 190-192 0-107-84-192-180-192-65 0-102 40-115 56zM125 492v-175c0-17 0-17 9-31 33-48 79-54 100-54 39 0 69 22 88 54 24 35 25 83 25 117 0 33-1 83-26 121-18 25-50 54-96 54-37 0-68-21-89-52-11-17-11-19-11-34z">
            <text:p/>
          </draw:path>
          <draw:path draw:style-name="gr3" draw:text-style-name="P7" draw:layer="layout" svg:width="0.327cm" svg:height="0.389cm" svg:x="6.059cm" svg:y="12.06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1cm" svg:height="0.389cm" svg:x="6.439cm" svg:y="12.064cm" svg:viewBox="0 0 322 390" svg:d="M71 196c0-138 69-175 113-175 8 0 62 0 92 31-34 4-40 29-40 40 0 21 15 39 38 39 24 0 41-16 41-41 0-57-65-90-131-90-105 0-184 92-184 196 0 109 84 194 182 194 114 0 140-102 140-112 0-7-7-7-9-7-8 0-10 4-12 7-25 79-80 91-111 91-44 0-119-37-119-173z">
            <text:p/>
          </draw:path>
          <draw:path draw:style-name="gr3" draw:text-style-name="P7" draw:layer="layout" svg:width="0.375cm" svg:height="0.389cm" svg:x="6.81cm" svg:y="12.06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659cm" svg:height="0.373cm" svg:x="7.234cm" svg:y="12.068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10 50-123 83-11-73-75-83-113-83-62 0-102 36-125 88v-88l-119 10v26c60 0 65 6 65 47z">
            <text:p/>
          </draw:path>
          <draw:path draw:style-name="gr3" draw:text-style-name="P7" draw:layer="layout" svg:width="0.327cm" svg:height="0.389cm" svg:x="7.935cm" svg:y="12.06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8.313cm" svg:y="12.06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 xml:id="id244" draw:id="id244">
          <svg:title>TexMaths</svg:title>
          <svg:desc>24§display§\text {I}§svg§600§FALSE§</svg:desc>
          <draw:polygon draw:style-name="gr2" draw:text-style-name="P6" draw:layer="layout" svg:width="0.197cm" svg:height="0.493cm" svg:x="2.744cm" svg:y="13.647cm" svg:viewBox="0 0 198 494" draw:points="100,494 0,494 0,0 198,0 198,494">
            <text:p/>
          </draw:polygon>
          <draw:path draw:style-name="gr3" draw:text-style-name="P7" draw:layer="layout" svg:width="0.258cm" svg:height="0.577cm" svg:x="2.725cm" svg:y="13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5" draw:id="id245">
          <svg:title>TexMaths</svg:title>
          <svg:desc>22§display§= - \int dx - \int \frac{ \frac{1}{2} ( 2x - 2 ) + 4  }{x^2 - 2x - 3}}\ dx§svg§600§FALSE§</svg:desc>
          <draw:polygon draw:style-name="gr2" draw:text-style-name="P6" draw:layer="layout" svg:width="10.903cm" svg:height="1.821cm" svg:x="3.632cm" svg:y="12.856cm" svg:viewBox="0 0 10904 1822" draw:points="5452,1822 0,1822 0,0 10904,0 10904,1822">
            <text:p/>
          </draw:polygon>
          <draw:path draw:style-name="gr3" draw:text-style-name="P7" draw:layer="layout" svg:width="0.515cm" svg:height="0.182cm" svg:x="3.637cm" svg:y="13.7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4.473cm" svg:y="13.84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5.182cm" svg:y="12.99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69cm" svg:height="0.546cm" svg:x="6.073cm" svg:y="13.51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467cm" svg:y="13.7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7.122cm" svg:y="13.84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7.873cm" svg:y="12.99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198cm" svg:height="0.36cm" svg:x="8.977cm" svg:y="12.817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8.919cm" svg:y="13.273cm" svg:viewBox="0 0 310 33" draw:points="155,33 0,33 0,0 310,0 310,33">
            <text:p/>
          </draw:polygon>
          <draw:path draw:style-name="gr3" draw:text-style-name="P7" draw:layer="layout" svg:width="0.24cm" svg:height="0.36cm" svg:x="8.952cm" svg:y="13.38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396cm" svg:y="12.90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9.66cm" svg:y="12.9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029cm" svg:y="13.1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0.684cm" svg:y="13.27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432cm" svg:y="12.9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18cm" svg:height="0.773cm" svg:x="11.824cm" svg:y="12.90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2.296cm" svg:y="13.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13.047cm" svg:y="12.958cm" svg:viewBox="0 0 345 524" svg:d="M206 398v67c0 28 0 37-58 37h-16v22c32-1 72-1 104-1 33 0 74 0 105 1v-22h-15c-58 0-60-9-60-37v-67h79v-25h-79v-354c0-14 0-19-13-19-7 0-8 0-14 9l-239 364v25zM211 373h-190l190-289z">
            <text:p/>
          </draw:path>
          <draw:polygon draw:style-name="gr3" draw:text-style-name="P7" draw:layer="layout" svg:width="4.587cm" svg:height="0.032cm" svg:x="8.825cm" svg:y="13.84cm" svg:viewBox="0 0 4588 33" draw:points="2295,33 0,33 0,0 4588,0 4588,33">
            <text:p/>
          </draw:polygon>
          <draw:path draw:style-name="gr3" draw:text-style-name="P7" draw:layer="layout" svg:width="0.386cm" svg:height="0.351cm" svg:x="9.195cm" svg:y="14.2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4cm" svg:height="0.36cm" svg:x="9.647cm" svg:y="13.99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196cm" svg:y="14.37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944cm" svg:y="14.0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316cm" svg:y="14.2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1.97cm" svg:y="14.37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711cm" svg:y="14.065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3.794cm" svg:y="13.51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188cm" svg:y="13.7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1+width/2;x" smil:keyTimes="0;1"/>
                  <anim:animate smil:dur="0.5s" smil:fill="hold" smil:targetElement="id23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1" smil:attributeName="visibility" smil:to="visible"/>
                  <anim:animate smil:dur="0.5s" smil:fill="hold" smil:targetElement="id231" smil:attributeName="width" smil:values="width*0.05;width" smil:keyTimes="0;1"/>
                  <anim:animate smil:dur="0.5s" smil:fill="hold" smil:targetElement="id231" smil:attributeName="height" smil:values="height;height" smil:keyTimes="0;1"/>
                  <anim:animate smil:dur="0.5s" smil:fill="hold" smil:targetElement="id231" smil:attributeName="x" smil:values="x-.2;x" smil:keyTimes="0;1"/>
                  <anim:animate smil:dur="0.5s" smil:fill="hold" smil:targetElement="id231" smil:attributeName="y" smil:values="y;y" smil:keyTimes="0;1"/>
                  <anim:transitionFilter smil:dur="0.5s" smil:targetElement="id23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2" smil:attributeName="visibility" smil:to="visible"/>
                  <anim:animate smil:dur="0.5s" smil:fill="hold" smil:targetElement="id232" smil:attributeName="width" smil:values="width*0.05;width" smil:keyTimes="0;1"/>
                  <anim:animate smil:dur="0.5s" smil:fill="hold" smil:targetElement="id232" smil:attributeName="height" smil:values="height;height" smil:keyTimes="0;1"/>
                  <anim:animate smil:dur="0.5s" smil:fill="hold" smil:targetElement="id232" smil:attributeName="x" smil:values="x-.2;x" smil:keyTimes="0;1"/>
                  <anim:animate smil:dur="0.5s" smil:fill="hold" smil:targetElement="id232" smil:attributeName="y" smil:values="y;y" smil:keyTimes="0;1"/>
                  <anim:transitionFilter smil:dur="0.5s" smil:targetElement="id2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1+width/2;x" smil:keyTimes="0;1"/>
                  <anim:animate smil:dur="0.5s" smil:fill="hold" smil:targetElement="id2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0" smil:attributeName="visibility" smil:to="visible"/>
                  <anim:animate smil:dur="0.5s" smil:fill="hold" smil:targetElement="id240" smil:attributeName="width" smil:values="width*0.05;width" smil:keyTimes="0;1"/>
                  <anim:animate smil:dur="0.5s" smil:fill="hold" smil:targetElement="id240" smil:attributeName="height" smil:values="height;height" smil:keyTimes="0;1"/>
                  <anim:animate smil:dur="0.5s" smil:fill="hold" smil:targetElement="id240" smil:attributeName="x" smil:values="x-.2;x" smil:keyTimes="0;1"/>
                  <anim:animate smil:dur="0.5s" smil:fill="hold" smil:targetElement="id240" smil:attributeName="y" smil:values="y;y" smil:keyTimes="0;1"/>
                  <anim:transitionFilter smil:dur="0.5s" smil:targetElement="id2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2" smil:attributeName="visibility" smil:to="visible"/>
                  <anim:animate smil:dur="0.5s" smil:fill="hold" smil:targetElement="id242" smil:attributeName="width" smil:values="width*0.05;width" smil:keyTimes="0;1"/>
                  <anim:animate smil:dur="0.5s" smil:fill="hold" smil:targetElement="id242" smil:attributeName="height" smil:values="height;height" smil:keyTimes="0;1"/>
                  <anim:animate smil:dur="0.5s" smil:fill="hold" smil:targetElement="id242" smil:attributeName="x" smil:values="x-.2;x" smil:keyTimes="0;1"/>
                  <anim:animate smil:dur="0.5s" smil:fill="hold" smil:targetElement="id242" smil:attributeName="y" smil:values="y;y" smil:keyTimes="0;1"/>
                  <anim:transitionFilter smil:dur="0.5s" smil:targetElement="id24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43" smil:attributeName="visibility" smil:to="visible"/>
                  <anim:animate smil:dur="0.5s" smil:fill="hold" smil:targetElement="id243" smil:attributeName="width" smil:values="width*0.05;width" smil:keyTimes="0;1"/>
                  <anim:animate smil:dur="0.5s" smil:fill="hold" smil:targetElement="id243" smil:attributeName="height" smil:values="height;height" smil:keyTimes="0;1"/>
                  <anim:animate smil:dur="0.5s" smil:fill="hold" smil:targetElement="id243" smil:attributeName="x" smil:values="x-.2;x" smil:keyTimes="0;1"/>
                  <anim:animate smil:dur="0.5s" smil:fill="hold" smil:targetElement="id243" smil:attributeName="y" smil:values="y;y" smil:keyTimes="0;1"/>
                  <anim:transitionFilter smil:dur="0.5s" smil:targetElement="id2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3" draw:text-style-name="P12" draw:layer="layout" svg:width="26.4cm" svg:height="14.695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54" draw:id="id254">
          <svg:title>TexMaths</svg:title>
          <svg:desc>26§display§\text {(4)}§svg§600§FALSE§</svg:desc>
          <draw:polygon draw:style-name="gr2" draw:text-style-name="P6" draw:layer="layout" svg:width="0.986cm" svg:height="0.823cm" svg:x="1.719cm" svg:y="13.054cm" svg:viewBox="0 0 987 824" draw:points="494,824 0,824 0,0 987,0 987,824">
            <text:p/>
          </draw:polygon>
          <draw:path draw:style-name="gr3" draw:text-style-name="P7" draw:layer="layout" svg:width="0.213cm" svg:height="0.914cm" svg:x="1.763cm" svg:y="13.008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407cm" svg:height="0.619cm" svg:x="2.054cm" svg:y="13.075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2.54cm" svg:y="13.0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55" draw:id="id255">
          <svg:title>TexMaths</svg:title>
          <svg:desc>24§display§\text {Let,}§svg§600§FALSE§</svg:desc>
          <draw:polygon draw:style-name="gr2" draw:text-style-name="P6" draw:layer="layout" svg:width="1.318cm" svg:height="0.655cm" svg:x="3.236cm" svg:y="13.147cm" svg:viewBox="0 0 1319 656" draw:points="659,656 0,656 0,0 1319,0 1319,656">
            <text:p/>
          </draw:polygon>
          <draw:path draw:style-name="gr3" draw:text-style-name="P7" draw:layer="layout" svg:width="0.464cm" svg:height="0.577cm" svg:x="3.221cm" svg:y="13.1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5cm" svg:y="13.3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2cm" svg:y="13.1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6cm" svg:y="13.5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56" draw:id="id256">
          <svg:title>TexMaths</svg:title>
          <svg:desc>24§display§\text {I}§svg§600§FALSE§</svg:desc>
          <draw:polygon draw:style-name="gr2" draw:text-style-name="P6" draw:layer="layout" svg:width="0.197cm" svg:height="0.493cm" svg:x="4.942cm" svg:y="13.147cm" svg:viewBox="0 0 198 494" draw:points="100,494 0,494 0,0 198,0 198,494">
            <text:p/>
          </draw:polygon>
          <draw:path draw:style-name="gr3" draw:text-style-name="P7" draw:layer="layout" svg:width="0.258cm" svg:height="0.577cm" svg:x="4.923cm" svg:y="13.1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6" draw:id="id246">
          <svg:title>TexMaths</svg:title>
          <svg:desc>24§display§\text {I}§svg§600§FALSE§</svg:desc>
          <draw:polygon draw:style-name="gr2" draw:text-style-name="P6" draw:layer="layout" svg:width="0.197cm" svg:height="0.493cm" svg:x="4.844cm" svg:y="1.7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1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7" draw:id="id247">
          <svg:title>TexMaths</svg:title>
          <svg:desc>22§display§= - \int dx - \int \left[ \frac{ \frac{1}{2} ( 2x - 2 )  }{x^2 - 2x - 3}} + \frac{ 4 }{x^2 - 2x - 3}} \right]\ dx§svg§600§FALSE§</svg:desc>
          <draw:polygon draw:style-name="gr2" draw:text-style-name="P6" draw:layer="layout" svg:width="16.181cm" svg:height="1.889cm" svg:x="5.543cm" svg:y="0.96cm" svg:viewBox="0 0 16182 1890" draw:points="8091,1890 0,1890 0,0 16182,0 16182,1890">
            <text:p/>
          </draw:polygon>
          <draw:path draw:style-name="gr3" draw:text-style-name="P7" draw:layer="layout" svg:width="0.515cm" svg:height="0.182cm" svg:x="5.548cm" svg:y="1.8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84cm" svg:y="1.943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7.094cm" svg:y="1.1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369cm" svg:height="0.546cm" svg:x="7.984cm" svg:y="1.61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8.379cm" svg:y="1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033cm" svg:y="1.943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9.785cm" svg:y="1.1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olygon draw:style-name="gr3" draw:text-style-name="P7" draw:layer="layout" svg:width="0.205cm" svg:height="1.855cm" svg:x="10.837cm" svg:y="1.032cm" svg:viewBox="0 0 206 1856" draw:points="0,1856 206,1856 206,1814 42,1814 42,42 206,42 206,0 0,0">
            <text:p/>
          </draw:polygon>
          <draw:path draw:style-name="gr3" draw:text-style-name="P7" draw:layer="layout" svg:width="0.198cm" svg:height="0.36cm" svg:x="11.617cm" svg:y="0.921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1.557cm" svg:y="1.377cm" svg:viewBox="0 0 310 33" draw:points="155,33 0,33 0,0 310,0 310,33">
            <text:p/>
          </draw:polygon>
          <draw:path draw:style-name="gr3" draw:text-style-name="P7" draw:layer="layout" svg:width="0.24cm" svg:height="0.36cm" svg:x="11.592cm" svg:y="1.49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2.036cm" svg:y="1.005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2.298cm" svg:y="1.07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2.668cm" svg:y="1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3.324cm" svg:y="1.37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4.072cm" svg:y="1.07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4.463cm" svg:y="1.00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3.894cm" svg:height="0.032cm" svg:x="11.145cm" svg:y="1.943cm" svg:viewBox="0 0 3895 33" draw:points="1948,33 0,33 0,0 3895,0 3895,33">
            <text:p/>
          </draw:polygon>
          <draw:path draw:style-name="gr3" draw:text-style-name="P7" draw:layer="layout" svg:width="0.386cm" svg:height="0.351cm" svg:x="11.168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621cm" svg:y="2.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17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918cm" svg:y="2.16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3.289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944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685cm" svg:y="2.16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15.347cm" svg:y="1.7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7.946cm" svg:y="1.106cm" svg:viewBox="0 0 345 524" svg:d="M206 398v66c0 29 0 37-58 37h-16v23c32-1 72-1 104-1 33 0 74 0 105 1v-23h-15c-58 0-60-8-60-37v-66h79v-25h-79v-354c0-14 0-19-13-19-7 0-8 0-14 9l-239 364v25zM211 373h-190l190-289z">
            <text:p/>
          </draw:path>
          <draw:polygon draw:style-name="gr3" draw:text-style-name="P7" draw:layer="layout" svg:width="3.894cm" svg:height="0.032cm" svg:x="16.17cm" svg:y="1.943cm" svg:viewBox="0 0 3895 33" draw:points="1948,33 0,33 0,0 3895,0 3895,33">
            <text:p/>
          </draw:polygon>
          <draw:path draw:style-name="gr3" draw:text-style-name="P7" draw:layer="layout" svg:width="0.386cm" svg:height="0.351cm" svg:x="16.193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6.646cm" svg:y="2.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195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7.943cm" svg:y="2.16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8.312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8.969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9.71cm" svg:y="2.168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0.205cm" svg:height="1.855cm" svg:x="20.168cm" svg:y="1.032cm" svg:viewBox="0 0 206 1856" draw:points="162,1814 0,1814 0,1856 206,1856 206,0 0,0 0,42 162,42">
            <text:p/>
          </draw:polygon>
          <draw:path draw:style-name="gr3" draw:text-style-name="P7" draw:layer="layout" svg:width="0.369cm" svg:height="0.546cm" svg:x="20.983cm" svg:y="1.61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21.377cm" svg:y="1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57" draw:id="id257">
          <svg:title>TexMaths</svg:title>
          <svg:desc>24§display§= \int \sqrt{\frac{x + 2}{x - 5}} \ dx§svg§600§FALSE§</svg:desc>
          <draw:polygon draw:style-name="gr2" draw:text-style-name="P6" draw:layer="layout" svg:width="5.936cm" svg:height="1.967cm" svg:x="5.638cm" svg:y="12.358cm" svg:viewBox="0 0 5937 1968" draw:points="2968,1968 0,1968 0,0 5937,0 5937,1968">
            <text:p/>
          </draw:polygon>
          <draw:path draw:style-name="gr3" draw:text-style-name="P7" draw:layer="layout" svg:width="0.562cm" svg:height="0.199cm" svg:x="5.644cm" svg:y="13.3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6.533cm" svg:y="12.493cm" svg:viewBox="0 0 751 1875" svg:d="M40 1837c27 0 43-19 43-40 0-29-22-43-41-43-21 0-42 14-42 43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7" draw:layer="layout" svg:width="0.767cm" svg:height="2.024cm" svg:x="7.564cm" svg:y="12.316cm" svg:viewBox="0 0 768 2025" svg:d="M300 1858l-183-844-111 172c-6 8-6 10-6 12s12 11 12 13l57-90 196 904c27 0 31 0 35-21l466-1969c0-6 2-14 2-18 0-9-6-17-15-17-14 0-18 12-20 23z">
            <text:p/>
          </draw:path>
          <draw:polygon draw:style-name="gr3" draw:text-style-name="P7" draw:layer="layout" svg:width="2.138cm" svg:height="0.035cm" svg:x="8.315cm" svg:y="12.316cm" svg:viewBox="0 0 2139 36" draw:points="1069,36 0,36 0,0 2139,0 2139,36">
            <text:p/>
          </draw:polygon>
          <draw:path draw:style-name="gr3" draw:text-style-name="P7" draw:layer="layout" svg:width="0.421cm" svg:height="0.383cm" svg:x="8.439cm" svg:y="12.69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62cm" svg:height="0.563cm" svg:x="9.133cm" svg:y="12.57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9.97cm" svg:y="12.50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1.936cm" svg:height="0.035cm" svg:x="8.414cm" svg:y="13.412cm" svg:viewBox="0 0 1937 36" draw:points="968,36 0,36 0,0 1937,0 1937,36">
            <text:p/>
          </draw:polygon>
          <draw:path draw:style-name="gr3" draw:text-style-name="P7" draw:layer="layout" svg:width="0.421cm" svg:height="0.383cm" svg:x="8.439cm" svg:y="13.8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15cm" svg:height="0.035cm" svg:x="9.154cm" svg:y="13.99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9.97cm" svg:y="13.656cm" svg:viewBox="0 0 338 582" svg:d="M338 394c0-100-69-187-161-187-41 0-77 14-108 44v-165c17 6 46 12 73 12 104 0 163-77 163-88 0-6-2-10-7-10-2 0-4 0-8 2-17 8-58 25-115 25-35 0-73-6-114-23-5-4-7-4-9-4-8 0-8 8-8 21v250c0 15 0 23 12 23 5 0 7-2 9-8 10-13 43-59 110-59 44 0 67 38 73 53 13 33 15 66 15 108 0 29 0 80-21 115-19 33-52 56-90 56-62 0-110-45-125-94 2 0 6 0 15 0 27 0 42-22 42-41 0-21-15-42-42-42-13 0-42 6-42 46 0 71 60 154 154 154 98 0 184-81 184-188z">
            <text:p/>
          </draw:path>
          <draw:path draw:style-name="gr3" draw:text-style-name="P7" draw:layer="layout" svg:width="0.402cm" svg:height="0.596cm" svg:x="10.766cm" svg:y="13.05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1.197cm" svg:y="13.2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6 112-113 112-33 0-46-27-46-56 0-19 6-36 15-75z">
            <text:p/>
          </draw:path>
        </draw:g>
        <draw:g xml:id="id248" draw:id="id248">
          <svg:title>TexMaths</svg:title>
          <svg:desc>22§display§= - \int dx -  \frac{1}{2} \int \frac{ 2x - 2 }{x^2 - 2x - 3}}\ dx - 4 \int \frac{ 1 }{x^2 - 2x + 1 - 4}}\ dx§svg§600§FALSE§</svg:desc>
          <draw:polygon draw:style-name="gr2" draw:text-style-name="P6" draw:layer="layout" svg:width="19.788cm" svg:height="1.642cm" svg:x="5.547cm" svg:y="3.362cm" svg:viewBox="0 0 19789 1643" draw:points="9895,1643 0,1643 0,0 19789,0 19789,1643">
            <text:p/>
          </draw:polygon>
          <draw:path draw:style-name="gr3" draw:text-style-name="P7" draw:layer="layout" svg:width="0.515cm" svg:height="0.182cm" svg:x="5.552cm" svg:y="4.0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88cm" svg:y="4.166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7.098cm" svg:y="3.3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69cm" svg:height="0.547cm" svg:x="7.988cm" svg:y="3.8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8.382cm" svg:y="4.0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037cm" svg:y="4.16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08cm" svg:y="3.3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9.84cm" svg:y="4.166cm" svg:viewBox="0 0 389 33" draw:points="194,33 0,33 0,0 389,0 389,33">
            <text:p/>
          </draw:polygon>
          <draw:path draw:style-name="gr3" draw:text-style-name="P7" draw:layer="layout" svg:width="0.309cm" svg:height="0.517cm" svg:x="9.879cm" svg:y="4.3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0.491cm" svg:y="3.3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12.348cm" svg:y="3.3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718cm" svg:y="3.5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374cm" svg:y="3.6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4.122cm" svg:y="3.3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7" draw:layer="layout" svg:width="3.894cm" svg:height="0.032cm" svg:x="11.441cm" svg:y="4.166cm" svg:viewBox="0 0 3895 33" draw:points="1948,33 0,33 0,0 3895,0 3895,33">
            <text:p/>
          </draw:polygon>
          <draw:path draw:style-name="gr3" draw:text-style-name="P7" draw:layer="layout" svg:width="0.386cm" svg:height="0.351cm" svg:x="11.464cm" svg:y="4.5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918cm" svg:y="4.3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468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3.216cm" svg:y="4.3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3.585cm" svg:y="4.5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4.24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983cm" svg:y="4.3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5.718cm" svg:y="3.8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113cm" svg:y="4.0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6.767cm" svg:y="4.16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7.498cm" svg:y="3.85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687cm" svg:height="1.719cm" svg:x="18.035cm" svg:y="3.3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1.476cm" svg:y="3.3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226cm" svg:height="0.032cm" svg:x="18.987cm" svg:y="4.166cm" svg:viewBox="0 0 5227 33" draw:points="2614,33 0,33 0,0 5227,0 5227,33">
            <text:p/>
          </draw:polygon>
          <draw:path draw:style-name="gr3" draw:text-style-name="P7" draw:layer="layout" svg:width="0.386cm" svg:height="0.351cm" svg:x="19.01cm" svg:y="4.5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9.462cm" svg:y="4.3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0.011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0.759cm" svg:y="4.3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21.129cm" svg:y="4.5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764cm" svg:y="4.4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2.563cm" svg:y="4.39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23.118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23.848cm" svg:y="4.383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24.595cm" svg:y="3.8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4.989cm" svg:y="4.0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49" draw:id="id249">
          <svg:title>TexMaths</svg:title>
          <svg:desc>22§display§= - \int dx -  \frac{1}{2} \int \frac{ 2x - 2 }{x^2 - 2x - 3}}\ dx - 4 \int \frac{ 1 }{ ( x -  1 )^2 - (2)^2 }}\ dx§svg§600§FALSE§</svg:desc>
          <draw:polygon draw:style-name="gr2" draw:text-style-name="P6" draw:layer="layout" svg:width="19.562cm" svg:height="1.7cm" svg:x="5.548cm" svg:y="5.662cm" svg:viewBox="0 0 19563 1701" draw:points="9782,1701 0,1701 0,0 19563,0 19563,1701">
            <text:p/>
          </draw:polygon>
          <draw:path draw:style-name="gr3" draw:text-style-name="P7" draw:layer="layout" svg:width="0.515cm" svg:height="0.182cm" svg:x="5.553cm" svg:y="6.3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89cm" svg:y="6.466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7.098cm" svg:y="5.6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69cm" svg:height="0.546cm" svg:x="7.989cm" svg:y="6.13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8.383cm" svg:y="6.3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038cm" svg:y="6.46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09cm" svg:y="5.6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9.84cm" svg:y="6.466cm" svg:viewBox="0 0 389 33" draw:points="194,33 0,33 0,0 389,0 389,33">
            <text:p/>
          </draw:polygon>
          <draw:path draw:style-name="gr3" draw:text-style-name="P7" draw:layer="layout" svg:width="0.309cm" svg:height="0.517cm" svg:x="9.879cm" svg:y="6.6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0.492cm" svg:y="5.6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09cm" svg:height="0.517cm" svg:x="12.348cm" svg:y="5.6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718cm" svg:y="5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374cm" svg:y="5.9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4.122cm" svg:y="5.6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7" draw:layer="layout" svg:width="3.894cm" svg:height="0.032cm" svg:x="11.442cm" svg:y="6.466cm" svg:viewBox="0 0 3895 33" draw:points="1948,33 0,33 0,0 3895,0 3895,33">
            <text:p/>
          </draw:polygon>
          <draw:path draw:style-name="gr3" draw:text-style-name="P7" draw:layer="layout" svg:width="0.386cm" svg:height="0.351cm" svg:x="11.465cm" svg:y="6.8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919cm" svg:y="6.6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468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3.216cm" svg:y="6.6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3.586cm" svg:y="6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4.24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983cm" svg:y="6.6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69cm" svg:height="0.546cm" svg:x="15.719cm" svg:y="6.13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113cm" svg:y="6.3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6.767cm" svg:y="6.46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7.498cm" svg:y="6.15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687cm" svg:height="1.719cm" svg:x="18.035cm" svg:y="5.6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1.363cm" svg:y="5.6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002cm" svg:height="0.032cm" svg:x="18.987cm" svg:y="6.466cm" svg:viewBox="0 0 5003 33" draw:points="2501,33 0,33 0,0 5003,0 5003,33">
            <text:p/>
          </draw:polygon>
          <draw:path draw:style-name="gr3" draw:text-style-name="P7" draw:layer="layout" svg:width="0.18cm" svg:height="0.774cm" svg:x="19.062cm" svg:y="6.6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9.311cm" svg:y="6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9.965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0.743cm" svg:y="6.69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21.106cm" svg:y="6.6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1.396cm" svg:y="6.6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1.945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22.73cm" svg:y="6.6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22.992cm" svg:y="6.6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23.385cm" svg:y="6.6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3.675cm" svg:y="6.6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37cm" svg:y="6.13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4.763cm" svg:y="6.3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50" draw:id="id250">
          <svg:title>TexMaths</svg:title>
          <svg:desc>22§display§= - x -  \frac{1}{2} \log (x^2 - 2x - 3)- 4\times \frac{1}{2(2)} \log \left[ \frac{x - 1 - 2}{x - 1 + 2} \right]\ + \ c§svg§600§FALSE§</svg:desc>
          <draw:polygon draw:style-name="gr2" draw:text-style-name="P6" draw:layer="layout" svg:width="19.915cm" svg:height="1.779cm" svg:x="5.549cm" svg:y="7.964cm" svg:viewBox="0 0 19916 1780" draw:points="9958,1780 0,1780 0,0 19916,0 19916,1780">
            <text:p/>
          </draw:polygon>
          <draw:path draw:style-name="gr3" draw:text-style-name="P7" draw:layer="layout" svg:width="0.515cm" svg:height="0.182cm" svg:x="5.554cm" svg:y="8.7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9cm" svg:y="8.83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95cm" svg:y="8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606cm" svg:y="8.8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476cm" svg:y="8.0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407cm" svg:y="8.837cm" svg:viewBox="0 0 389 33" draw:points="194,33 0,33 0,0 389,0 389,33">
            <text:p/>
          </draw:polygon>
          <draw:path draw:style-name="gr3" draw:text-style-name="P7" draw:layer="layout" svg:width="0.309cm" svg:height="0.516cm" svg:x="8.446cm" svg:y="9.0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9.041cm" svg:y="8.5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252cm" svg:y="8.6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639cm" svg:y="8.6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18cm" svg:height="0.773cm" svg:x="10.091cm" svg:y="8.4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338cm" svg:y="8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92cm" svg:y="8.3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339cm" svg:y="8.83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087cm" svg:y="8.5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2.459cm" svg:y="8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113cm" svg:y="8.83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854cm" svg:y="8.53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4.254cm" svg:y="8.4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4.746cm" svg:y="8.837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5.477cm" svg:y="8.52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74cm" svg:height="0.374cm" svg:x="16.126cm" svg:y="8.666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7" draw:layer="layout" svg:width="0.256cm" svg:height="0.516cm" svg:x="17.441cm" svg:y="8.0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16.88cm" svg:y="8.837cm" svg:viewBox="0 0 1376 33" draw:points="688,33 0,33 0,0 1376,0 1376,33">
            <text:p/>
          </draw:polygon>
          <draw:path draw:style-name="gr3" draw:text-style-name="P7" draw:layer="layout" svg:width="0.309cm" svg:height="0.516cm" svg:x="16.918cm" svg:y="9.0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7.342cm" svg:y="8.9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7.605cm" svg:y="9.0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7.997cm" svg:y="8.9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18.5cm" svg:y="8.5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8.712cm" svg:y="8.6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9.099cm" svg:y="8.6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9.796cm" svg:y="7.925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20.127cm" svg:y="8.1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0.781cm" svg:y="8.31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1.559cm" svg:y="8.00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22.114cm" svg:y="8.31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2.862cm" svg:y="8.0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3.105cm" svg:height="0.032cm" svg:x="20.104cm" svg:y="8.837cm" svg:viewBox="0 0 3106 33" draw:points="1554,33 0,33 0,0 3106,0 3106,33">
            <text:p/>
          </draw:polygon>
          <draw:path draw:style-name="gr3" draw:text-style-name="P7" draw:layer="layout" svg:width="0.386cm" svg:height="0.351cm" svg:x="20.127cm" svg:y="9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0.781cm" svg:y="9.36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1.559cm" svg:y="9.0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22.092cm" svg:y="9.1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22.862cm" svg:y="9.0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0.205cm" svg:height="1.856cm" svg:x="23.312cm" svg:y="7.925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24.183cm" svg:y="8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202cm" svg:y="8.70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53" draw:id="id253">
          <svg:title>TexMaths</svg:title>
          <svg:desc>22§display§= - x -  \frac{1}{2} \log (x^2 - 2x - 3) - \log \left[ \frac{x - 3}{x + 1} \right]\ + \ c§svg§600§FALSE§</svg:desc>
          <draw:polygon draw:style-name="gr2" draw:text-style-name="P6" draw:layer="layout" svg:width="15.565cm" svg:height="1.779cm" svg:x="5.55cm" svg:y="10.166cm" svg:viewBox="0 0 15566 1780" draw:points="7783,1780 0,1780 0,0 15566,0 15566,1780">
            <text:p/>
          </draw:polygon>
          <draw:path draw:style-name="gr3" draw:text-style-name="P7" draw:layer="layout" svg:width="0.515cm" svg:height="0.182cm" svg:x="5.555cm" svg:y="10.9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91cm" svg:y="11.03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951cm" svg:y="10.9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608cm" svg:y="11.03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477cm" svg:y="10.2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408cm" svg:y="11.039cm" svg:viewBox="0 0 389 33" draw:points="194,33 0,33 0,0 389,0 389,33">
            <text:p/>
          </draw:polygon>
          <draw:path draw:style-name="gr3" draw:text-style-name="P7" draw:layer="layout" svg:width="0.309cm" svg:height="0.516cm" svg:x="8.447cm" svg:y="11.26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9.042cm" svg:y="10.71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253cm" svg:y="10.90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64cm" svg:y="10.89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18cm" svg:height="0.773cm" svg:x="10.093cm" svg:y="10.66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339cm" svg:y="10.9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93cm" svg:y="10.56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341cm" svg:y="11.03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089cm" svg:y="10.7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2.46cm" svg:y="10.9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115cm" svg:y="11.03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856cm" svg:y="10.73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4.255cm" svg:y="10.66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4.748cm" svg:y="11.039cm" svg:viewBox="0 0 473 33" svg:d="M447 33c12 0 26 0 26-17 0-16-14-16-26-16h-421c-12 0-26 0-26 16 0 17 14 17 26 17z">
            <text:p/>
          </draw:path>
          <draw:path draw:style-name="gr3" draw:text-style-name="P7" draw:layer="layout" svg:width="0.173cm" svg:height="0.538cm" svg:x="15.482cm" svg:y="10.71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693cm" svg:y="10.90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6.079cm" svg:y="10.89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6.778cm" svg:y="10.127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17.107cm" svg:y="10.3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7.763cm" svg:y="10.51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504cm" svg:y="10.2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1.775cm" svg:height="0.032cm" svg:x="17.086cm" svg:y="11.039cm" svg:viewBox="0 0 1776 33" draw:points="887,33 0,33 0,0 1776,0 1776,33">
            <text:p/>
          </draw:polygon>
          <draw:path draw:style-name="gr3" draw:text-style-name="P7" draw:layer="layout" svg:width="0.386cm" svg:height="0.351cm" svg:x="17.107cm" svg:y="11.4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7.742cm" svg:y="11.3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8.541cm" svg:y="11.26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8.962cm" svg:y="10.127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19.833cm" svg:y="10.7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0.852cm" svg:y="10.907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52" draw:id="id252">
          <svg:title>TexMaths</svg:title>
          <svg:desc>24§display§\text {I}§svg§600§FALSE§</svg:desc>
          <draw:polygon draw:style-name="gr2" draw:text-style-name="P6" draw:layer="layout" svg:width="0.197cm" svg:height="0.493cm" svg:x="4.845cm" svg:y="10.847cm" svg:viewBox="0 0 198 494" draw:points="100,494 0,494 0,0 198,0 198,494">
            <text:p/>
          </draw:polygon>
          <draw:path draw:style-name="gr3" draw:text-style-name="P7" draw:layer="layout" svg:width="0.258cm" svg:height="0.577cm" svg:x="4.826cm" svg:y="10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1" draw:id="id251">
          <svg:title>TexMaths</svg:title>
          <svg:desc>24§display§\therefore§svg§600§FALSE§</svg:desc>
          <draw:polygon draw:style-name="gr2" draw:text-style-name="P6" draw:layer="layout" svg:width="0.453cm" svg:height="0.371cm" svg:x="3.341cm" svg:y="10.949cm" svg:viewBox="0 0 454 372" draw:points="227,372 0,372 0,0 454,0 454,372">
            <text:p/>
          </draw:polygon>
          <draw:path draw:style-name="gr3" draw:text-style-name="P7" draw:layer="layout" svg:width="0.513cm" svg:height="0.455cm" svg:x="3.324cm" svg:y="10.9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58" draw:id="id258">
          <svg:title>TexMaths</svg:title>
          <svg:desc>24§display§= \int \sqrt{ \frac{x + 2}{x - 5} \times  \frac{x + 2}{x + 2} } \ dx§svg§600§FALSE§</svg:desc>
          <draw:polygon draw:style-name="gr2" draw:text-style-name="P6" draw:layer="layout" svg:width="9.104cm" svg:height="1.967cm" svg:x="12.138cm" svg:y="12.458cm" svg:viewBox="0 0 9105 1968" draw:points="4552,1968 0,1968 0,0 9105,0 9105,1968">
            <text:p/>
          </draw:polygon>
          <draw:path draw:style-name="gr3" draw:text-style-name="P7" draw:layer="layout" svg:width="0.562cm" svg:height="0.199cm" svg:x="12.144cm" svg:y="13.4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13.033cm" svg:y="12.593cm" svg:viewBox="0 0 751 1875" svg:d="M40 1837c27 0 43-19 43-40 0-29-22-43-41-43-21 0-42 14-42 43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7" draw:layer="layout" svg:width="0.767cm" svg:height="2.024cm" svg:x="14.064cm" svg:y="12.416cm" svg:viewBox="0 0 768 2025" svg:d="M300 1858l-183-844-111 172c-6 8-6 10-6 12s12 11 12 13l57-90 196 904c27 0 31 0 35-21l466-1969c0-6 2-14 2-18 0-9-6-17-15-17-14 0-18 12-20 23z">
            <text:p/>
          </draw:path>
          <draw:polygon draw:style-name="gr3" draw:text-style-name="P7" draw:layer="layout" svg:width="5.306cm" svg:height="0.035cm" svg:x="14.815cm" svg:y="12.416cm" svg:viewBox="0 0 5307 36" draw:points="2653,36 0,36 0,0 5307,0 5307,36">
            <text:p/>
          </draw:polygon>
          <draw:path draw:style-name="gr3" draw:text-style-name="P7" draw:layer="layout" svg:width="0.421cm" svg:height="0.383cm" svg:x="14.939cm" svg:y="12.79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62cm" svg:height="0.563cm" svg:x="15.632cm" svg:y="12.67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16.47cm" svg:y="12.60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1.936cm" svg:height="0.035cm" svg:x="14.914cm" svg:y="13.512cm" svg:viewBox="0 0 1937 36" draw:points="968,36 0,36 0,0 1937,0 1937,36">
            <text:p/>
          </draw:polygon>
          <draw:path draw:style-name="gr3" draw:text-style-name="P7" draw:layer="layout" svg:width="0.421cm" svg:height="0.383cm" svg:x="14.939cm" svg:y="13.9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15cm" svg:height="0.035cm" svg:x="15.654cm" svg:y="14.09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16.47cm" svg:y="13.756cm" svg:viewBox="0 0 338 582" svg:d="M338 394c0-100-69-187-161-187-41 0-77 14-108 44v-165c17 6 46 12 73 12 104 0 163-77 163-88 0-6-2-10-7-10-2 0-4 0-8 2-17 8-58 25-115 25-35 0-73-6-114-23-5-4-7-4-9-4-8 0-8 8-8 21v250c0 15 0 23 12 23 5 0 7-2 9-8 10-13 43-59 110-59 44 0 67 38 73 53 13 33 15 66 15 108 0 29 0 80-21 115-19 33-52 56-90 56-62 0-110-45-125-94 2 0 6 0 15 0 27 0 42-22 42-41 0-21-15-42-42-42-13 0-42 6-42 46 0 71 60 154 154 154 98 0 184-81 184-188z">
            <text:p/>
          </draw:path>
          <draw:path draw:style-name="gr3" draw:text-style-name="P7" draw:layer="layout" svg:width="0.408cm" svg:height="0.408cm" svg:x="17.263cm" svg:y="13.326cm" svg:viewBox="0 0 409 409" svg:d="M205 180l-169-168c-11-10-13-12-19-12-9 0-17 8-17 17 0 6 2 8 12 18l168 168-168 171c-10 10-12 12-12 18 0 9 8 17 17 17 6 0 8-2 19-12l168-169 176 175c2 2 8 6 12 6 11 0 17-8 17-17 0-2 0-6-2-10-2-2-136-134-179-179l156-153c4-6 17-17 21-21 0-2 4-6 4-12 0-9-6-17-17-17-6 0-10 4-20 13z">
            <text:p/>
          </draw:path>
          <draw:path draw:style-name="gr3" draw:text-style-name="P7" draw:layer="layout" svg:width="0.421cm" svg:height="0.383cm" svg:x="18.107cm" svg:y="12.79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3-86 112-113 112-33 0-46-27-46-56 0-19 6-36 15-75z">
            <text:p/>
          </draw:path>
          <draw:path draw:style-name="gr3" draw:text-style-name="P7" draw:layer="layout" svg:width="0.562cm" svg:height="0.563cm" svg:x="18.801cm" svg:y="12.67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19.638cm" svg:y="12.60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1.936cm" svg:height="0.035cm" svg:x="18.082cm" svg:y="13.512cm" svg:viewBox="0 0 1937 36" draw:points="968,36 0,36 0,0 1937,0 1937,36">
            <text:p/>
          </draw:polygon>
          <draw:path draw:style-name="gr3" draw:text-style-name="P7" draw:layer="layout" svg:width="0.421cm" svg:height="0.383cm" svg:x="18.107cm" svg:y="13.94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3-86 112-113 112-33 0-46-27-46-56 0-19 6-36 15-75z">
            <text:p/>
          </draw:path>
          <draw:path draw:style-name="gr3" draw:text-style-name="P7" draw:layer="layout" svg:width="0.562cm" svg:height="0.563cm" svg:x="18.801cm" svg:y="13.82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19.638cm" svg:y="13.75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402cm" svg:height="0.596cm" svg:x="20.435cm" svg:y="13.15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20.865cm" svg:y="13.3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3 0-46-27-46-56 0-19 6-36 15-75z">
            <text:p/>
          </draw:path>
        </draw:g>
        <draw:g xml:id="id259" draw:id="id259">
          <svg:title>TexMaths</svg:title>
          <svg:desc>18§display§[\ \text {Multiply and divide by Numerator expression within the square root }\ ]§svg§600§FALSE§</svg:desc>
          <draw:polygon draw:style-name="gr2" draw:text-style-name="P6" draw:layer="layout" svg:width="19.897cm" svg:height="0.57cm" svg:x="2.742cm" svg:y="14.751cm" svg:viewBox="0 0 19898 571" draw:points="9949,571 0,571 0,0 19898,0 19898,571">
            <text:p/>
          </draw:polygon>
          <draw:polygon draw:style-name="gr3" draw:text-style-name="P7" draw:layer="layout" svg:width="0.087cm" svg:height="0.633cm" svg:x="2.785cm" svg:y="14.719cm" svg:viewBox="0 0 88 634" draw:points="88,634 88,610 26,610 26,26 88,26 88,0 0,0 0,634">
            <text:p/>
          </draw:polygon>
          <draw:path draw:style-name="gr3" draw:text-style-name="P7" draw:layer="layout" svg:width="0.533cm" svg:height="0.433cm" svg:x="3.121cm" svg:y="14.761cm" svg:viewBox="0 0 534 434" svg:d="M130 14c-6-14-8-14-23-14h-107v20h16c47 0 49 7 49 29v318c0 18 0 47-65 47v20c22 0 53-2 75-2 20 0 52 2 73 2v-20c-64 0-64-29-64-47v-343l152 395c4 9 7 15 13 15 7 0 9-5 12-12l155-402h2v365c0 23-2 29-51 29h-16v20c25-2 68-2 93-2 24 0 67 0 90 2v-20h-16c-49 0-49-6-49-29v-336c0-22 0-29 49-29h16v-20h-108c-16 0-16 0-20 12l-140 358z">
            <text:p/>
          </draw:path>
          <draw:path draw:style-name="gr3" draw:text-style-name="P7" draw:layer="layout" svg:width="0.319cm" svg:height="0.287cm" svg:x="3.697cm" svg:y="14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142cm" svg:height="0.44cm" svg:x="4.05cm" svg:y="1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98cm" svg:height="0.397cm" svg:x="4.217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4.471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3cm" svg:height="0.402cm" svg:x="4.643cm" svg:y="14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142cm" svg:height="0.44cm" svg:x="4.999cm" svg:y="1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5.166cm" svg:y="14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  <draw:path draw:style-name="gr3" draw:text-style-name="P7" draw:layer="layout" svg:width="0.286cm" svg:height="0.292cm" svg:x="5.724cm" svg:y="1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6.034cm" svg:y="1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6.387cm" svg:y="14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313cm" svg:height="0.447cm" svg:x="6.95cm" svg:y="14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7.3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7.467cm" svg:y="14.921cm" svg:viewBox="0 0 311 281" svg:d="M252 62c6-14 17-42 59-42v-20c-14 1-33 1-47 1-16 0-45-1-57-1v20c25 0 32 15 32 28 0 5-1 7-4 14l-65 163-72-177c-3-9-3-11-3-12 0-16 25-16 36-16v-20c-19 0-55 1-69 1-17 0-43 0-62-1v20c40 0 43 3 50 23l93 226c2 9 4 12 13 12 8 0 11-6 12-12z">
            <text:p/>
          </draw:path>
          <draw:path draw:style-name="gr3" draw:text-style-name="P7" draw:layer="layout" svg:width="0.136cm" svg:height="0.424cm" svg:x="7.809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3cm" svg:height="0.447cm" svg:x="7.987cm" svg:y="14.7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245cm" svg:height="0.292cm" svg:x="8.334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8.826cm" svg:y="14.755cm" svg:viewBox="0 0 314 448" svg:d="M92 202v-202l-92 7v20c45 0 49 5 49 35v379h16c1-2 6-10 23-39 10 14 37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31cm" svg:height="0.402cm" svg:x="9.154cm" svg:y="14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  <draw:path draw:style-name="gr3" draw:text-style-name="P7" draw:layer="layout" svg:width="0.432cm" svg:height="0.433cm" svg:x="9.707cm" svg:y="14.761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7" draw:layer="layout" svg:width="0.319cm" svg:height="0.287cm" svg:x="10.181cm" svg:y="14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494cm" svg:height="0.28cm" svg:x="10.533cm" svg:y="1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11.058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1.339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11.595cm" svg:y="1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11.898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2.15cm" svg:y="14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12.465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924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13.195cm" svg:y="14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61-20z">
            <text:p/>
          </draw:path>
          <draw:path draw:style-name="gr3" draw:text-style-name="P7" draw:layer="layout" svg:width="0.313cm" svg:height="0.402cm" svg:x="13.539cm" svg:y="14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3.891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4.138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4.422cm" svg:y="1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4.673cm" svg:y="1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14.922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15.095cm" svg:y="1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319cm" svg:height="0.28cm" svg:x="15.413cm" svg:y="1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434cm" svg:height="0.28cm" svg:x="15.967cm" svg:y="14.921cm" svg:viewBox="0 0 435 281" svg:d="M382 61c11-32 31-41 53-41v-20c-15 1-33 1-46 1-19 0-48-1-59-1v20c23 0 36 12 36 30 0 5 0 5-3 13l-58 163-63-177c-2-7-3-9-3-12 0-17 25-17 37-17v-20c-18 0-50 1-66 1-18 0-37 0-56-1v20c23 0 33 2 40 9 3 4 10 23 15 36l-55 153-60-169c-3-9-3-10-3-12 0-17 24-17 37-17v-20c-19 0-55 1-69 1-3 0-36 0-59-1v20c32 0 39 2 48 22l79 225c3 10 5 14 13 14s10-3 13-13l64-180 65 181c2 8 5 12 13 12 7 0 10-6 12-12z">
            <text:p/>
          </draw:path>
          <draw:path draw:style-name="gr3" draw:text-style-name="P7" draw:layer="layout" svg:width="0.136cm" svg:height="0.424cm" svg:x="16.434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198cm" svg:height="0.397cm" svg:x="16.599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6.854cm" svg:y="1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136cm" svg:height="0.424cm" svg:x="17.207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17.381cm" svg:y="1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17.936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8.189cm" svg:y="1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8.539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9.034cm" svg:y="1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3cm" svg:height="0.402cm" svg:x="19.284cm" svg:y="14.914cm" svg:viewBox="0 0 314 403" svg:d="M220 242v114c0 29-7 29-50 29v18c22 0 55-1 72-1s49 1 72 1v-18c-43 0-50 0-50-29v-356h-15l-23 58c-9-18-34-58-85-58-75 0-141 62-141 144 0 79 62 144 135 144 45 0 71-27 85-46zM222 105v90c0 20-12 37-26 53-7 8-28 26-58 26-46 0-85-56-85-130 0-75 45-128 91-128 52 0 78 55 78 89z">
            <text:p/>
          </draw:path>
          <draw:path draw:style-name="gr3" draw:text-style-name="P7" draw:layer="layout" svg:width="0.319cm" svg:height="0.287cm" svg:x="19.616cm" svg:y="14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86cm" svg:height="0.292cm" svg:x="19.975cm" svg:y="1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20.282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0.529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1.022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21.269cm" svg:y="14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81cm" svg:height="0.292cm" svg:x="21.603cm" svg:y="1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21.915cm" svg:y="14.804cm" svg:viewBox="0 0 200 398" svg:d="M98 137h91v-20h-91v-117h-16c0 52-20 120-82 122v15h55v174c0 79 59 87 82 87 44 0 63-45 63-87v-36h-17v36c0 46-19 71-42 71-43 0-43-58-43-69z">
            <text:p/>
          </draw:path>
          <draw:polygon draw:style-name="gr3" draw:text-style-name="P7" draw:layer="layout" svg:width="0.087cm" svg:height="0.633cm" svg:x="22.584cm" svg:y="14.719cm" svg:viewBox="0 0 88 634" draw:points="88,0 0,0 0,26 62,26 62,610 0,610 0,634 88,63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4" smil:attributeName="visibility" smil:to="visible"/>
                  <anim:animate smil:dur="0.5s" smil:fill="hold" smil:targetElement="id254" smil:attributeName="width" smil:values="width*0.05;width" smil:keyTimes="0;1"/>
                  <anim:animate smil:dur="0.5s" smil:fill="hold" smil:targetElement="id254" smil:attributeName="height" smil:values="height;height" smil:keyTimes="0;1"/>
                  <anim:animate smil:dur="0.5s" smil:fill="hold" smil:targetElement="id254" smil:attributeName="x" smil:values="x-.2;x" smil:keyTimes="0;1"/>
                  <anim:animate smil:dur="0.5s" smil:fill="hold" smil:targetElement="id254" smil:attributeName="y" smil:values="y;y" smil:keyTimes="0;1"/>
                  <anim:transitionFilter smil:dur="0.5s" smil:targetElement="id25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5" smil:attributeName="visibility" smil:to="visible"/>
                  <anim:animate smil:dur="0.5s" smil:fill="hold" smil:targetElement="id255" smil:attributeName="width" smil:values="width*0.05;width" smil:keyTimes="0;1"/>
                  <anim:animate smil:dur="0.5s" smil:fill="hold" smil:targetElement="id255" smil:attributeName="height" smil:values="height;height" smil:keyTimes="0;1"/>
                  <anim:animate smil:dur="0.5s" smil:fill="hold" smil:targetElement="id255" smil:attributeName="x" smil:values="x-.2;x" smil:keyTimes="0;1"/>
                  <anim:animate smil:dur="0.5s" smil:fill="hold" smil:targetElement="id255" smil:attributeName="y" smil:values="y;y" smil:keyTimes="0;1"/>
                  <anim:transitionFilter smil:dur="0.5s" smil:targetElement="id25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6" smil:attributeName="visibility" smil:to="visible"/>
                  <anim:animate smil:dur="0.5s" smil:fill="hold" smil:targetElement="id256" smil:attributeName="width" smil:values="width*0.05;width" smil:keyTimes="0;1"/>
                  <anim:animate smil:dur="0.5s" smil:fill="hold" smil:targetElement="id256" smil:attributeName="height" smil:values="height;height" smil:keyTimes="0;1"/>
                  <anim:animate smil:dur="0.5s" smil:fill="hold" smil:targetElement="id256" smil:attributeName="x" smil:values="x-.2;x" smil:keyTimes="0;1"/>
                  <anim:animate smil:dur="0.5s" smil:fill="hold" smil:targetElement="id256" smil:attributeName="y" smil:values="y;y" smil:keyTimes="0;1"/>
                  <anim:transitionFilter smil:dur="0.5s" smil:targetElement="id25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9" smil:attributeName="visibility" smil:to="visible"/>
                  <anim:animate smil:dur="0.5s" smil:fill="hold" smil:targetElement="id259" smil:attributeName="width" smil:values="width*0.05;width" smil:keyTimes="0;1"/>
                  <anim:animate smil:dur="0.5s" smil:fill="hold" smil:targetElement="id259" smil:attributeName="height" smil:values="height;height" smil:keyTimes="0;1"/>
                  <anim:animate smil:dur="0.5s" smil:fill="hold" smil:targetElement="id259" smil:attributeName="x" smil:values="x-.2;x" smil:keyTimes="0;1"/>
                  <anim:animate smil:dur="0.5s" smil:fill="hold" smil:targetElement="id259" smil:attributeName="y" smil:values="y;y" smil:keyTimes="0;1"/>
                  <anim:transitionFilter smil:dur="0.5s" smil:targetElement="id25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60" draw:id="id260">
          <svg:title>TexMaths</svg:title>
          <svg:desc>24§display§\text {I}§svg§600§FALSE§</svg:desc>
          <draw:polygon draw:style-name="gr2" draw:text-style-name="P6" draw:layer="layout" svg:width="0.197cm" svg:height="0.493cm" svg:x="4.946cm" svg:y="1.546cm" svg:viewBox="0 0 198 494" draw:points="100,494 0,494 0,0 198,0 198,494">
            <text:p/>
          </draw:polygon>
          <draw:path draw:style-name="gr3" draw:text-style-name="P7" draw:layer="layout" svg:width="0.258cm" svg:height="0.577cm" svg:x="4.927cm" svg:y="1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1" draw:id="id261">
          <svg:title>TexMaths</svg:title>
          <svg:desc>22§display§= \int \sqrt{ \frac{x + 2}{x - 5} \times  \frac{x + 2}{x + 2} } \ dx§svg§600§FALSE§</svg:desc>
          <draw:polygon draw:style-name="gr2" draw:text-style-name="P6" draw:layer="layout" svg:width="8.345cm" svg:height="1.803cm" svg:x="5.643cm" svg:y="0.766cm" svg:viewBox="0 0 8346 1804" draw:points="4173,1804 0,1804 0,0 8346,0 8346,1804">
            <text:p/>
          </draw:polygon>
          <draw:path draw:style-name="gr3" draw:text-style-name="P7" draw:layer="layout" svg:width="0.515cm" svg:height="0.182cm" svg:x="5.648cm" svg:y="1.6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3cm" svg:y="0.88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703cm" svg:height="1.855cm" svg:x="7.408cm" svg:y="0.727cm" svg:viewBox="0 0 704 1856" svg:d="M275 1703l-168-774-102 158c-5 7-5 9-5 11s11 11 11 12l52-82 180 828c25 0 28 0 32-19l427-1805c0-6 2-13 2-16 0-9-5-16-14-16-12 0-16 11-18 21z">
            <text:p/>
          </draw:path>
          <draw:polygon draw:style-name="gr3" draw:text-style-name="P7" draw:layer="layout" svg:width="4.863cm" svg:height="0.032cm" svg:x="8.096cm" svg:y="0.727cm" svg:viewBox="0 0 4864 33" draw:points="2432,33 0,33 0,0 4864,0 4864,33">
            <text:p/>
          </draw:polygon>
          <draw:path draw:style-name="gr3" draw:text-style-name="P7" draw:layer="layout" svg:width="0.386cm" svg:height="0.351cm" svg:x="8.211cm" svg:y="1.07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8.846cm" svg:y="0.9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9.613cm" svg:y="0.903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1.775cm" svg:height="0.032cm" svg:x="8.188cm" svg:y="1.732cm" svg:viewBox="0 0 1776 33" draw:points="887,33 0,33 0,0 1776,0 1776,33">
            <text:p/>
          </draw:polygon>
          <draw:path draw:style-name="gr3" draw:text-style-name="P7" draw:layer="layout" svg:width="0.386cm" svg:height="0.351cm" svg:x="8.211cm" svg:y="2.1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8.865cm" svg:y="2.26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9.613cm" svg:y="1.955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5 55 141 141 141 90 0 169-74 169-172z">
            <text:p/>
          </draw:path>
          <draw:path draw:style-name="gr3" draw:text-style-name="P7" draw:layer="layout" svg:width="0.374cm" svg:height="0.374cm" svg:x="10.34cm" svg:y="1.561cm" svg:viewBox="0 0 375 375" svg:d="M188 165l-155-154c-10-9-12-11-17-11-9 0-16 7-16 16 0 5 2 7 11 16l154 155-154 156c-9 9-11 11-11 16 0 9 7 16 16 16 5 0 7-2 17-11l154-155 161 161c2 1 8 5 11 5 11 0 16-7 16-16 0-2 0-5-2-9-2-2-125-123-164-163l143-141c4-6 16-16 19-20 0-1 4-5 4-10 0-9-5-16-16-16-5 0-9 4-18 12z">
            <text:p/>
          </draw:path>
          <draw:path draw:style-name="gr3" draw:text-style-name="P7" draw:layer="layout" svg:width="0.386cm" svg:height="0.351cm" svg:x="11.115cm" svg:y="1.0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75cm" svg:y="0.9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2.517cm" svg:y="0.903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1.775cm" svg:height="0.032cm" svg:x="11.092cm" svg:y="1.732cm" svg:viewBox="0 0 1776 33" draw:points="887,33 0,33 0,0 1776,0 1776,33">
            <text:p/>
          </draw:polygon>
          <draw:path draw:style-name="gr3" draw:text-style-name="P7" draw:layer="layout" svg:width="0.386cm" svg:height="0.351cm" svg:x="11.115cm" svg:y="2.1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75cm" svg:y="2.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2.517cm" svg:y="1.95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69cm" svg:height="0.546cm" svg:x="13.248cm" svg:y="1.40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386cm" svg:height="0.351cm" svg:x="13.642cm" svg:y="1.5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62" draw:id="id262">
          <svg:title>TexMaths</svg:title>
          <svg:desc>22§display§= \int \sqrt{ \frac{(x + 2)^2}{x^2 + 2x - 5x - 10} } \ dx§svg§600§FALSE§</svg:desc>
          <draw:polygon draw:style-name="gr2" draw:text-style-name="P6" draw:layer="layout" svg:width="9.723cm" svg:height="1.845cm" svg:x="5.644cm" svg:y="3.168cm" svg:viewBox="0 0 9724 1846" draw:points="4862,1846 0,1846 0,0 9724,0 9724,1846">
            <text:p/>
          </draw:polygon>
          <draw:path draw:style-name="gr3" draw:text-style-name="P7" draw:layer="layout" svg:width="0.515cm" svg:height="0.182cm" svg:x="5.649cm" svg:y="4.1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4cm" svg:y="3.332cm" svg:viewBox="0 0 688 1720" svg:d="M37 1685c25 0 39-17 39-37 0-26-20-38-37-38-20 0-39 12-39 38 0 41 39 72 86 72 118 0 162-181 217-405 60-244 111-493 153-741 28-164 56-319 83-419 8-39 35-137 67-137 22 0 42 14 45 17-26 2-38 18-38 37 0 27 19 39 37 39 19 0 38-12 38-39 0-42-42-72-84-72-60 0-102 85-146 243-2 7-108 396-192 903-21 118-44 249-69 356-14 56-49 203-113 203-28 0-45-20-47-20z">
            <text:p/>
          </draw:path>
          <draw:path draw:style-name="gr3" draw:text-style-name="P7" draw:layer="layout" svg:width="0.703cm" svg:height="1.857cm" svg:x="7.41cm" svg:y="3.129cm" svg:viewBox="0 0 704 1858" svg:d="M275 1705l-168-775-102 158c-5 7-5 9-5 11s11 10 11 12l52-83 180 830c25 0 28 0 32-20l427-1806c0-6 2-13 2-16 0-9-5-16-14-16-12 0-16 11-18 21z">
            <text:p/>
          </draw:path>
          <draw:polygon draw:style-name="gr3" draw:text-style-name="P7" draw:layer="layout" svg:width="6.241cm" svg:height="0.032cm" svg:x="8.098cm" svg:y="3.129cm" svg:viewBox="0 0 6242 33" draw:points="3121,33 0,33 0,0 6242,0 6242,33">
            <text:p/>
          </draw:polygon>
          <draw:path draw:style-name="gr3" draw:text-style-name="P7" draw:layer="layout" svg:width="0.18cm" svg:height="0.774cm" svg:x="9.932cm" svg:y="3.28cm" svg:viewBox="0 0 181 775" svg:d="M181 768c0-2 0-4-14-18-97-97-121-243-121-363 0-133 30-269 125-366 10-9 10-10 10-14 0-5-3-7-8-7-8 0-78 53-124 151-40 85-49 171-49 236 0 62 9 155 51 243 48 96 114 145 122 145 5 0 8-2 8-7z">
            <text:p/>
          </draw:path>
          <draw:path draw:style-name="gr3" draw:text-style-name="P7" draw:layer="layout" svg:width="0.386cm" svg:height="0.351cm" svg:x="10.18cm" svg:y="3.518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517cm" svg:x="10.814cm" svg:y="3.4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583cm" svg:y="3.34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6 7-72 7z">
            <text:p/>
          </draw:path>
          <draw:path draw:style-name="gr3" draw:text-style-name="P7" draw:layer="layout" svg:width="0.18cm" svg:height="0.774cm" svg:x="11.976cm" svg:y="3.28cm" svg:viewBox="0 0 181 775" svg:d="M181 387c0-59-8-153-51-241-47-95-114-146-123-146-3 0-7 4-7 7 0 4 0 5 14 19 78 76 122 199 122 361 0 132-29 270-125 367-11 10-11 12-11 14 0 5 4 7 7 7 9 0 79-53 125-152 41-84 49-170 49-236z">
            <text:p/>
          </draw:path>
          <draw:path draw:style-name="gr3" draw:text-style-name="P7" draw:layer="layout" svg:width="0.24cm" svg:height="0.36cm" svg:x="12.266cm" svg:y="3.27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6.056cm" svg:height="0.032cm" svg:x="8.189cm" svg:y="4.175cm" svg:viewBox="0 0 6057 33" draw:points="3028,33 0,33 0,0 6057,0 6057,33">
            <text:p/>
          </draw:polygon>
          <draw:path draw:style-name="gr3" draw:text-style-name="P7" draw:layer="layout" svg:width="0.386cm" svg:height="0.351cm" svg:x="8.212cm" svg:y="4.573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24cm" svg:height="0.36cm" svg:x="8.666cm" svg:y="4.332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194cm" svg:y="4.46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962cm" svg:y="4.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6 7-72 7z">
            <text:p/>
          </draw:path>
          <draw:path draw:style-name="gr3" draw:text-style-name="P7" draw:layer="layout" svg:width="0.386cm" svg:height="0.351cm" svg:x="10.333cm" svg:y="4.573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473cm" svg:height="0.032cm" svg:x="10.988cm" svg:y="4.707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3cm" svg:x="11.736cm" svg:y="4.4cm" svg:viewBox="0 0 310 534" svg:d="M310 361c0-92-64-171-148-171-37 0-70 13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1 141 141 90 0 169-74 169-173z">
            <text:p/>
          </draw:path>
          <draw:path draw:style-name="gr3" draw:text-style-name="P7" draw:layer="layout" svg:width="0.386cm" svg:height="0.351cm" svg:x="12.108cm" svg:y="4.573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3cm" svg:height="0.032cm" svg:x="12.762cm" svg:y="4.707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3.54cm" svg:y="4.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3.889cm" svg:y="4.4cm" svg:viewBox="0 0 327 534" svg:d="M327 269c0-63-3-125-31-183-35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69cm" svg:height="0.547cm" svg:x="14.626cm" svg:y="3.847cm" svg:viewBox="0 0 370 548" svg:d="M370 9c0-2 0-9-11-9-10 0-84 7-98 9-6 0-11 3-11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5.021cm" svg:y="4.043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264" draw:id="id264">
          <svg:title>TexMaths</svg:title>
          <svg:desc>22§display§= \int  \frac{x + 2} {\sqrt{x^2 - 3x - 10} } \ dx§svg§600§FALSE§</svg:desc>
          <draw:polygon draw:style-name="gr2" draw:text-style-name="P6" draw:layer="layout" svg:width="7.82cm" svg:height="1.695cm" svg:x="5.646cm" svg:y="5.472cm" svg:viewBox="0 0 7821 1696" draw:points="3911,1696 0,1696 0,0 7821,0 7821,1696">
            <text:p/>
          </draw:polygon>
          <draw:path draw:style-name="gr3" draw:text-style-name="P7" draw:layer="layout" svg:width="0.515cm" svg:height="0.182cm" svg:x="5.651cm" svg:y="6.2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6cm" svg:y="5.433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86cm" svg:height="0.351cm" svg:x="9.017cm" svg:y="5.6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9.652cm" svg:y="5.5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0.42cm" svg:y="5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olygon draw:style-name="gr3" draw:text-style-name="P7" draw:layer="layout" svg:width="4.926cm" svg:height="0.032cm" svg:x="7.419cm" svg:y="6.276cm" svg:viewBox="0 0 4927 33" draw:points="2464,33 0,33 0,0 4927,0 4927,33">
            <text:p/>
          </draw:polygon>
          <draw:path draw:style-name="gr3" draw:text-style-name="P7" draw:layer="layout" svg:width="0.605cm" svg:height="0.774cm" svg:x="7.475cm" svg:y="6.431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8.063cm" svg:y="6.431cm" svg:viewBox="0 0 4283 33" draw:points="2142,33 0,33 0,0 4283,0 4283,33">
            <text:p/>
          </draw:polygon>
          <draw:path draw:style-name="gr3" draw:text-style-name="P7" draw:layer="layout" svg:width="0.386cm" svg:height="0.351cm" svg:x="8.086cm" svg:y="6.7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8.54cm" svg:y="6.52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087cm" svg:y="6.89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83cm" svg:y="6.59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0.207cm" svg:y="6.7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10.861cm" svg:y="6.89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1.639cm" svg:y="6.59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1.988cm" svg:y="6.592cm" svg:viewBox="0 0 327 533" svg:d="M327 269c0-63-3-125-31-183-35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69cm" svg:height="0.547cm" svg:x="12.725cm" svg:y="5.949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12cm" svg:y="6.1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265" draw:id="id265">
          <svg:title>TexMaths</svg:title>
          <svg:desc>24§display§\text {Exress} §svg§600§FALSE§</svg:desc>
          <draw:polygon draw:style-name="gr2" draw:text-style-name="P6" draw:layer="layout" svg:width="2.279cm" svg:height="0.499cm" svg:x="2.541cm" svg:y="8.149cm" svg:viewBox="0 0 2280 500" draw:points="1139,500 0,500 0,0 2280,0 2280,500">
            <text:p/>
          </draw:polygon>
          <draw:path draw:style-name="gr3" draw:text-style-name="P7" draw:layer="layout" svg:width="0.523cm" svg:height="0.575cm" svg:x="2.526cm" svg:y="8.107cm" svg:viewBox="0 0 524 576" svg:d="M86 509c0 31 0 40-65 40h-21v27h488l36-219h-21c-21 131-40 192-186 192h-113c-39 0-41-5-41-34v-225h75c83 0 92 27 92 98h22v-223h-22c0 71-9 98-92 98h-75v-203c0-27 2-33 41-33h109c131 0 154 46 167 163h21l-25-190h-476v27h21c65 0 65 10 65 38z">
            <text:p/>
          </draw:path>
          <draw:path draw:style-name="gr3" draw:text-style-name="P7" draw:layer="layout" svg:width="0.425cm" svg:height="0.364cm" svg:x="3.083cm" svg:y="8.316cm" svg:viewBox="0 0 426 365" svg:d="M232 167c27-33 58-75 79-96 27-31 62-44 100-44v-27c-21 2-46 2-69 2-25 0-69-2-81-2v27c18 2 25 11 25 25 0 13-9 25-13 31l-52 65-67-85c-8-9-8-11-8-15 0-13 13-21 31-21v-27c-23 0-79 2-92 2-18 0-58 0-81-2v27c59 0 61 0 100 52l84 109-80 100c-41 50-91 52-108 52v25c21-2 48-2 71-2s60 2 81 2v-25c-19-4-25-13-25-27 0-19 25-46 75-107l65 84c8 10 17 23 17 29 0 8-7 19-30 21v25c26 0 73-2 92-2 23 0 56 0 80 2v-25c-44 0-59-2-80-27z">
            <text:p/>
          </draw:path>
          <draw:path draw:style-name="gr3" draw:text-style-name="P7" draw:layer="layout" svg:width="0.285cm" svg:height="0.374cm" svg:x="3.542cm" svg:y="8.309cm" svg:viewBox="0 0 286 375" svg:d="M117 94v-94l-117 10v27c60 0 65 5 65 46v228c0 37-7 37-65 37v27c33 0 73-2 96-2 35 0 75 0 110 2v-27h-20c-61 0-63-8-63-39v-130c0-85 35-160 100-160 6 0 8 0 9 0-3 2-19 12-19 33 0 25 18 36 37 36 15 0 36-9 36-36s-27-52-63-52c-62 0-92 58-106 94z">
            <text:p/>
          </draw:path>
          <draw:path draw:style-name="gr3" draw:text-style-name="P7" draw:layer="layout" svg:width="0.328cm" svg:height="0.389cm" svg:x="3.873cm" svg:y="8.303cm" svg:viewBox="0 0 329 390" svg:d="M71 167c6-127 77-148 106-148 86 0 96 114 96 148zM71 184h236c20 0 22 0 22-17 0-84-47-167-152-167-98 0-177 86-177 194 0 113 88 196 186 196 104 0 143-94 143-111 0-8-8-10-12-10-8 0-10 6-10 12-30 88-107 88-115 88-42 0-77-27-96-58-25-40-25-96-25-127z">
            <text:p/>
          </draw:path>
          <draw:path draw:style-name="gr3" draw:text-style-name="P7" draw:layer="layout" svg:width="0.278cm" svg:height="0.389cm" svg:x="4.253cm" svg:y="8.3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  <draw:path draw:style-name="gr3" draw:text-style-name="P7" draw:layer="layout" svg:width="0.278cm" svg:height="0.389cm" svg:x="4.585cm" svg:y="8.3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</draw:g>
        <draw:g xml:id="id266" draw:id="id266">
          <svg:title>TexMaths</svg:title>
          <svg:desc>22§display§x + 2 = A\frac{d}{dx}( x^2 - 3x - 10 ) + B§svg§600§FALSE§</svg:desc>
          <draw:polygon draw:style-name="gr2" draw:text-style-name="P6" draw:layer="layout" svg:width="10.748cm" svg:height="1.522cm" svg:x="5.445cm" svg:y="7.647cm" svg:viewBox="0 0 10749 1523" draw:points="5375,1523 0,1523 0,0 10749,0 10749,1523">
            <text:p/>
          </draw:polygon>
          <draw:path draw:style-name="gr3" draw:text-style-name="P7" draw:layer="layout" svg:width="0.386cm" svg:height="0.351cm" svg:x="5.429cm" svg:y="8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6.063cm" svg:y="8.2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832cm" svg:y="8.15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182cm" svg:x="7.437cm" svg:y="8.3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cm" svg:height="0.555cm" svg:x="8.238cm" svg:y="8.115cm" svg:viewBox="0 0 531 556" svg:d="M111 467c-30 51-60 63-95 65-9 0-16 0-16 15 0 4 4 9 11 9 21 0 44-3 66-3 25 0 53 3 78 3 3 0 14 0 14-16 0-8-7-8-12-8-18-2-37-9-37-29 0-8 5-17 12-28l58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369cm" svg:height="0.546cm" svg:x="9.135cm" svg:y="7.608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6-136 44-171 22-46 58-74 89-74 51 0 62 63 62 69 0 3-2 8-4 12z">
            <text:p/>
          </draw:path>
          <draw:polygon draw:style-name="gr3" draw:text-style-name="P7" draw:layer="layout" svg:width="0.846cm" svg:height="0.032cm" svg:x="8.884cm" svg:y="8.458cm" svg:viewBox="0 0 847 33" draw:points="422,33 0,33 0,0 847,0 847,33">
            <text:p/>
          </draw:polygon>
          <draw:path draw:style-name="gr3" draw:text-style-name="P7" draw:layer="layout" svg:width="0.369cm" svg:height="0.546cm" svg:x="8.914cm" svg:y="8.66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308cm" svg:y="8.8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4cm" svg:x="9.897cm" svg:y="8.08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0.144cm" svg:y="8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10.596cm" svg:y="7.9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145cm" svg:y="8.45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888cm" svg:y="8.15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2.264cm" svg:y="8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2.919cm" svg:y="8.45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697cm" svg:y="8.15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4.045cm" svg:y="8.154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18cm" svg:height="0.774cm" svg:x="14.445cm" svg:y="8.08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4.917cm" svg:y="8.2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5.679cm" svg:y="8.14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0c67 0 85 45 85 79 0 69-67 142-162 142zM174 505c-10 0-12 0-17 0-7 0-11-2-11-7 0-3 0-5 4-19l54-217h146c74 0 90 58 90 92 0 77-69 151-160 151z">
            <text:p/>
          </draw:path>
        </draw:g>
        <draw:g xml:id="id267" draw:id="id267">
          <svg:title>TexMaths</svg:title>
          <svg:desc>22§display§x + 2 = A ( 2x - 3 ) + B§svg§600§FALSE§</svg:desc>
          <draw:polygon draw:style-name="gr2" draw:text-style-name="P6" draw:layer="layout" svg:width="7.598cm" svg:height="0.696cm" svg:x="5.446cm" svg:y="9.747cm" svg:viewBox="0 0 7599 697" draw:points="3800,697 0,697 0,0 7599,0 7599,697">
            <text:p/>
          </draw:polygon>
          <draw:path draw:style-name="gr3" draw:text-style-name="P7" draw:layer="layout" svg:width="0.386cm" svg:height="0.351cm" svg:x="5.43cm" svg:y="9.9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4cm" svg:y="9.8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6.833cm" svg:y="9.7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182cm" svg:x="7.438cm" svg:y="10.0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239cm" svg:y="9.7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18cm" svg:height="0.773cm" svg:x="8.867cm" svg:y="9.7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131cm" svg:y="9.7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501cm" svg:y="9.9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157cm" svg:y="10.07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898cm" svg:y="9.77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1.296cm" svg:y="9.7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768cm" svg:y="9.8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2.53cm" svg:y="9.75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</draw:g>
        <draw:g xml:id="id268" draw:id="id268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4.938cm" svg:y="9.657cm" svg:viewBox="0 0 2381 697" draw:points="1192,697 0,697 0,0 2381,0 2381,697">
            <text:p/>
          </draw:polygon>
          <draw:path draw:style-name="gr3" draw:text-style-name="P7" draw:layer="layout" svg:width="0.083cm" svg:height="0.083cm" svg:x="14.966cm" svg:y="10.1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438cm" svg:y="10.1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911cm" svg:y="10.11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522cm" svg:y="9.61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6.816cm" svg:y="9.6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177cm" svg:y="9.61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69" draw:id="id269">
          <svg:title>TexMaths</svg:title>
          <svg:desc>22§display§x + 2 = (2A)x + ( - 3A + B )§svg§600§FALSE§</svg:desc>
          <draw:polygon draw:style-name="gr2" draw:text-style-name="P6" draw:layer="layout" svg:width="9.345cm" svg:height="0.696cm" svg:x="5.448cm" svg:y="11.149cm" svg:viewBox="0 0 9346 697" draw:points="4673,697 0,697 0,0 9346,0 9346,697">
            <text:p/>
          </draw:polygon>
          <draw:path draw:style-name="gr3" draw:text-style-name="P7" draw:layer="layout" svg:width="0.386cm" svg:height="0.351cm" svg:x="5.432cm" svg:y="11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6cm" svg:y="11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6.835cm" svg:y="11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182cm" svg:x="7.44cm" svg:y="11.4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8.29cm" svg:y="11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553cm" svg:y="11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8.928cm" svg:y="11.13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9.526cm" svg:y="11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9.804cm" svg:y="11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44cm" svg:y="11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1.246cm" svg:y="11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1.534cm" svg:y="11.48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103cm" svg:y="11.175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31cm" svg:height="0.555cm" svg:x="12.485cm" svg:y="11.13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3.252cm" svg:y="11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4.015cm" svg:y="11.161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18cm" svg:height="0.773cm" svg:x="14.652cm" svg:y="11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70" draw:id="id270">
          <svg:title>TexMaths</svg:title>
          <svg:desc>22§display§2A = 1 \ \text {and } - 3A + B = 2§svg§600§FALSE§</svg:desc>
          <draw:polygon draw:style-name="gr2" draw:text-style-name="P6" draw:layer="layout" svg:width="8.929cm" svg:height="0.542cm" svg:x="5.428cm" svg:y="12.447cm" svg:viewBox="0 0 8930 543" draw:points="4465,543 0,543 0,0 8930,0 8930,543">
            <text:p/>
          </draw:polygon>
          <draw:path draw:style-name="gr3" draw:text-style-name="P7" draw:layer="layout" svg:width="0.309cm" svg:height="0.517cm" svg:x="5.428cm" svg:y="12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5.803cm" svg:y="12.408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6.614cm" svg:y="12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455cm" svg:y="12.44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9cm" svg:height="0.357cm" svg:x="8.063cm" svg:y="12.61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8.443cm" svg:y="12.6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8.874cm" svg:y="12.426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472cm" svg:height="0.032cm" svg:x="9.77cm" svg:y="12.75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513cm" svg:y="12.447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531cm" svg:height="0.556cm" svg:x="10.893cm" svg:y="12.408cm" svg:viewBox="0 0 532 557" svg:d="M111 467c-30 51-60 63-95 65-9 0-16 0-16 16 0 3 4 9 11 9 21 0 44-4 66-4 25 0 53 4 78 4 3 0 14 0 14-16 0-9-7-9-12-9-18-2-37-9-37-28 0-9 5-18 10-28l60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515cm" svg:height="0.517cm" svg:x="11.662cm" svg:y="12.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2.424cm" svg:y="12.43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13.274cm" svg:y="12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4.085cm" svg:y="12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</draw:g>
        <draw:g xml:id="id271" draw:id="id271">
          <svg:title>TexMaths</svg:title>
          <svg:desc>28§display§\Rightarrow§svg§600§FALSE§</svg:desc>
          <draw:polygon draw:style-name="gr2" draw:text-style-name="P6" draw:layer="layout" svg:width="0.829cm" svg:height="0.444cm" svg:x="15.142cm" svg:y="12.516cm" svg:viewBox="0 0 830 445" draw:points="416,445 0,445 0,0 830,0 830,445">
            <text:p/>
          </draw:polygon>
          <draw:path draw:style-name="gr3" draw:text-style-name="P7" draw:layer="layout" svg:width="0.874cm" svg:height="0.542cm" svg:x="15.146cm" svg:y="12.4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272" draw:id="id272">
          <svg:title>TexMaths</svg:title>
          <svg:desc>22§display§A = \frac{1}{2} \ \text {and } B =  \frac{7}{2}§svg§600§FALSE§</svg:desc>
          <draw:polygon draw:style-name="gr2" draw:text-style-name="P6" draw:layer="layout" svg:width="6.003cm" svg:height="1.5cm" svg:x="16.74cm" svg:y="11.948cm" svg:viewBox="0 0 6004 1501" draw:points="3003,1501 0,1501 0,0 6004,0 6004,1501">
            <text:p/>
          </draw:polygon>
          <draw:path draw:style-name="gr3" draw:text-style-name="P7" draw:layer="layout" svg:width="0.531cm" svg:height="0.556cm" svg:x="16.728cm" svg:y="12.402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7 4 5 0 14 0 14-16 0-9-7-9-18-9-48 0-48-5-49-28l-48-485c-2-15-2-19-16-19-12 0-14 5-19 12zM204 352l153-255 25 255z">
            <text:p/>
          </draw:path>
          <draw:path draw:style-name="gr3" draw:text-style-name="P7" draw:layer="layout" svg:width="0.515cm" svg:height="0.182cm" svg:x="17.539cm" svg:y="12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8.474cm" svg:y="11.91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8.406cm" svg:y="12.747cm" svg:viewBox="0 0 389 33" draw:points="194,33 0,33 0,0 389,0 389,33">
            <text:p/>
          </draw:polygon>
          <draw:path draw:style-name="gr3" draw:text-style-name="P7" draw:layer="layout" svg:width="0.309cm" svg:height="0.517cm" svg:x="18.444cm" svg:y="12.97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49cm" svg:height="0.357cm" svg:x="19.175cm" svg:y="12.608cm" svg:viewBox="0 0 350 358" svg:d="M227 289c2 32 23 63 60 63 16 0 63-10 63-74v-42h-19v42c0 46-19 51-28 51-25 0-28-35-28-38v-157c0-32 0-62-29-92s-68-42-105-42c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39cm" svg:height="0.342cm" svg:x="19.555cm" svg:y="12.61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9.984cm" svg:y="12.418cm" svg:viewBox="0 0 384 548" svg:d="M269 497v51l115-9v-25c-55 0-62-5-62-42v-472l-111 9v24c53 0 60 6 60 43v167c-23-26-56-47-98-47-92 0-173 75-173 176 0 98 76 176 165 176 50 0 85-27 104-51zM269 289v158c0 14 0 16-8 29-23 37-59 54-92 54-35 0-63-19-83-49-19-32-21-76-21-108 0-30 2-75 23-111 18-24 46-49 88-49 28 0 60 11 85 46 8 14 8 16 8 30z">
            <text:p/>
          </draw:path>
          <draw:path draw:style-name="gr3" draw:text-style-name="P7" draw:layer="layout" svg:width="0.553cm" svg:height="0.529cm" svg:x="20.678cm" svg:y="12.427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21.53cm" svg:y="12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32cm" svg:height="0.542cm" svg:x="22.438cm" svg:y="11.909cm" svg:viewBox="0 0 333 543" svg:d="M327 53c6-11 6-12 6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22.396cm" svg:y="12.747cm" svg:viewBox="0 0 389 33" draw:points="194,33 0,33 0,0 389,0 389,33">
            <text:p/>
          </draw:polygon>
          <draw:path draw:style-name="gr3" draw:text-style-name="P7" draw:layer="layout" svg:width="0.309cm" svg:height="0.517cm" svg:x="22.435cm" svg:y="12.97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</draw:g>
        <draw:g xml:id="id263" draw:id="id263">
          <svg:title>TexMaths</svg:title>
          <svg:desc>24§display§\text {I}§svg§600§FALSE§</svg:desc>
          <draw:polygon draw:style-name="gr2" draw:text-style-name="P6" draw:layer="layout" svg:width="0.197cm" svg:height="0.493cm" svg:x="4.947cm" svg:y="6.046cm" svg:viewBox="0 0 198 494" draw:points="100,494 0,494 0,0 198,0 198,494">
            <text:p/>
          </draw:polygon>
          <draw:path draw:style-name="gr3" draw:text-style-name="P7" draw:layer="layout" svg:width="0.258cm" svg:height="0.577cm" svg:x="4.928cm" svg:y="6.0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3" draw:id="id273">
          <svg:title>TexMaths</svg:title>
          <svg:desc>22§display§\text {Put }\ A = \frac{1}{2} \text { and } B =  \frac{7}{2} \text { in (1) we get,  }§svg§600§FALSE§</svg:desc>
          <draw:polygon draw:style-name="gr2" draw:text-style-name="P6" draw:layer="layout" svg:width="12.598cm" svg:height="1.5cm" svg:x="5.243cm" svg:y="13.545cm" svg:viewBox="0 0 12599 1501" draw:points="6300,1501 0,1501 0,0 12599,0 12599,1501">
            <text:p/>
          </draw:polygon>
          <draw:path draw:style-name="gr3" draw:text-style-name="P7" draw:layer="layout" svg:width="0.457cm" svg:height="0.529cm" svg:x="5.231cm" svg:y="14.024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7" draw:layer="layout" svg:width="0.39cm" svg:height="0.351cm" svg:x="5.755cm" svg:y="14.211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6.174cm" svg:y="14.077cm" svg:viewBox="0 0 245 486" svg:d="M120 167h111v-24h-111v-143h-20c0 63-24 146-100 150v17h67v213c0 97 72 106 100 106 55 0 78-54 78-106v-44h-21v44c0 57-23 87-52 87-52 0-52-71-52-85z">
            <text:p/>
          </draw:path>
          <draw:path draw:style-name="gr3" draw:text-style-name="P7" draw:layer="layout" svg:width="0.53cm" svg:height="0.556cm" svg:x="7.003cm" svg:y="13.999cm" svg:viewBox="0 0 531 557" svg:d="M111 467c-30 51-60 63-95 65-9 0-16 0-16 16 0 3 4 9 11 9 21 0 44-4 66-4 25 0 53 4 78 4 3 0 14 0 14-16 0-9-7-9-12-9-18-2-37-9-37-28 0-9 5-18 12-28l58-99h195c2 16 13 121 13 129 0 24-41 26-57 26-10 0-19 0-19 16 0 9 11 9 12 9 32 0 65-4 97-4 20 0 67 4 86 4 6 0 14 0 14-16 0-9-7-9-17-9-48 0-48-5-49-28l-48-485c-2-15-2-19-16-19-12 0-14 5-19 12zM204 352l153-255 25 255z">
            <text:p/>
          </draw:path>
          <draw:path draw:style-name="gr3" draw:text-style-name="P7" draw:layer="layout" svg:width="0.515cm" svg:height="0.182cm" svg:x="7.815cm" svg:y="14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8.749cm" svg:y="13.51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8.68cm" svg:y="14.344cm" svg:viewBox="0 0 389 33" draw:points="194,33 0,33 0,0 389,0 389,33">
            <text:p/>
          </draw:polygon>
          <draw:path draw:style-name="gr3" draw:text-style-name="P7" draw:layer="layout" svg:width="0.309cm" svg:height="0.517cm" svg:x="8.719cm" svg:y="14.56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49cm" svg:height="0.357cm" svg:x="9.449cm" svg:y="14.205cm" svg:viewBox="0 0 350 358" svg:d="M227 289c2 32 23 63 60 63 16 0 63-10 63-74v-42h-19v42c0 46-20 51-28 51-25 0-28-35-28-38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39cm" svg:height="0.342cm" svg:x="9.828cm" svg:y="14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0.259cm" svg:y="14.015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10.952cm" svg:y="14.024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0c67 0 85 45 85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1.804cm" svg:y="14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32cm" svg:height="0.542cm" svg:x="12.712cm" svg:y="13.506cm" svg:viewBox="0 0 333 543" svg:d="M327 53c6-11 6-12 6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12.67cm" svg:y="14.344cm" svg:viewBox="0 0 389 33" draw:points="194,33 0,33 0,0 389,0 389,33">
            <text:p/>
          </draw:polygon>
          <draw:path draw:style-name="gr3" draw:text-style-name="P7" draw:layer="layout" svg:width="0.309cm" svg:height="0.517cm" svg:x="12.709cm" svg:y="14.56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166cm" svg:height="0.519cm" svg:x="13.432cm" svg:y="14.03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3.645cm" svg:y="14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4.384cm" svg:y="13.973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256cm" svg:height="0.517cm" svg:x="14.678cm" svg:y="14.03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5.041cm" svg:y="13.973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3cm" svg:height="0.342cm" svg:x="15.569cm" svg:y="14.219cm" svg:viewBox="0 0 531 343" svg:d="M466 74c14-39 37-49 65-49v-25c-17 2-40 2-56 2-23 0-58-2-72-2v25c28 0 44 14 44 37 0 5 0 5-4 16l-70 199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7" draw:layer="layout" svg:width="0.3cm" svg:height="0.357cm" svg:x="16.112cm" svg:y="14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54cm" svg:height="0.512cm" svg:x="16.714cm" svg:y="14.202cm" svg:viewBox="0 0 355 513" svg:d="M151 218c-68 0-68-77-68-95 0-21 1-45 12-65 7-10 25-32 56-32 67 0 67 78 67 96 0 21 0 45-12 65-7 10-25 31-55 31zM60 248c0-3 0-21 14-37 30 23 62 25 77 25 73 0 125-53 125-113 0-30-12-58-31-75 28-27 56-30 70-30 2 0 5 0 7 0-9 3-12 12-12 21 0 14 10 23 23 23 7 0 22-6 22-23 0-14-10-39-40-39-16 0-49 5-83 37-31-26-65-28-81-28-72 0-126 53-126 113 0 35 17 63 37 81-11 10-25 37-25 63 0 25 11 55 35 69-47 14-72 47-72 79 0 55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7.101cm" svg:y="14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42cm" svg:height="0.485cm" svg:x="17.438cm" svg:y="14.077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091cm" svg:height="0.232cm" svg:x="17.789cm" svg:y="14.471cm" svg:viewBox="0 0 92 233" svg:d="M92 81c0-49-18-81-50-81-28 0-42 21-42 41 0 21 14 42 42 42 13 0 21-5 30-11l2-2c0 0 2 0 2 11 0 51-23 99-58 136-4 3-6 5-6 7 0 7 4 9 9 9 9 0 71-62 71-15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5" smil:attributeName="visibility" smil:to="visible"/>
                  <anim:animate smil:dur="0.5s" smil:fill="hold" smil:targetElement="id265" smil:attributeName="width" smil:values="width*0.05;width" smil:keyTimes="0;1"/>
                  <anim:animate smil:dur="0.5s" smil:fill="hold" smil:targetElement="id265" smil:attributeName="height" smil:values="height;height" smil:keyTimes="0;1"/>
                  <anim:animate smil:dur="0.5s" smil:fill="hold" smil:targetElement="id265" smil:attributeName="x" smil:values="x-.2;x" smil:keyTimes="0;1"/>
                  <anim:animate smil:dur="0.5s" smil:fill="hold" smil:targetElement="id265" smil:attributeName="y" smil:values="y;y" smil:keyTimes="0;1"/>
                  <anim:transitionFilter smil:dur="0.5s" smil:targetElement="id26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6" smil:attributeName="visibility" smil:to="visible"/>
                  <anim:animate smil:dur="0.5s" smil:fill="hold" smil:targetElement="id266" smil:attributeName="width" smil:values="width*0.05;width" smil:keyTimes="0;1"/>
                  <anim:animate smil:dur="0.5s" smil:fill="hold" smil:targetElement="id266" smil:attributeName="height" smil:values="height;height" smil:keyTimes="0;1"/>
                  <anim:animate smil:dur="0.5s" smil:fill="hold" smil:targetElement="id266" smil:attributeName="x" smil:values="x-.2;x" smil:keyTimes="0;1"/>
                  <anim:animate smil:dur="0.5s" smil:fill="hold" smil:targetElement="id266" smil:attributeName="y" smil:values="y;y" smil:keyTimes="0;1"/>
                  <anim:transitionFilter smil:dur="0.5s" smil:targetElement="id2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1+width/2;x" smil:keyTimes="0;1"/>
                  <anim:animate smil:dur="0.5s" smil:fill="hold" smil:targetElement="id26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3" smil:attributeName="visibility" smil:to="visible"/>
                  <anim:animate smil:dur="0.5s" smil:fill="hold" smil:targetElement="id273" smil:attributeName="width" smil:values="width*0.05;width" smil:keyTimes="0;1"/>
                  <anim:animate smil:dur="0.5s" smil:fill="hold" smil:targetElement="id273" smil:attributeName="height" smil:values="height;height" smil:keyTimes="0;1"/>
                  <anim:animate smil:dur="0.5s" smil:fill="hold" smil:targetElement="id273" smil:attributeName="x" smil:values="x-.2;x" smil:keyTimes="0;1"/>
                  <anim:animate smil:dur="0.5s" smil:fill="hold" smil:targetElement="id273" smil:attributeName="y" smil:values="y;y" smil:keyTimes="0;1"/>
                  <anim:transitionFilter smil:dur="0.5s" smil:targetElement="id27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75" draw:id="id275">
          <svg:title>TexMaths</svg:title>
          <svg:desc>26§display§\therefore§svg§600§FALSE§</svg:desc>
          <draw:polygon draw:style-name="gr2" draw:text-style-name="P6" draw:layer="layout" svg:width="0.49cm" svg:height="0.402cm" svg:x="3.708cm" svg:y="3.822cm" svg:viewBox="0 0 491 403" draw:points="246,403 0,403 0,0 491,0 491,403">
            <text:p/>
          </draw:polygon>
          <draw:path draw:style-name="gr3" draw:text-style-name="P7" draw:layer="layout" svg:width="0.555cm" svg:height="0.493cm" svg:x="3.689cm" svg:y="3.7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76" draw:id="id276">
          <svg:title>TexMaths</svg:title>
          <svg:desc>24§display§\text {I}§svg§600§FALSE§</svg:desc>
          <draw:polygon draw:style-name="gr2" draw:text-style-name="P6" draw:layer="layout" svg:width="0.197cm" svg:height="0.493cm" svg:x="5.247cm" svg:y="3.747cm" svg:viewBox="0 0 198 494" draw:points="100,494 0,494 0,0 198,0 198,494">
            <text:p/>
          </draw:polygon>
          <draw:path draw:style-name="gr3" draw:text-style-name="P7" draw:layer="layout" svg:width="0.258cm" svg:height="0.577cm" svg:x="5.228cm" svg:y="3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7" draw:id="id277">
          <svg:title>TexMaths</svg:title>
          <svg:desc>22§display§= \int \frac{ \frac{1}{2} ( 2x - 3 ) + \frac{7}{2} }{ \sqrt{x^2 - 3x - 10} }\ dx§svg§600§FALSE§</svg:desc>
          <draw:polygon draw:style-name="gr2" draw:text-style-name="P6" draw:layer="layout" svg:width="7.82cm" svg:height="1.88cm" svg:x="6.035cm" svg:y="2.956cm" svg:viewBox="0 0 7821 1881" draw:points="3911,1881 0,1881 0,0 7821,0 7821,1881">
            <text:p/>
          </draw:polygon>
          <draw:path draw:style-name="gr3" draw:text-style-name="P7" draw:layer="layout" svg:width="0.515cm" svg:height="0.182cm" svg:x="6.04cm" svg:y="3.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855cm" svg:y="3.103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198cm" svg:height="0.36cm" svg:x="8.075cm" svg:y="2.924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8.015cm" svg:y="3.378cm" svg:viewBox="0 0 310 33" draw:points="155,33 0,33 0,0 310,0 310,33">
            <text:p/>
          </draw:polygon>
          <draw:path draw:style-name="gr3" draw:text-style-name="P7" draw:layer="layout" svg:width="0.24cm" svg:height="0.36cm" svg:x="8.05cm" svg:y="3.49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8.494cm" svg:y="3.00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756cm" svg:y="3.07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6 7-72 7z">
            <text:p/>
          </draw:path>
          <draw:path draw:style-name="gr3" draw:text-style-name="P7" draw:layer="layout" svg:width="0.386cm" svg:height="0.351cm" svg:x="9.126cm" svg:y="3.2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782cm" svg:y="3.3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523cm" svg:y="3.072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0.921cm" svg:y="3.00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393cm" svg:y="3.13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8cm" svg:height="0.377cm" svg:x="12.254cm" svg:y="2.917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olygon draw:style-name="gr3" draw:text-style-name="P7" draw:layer="layout" svg:width="0.309cm" svg:height="0.032cm" svg:x="12.217cm" svg:y="3.378cm" svg:viewBox="0 0 310 33" draw:points="155,33 0,33 0,0 310,0 310,33">
            <text:p/>
          </draw:polygon>
          <draw:path draw:style-name="gr3" draw:text-style-name="P7" draw:layer="layout" svg:width="0.24cm" svg:height="0.36cm" svg:x="12.25cm" svg:y="3.49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4.926cm" svg:height="0.032cm" svg:x="7.808cm" svg:y="3.946cm" svg:viewBox="0 0 4927 33" draw:points="2464,33 0,33 0,0 4927,0 4927,33">
            <text:p/>
          </draw:polygon>
          <draw:path draw:style-name="gr3" draw:text-style-name="P7" draw:layer="layout" svg:width="0.605cm" svg:height="0.773cm" svg:x="7.864cm" svg:y="4.101cm" svg:viewBox="0 0 606 774" svg:d="M245 693l-136-301c-5-12-10-12-12-12 0 0-5 0-13 5l-73 57c-11 7-11 10-11 12 0 3 2 9 7 9s19-11 26-18c6-3 18-12 25-18l153 335c6 12 11 12 18 12 10 0 12-3 19-14l352-728c6-13 6-14 6-16 0-9-8-16-16-16-7 0-13 4-18 16z">
            <text:p/>
          </draw:path>
          <draw:polygon draw:style-name="gr3" draw:text-style-name="P7" draw:layer="layout" svg:width="4.282cm" svg:height="0.032cm" svg:x="8.452cm" svg:y="4.101cm" svg:viewBox="0 0 4283 33" draw:points="2142,33 0,33 0,0 4283,0 4283,33">
            <text:p/>
          </draw:polygon>
          <draw:path draw:style-name="gr3" draw:text-style-name="P7" draw:layer="layout" svg:width="0.386cm" svg:height="0.351cm" svg:x="8.475cm" svg:y="4.4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929cm" svg:y="4.19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476cm" svg:y="4.56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219cm" svg:y="4.26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0.596cm" svg:y="4.4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25cm" svg:y="4.56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028cm" svg:y="4.26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2.377cm" svg:y="4.261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69cm" svg:height="0.546cm" svg:x="13.114cm" svg:y="3.619cm" svg:viewBox="0 0 370 547" svg:d="M370 9c0-2 0-9-11-9-10 0-84 7-98 9-6 0-11 3-11 14 0 10 7 10 19 10 37 0 39 6 39 13l-2 16-47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3.509cm" svg:y="3.8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274" draw:id="id274">
          <svg:title>TexMaths</svg:title>
          <svg:desc>22§display§x + 2 = \frac{1}{2} ( 2x - 3 ) + \frac{7}{2}§svg§600§FALSE§</svg:desc>
          <draw:polygon draw:style-name="gr2" draw:text-style-name="P6" draw:layer="layout" svg:width="7.486cm" svg:height="1.5cm" svg:x="5.447cm" svg:y="0.749cm" svg:viewBox="0 0 7487 1501" draw:points="3744,1501 0,1501 0,0 7487,0 7487,1501">
            <text:p/>
          </draw:polygon>
          <draw:path draw:style-name="gr3" draw:text-style-name="P7" draw:layer="layout" svg:width="0.386cm" svg:height="0.351cm" svg:x="5.431cm" svg:y="1.4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515cm" svg:height="0.517cm" svg:x="6.065cm" svg:y="1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834cm" svg:y="1.2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15cm" svg:height="0.182cm" svg:x="7.439cm" svg:y="1.4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8.374cm" svg:y="0.7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8.305cm" svg:y="1.548cm" svg:viewBox="0 0 389 33" draw:points="194,33 0,33 0,0 389,0 389,33">
            <text:p/>
          </draw:polygon>
          <draw:path draw:style-name="gr3" draw:text-style-name="P7" draw:layer="layout" svg:width="0.309cm" svg:height="0.517cm" svg:x="8.344cm" svg:y="1.7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8.861cm" svg:y="1.177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309cm" svg:height="0.517cm" svg:x="9.124cm" svg:y="1.2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9.495cm" svg:y="1.4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472cm" svg:height="0.032cm" svg:x="10.15cm" svg:y="1.54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893cm" svg:y="1.242cm" svg:viewBox="0 0 322 534" svg:d="M194 243c63-19 107-74 107-136 0-63-67-107-143-107-77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1.29cm" svg:y="1.177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15cm" svg:height="0.517cm" svg:x="11.762cm" svg:y="1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2cm" svg:x="12.628cm" svg:y="0.71cm" svg:viewBox="0 0 333 543" svg:d="M326 53c7-11 7-12 7-28h-189c-95 0-96-11-98-25h-20l-26 160h19c2-12 9-61 20-70 5-5 67-5 75-5h162c-8 12-70 96-88 123-68 104-95 211-95 290 0 9 0 45 35 45 37 0 37-36 37-45v-38c0-43 2-87 7-127 4-18 15-85 50-134z">
            <text:p/>
          </draw:path>
          <draw:polygon draw:style-name="gr3" draw:text-style-name="P7" draw:layer="layout" svg:width="0.388cm" svg:height="0.032cm" svg:x="12.584cm" svg:y="1.548cm" svg:viewBox="0 0 389 33" draw:points="194,33 0,33 0,0 389,0 389,33">
            <text:p/>
          </draw:polygon>
          <draw:path draw:style-name="gr3" draw:text-style-name="P7" draw:layer="layout" svg:width="0.309cm" svg:height="0.517cm" svg:x="12.623cm" svg:y="1.7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</draw:g>
        <draw:g xml:id="id278" draw:id="id278">
          <svg:title>TexMaths</svg:title>
          <svg:desc>22§display§= \int \left[ \frac{ \frac{1}{2} ( 2x - 3 ) }{ \sqrt{x^2 - 3x - 10} } + \frac{ \frac{7}{2} }{ \sqrt{x^2 - 3x - 10} } \right] \ dx§svg§600§FALSE§</svg:desc>
          <draw:polygon draw:style-name="gr2" draw:text-style-name="P6" draw:layer="layout" svg:width="14.819cm" svg:height="1.898cm" svg:x="6.036cm" svg:y="5.456cm" svg:viewBox="0 0 14820 1899" draw:points="7411,1899 0,1899 0,0 14820,0 14820,1899">
            <text:p/>
          </draw:polygon>
          <draw:path draw:style-name="gr3" draw:text-style-name="P7" draw:layer="layout" svg:width="0.515cm" svg:height="0.182cm" svg:x="6.041cm" svg:y="6.3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2cm" svg:x="6.856cm" svg:y="5.604cm" svg:viewBox="0 0 688 1721" svg:d="M37 1685c25 0 39-17 39-37 0-26-20-38-37-38-20 0-39 12-39 38 0 41 39 73 86 73 118 0 162-182 217-405 60-245 111-494 153-742 28-164 56-319 83-419 8-39 35-137 66-137 23 0 43 14 46 17-26 2-39 18-39 37 0 27 20 39 37 39 20 0 39-12 39-39 0-42-42-72-84-72-60 0-102 85-146 243-2 7-108 396-192 904-21 117-44 248-69 355-14 57-49 203-113 203-28 0-45-20-47-20z">
            <text:p/>
          </draw:path>
          <draw:polygon draw:style-name="gr3" draw:text-style-name="P7" draw:layer="layout" svg:width="0.205cm" svg:height="1.857cm" svg:x="7.909cm" svg:y="5.535cm" svg:viewBox="0 0 206 1858" draw:points="0,1858 206,1858 206,1816 42,1816 42,42 206,42 206,0 0,0">
            <text:p/>
          </draw:polygon>
          <draw:path draw:style-name="gr3" draw:text-style-name="P7" draw:layer="layout" svg:width="0.198cm" svg:height="0.36cm" svg:x="9.202cm" svg:y="5.424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7" draw:layer="layout" svg:width="0.309cm" svg:height="0.032cm" svg:x="9.144cm" svg:y="5.878cm" svg:viewBox="0 0 310 33" draw:points="155,33 0,33 0,0 310,0 310,33">
            <text:p/>
          </draw:polygon>
          <draw:path draw:style-name="gr3" draw:text-style-name="P7" draw:layer="layout" svg:width="0.24cm" svg:height="0.36cm" svg:x="9.177cm" svg:y="5.995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8cm" svg:height="0.774cm" svg:x="9.621cm" svg:y="5.50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09cm" svg:height="0.517cm" svg:x="9.885cm" svg:y="5.5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0.255cm" svg:y="5.7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472cm" svg:height="0.032cm" svg:x="10.909cm" svg:y="5.8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1.652cm" svg:y="5.572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2.05cm" svg:y="5.50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olygon draw:style-name="gr3" draw:text-style-name="P7" draw:layer="layout" svg:width="4.925cm" svg:height="0.032cm" svg:x="8.217cm" svg:y="6.447cm" svg:viewBox="0 0 4926 33" draw:points="2464,33 0,33 0,0 4926,0 4926,33">
            <text:p/>
          </draw:polygon>
          <draw:path draw:style-name="gr3" draw:text-style-name="P7" draw:layer="layout" svg:width="0.604cm" svg:height="0.774cm" svg:x="8.273cm" svg:y="6.602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4.281cm" svg:height="0.032cm" svg:x="8.861cm" svg:y="6.602cm" svg:viewBox="0 0 4282 33" draw:points="2142,33 0,33 0,0 4282,0 4282,33">
            <text:p/>
          </draw:polygon>
          <draw:path draw:style-name="gr3" draw:text-style-name="P7" draw:layer="layout" svg:width="0.386cm" svg:height="0.351cm" svg:x="8.884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4cm" svg:height="0.36cm" svg:x="9.336cm" svg:y="6.696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85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628cm" svg:y="6.763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86cm" svg:height="0.351cm" svg:x="11.002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2cm" svg:height="0.032cm" svg:x="11.659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437cm" svg:y="6.76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2.785cm" svg:y="6.763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ath draw:style-name="gr3" draw:text-style-name="P7" draw:layer="layout" svg:width="0.515cm" svg:height="0.517cm" svg:x="13.449cm" svg:y="6.2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8cm" svg:height="0.378cm" svg:x="16.618cm" svg:y="5.417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0.309cm" svg:height="0.032cm" svg:x="16.58cm" svg:y="5.878cm" svg:viewBox="0 0 310 33" draw:points="155,33 0,33 0,0 310,0 310,33">
            <text:p/>
          </draw:polygon>
          <draw:path draw:style-name="gr3" draw:text-style-name="P7" draw:layer="layout" svg:width="0.24cm" svg:height="0.36cm" svg:x="16.613cm" svg:y="5.995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4.925cm" svg:height="0.032cm" svg:x="14.272cm" svg:y="6.447cm" svg:viewBox="0 0 4926 33" draw:points="2464,33 0,33 0,0 4926,0 4926,33">
            <text:p/>
          </draw:polygon>
          <draw:path draw:style-name="gr3" draw:text-style-name="P7" draw:layer="layout" svg:width="0.604cm" svg:height="0.774cm" svg:x="14.329cm" svg:y="6.602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4.281cm" svg:height="0.032cm" svg:x="14.917cm" svg:y="6.602cm" svg:viewBox="0 0 4282 33" draw:points="2142,33 0,33 0,0 4282,0 4282,33">
            <text:p/>
          </draw:polygon>
          <draw:path draw:style-name="gr3" draw:text-style-name="P7" draw:layer="layout" svg:width="0.386cm" svg:height="0.351cm" svg:x="14.938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4cm" svg:height="0.36cm" svg:x="15.392cm" svg:y="6.696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941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6.682cm" svg:y="6.763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86cm" svg:height="0.351cm" svg:x="17.058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472cm" svg:height="0.032cm" svg:x="17.715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8.493cm" svg:y="6.76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8.839cm" svg:y="6.763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olygon draw:style-name="gr3" draw:text-style-name="P7" draw:layer="layout" svg:width="0.205cm" svg:height="1.857cm" svg:x="19.301cm" svg:y="5.535cm" svg:viewBox="0 0 206 1858" draw:points="162,1816 0,1816 0,1858 206,1858 206,0 0,0 0,42 162,42">
            <text:p/>
          </draw:polygon>
          <draw:path draw:style-name="gr3" draw:text-style-name="P7" draw:layer="layout" svg:width="0.369cm" svg:height="0.547cm" svg:x="20.115cm" svg:y="6.12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0 0 62 63 62 69 0 3-2 9-4 12z">
            <text:p/>
          </draw:path>
          <draw:path draw:style-name="gr3" draw:text-style-name="P7" draw:layer="layout" svg:width="0.386cm" svg:height="0.351cm" svg:x="20.508cm" svg:y="6.31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280" draw:id="id280">
          <svg:title>TexMaths</svg:title>
          <svg:desc>22§display§= \frac{1}{2} \int \frac{ 2x - 3 }{ \sqrt{x^2 - 3x - 10} }\ dx + \frac{7}{2} \int \frac{ 1 }{ \sqrt{x^2 - 3x - 10} }\ dx§svg§600§FALSE§</svg:desc>
          <draw:polygon draw:style-name="gr2" draw:text-style-name="P6" draw:layer="layout" svg:width="17.283cm" svg:height="1.695cm" svg:x="6.038cm" svg:y="8.257cm" svg:viewBox="0 0 17284 1696" draw:points="8642,1696 0,1696 0,0 17284,0 17284,1696">
            <text:p/>
          </draw:polygon>
          <draw:path draw:style-name="gr3" draw:text-style-name="P7" draw:layer="layout" svg:width="0.515cm" svg:height="0.182cm" svg:x="6.043cm" svg:y="8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6.978cm" svg:y="8.23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6.907cm" svg:y="9.061cm" svg:viewBox="0 0 389 33" draw:points="194,33 0,33 0,0 389,0 389,33">
            <text:p/>
          </draw:polygon>
          <draw:path draw:style-name="gr3" draw:text-style-name="P7" draw:layer="layout" svg:width="0.309cm" svg:height="0.517cm" svg:x="6.946cm" svg:y="9.28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7.56cm" svg:y="8.218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9.933cm" svg:y="8.23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0.303cm" svg:y="8.4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472cm" svg:height="0.032cm" svg:x="10.959cm" svg:y="8.53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7cm" svg:y="8.23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4.926cm" svg:height="0.032cm" svg:x="8.511cm" svg:y="9.061cm" svg:viewBox="0 0 4927 33" draw:points="2464,33 0,33 0,0 4927,0 4927,33">
            <text:p/>
          </draw:polygon>
          <draw:path draw:style-name="gr3" draw:text-style-name="P7" draw:layer="layout" svg:width="0.604cm" svg:height="0.774cm" svg:x="8.567cm" svg:y="9.21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281cm" svg:height="0.032cm" svg:x="9.155cm" svg:y="9.216cm" svg:viewBox="0 0 4282 33" draw:points="2142,33 0,33 0,0 4282,0 4282,33">
            <text:p/>
          </draw:polygon>
          <draw:path draw:style-name="gr3" draw:text-style-name="P7" draw:layer="layout" svg:width="0.386cm" svg:height="0.351cm" svg:x="9.178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4cm" svg:height="0.36cm" svg:x="9.632cm" svg:y="9.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181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922cm" svg:y="9.37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1.299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11.954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732cm" svg:y="9.37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3.08cm" svg:y="9.377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69cm" svg:height="0.547cm" svg:x="13.818cm" svg:y="8.734cm" svg:viewBox="0 0 370 548" svg:d="M370 9c0-2 0-9-11-9-10 0-84 7-99 9-5 0-10 3-10 14 0 10 7 10 19 10 37 0 39 6 39 13l-4 16-45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4.212cm" svg:y="8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4.847cm" svg:y="8.8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5.713cm" svg:y="8.225cm" svg:viewBox="0 0 333 542" svg:d="M326 53c7-11 7-13 7-28h-189c-95 0-96-11-98-25h-20l-26 160h19c2-12 9-61 20-70 5-5 67-5 75-5h162c-8 12-70 96-88 123-68 104-95 211-95 290 0 9 0 44 35 44 37 0 37-35 37-44v-38c0-43 2-87 7-127 4-18 15-85 50-134z">
            <text:p/>
          </draw:path>
          <draw:polygon draw:style-name="gr3" draw:text-style-name="P7" draw:layer="layout" svg:width="0.388cm" svg:height="0.032cm" svg:x="15.669cm" svg:y="9.061cm" svg:viewBox="0 0 389 33" draw:points="194,33 0,33 0,0 389,0 389,33">
            <text:p/>
          </draw:polygon>
          <draw:path draw:style-name="gr3" draw:text-style-name="P7" draw:layer="layout" svg:width="0.309cm" svg:height="0.517cm" svg:x="15.708cm" svg:y="9.28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16.321cm" svg:y="8.218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9.61cm" svg:y="8.2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17.273cm" svg:y="9.061cm" svg:viewBox="0 0 4927 33" draw:points="2464,33 0,33 0,0 4927,0 4927,33">
            <text:p/>
          </draw:polygon>
          <draw:path draw:style-name="gr3" draw:text-style-name="P7" draw:layer="layout" svg:width="0.604cm" svg:height="0.774cm" svg:x="17.329cm" svg:y="9.21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281cm" svg:height="0.032cm" svg:x="17.917cm" svg:y="9.216cm" svg:viewBox="0 0 4282 33" draw:points="2142,33 0,33 0,0 4282,0 4282,33">
            <text:p/>
          </draw:polygon>
          <draw:path draw:style-name="gr3" draw:text-style-name="P7" draw:layer="layout" svg:width="0.386cm" svg:height="0.351cm" svg:x="17.94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4cm" svg:height="0.36cm" svg:x="18.394cm" svg:y="9.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941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9.684cm" svg:y="9.37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20.061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472cm" svg:height="0.032cm" svg:x="20.716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1.494cm" svg:y="9.37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21.842cm" svg:y="9.377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69cm" svg:height="0.547cm" svg:x="22.58cm" svg:y="8.734cm" svg:viewBox="0 0 370 548" svg:d="M370 9c0-2 0-9-11-9-10 0-84 7-99 9-5 0-10 3-10 14 0 10 7 10 19 10 37 0 39 6 39 13l-4 16-45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22.974cm" svg:y="8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4 85-79 103-104 103-30 0-42-25-42-52 0-17 5-33 14-68z">
            <text:p/>
          </draw:path>
        </draw:g>
        <draw:g xml:id="id279" draw:id="id279">
          <svg:title>TexMaths</svg:title>
          <svg:desc>24§display§\text {I}§svg§600§FALSE§</svg:desc>
          <draw:polygon draw:style-name="gr2" draw:text-style-name="P6" draw:layer="layout" svg:width="0.197cm" svg:height="0.493cm" svg:x="5.248cm" svg:y="8.847cm" svg:viewBox="0 0 198 494" draw:points="100,494 0,494 0,0 198,0 198,494">
            <text:p/>
          </draw:polygon>
          <draw:path draw:style-name="gr3" draw:text-style-name="P7" draw:layer="layout" svg:width="0.258cm" svg:height="0.577cm" svg:x="5.229cm" svg:y="8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1" draw:id="id281">
          <svg:title>TexMaths</svg:title>
          <svg:desc>22§display§\text {In } 1^{st} \text { Integral put, } x^2 - 3x - 10 = t, \ \text {Diff } w.\ r.\ t.\ x.\ \ (2x - 3)dx = dt §svg§600§FALSE§</svg:desc>
          <draw:polygon draw:style-name="gr2" draw:text-style-name="P6" draw:layer="layout" svg:width="23.382cm" svg:height="0.795cm" svg:x="2.644cm" svg:y="10.547cm" svg:viewBox="0 0 23383 796" draw:points="11691,796 0,796 0,0 23383,0 23383,796">
            <text:p/>
          </draw:polygon>
          <draw:path draw:style-name="gr3" draw:text-style-name="P7" draw:layer="layout" svg:width="0.237cm" svg:height="0.529cm" svg:x="2.626cm" svg:y="10.659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909cm" svg:y="10.84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3.64cm" svg:y="10.67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997cm" svg:y="10.629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4.273cm" svg:y="10.529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237cm" svg:height="0.529cm" svg:x="4.801cm" svg:y="10.659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7" draw:layer="layout" svg:width="0.39cm" svg:height="0.342cm" svg:x="5.083cm" svg:y="10.84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5.482cm" svg:y="10.7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cm" svg:height="0.356cm" svg:x="5.789cm" svg:y="10.84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6.134cm" svg:y="10.83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6.519cm" svg:y="10.84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6.834cm" svg:y="10.84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7.212cm" svg:y="10.65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83cm" svg:height="0.492cm" svg:x="7.682cm" svg:y="10.84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9cm" svg:height="0.351cm" svg:x="8.114cm" svg:y="10.844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8.534cm" svg:y="10.7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091cm" svg:height="0.231cm" svg:x="8.886cm" svg:y="11.105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86cm" svg:height="0.351cm" svg:x="9.314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768cm" svg:y="10.50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317cm" svg:y="10.9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058cm" svg:y="10.67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1.435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2.091cm" svg:y="10.97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869cm" svg:y="10.67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216cm" svg:y="10.672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515cm" svg:height="0.182cm" svg:x="13.83cm" svg:y="10.9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622cm" svg:y="10.70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14.949cm" svg:y="11.10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5.511cm" svg:y="10.659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6.1cm" svg:y="10.6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6.31cm" svg:y="10.642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7" draw:layer="layout" svg:width="0.513cm" svg:height="0.351cm" svg:x="17.021cm" svg:y="10.844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6-22-56-66 0-22 5-46 7-57z">
            <text:p/>
          </draw:path>
          <draw:path draw:style-name="gr3" draw:text-style-name="P7" draw:layer="layout" svg:width="0.083cm" svg:height="0.083cm" svg:x="17.638cm" svg:y="11.105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8.068cm" svg:y="10.844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8.439cm" svg:y="11.105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863cm" svg:y="10.70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9.191cm" svg:y="11.105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9.618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083cm" svg:height="0.083cm" svg:x="20.106cm" svg:y="11.10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0.845cm" svg:y="10.60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1.109cm" svg:y="10.67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1.479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2.133cm" svg:y="10.9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2.876cm" svg:y="10.67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23.274cm" svg:y="10.60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561cm" svg:y="10.65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3.955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24.632cm" svg:y="10.9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437cm" svg:y="10.65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5.826cm" svg:y="10.70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</draw:g>
        <draw:g xml:id="id283" draw:id="id283">
          <svg:title>TexMaths</svg:title>
          <svg:desc>22§display§= \frac{1}{2} \int \frac{ 1 }{ \sqrt{ t } }\ dt + \frac{7}{2} \int \frac{ 1 }{ \sqrt{x^2 - 2 (x) \frac{3}{2} + \frac{9}{4} - 10 - \frac{9}{4}} }\ dx§svg§600§FALSE§</svg:desc>
          <draw:polygon draw:style-name="gr2" draw:text-style-name="P6" draw:layer="layout" svg:width="17.219cm" svg:height="2.313cm" svg:x="6.039cm" svg:y="12.159cm" svg:viewBox="0 0 17220 2314" draw:points="8610,2314 0,2314 0,0 17220,0 17220,2314">
            <text:p/>
          </draw:polygon>
          <draw:path draw:style-name="gr3" draw:text-style-name="P7" draw:layer="layout" svg:width="0.515cm" svg:height="0.182cm" svg:x="6.044cm" svg:y="12.8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979cm" svg:y="12.1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908cm" svg:y="12.963cm" svg:viewBox="0 0 389 33" draw:points="194,33 0,33 0,0 389,0 389,33">
            <text:p/>
          </draw:polygon>
          <draw:path draw:style-name="gr3" draw:text-style-name="P7" draw:layer="layout" svg:width="0.309cm" svg:height="0.516cm" svg:x="6.947cm" svg:y="13.1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7.561cm" svg:y="12.1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8.85cm" svg:y="12.1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8.512cm" svg:y="12.963cm" svg:viewBox="0 0 926 33" draw:points="463,33 0,33 0,0 926,0 926,33">
            <text:p/>
          </draw:polygon>
          <draw:path draw:style-name="gr3" draw:text-style-name="P7" draw:layer="layout" svg:width="0.604cm" svg:height="0.773cm" svg:x="8.568cm" svg:y="13.118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9.156cm" svg:y="13.118cm" svg:viewBox="0 0 282 33" draw:points="141,33 0,33 0,0 282,0 282,33">
            <text:p/>
          </draw:polygon>
          <draw:path draw:style-name="gr3" draw:text-style-name="P7" draw:layer="layout" svg:width="0.238cm" svg:height="0.493cm" svg:x="9.175cm" svg:y="13.294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9.818cm" svg:y="12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238cm" svg:height="0.493cm" svg:x="10.207cm" svg:y="12.688cm" svg:viewBox="0 0 239 494" svg:d="M143 176h73c15 0 23 0 23-16 0-9-8-9-23-9h-68c28-111 33-125 33-130 0-14-10-21-23-21-3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7" draw:layer="layout" svg:width="0.515cm" svg:height="0.516cm" svg:x="10.684cm" svg:y="12.7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32cm" svg:height="0.541cm" svg:x="11.55cm" svg:y="12.127cm" svg:viewBox="0 0 333 542" svg:d="M326 53c7-11 7-13 7-28h-189c-95 0-96-11-98-25h-20l-26 160h19c2-12 9-61 20-70 5-6 67-6 75-6h162c-8 13-70 97-88 124-68 103-95 211-95 290 0 9 0 44 35 44 37 0 37-35 37-44v-39c0-42 2-86 9-126 2-18 13-85 48-134z">
            <text:p/>
          </draw:path>
          <draw:polygon draw:style-name="gr3" draw:text-style-name="P7" draw:layer="layout" svg:width="0.388cm" svg:height="0.032cm" svg:x="11.506cm" svg:y="12.963cm" svg:viewBox="0 0 389 33" draw:points="194,33 0,33 0,0 389,0 389,33">
            <text:p/>
          </draw:polygon>
          <draw:path draw:style-name="gr3" draw:text-style-name="P7" draw:layer="layout" svg:width="0.309cm" svg:height="0.516cm" svg:x="11.544cm" svg:y="13.1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12.157cm" svg:y="12.1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7.499cm" svg:y="12.1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9.028cm" svg:height="0.032cm" svg:x="13.109cm" svg:y="12.963cm" svg:viewBox="0 0 9029 33" draw:points="4515,33 0,33 0,0 9029,0 9029,33">
            <text:p/>
          </draw:polygon>
          <draw:path draw:style-name="gr3" draw:text-style-name="P7" draw:layer="layout" svg:width="0.705cm" svg:height="1.392cm" svg:x="13.194cm" svg:y="13.118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8.254cm" svg:height="0.032cm" svg:x="13.882cm" svg:y="13.118cm" svg:viewBox="0 0 8255 33" draw:points="4127,33 0,33 0,0 8255,0 8255,33">
            <text:p/>
          </draw:polygon>
          <draw:path draw:style-name="gr3" draw:text-style-name="P7" draw:layer="layout" svg:width="0.386cm" svg:height="0.351cm" svg:x="13.905cm" svg:y="13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4.359cm" svg:y="13.45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908cm" svg:y="13.83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654cm" svg:y="13.52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6.08cm" svg:y="13.46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6.326cm" svg:y="13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6.789cm" svg:y="13.46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9cm" svg:height="0.37cm" svg:x="17.168cm" svg:y="13.378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7.14cm" svg:y="13.834cm" svg:viewBox="0 0 310 33" draw:points="155,33 0,33 0,0 310,0 310,33">
            <text:p/>
          </draw:polygon>
          <draw:path draw:style-name="gr3" draw:text-style-name="P7" draw:layer="layout" svg:width="0.24cm" svg:height="0.36cm" svg:x="17.173cm" svg:y="13.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7.756cm" svg:y="13.5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8.607cm" svg:y="13.378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309cm" svg:height="0.032cm" svg:x="18.578cm" svg:y="13.834cm" svg:viewBox="0 0 310 33" draw:points="155,33 0,33 0,0 310,0 310,33">
            <text:p/>
          </draw:polygon>
          <draw:path draw:style-name="gr3" draw:text-style-name="P7" draw:layer="layout" svg:width="0.267cm" svg:height="0.365cm" svg:x="18.599cm" svg:y="13.94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472cm" svg:height="0.032cm" svg:x="19.215cm" svg:y="13.83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993cm" svg:y="13.52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0.341cm" svg:y="13.528cm" svg:viewBox="0 0 327 533" svg:d="M327 269c0-63-3-125-31-183-36-74-99-86-132-86-46 0-104 19-136 91-24 55-28 115-28 178 0 58 4 127 35 187 34 61 90 77 129 77 42 0 100-16 135-90 25-52 28-114 28-174zM164 517c-30 0-78-19-92-95-7-45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20.932cm" svg:y="13.834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21.765cm" svg:y="13.378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309cm" svg:height="0.032cm" svg:x="21.735cm" svg:y="13.834cm" svg:viewBox="0 0 310 33" draw:points="155,33 0,33 0,0 310,0 310,33">
            <text:p/>
          </draw:polygon>
          <draw:path draw:style-name="gr3" draw:text-style-name="P7" draw:layer="layout" svg:width="0.267cm" svg:height="0.365cm" svg:x="21.756cm" svg:y="13.943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69cm" svg:height="0.546cm" svg:x="22.518cm" svg:y="12.6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22.911cm" svg:y="12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282" draw:id="id282">
          <svg:title>TexMaths</svg:title>
          <svg:desc>24§display§\text {I}§svg§600§FALSE§</svg:desc>
          <draw:polygon draw:style-name="gr2" draw:text-style-name="P6" draw:layer="layout" svg:width="0.197cm" svg:height="0.493cm" svg:x="5.248cm" svg:y="12.748cm" svg:viewBox="0 0 198 494" draw:points="100,494 0,494 0,0 198,0 198,494">
            <text:p/>
          </draw:polygon>
          <draw:path draw:style-name="gr3" draw:text-style-name="P7" draw:layer="layout" svg:width="0.258cm" svg:height="0.577cm" svg:x="5.229cm" svg:y="12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9" smil:attributeName="visibility" smil:to="visible"/>
                  <anim:animate smil:dur="0.5s" smil:fill="hold" smil:targetElement="id279" smil:attributeName="x" smil:values="x;x" smil:keyTimes="0;1"/>
                  <anim:animate smil:dur="0.5s" smil:fill="hold" smil:targetElement="id2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1" smil:attributeName="visibility" smil:to="visible"/>
                  <anim:animate smil:dur="0.5s" smil:fill="hold" smil:targetElement="id281" smil:attributeName="width" smil:values="width*0.05;width" smil:keyTimes="0;1"/>
                  <anim:animate smil:dur="0.5s" smil:fill="hold" smil:targetElement="id281" smil:attributeName="height" smil:values="height;height" smil:keyTimes="0;1"/>
                  <anim:animate smil:dur="0.5s" smil:fill="hold" smil:targetElement="id281" smil:attributeName="x" smil:values="x-.2;x" smil:keyTimes="0;1"/>
                  <anim:animate smil:dur="0.5s" smil:fill="hold" smil:targetElement="id281" smil:attributeName="y" smil:values="y;y" smil:keyTimes="0;1"/>
                  <anim:transitionFilter smil:dur="0.5s" smil:targetElement="id2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84" draw:id="id284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5" draw:id="id285">
          <svg:title>TexMaths</svg:title>
          <svg:desc>22§display§= \frac{1}{2} \int \frac{ 1 }{ \sqrt{ t } }\ dt + \frac{7}{2} \int \frac{ 1 }{ \sqrt{ \left( x - \frac{3}{2} \right)^2 - \frac{49}{4}} }\ dx§svg§600§FALSE§</svg:desc>
          <draw:polygon draw:style-name="gr2" draw:text-style-name="P6" draw:layer="layout" svg:width="13.648cm" svg:height="2.313cm" svg:x="6.332cm" svg:y="0.658cm" svg:viewBox="0 0 13649 2314" draw:points="6825,2314 0,2314 0,0 13649,0 13649,2314">
            <text:p/>
          </draw:polygon>
          <draw:path draw:style-name="gr3" draw:text-style-name="P7" draw:layer="layout" svg:width="0.515cm" svg:height="0.182cm" svg:x="6.337cm" svg:y="1.3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2cm" svg:y="0.6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1cm" svg:y="1.462cm" svg:viewBox="0 0 389 33" draw:points="194,33 0,33 0,0 389,0 389,33">
            <text:p/>
          </draw:polygon>
          <draw:path draw:style-name="gr3" draw:text-style-name="P7" draw:layer="layout" svg:width="0.309cm" svg:height="0.516cm" svg:x="7.24cm" svg:y="1.68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7.854cm" svg:y="0.61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9.142cm" svg:y="0.6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8.805cm" svg:y="1.462cm" svg:viewBox="0 0 926 33" draw:points="463,33 0,33 0,0 926,0 926,33">
            <text:p/>
          </draw:polygon>
          <draw:path draw:style-name="gr3" draw:text-style-name="P7" draw:layer="layout" svg:width="0.604cm" svg:height="0.773cm" svg:x="8.861cm" svg:y="1.617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9.449cm" svg:y="1.617cm" svg:viewBox="0 0 282 33" draw:points="141,33 0,33 0,0 282,0 282,33">
            <text:p/>
          </draw:polygon>
          <draw:path draw:style-name="gr3" draw:text-style-name="P7" draw:layer="layout" svg:width="0.238cm" svg:height="0.493cm" svg:x="9.468cm" svg:y="1.793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0.11cm" svg:y="1.13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238cm" svg:height="0.493cm" svg:x="10.499cm" svg:y="1.187cm" svg:viewBox="0 0 239 494" svg:d="M143 176h73c15 0 23 0 23-16 0-9-8-9-23-9h-68c28-111 33-125 33-130 0-14-10-21-23-21-3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7" draw:layer="layout" svg:width="0.515cm" svg:height="0.516cm" svg:x="10.976cm" svg:y="1.22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32cm" svg:height="0.541cm" svg:x="11.842cm" svg:y="0.626cm" svg:viewBox="0 0 333 542" svg:d="M326 53c7-11 7-13 7-28h-189c-95 0-96-11-98-25h-20l-26 160h19c2-12 9-61 20-70 5-6 67-6 75-6h162c-9 13-70 97-88 124-68 103-95 211-95 290 0 9 0 44 35 44 37 0 37-35 37-44v-39c0-42 2-86 9-126 2-18 13-85 48-134z">
            <text:p/>
          </draw:path>
          <draw:polygon draw:style-name="gr3" draw:text-style-name="P7" draw:layer="layout" svg:width="0.388cm" svg:height="0.032cm" svg:x="11.798cm" svg:y="1.462cm" svg:viewBox="0 0 389 33" draw:points="194,33 0,33 0,0 389,0 389,33">
            <text:p/>
          </draw:polygon>
          <draw:path draw:style-name="gr3" draw:text-style-name="P7" draw:layer="layout" svg:width="0.309cm" svg:height="0.516cm" svg:x="11.837cm" svg:y="1.68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12.449cm" svg:y="0.61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6.004cm" svg:y="0.6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5.456cm" svg:height="0.032cm" svg:x="13.401cm" svg:y="1.462cm" svg:viewBox="0 0 5457 33" draw:points="2730,33 0,33 0,0 5457,0 5457,33">
            <text:p/>
          </draw:polygon>
          <draw:path draw:style-name="gr3" draw:text-style-name="P7" draw:layer="layout" svg:width="0.705cm" svg:height="1.392cm" svg:x="13.486cm" svg:y="1.617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4.684cm" svg:height="0.032cm" svg:x="14.174cm" svg:y="1.617cm" svg:viewBox="0 0 4685 33" draw:points="2342,33 0,33 0,0 4685,0 4685,33">
            <text:p/>
          </draw:polygon>
          <draw:path draw:style-name="gr3" draw:text-style-name="P7" draw:layer="layout" svg:width="0.203cm" svg:height="0.928cm" svg:x="14.292cm" svg:y="1.963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4.552cm" svg:y="2.27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5.207cm" svg:y="2.41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6.037cm" svg:y="1.95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6.009cm" svg:y="2.41cm" svg:viewBox="0 0 310 33" draw:points="155,33 0,33 0,0 310,0 310,33">
            <text:p/>
          </draw:polygon>
          <draw:path draw:style-name="gr3" draw:text-style-name="P7" draw:layer="layout" svg:width="0.24cm" svg:height="0.36cm" svg:x="16.043cm" svg:y="2.52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6.444cm" svg:y="1.963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6.798cm" svg:y="1.79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347cm" svg:y="2.41cm" svg:viewBox="0 0 473 33" svg:d="M447 33c12 0 26 0 26-17 0-16-14-16-26-16h-421c-12 0-26 0-26 16 0 17 14 17 26 17z">
            <text:p/>
          </draw:path>
          <draw:path draw:style-name="gr3" draw:text-style-name="P7" draw:layer="layout" svg:width="0.266cm" svg:height="0.365cm" svg:x="18.169cm" svg:y="1.951cm" svg:viewBox="0 0 267 366" svg:d="M267 278v-21h-61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49cm" svg:height="0.37cm" svg:x="18.485cm" svg:y="1.956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8.148cm" svg:y="2.41cm" svg:viewBox="0 0 618 33" draw:points="310,33 0,33 0,0 618,0 618,33">
            <text:p/>
          </draw:polygon>
          <draw:path draw:style-name="gr3" draw:text-style-name="P7" draw:layer="layout" svg:width="0.266cm" svg:height="0.365cm" svg:x="18.324cm" svg:y="2.521cm" svg:viewBox="0 0 267 366" svg:d="M267 278v-21h-61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69cm" svg:height="0.546cm" svg:x="19.239cm" svg:y="1.13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9.633cm" svg:y="1.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286" draw:id="id286">
          <svg:title>TexMaths</svg:title>
          <svg:desc>22§display§= \frac{1}{2} \int \frac{ 1 }{ \sqrt{ t } }\ dt + \frac{7}{2} \int \frac{ 1 }{ \sqrt{ \left( x - \frac{3}{2} \right)^2 - \left( \frac{7}{2} \right)^2 } }\ dx§svg§600§FALSE§</svg:desc>
          <draw:polygon draw:style-name="gr2" draw:text-style-name="P6" draw:layer="layout" svg:width="14.395cm" svg:height="2.313cm" svg:x="6.332cm" svg:y="3.459cm" svg:viewBox="0 0 14396 2314" draw:points="7198,2314 0,2314 0,0 14396,0 14396,2314">
            <text:p/>
          </draw:polygon>
          <draw:path draw:style-name="gr3" draw:text-style-name="P7" draw:layer="layout" svg:width="0.515cm" svg:height="0.182cm" svg:x="6.337cm" svg:y="4.1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2cm" svg:y="3.4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1cm" svg:y="4.263cm" svg:viewBox="0 0 389 33" draw:points="194,33 0,33 0,0 389,0 389,33">
            <text:p/>
          </draw:polygon>
          <draw:path draw:style-name="gr3" draw:text-style-name="P7" draw:layer="layout" svg:width="0.309cm" svg:height="0.516cm" svg:x="7.24cm" svg:y="4.4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7.854cm" svg:y="3.4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9.142cm" svg:y="3.4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8.805cm" svg:y="4.263cm" svg:viewBox="0 0 926 33" draw:points="463,33 0,33 0,0 926,0 926,33">
            <text:p/>
          </draw:polygon>
          <draw:path draw:style-name="gr3" draw:text-style-name="P7" draw:layer="layout" svg:width="0.604cm" svg:height="0.773cm" svg:x="8.861cm" svg:y="4.418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9.449cm" svg:y="4.418cm" svg:viewBox="0 0 282 33" draw:points="141,33 0,33 0,0 282,0 282,33">
            <text:p/>
          </draw:polygon>
          <draw:path draw:style-name="gr3" draw:text-style-name="P7" draw:layer="layout" svg:width="0.238cm" svg:height="0.493cm" svg:x="9.468cm" svg:y="4.594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0.11cm" svg:y="3.935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238cm" svg:height="0.493cm" svg:x="10.499cm" svg:y="3.988cm" svg:viewBox="0 0 239 494" svg:d="M143 176h73c15 0 23 0 23-16 0-9-8-9-23-9h-68c28-111 33-125 33-130 0-14-10-21-23-21-3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7" draw:layer="layout" svg:width="0.515cm" svg:height="0.516cm" svg:x="10.976cm" svg:y="4.0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32cm" svg:height="0.541cm" svg:x="11.842cm" svg:y="3.427cm" svg:viewBox="0 0 333 542" svg:d="M326 53c7-11 7-13 7-28h-189c-95 0-96-11-98-25h-20l-26 160h19c2-12 9-61 20-70 5-6 67-6 75-6h162c-9 13-70 97-88 124-68 103-95 211-95 290 0 9 0 44 35 44 37 0 37-35 37-44v-39c0-42 2-86 9-126 2-18 13-85 48-134z">
            <text:p/>
          </draw:path>
          <draw:polygon draw:style-name="gr3" draw:text-style-name="P7" draw:layer="layout" svg:width="0.388cm" svg:height="0.032cm" svg:x="11.798cm" svg:y="4.263cm" svg:viewBox="0 0 389 33" draw:points="194,33 0,33 0,0 389,0 389,33">
            <text:p/>
          </draw:polygon>
          <draw:path draw:style-name="gr3" draw:text-style-name="P7" draw:layer="layout" svg:width="0.309cm" svg:height="0.516cm" svg:x="11.837cm" svg:y="4.4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12.449cm" svg:y="3.4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6.379cm" svg:y="3.4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204cm" svg:height="0.032cm" svg:x="13.401cm" svg:y="4.263cm" svg:viewBox="0 0 6205 33" draw:points="3103,33 0,33 0,0 6205,0 6205,33">
            <text:p/>
          </draw:polygon>
          <draw:path draw:style-name="gr3" draw:text-style-name="P7" draw:layer="layout" svg:width="0.705cm" svg:height="1.392cm" svg:x="13.486cm" svg:y="4.418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432cm" svg:height="0.032cm" svg:x="14.174cm" svg:y="4.418cm" svg:viewBox="0 0 5433 33" draw:points="2715,33 0,33 0,0 5433,0 5433,33">
            <text:p/>
          </draw:polygon>
          <draw:path draw:style-name="gr3" draw:text-style-name="P7" draw:layer="layout" svg:width="0.203cm" svg:height="0.928cm" svg:x="14.292cm" svg:y="4.764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4.552cm" svg:y="5.0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5.207cm" svg:y="5.211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6.038cm" svg:y="4.75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6.009cm" svg:y="5.211cm" svg:viewBox="0 0 310 33" draw:points="155,33 0,33 0,0 310,0 310,33">
            <text:p/>
          </draw:polygon>
          <draw:path draw:style-name="gr3" draw:text-style-name="P7" draw:layer="layout" svg:width="0.24cm" svg:height="0.36cm" svg:x="16.043cm" svg:y="5.3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6.444cm" svg:y="4.764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6.798cm" svg:y="4.5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347cm" svg:y="5.211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8.174cm" svg:y="4.764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58cm" svg:height="0.377cm" svg:x="18.54cm" svg:y="4.75cm" svg:viewBox="0 0 259 378" svg:d="M253 39c6-6 6-7 6-21h-143c-21 0-28 0-47-2-29-4-30-7-32-16h-18l-19 116h19c0-9 6-44 14-49 6-4 50-4 57-4h119c-17 23-45 57-56 72-72 94-79 180-79 212 0 7 0 31 26 31 27 0 27-24 27-31v-22c0-105 21-154 45-182z">
            <text:p/>
          </draw:path>
          <draw:polygon draw:style-name="gr3" draw:text-style-name="P7" draw:layer="layout" svg:width="0.309cm" svg:height="0.032cm" svg:x="18.503cm" svg:y="5.211cm" svg:viewBox="0 0 310 33" draw:points="155,33 0,33 0,0 310,0 310,33">
            <text:p/>
          </draw:polygon>
          <draw:path draw:style-name="gr3" draw:text-style-name="P7" draw:layer="layout" svg:width="0.24cm" svg:height="0.36cm" svg:x="18.537cm" svg:y="5.3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8.938cm" svg:y="4.764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9.291cm" svg:y="4.5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9.987cm" svg:y="3.935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386cm" svg:height="0.351cm" svg:x="20.381cm" svg:y="4.1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</draw:g>
        <draw:g xml:id="id287" draw:id="id287">
          <svg:title>TexMaths</svg:title>
          <svg:desc>22§display§= \frac{1}{2}\times 2\sqrt{t} + \frac{7}{2} \log \left[\ \left( x - \frac{3}{2} \right) + \sqrt{ \left( x - \frac{3}{2} \right)^2 -  \left( \frac{7}{2} \right)^2 } \ \right]§svg§600§FALSE§</svg:desc>
          <draw:polygon draw:style-name="gr2" draw:text-style-name="P6" draw:layer="layout" svg:width="18.895cm" svg:height="2.706cm" svg:x="6.334cm" svg:y="6.162cm" svg:viewBox="0 0 18896 2707" draw:points="9449,2707 0,2707 0,0 18896,0 18896,2707">
            <text:p/>
          </draw:polygon>
          <draw:path draw:style-name="gr3" draw:text-style-name="P7" draw:layer="layout" svg:width="0.515cm" svg:height="0.182cm" svg:x="6.339cm" svg:y="7.4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4cm" svg:y="6.66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3cm" svg:y="7.5cm" svg:viewBox="0 0 389 33" draw:points="194,33 0,33 0,0 389,0 389,33">
            <text:p/>
          </draw:polygon>
          <draw:path draw:style-name="gr3" draw:text-style-name="P7" draw:layer="layout" svg:width="0.309cm" svg:height="0.517cm" svg:x="7.242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74cm" svg:height="0.374cm" svg:x="7.969cm" svg:y="7.327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7" draw:layer="layout" svg:width="0.309cm" svg:height="0.517cm" svg:x="8.668cm" svg:y="7.19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04cm" svg:height="0.774cm" svg:x="9.072cm" svg:y="7.01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0.281cm" svg:height="0.032cm" svg:x="9.66cm" svg:y="7.01cm" svg:viewBox="0 0 282 33" draw:points="141,33 0,33 0,0 282,0 282,33">
            <text:p/>
          </draw:polygon>
          <draw:path draw:style-name="gr3" draw:text-style-name="P7" draw:layer="layout" svg:width="0.238cm" svg:height="0.494cm" svg:x="9.678cm" svg:y="7.22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7cm" svg:x="10.153cm" svg:y="7.2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1.019cm" svg:y="6.662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388cm" svg:height="0.032cm" svg:x="10.977cm" svg:y="7.5cm" svg:viewBox="0 0 389 33" draw:points="194,33 0,33 0,0 389,0 389,33">
            <text:p/>
          </draw:polygon>
          <draw:path draw:style-name="gr3" draw:text-style-name="P7" draw:layer="layout" svg:width="0.309cm" svg:height="0.517cm" svg:x="11.015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173cm" svg:height="0.538cm" svg:x="11.61cm" svg:y="7.1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821cm" svg:y="7.3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207cm" svg:y="7.35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58cm" svg:height="1.391cm" svg:x="12.964cm" svg:y="6.123cm" svg:viewBox="0 0 259 1392" draw:points="0,1392 55,1392 55,53 259,53 259,0 0,0">
            <text:p/>
          </draw:polygon>
          <draw:polygon draw:style-name="gr3" draw:text-style-name="P7" draw:layer="layout" svg:width="0.258cm" svg:height="1.391cm" svg:x="12.964cm" svg:y="7.514cm" svg:viewBox="0 0 259 1392" draw:points="0,1392 259,1392 259,1340 55,1340 55,0 0,0">
            <text:p/>
          </draw:polygon>
          <draw:path draw:style-name="gr3" draw:text-style-name="P7" draw:layer="layout" svg:width="0.381cm" svg:height="1.856cm" svg:x="13.646cm" svg:y="6.586cm" svg:viewBox="0 0 382 1857" svg:d="M382 1850c0-3-2-5-4-7-28-30-81-81-132-165-125-199-181-451-181-749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4.078cm" svg:y="7.3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4.732cm" svg:y="7.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567cm" svg:y="6.66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388cm" svg:height="0.032cm" svg:x="15.535cm" svg:y="7.5cm" svg:viewBox="0 0 389 33" draw:points="194,33 0,33 0,0 389,0 389,33">
            <text:p/>
          </draw:polygon>
          <draw:path draw:style-name="gr3" draw:text-style-name="P7" draw:layer="layout" svg:width="0.309cm" svg:height="0.517cm" svg:x="15.574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1cm" svg:height="1.856cm" svg:x="16.04cm" svg:y="6.586cm" svg:viewBox="0 0 382 1857" svg:d="M382 929c0-304-70-610-268-843-15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515cm" svg:height="0.517cm" svg:x="16.798cm" svg:y="7.2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3cm" svg:height="2.321cm" svg:x="17.613cm" svg:y="6.202cm" svg:viewBox="0 0 704 2322" svg:d="M107 1160l-102 202c-5 7-5 9-5 11s11 11 11 12l52-102 180 1039c23 0 28 0 32-20l429-2286c0-9-5-16-14-16-14 0-16 11-18 23l-397 2109z">
            <text:p/>
          </draw:path>
          <draw:polygon draw:style-name="gr3" draw:text-style-name="P7" draw:layer="layout" svg:width="6.447cm" svg:height="0.032cm" svg:x="18.301cm" svg:y="6.202cm" svg:viewBox="0 0 6448 33" draw:points="3224,33 0,33 0,0 6448,0 6448,33">
            <text:p/>
          </draw:polygon>
          <draw:path draw:style-name="gr3" draw:text-style-name="P7" draw:layer="layout" svg:width="0.381cm" svg:height="1.856cm" svg:x="18.462cm" svg:y="6.586cm" svg:viewBox="0 0 382 1857" svg:d="M382 1850c0-3-2-5-4-7-28-30-81-81-132-165-125-199-181-451-181-749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8.893cm" svg:y="7.3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9.547cm" svg:y="7.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0.382cm" svg:y="6.66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388cm" svg:height="0.032cm" svg:x="20.35cm" svg:y="7.5cm" svg:viewBox="0 0 389 33" draw:points="194,33 0,33 0,0 389,0 389,33">
            <text:p/>
          </draw:polygon>
          <draw:path draw:style-name="gr3" draw:text-style-name="P7" draw:layer="layout" svg:width="0.309cm" svg:height="0.517cm" svg:x="20.389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1cm" svg:height="1.856cm" svg:x="20.857cm" svg:y="6.586cm" svg:viewBox="0 0 382 1857" svg:d="M382 929c0-304-70-610-268-843-14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24cm" svg:height="0.36cm" svg:x="21.432cm" svg:y="6.4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1.981cm" svg:y="7.5cm" svg:viewBox="0 0 473 33" svg:d="M447 33c12 0 26 0 26-17 0-16-14-16-26-16h-421c-12 0-26 0-26 16 0 17 14 17 26 17z">
            <text:p/>
          </draw:path>
          <draw:path draw:style-name="gr3" draw:text-style-name="P7" draw:layer="layout" svg:width="0.381cm" svg:height="1.856cm" svg:x="22.851cm" svg:y="6.586cm" svg:viewBox="0 0 382 1857" svg:d="M382 1850c0-3-2-5-4-7-28-30-81-81-132-165-125-199-181-451-181-749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32cm" svg:height="0.541cm" svg:x="23.395cm" svg:y="6.662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388cm" svg:height="0.032cm" svg:x="23.352cm" svg:y="7.5cm" svg:viewBox="0 0 389 33" draw:points="194,33 0,33 0,0 389,0 389,33">
            <text:p/>
          </draw:polygon>
          <draw:path draw:style-name="gr3" draw:text-style-name="P7" draw:layer="layout" svg:width="0.309cm" svg:height="0.517cm" svg:x="23.391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81cm" svg:height="1.856cm" svg:x="23.858cm" svg:y="6.586cm" svg:viewBox="0 0 382 1857" svg:d="M382 929c0-304-70-610-268-843-15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24cm" svg:height="0.36cm" svg:x="24.435cm" svg:y="6.4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258cm" svg:height="1.391cm" svg:x="25.01cm" svg:y="6.123cm" svg:viewBox="0 0 259 1392" draw:points="206,1392 259,1392 259,0 0,0 0,53 206,53">
            <text:p/>
          </draw:polygon>
          <draw:polygon draw:style-name="gr3" draw:text-style-name="P7" draw:layer="layout" svg:width="0.258cm" svg:height="1.391cm" svg:x="25.01cm" svg:y="7.514cm" svg:viewBox="0 0 259 1392" draw:points="206,1340 0,1340 0,1392 259,1392 259,0 206,0">
            <text:p/>
          </draw:polygon>
        </draw:g>
        <draw:g xml:id="id290" draw:id="id290">
          <svg:title>TexMaths</svg:title>
          <svg:desc>22§display§= \sqrt{ x^2 - 3x - 10} + \frac{7}{2} \log \left[\ \frac{ 2x - 3 }{2} + \sqrt{  x^2 - 3x - 10} \ \right]§svg§600§FALSE§</svg:desc>
          <draw:polygon draw:style-name="gr2" draw:text-style-name="P6" draw:layer="layout" svg:width="18.048cm" svg:height="1.779cm" svg:x="6.335cm" svg:y="9.364cm" svg:viewBox="0 0 18049 1780" draw:points="9025,1780 0,1780 0,0 18049,0 18049,1780">
            <text:p/>
          </draw:polygon>
          <draw:path draw:style-name="gr3" draw:text-style-name="P7" draw:layer="layout" svg:width="0.515cm" svg:height="0.182cm" svg:x="6.34cm" svg:y="10.1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705cm" svg:height="0.928cm" svg:x="7.197cm" svg:y="9.656cm" svg:viewBox="0 0 706 929" svg:d="M243 929c25 0 25 0 33-15l424-884c6-11 6-12 6-14 0-9-7-16-16-16-11 0-14 7-18 16l-399 832-166-383-107 82 12 13 55-43z">
            <text:p/>
          </draw:path>
          <draw:polygon draw:style-name="gr3" draw:text-style-name="P7" draw:layer="layout" svg:width="4.281cm" svg:height="0.032cm" svg:x="7.885cm" svg:y="9.656cm" svg:viewBox="0 0 4282 33" draw:points="2142,33 0,33 0,0 4282,0 4282,33">
            <text:p/>
          </draw:polygon>
          <draw:path draw:style-name="gr3" draw:text-style-name="P7" draw:layer="layout" svg:width="0.386cm" svg:height="0.351cm" svg:x="7.908cm" svg:y="10.1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8.362cm" svg:y="9.86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91cm" svg:y="10.23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652cm" svg:y="9.93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0.029cm" svg:y="10.1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0.684cm" svg:y="10.2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462cm" svg:y="9.93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81cm" svg:y="9.931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515cm" svg:height="0.516cm" svg:x="12.38cm" svg:y="9.9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13.246cm" svg:y="9.401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388cm" svg:height="0.032cm" svg:x="13.204cm" svg:y="10.237cm" svg:viewBox="0 0 389 33" draw:points="194,33 0,33 0,0 389,0 389,33">
            <text:p/>
          </draw:polygon>
          <draw:path draw:style-name="gr3" draw:text-style-name="P7" draw:layer="layout" svg:width="0.309cm" svg:height="0.516cm" svg:x="13.243cm" svg:y="10.4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13.837cm" svg:y="9.9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49cm" svg:y="10.0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4.434cm" svg:y="10.096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5.133cm" svg:y="9.325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15.736cm" svg:y="9.4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6.108cm" svg:y="9.5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6.762cm" svg:y="9.71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503cm" svg:y="9.40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16cm" svg:height="0.032cm" svg:x="15.698cm" svg:y="10.237cm" svg:viewBox="0 0 2161 33" draw:points="1081,33 0,33 0,0 2161,0 2161,33">
            <text:p/>
          </draw:polygon>
          <draw:path draw:style-name="gr3" draw:text-style-name="P7" draw:layer="layout" svg:width="0.309cm" svg:height="0.516cm" svg:x="16.623cm" svg:y="10.4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8.165cm" svg:y="9.9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8.981cm" svg:y="9.656cm" svg:viewBox="0 0 706 929" svg:d="M243 929c25 0 25 0 33-15l424-884c6-11 6-12 6-14 0-9-7-16-16-16-11 0-14 7-18 16l-399 832-166-383-107 82 12 13 55-43z">
            <text:p/>
          </draw:path>
          <draw:polygon draw:style-name="gr3" draw:text-style-name="P7" draw:layer="layout" svg:width="4.281cm" svg:height="0.032cm" svg:x="19.67cm" svg:y="9.656cm" svg:viewBox="0 0 4282 33" draw:points="2142,33 0,33 0,0 4282,0 4282,33">
            <text:p/>
          </draw:polygon>
          <draw:path draw:style-name="gr3" draw:text-style-name="P7" draw:layer="layout" svg:width="0.386cm" svg:height="0.351cm" svg:x="19.691cm" svg:y="10.1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4cm" svg:height="0.36cm" svg:x="20.145cm" svg:y="9.86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0.694cm" svg:y="10.23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1.435cm" svg:y="9.931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21.811cm" svg:y="10.1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22.466cm" svg:y="10.2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244cm" svg:y="9.93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3.592cm" svg:y="9.931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olygon draw:style-name="gr3" draw:text-style-name="P7" draw:layer="layout" svg:width="0.205cm" svg:height="1.856cm" svg:x="24.217cm" svg:y="9.325cm" svg:viewBox="0 0 206 1857" draw:points="162,1815 0,1815 0,1857 206,1857 206,0 0,0 0,42 162,42">
            <text:p/>
          </draw:polygon>
        </draw:g>
        <draw:g xml:id="id289" draw:id="id289">
          <svg:title>TexMaths</svg:title>
          <svg:desc>24§display§\text {I}§svg§600§FALSE§</svg:desc>
          <draw:polygon draw:style-name="gr2" draw:text-style-name="P6" draw:layer="layout" svg:width="0.197cm" svg:height="0.493cm" svg:x="5.645cm" svg:y="10.0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0.0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1" draw:id="id291">
          <svg:title>TexMaths</svg:title>
          <svg:desc>26§display§\text {(5)}§svg§600§FALSE§</svg:desc>
          <draw:polygon draw:style-name="gr2" draw:text-style-name="P6" draw:layer="layout" svg:width="0.986cm" svg:height="0.822cm" svg:x="1.719cm" svg:y="11.955cm" svg:viewBox="0 0 987 823" draw:points="494,823 0,823 0,0 987,0 987,823">
            <text:p/>
          </draw:polygon>
          <draw:path draw:style-name="gr3" draw:text-style-name="P7" draw:layer="layout" svg:width="0.213cm" svg:height="0.914cm" svg:x="1.763cm" svg:y="11.90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2.075cm" svg:y="11.986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2.54cm" svg:y="11.9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92" draw:id="id292">
          <svg:title>TexMaths</svg:title>
          <svg:desc>24§display§\text {Let,}§svg§600§FALSE§</svg:desc>
          <draw:polygon draw:style-name="gr2" draw:text-style-name="P6" draw:layer="layout" svg:width="1.318cm" svg:height="0.655cm" svg:x="3.235cm" svg:y="12.047cm" svg:viewBox="0 0 1319 656" draw:points="659,656 0,656 0,0 1319,0 1319,656">
            <text:p/>
          </draw:polygon>
          <draw:path draw:style-name="gr3" draw:text-style-name="P7" draw:layer="layout" svg:width="0.464cm" svg:height="0.577cm" svg:x="3.22cm" svg:y="12.0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4cm" svg:y="12.2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1cm" svg:y="12.0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5cm" svg:y="12.4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93" draw:id="id293">
          <svg:title>TexMaths</svg:title>
          <svg:desc>24§display§\text {I}§svg§600§FALSE§</svg:desc>
          <draw:polygon draw:style-name="gr2" draw:text-style-name="P6" draw:layer="layout" svg:width="0.197cm" svg:height="0.493cm" svg:x="4.941cm" svg:y="12.047cm" svg:viewBox="0 0 198 494" draw:points="100,494 0,494 0,0 198,0 198,494">
            <text:p/>
          </draw:polygon>
          <draw:path draw:style-name="gr3" draw:text-style-name="P7" draw:layer="layout" svg:width="0.258cm" svg:height="0.577cm" svg:x="4.922cm" svg:y="12.0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4" draw:id="id294">
          <svg:title>TexMaths</svg:title>
          <svg:desc>24§display§= \int \frac{7x + 3}{ \sqrt{3 + 2x - x^2} }\ dx§svg§600§FALSE§</svg:desc>
          <draw:polygon draw:style-name="gr2" draw:text-style-name="P6" draw:layer="layout" svg:width="8.11cm" svg:height="1.848cm" svg:x="5.638cm" svg:y="11.358cm" svg:viewBox="0 0 8111 1849" draw:points="4055,1849 0,1849 0,0 8111,0 8111,1849">
            <text:p/>
          </draw:polygon>
          <draw:path draw:style-name="gr3" draw:text-style-name="P7" draw:layer="layout" svg:width="0.562cm" svg:height="0.199cm" svg:x="5.644cm" svg:y="12.1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533cm" svg:y="11.316cm" svg:viewBox="0 0 751 1876" svg:d="M40 1838c27 0 43-19 43-40 0-29-22-43-41-43-21 0-42 14-42 43 0 44 42 78 94 78 129 0 177-197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362cm" svg:height="0.591cm" svg:x="8.916cm" svg:y="11.324cm" svg:viewBox="0 0 363 592" svg:d="M355 58c8-12 8-14 8-31h-206c-103 0-105-12-107-27h-21l-29 175h21c2-14 10-67 21-77 6-6 73-6 83-6h176c-9 14-76 106-96 135-74 113-103 230-103 317 0 9 0 48 38 48 40 0 40-39 40-48v-43c0-46 2-94 10-138 2-19 14-92 52-146z">
            <text:p/>
          </draw:path>
          <draw:path draw:style-name="gr3" draw:text-style-name="P7" draw:layer="layout" svg:width="0.421cm" svg:height="0.383cm" svg:x="9.315cm" svg:y="11.52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564cm" svg:x="10.008cm" svg:y="11.40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0.84cm" svg:y="11.331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olygon draw:style-name="gr3" draw:text-style-name="P7" draw:layer="layout" svg:width="4.953cm" svg:height="0.035cm" svg:x="7.572cm" svg:y="12.236cm" svg:viewBox="0 0 4954 36" draw:points="2477,36 0,36 0,0 4954,0 4954,36">
            <text:p/>
          </draw:polygon>
          <draw:path draw:style-name="gr3" draw:text-style-name="P7" draw:layer="layout" svg:width="0.66cm" svg:height="0.844cm" svg:x="7.633cm" svg:y="12.405cm" svg:viewBox="0 0 661 845" svg:d="M267 757l-148-329c-6-13-11-13-13-13 0 0-6 0-14 6l-80 61c-12 8-12 12-12 14 0 3 2 9 8 9 5 0 21-11 28-19 6-4 20-14 27-19l167 365c6 13 12 13 20 13 11 0 13-4 21-15l384-795c6-14 6-16 6-18 0-9-8-17-18-17-7 0-13 4-19 17z">
            <text:p/>
          </draw:path>
          <draw:polygon draw:style-name="gr3" draw:text-style-name="P7" draw:layer="layout" svg:width="4.248cm" svg:height="0.035cm" svg:x="8.274cm" svg:y="12.405cm" svg:viewBox="0 0 4249 36" draw:points="2126,36 0,36 0,0 4249,0 4249,36">
            <text:p/>
          </draw:polygon>
          <draw:path draw:style-name="gr3" draw:text-style-name="P7" draw:layer="layout" svg:width="0.35cm" svg:height="0.581cm" svg:x="8.311cm" svg:y="12.58cm" svg:viewBox="0 0 351 582" svg:d="M211 265c69-21 117-81 117-148 0-69-75-117-155-117-87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ath draw:style-name="gr3" draw:text-style-name="P7" draw:layer="layout" svg:width="0.562cm" svg:height="0.564cm" svg:x="8.931cm" svg:y="12.6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9.77cm" svg:y="12.58cm" svg:viewBox="0 0 338 565" svg:d="M65 499l91-88c132-117 182-161 182-246 0-98-75-165-179-165-96 0-159 79-159 154 0 46 42 46 44 46 16 0 44-10 44-44 0-22-15-45-44-45-8 0-8 0-11 2 19-55 65-86 115-86 77 0 113 67 113 138 0 67-42 135-88 186l-163 181c-10 10-10 12-10 33h315l23-148h-21c-4 25-10 63-17 75-8 7-64 7-81 7z">
            <text:p/>
          </draw:path>
          <draw:path draw:style-name="gr3" draw:text-style-name="P7" draw:layer="layout" svg:width="0.421cm" svg:height="0.383cm" svg:x="10.173cm" svg:y="12.7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6cm" svg:height="0.035cm" svg:x="10.89cm" svg:y="12.914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11.687cm" svg:y="12.77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262cm" svg:height="0.393cm" svg:x="12.182cm" svg:y="12.50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2.938cm" svg:y="11.87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13.369cm" svg:y="12.092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</draw:g>
        <draw:g xml:id="id295" draw:id="id295">
          <svg:title>TexMaths</svg:title>
          <svg:desc>24§display§\text {Exress} §svg§600§FALSE§</svg:desc>
          <draw:polygon draw:style-name="gr2" draw:text-style-name="P6" draw:layer="layout" svg:width="2.279cm" svg:height="0.499cm" svg:x="2.541cm" svg:y="14.15cm" svg:viewBox="0 0 2280 500" draw:points="1139,500 0,500 0,0 2280,0 2280,500">
            <text:p/>
          </draw:polygon>
          <draw:path draw:style-name="gr3" draw:text-style-name="P7" draw:layer="layout" svg:width="0.523cm" svg:height="0.575cm" svg:x="2.526cm" svg:y="14.108cm" svg:viewBox="0 0 524 576" svg:d="M86 509c0 31 0 40-65 40h-21v27h488l36-219h-21c-21 131-40 192-186 192h-113c-39 0-41-5-41-34v-225h75c83 0 92 27 92 98h22v-223h-22c0 71-9 98-92 98h-75v-203c0-27 2-33 41-33h109c131 0 154 46 167 163h21l-25-190h-476v27h21c65 0 65 10 65 38z">
            <text:p/>
          </draw:path>
          <draw:path draw:style-name="gr3" draw:text-style-name="P7" draw:layer="layout" svg:width="0.425cm" svg:height="0.364cm" svg:x="3.083cm" svg:y="14.317cm" svg:viewBox="0 0 426 365" svg:d="M232 167c27-33 58-75 79-96 27-31 62-44 100-44v-27c-21 2-46 2-69 2-25 0-69-2-81-2v27c18 2 25 11 25 25 0 13-9 25-13 31l-52 65-67-85c-8-9-8-11-8-15 0-13 13-21 31-21v-27c-23 0-79 2-92 2-18 0-58 0-81-2v27c59 0 61 0 100 52l84 109-80 100c-41 50-91 52-108 52v25c21-2 48-2 71-2s60 2 81 2v-25c-19-4-25-13-25-27 0-19 25-46 75-107l65 84c8 10 17 23 17 29 0 8-7 19-30 21v25c26 0 73-2 92-2 23 0 56 0 80 2v-25c-44 0-59-2-80-27z">
            <text:p/>
          </draw:path>
          <draw:path draw:style-name="gr3" draw:text-style-name="P7" draw:layer="layout" svg:width="0.285cm" svg:height="0.374cm" svg:x="3.542cm" svg:y="14.31cm" svg:viewBox="0 0 286 375" svg:d="M117 94v-94l-117 10v27c60 0 65 5 65 46v228c0 37-7 37-65 37v27c33 0 73-2 96-2 35 0 75 0 110 2v-27h-20c-61 0-63-8-63-39v-130c0-85 35-160 100-160 6 0 8 0 9 0-3 2-19 12-19 33 0 25 18 36 37 36 15 0 36-9 36-36s-27-52-63-52c-62 0-92 58-106 94z">
            <text:p/>
          </draw:path>
          <draw:path draw:style-name="gr3" draw:text-style-name="P7" draw:layer="layout" svg:width="0.328cm" svg:height="0.389cm" svg:x="3.873cm" svg:y="14.304cm" svg:viewBox="0 0 329 390" svg:d="M71 167c6-127 77-148 106-148 86 0 96 114 96 148zM71 184h236c20 0 22 0 22-17 0-84-47-167-152-167-98 0-177 86-177 194 0 113 88 196 186 196 104 0 143-94 143-111 0-8-8-10-12-10-8 0-10 6-10 12-30 88-107 88-115 88-42 0-77-27-96-58-25-40-25-96-25-127z">
            <text:p/>
          </draw:path>
          <draw:path draw:style-name="gr3" draw:text-style-name="P7" draw:layer="layout" svg:width="0.278cm" svg:height="0.389cm" svg:x="4.253cm" svg:y="14.304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  <draw:path draw:style-name="gr3" draw:text-style-name="P7" draw:layer="layout" svg:width="0.278cm" svg:height="0.389cm" svg:x="4.585cm" svg:y="14.304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</draw:g>
        <draw:g xml:id="id296" draw:id="id296">
          <svg:title>TexMaths</svg:title>
          <svg:desc>22§display§7x + 3 = A\frac{d}{dx}( 3 + 2x - x^2 ) + B§svg§600§FALSE§</svg:desc>
          <draw:polygon draw:style-name="gr2" draw:text-style-name="P6" draw:layer="layout" svg:width="10.749cm" svg:height="1.522cm" svg:x="5.43cm" svg:y="13.649cm" svg:viewBox="0 0 10750 1523" draw:points="5375,1523 0,1523 0,0 10750,0 10750,1523">
            <text:p/>
          </draw:polygon>
          <draw:path draw:style-name="gr3" draw:text-style-name="P7" draw:layer="layout" svg:width="0.332cm" svg:height="0.541cm" svg:x="5.435cm" svg:y="14.147cm" svg:viewBox="0 0 333 542" svg:d="M326 53c7-11 7-13 7-28h-189c-95 0-96-11-98-25h-20l-26 160h19c2-12 9-61 20-70 5-5 67-5 75-5h162c-8 12-70 96-88 123-68 104-95 211-95 290 0 9 0 44 35 44 37 0 37-35 37-44v-39c0-42 2-86 7-126 4-18 15-85 50-134z">
            <text:p/>
          </draw:path>
          <draw:path draw:style-name="gr3" draw:text-style-name="P7" draw:layer="layout" svg:width="0.386cm" svg:height="0.351cm" svg:x="5.8cm" svg:y="14.3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6.435cm" svg:y="14.2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197cm" svg:y="14.15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182cm" svg:x="7.81cm" svg:y="14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61cm" svg:y="14.117cm" svg:viewBox="0 0 532 556" svg:d="M111 467c-30 51-60 63-95 65-9 0-16 0-16 15 0 4 4 9 11 9 21 0 44-3 66-3 25 0 53 3 78 3 3 0 14 0 14-16 0-8-7-8-12-8-18-2-37-9-37-29 0-8 5-17 10-28l60-98h195c0 16 13 121 13 128 0 25-41 27-57 27-10 0-19 0-19 15 0 9 11 9 11 9 33 0 67-3 98-3 20 0 67 3 86 3 6 0 15 0 15-16 0-8-8-8-18-8-48 0-48-6-49-29l-48-484c-2-15-2-19-16-19-12 0-16 5-19 12zM204 352l153-255 25 255z">
            <text:p/>
          </draw:path>
          <draw:path draw:style-name="gr3" draw:text-style-name="P7" draw:layer="layout" svg:width="0.369cm" svg:height="0.546cm" svg:x="9.506cm" svg:y="13.61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olygon draw:style-name="gr3" draw:text-style-name="P7" draw:layer="layout" svg:width="0.846cm" svg:height="0.032cm" svg:x="9.255cm" svg:y="14.46cm" svg:viewBox="0 0 847 33" draw:points="422,33 0,33 0,0 847,0 847,33">
            <text:p/>
          </draw:polygon>
          <draw:path draw:style-name="gr3" draw:text-style-name="P7" draw:layer="layout" svg:width="0.369cm" svg:height="0.546cm" svg:x="9.286cm" svg:y="14.665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9.68cm" svg:y="14.8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0.268cm" svg:y="14.09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0.525cm" svg:y="14.15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7cm" svg:x="11.096cm" svg:y="14.2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863cm" svg:y="14.15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86cm" svg:height="0.351cm" svg:x="12.234cm" svg:y="14.3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2.889cm" svg:y="14.4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621cm" svg:y="14.3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4.074cm" svg:y="13.99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8cm" svg:height="0.774cm" svg:x="14.431cm" svg:y="14.09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4.902cm" svg:y="14.2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5.665cm" svg:y="14.142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4-19l54-217h146c74 0 90 58 90 92 0 77-69 151-160 151z">
            <text:p/>
          </draw:path>
        </draw:g>
        <draw:g xml:id="id288" draw:id="id288">
          <svg:title>TexMaths</svg:title>
          <svg:desc>24§display§\therefore§svg§600§FALSE§</svg:desc>
          <draw:polygon draw:style-name="gr2" draw:text-style-name="P6" draw:layer="layout" svg:width="0.453cm" svg:height="0.371cm" svg:x="3.941cm" svg:y="10.249cm" svg:viewBox="0 0 454 372" draw:points="227,372 0,372 0,0 454,0 454,372">
            <text:p/>
          </draw:polygon>
          <draw:path draw:style-name="gr3" draw:text-style-name="P7" draw:layer="layout" svg:width="0.513cm" svg:height="0.455cm" svg:x="3.924cm" svg:y="10.2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4" smil:attributeName="visibility" smil:to="visible"/>
                  <anim:animate smil:dur="0.5s" smil:fill="hold" smil:targetElement="id284" smil:attributeName="width" smil:values="width*0.05;width" smil:keyTimes="0;1"/>
                  <anim:animate smil:dur="0.5s" smil:fill="hold" smil:targetElement="id284" smil:attributeName="height" smil:values="height;height" smil:keyTimes="0;1"/>
                  <anim:animate smil:dur="0.5s" smil:fill="hold" smil:targetElement="id284" smil:attributeName="x" smil:values="x-.2;x" smil:keyTimes="0;1"/>
                  <anim:animate smil:dur="0.5s" smil:fill="hold" smil:targetElement="id284" smil:attributeName="y" smil:values="y;y" smil:keyTimes="0;1"/>
                  <anim:transitionFilter smil:dur="0.5s" smil:targetElement="id28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1" smil:attributeName="visibility" smil:to="visible"/>
                  <anim:animate smil:dur="0.5s" smil:fill="hold" smil:targetElement="id291" smil:attributeName="width" smil:values="width*0.05;width" smil:keyTimes="0;1"/>
                  <anim:animate smil:dur="0.5s" smil:fill="hold" smil:targetElement="id291" smil:attributeName="height" smil:values="height;height" smil:keyTimes="0;1"/>
                  <anim:animate smil:dur="0.5s" smil:fill="hold" smil:targetElement="id291" smil:attributeName="x" smil:values="x-.2;x" smil:keyTimes="0;1"/>
                  <anim:animate smil:dur="0.5s" smil:fill="hold" smil:targetElement="id291" smil:attributeName="y" smil:values="y;y" smil:keyTimes="0;1"/>
                  <anim:transitionFilter smil:dur="0.5s" smil:targetElement="id29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2" smil:attributeName="visibility" smil:to="visible"/>
                  <anim:animate smil:dur="0.5s" smil:fill="hold" smil:targetElement="id292" smil:attributeName="width" smil:values="width*0.05;width" smil:keyTimes="0;1"/>
                  <anim:animate smil:dur="0.5s" smil:fill="hold" smil:targetElement="id292" smil:attributeName="height" smil:values="height;height" smil:keyTimes="0;1"/>
                  <anim:animate smil:dur="0.5s" smil:fill="hold" smil:targetElement="id292" smil:attributeName="x" smil:values="x-.2;x" smil:keyTimes="0;1"/>
                  <anim:animate smil:dur="0.5s" smil:fill="hold" smil:targetElement="id292" smil:attributeName="y" smil:values="y;y" smil:keyTimes="0;1"/>
                  <anim:transitionFilter smil:dur="0.5s" smil:targetElement="id29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3" smil:attributeName="visibility" smil:to="visible"/>
                  <anim:animate smil:dur="0.5s" smil:fill="hold" smil:targetElement="id293" smil:attributeName="width" smil:values="width*0.05;width" smil:keyTimes="0;1"/>
                  <anim:animate smil:dur="0.5s" smil:fill="hold" smil:targetElement="id293" smil:attributeName="height" smil:values="height;height" smil:keyTimes="0;1"/>
                  <anim:animate smil:dur="0.5s" smil:fill="hold" smil:targetElement="id293" smil:attributeName="x" smil:values="x-.2;x" smil:keyTimes="0;1"/>
                  <anim:animate smil:dur="0.5s" smil:fill="hold" smil:targetElement="id293" smil:attributeName="y" smil:values="y;y" smil:keyTimes="0;1"/>
                  <anim:transitionFilter smil:dur="0.5s" smil:targetElement="id293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5" smil:attributeName="visibility" smil:to="visible"/>
                  <anim:animate smil:dur="0.5s" smil:fill="hold" smil:targetElement="id295" smil:attributeName="width" smil:values="width*0.05;width" smil:keyTimes="0;1"/>
                  <anim:animate smil:dur="0.5s" smil:fill="hold" smil:targetElement="id295" smil:attributeName="height" smil:values="height;height" smil:keyTimes="0;1"/>
                  <anim:animate smil:dur="0.5s" smil:fill="hold" smil:targetElement="id295" smil:attributeName="x" smil:values="x-.2;x" smil:keyTimes="0;1"/>
                  <anim:animate smil:dur="0.5s" smil:fill="hold" smil:targetElement="id295" smil:attributeName="y" smil:values="y;y" smil:keyTimes="0;1"/>
                  <anim:transitionFilter smil:dur="0.5s" smil:targetElement="id29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96" smil:attributeName="visibility" smil:to="visible"/>
                  <anim:animate smil:dur="0.5s" smil:fill="hold" smil:targetElement="id296" smil:attributeName="width" smil:values="width*0.05;width" smil:keyTimes="0;1"/>
                  <anim:animate smil:dur="0.5s" smil:fill="hold" smil:targetElement="id296" smil:attributeName="height" smil:values="height;height" smil:keyTimes="0;1"/>
                  <anim:animate smil:dur="0.5s" smil:fill="hold" smil:targetElement="id296" smil:attributeName="x" smil:values="x-.2;x" smil:keyTimes="0;1"/>
                  <anim:animate smil:dur="0.5s" smil:fill="hold" smil:targetElement="id296" smil:attributeName="y" smil:values="y;y" smil:keyTimes="0;1"/>
                  <anim:transitionFilter smil:dur="0.5s" smil:targetElement="id29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48"/></text:span><text:span text:style-name="T15"><text:line-break/></text:span><text:span text:style-name="T15"> <text:s text:c="4"/></text:span><text:span text:style-name="T16"><text:s text:c="19"/></text:span><text:span text:style-name="T16"><text:line-break/></text:span><text:span text:style-name="T16"> <text:s text:c="30"/></text:span><text:span text:style-name="T16"><text:line-break/></text:span><text:span text:style-name="T16"> <text:s text:c="24"/></text:span><text:span text:style-name="T15"><text:s text:c="18"/></text:span><text:span text:style-name="T15"><text:line-break/></text:span><text:span text:style-name="T15"><text:tab/></text:span><text:span text:style-name="T15"><text:tab/></text:span></text:p>
          </draw:text-box>
        </draw:frame>
        <draw:g xml:id="id307" draw:id="id307">
          <svg:title>TexMaths</svg:title>
          <svg:desc>22§display§= \int \frac{ - \frac{7}{2} ( 2 - 2x ) + 10 }{ \sqrt{3 + 2x - x^2} }\ dx§svg§600§FALSE§</svg:desc>
          <draw:polygon draw:style-name="gr2" draw:text-style-name="P6" draw:layer="layout" svg:width="8.47cm" svg:height="1.88cm" svg:x="4.243cm" svg:y="8.467cm" svg:viewBox="0 0 8471 1881" draw:points="4235,1881 0,1881 0,0 8471,0 8471,1881">
            <text:p/>
          </draw:polygon>
          <draw:path draw:style-name="gr3" draw:text-style-name="P7" draw:layer="layout" svg:width="0.515cm" svg:height="0.182cm" svg:x="4.248cm" svg:y="9.3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063cm" svg:y="8.614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472cm" svg:height="0.032cm" svg:x="6.079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7cm" svg:x="6.748cm" svg:y="8.428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olygon draw:style-name="gr3" draw:text-style-name="P7" draw:layer="layout" svg:width="0.309cm" svg:height="0.032cm" svg:x="6.709cm" svg:y="8.889cm" svg:viewBox="0 0 310 33" draw:points="155,33 0,33 0,0 310,0 310,33">
            <text:p/>
          </draw:polygon>
          <draw:path draw:style-name="gr3" draw:text-style-name="P7" draw:layer="layout" svg:width="0.24cm" svg:height="0.36cm" svg:x="6.744cm" svg:y="9.00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7.188cm" svg:y="8.51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45cm" svg:y="8.58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8.034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82cm" svg:y="8.58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152cm" svg:y="8.7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9.615cm" svg:y="8.51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088cm" svg:y="8.64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0.886cm" svg:y="8.5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234cm" svg:y="8.58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olygon draw:style-name="gr3" draw:text-style-name="P7" draw:layer="layout" svg:width="5.577cm" svg:height="0.032cm" svg:x="6.015cm" svg:y="9.457cm" svg:viewBox="0 0 5578 33" draw:points="2788,33 0,33 0,0 5578,0 5578,33">
            <text:p/>
          </draw:polygon>
          <draw:path draw:style-name="gr3" draw:text-style-name="P7" draw:layer="layout" svg:width="0.604cm" svg:height="0.773cm" svg:x="6.591cm" svg:y="9.612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3.894cm" svg:height="0.032cm" svg:x="7.179cm" svg:y="9.612cm" svg:viewBox="0 0 3895 33" draw:points="1948,33 0,33 0,0 3895,0 3895,33">
            <text:p/>
          </draw:polygon>
          <draw:path draw:style-name="gr3" draw:text-style-name="P7" draw:layer="layout" svg:width="0.321cm" svg:height="0.532cm" svg:x="7.21cm" svg:y="9.77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7.781cm" svg:y="9.83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8.548cm" svg:y="9.77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86cm" svg:height="0.351cm" svg:x="8.92cm" svg:y="9.9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574cm" svg:y="10.07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306cm" svg:y="9.9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59cm" svg:y="9.70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972cm" svg:y="9.13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2.366cm" svg:y="9.3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05" draw:id="id305">
          <svg:title>TexMaths</svg:title>
          <svg:desc>26§display§\therefore§svg§600§FALSE§</svg:desc>
          <draw:polygon draw:style-name="gr2" draw:text-style-name="P6" draw:layer="layout" svg:width="0.49cm" svg:height="0.402cm" svg:x="2.108cm" svg:y="9.322cm" svg:viewBox="0 0 491 403" draw:points="246,403 0,403 0,0 491,0 491,403">
            <text:p/>
          </draw:polygon>
          <draw:path draw:style-name="gr3" draw:text-style-name="P7" draw:layer="layout" svg:width="0.555cm" svg:height="0.493cm" svg:x="2.089cm" svg:y="9.2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06" draw:id="id306">
          <svg:title>TexMaths</svg:title>
          <svg:desc>24§display§\text {I}§svg§600§FALSE§</svg:desc>
          <draw:polygon draw:style-name="gr2" draw:text-style-name="P6" draw:layer="layout" svg:width="0.197cm" svg:height="0.493cm" svg:x="3.545cm" svg:y="9.248cm" svg:viewBox="0 0 198 494" draw:points="100,494 0,494 0,0 198,0 198,494">
            <text:p/>
          </draw:polygon>
          <draw:path draw:style-name="gr3" draw:text-style-name="P7" draw:layer="layout" svg:width="0.258cm" svg:height="0.577cm" svg:x="3.526cm" svg:y="9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7" draw:id="id297">
          <svg:title>TexMaths</svg:title>
          <svg:desc>22§display§7x + 3 = A ( 2 - 2x ) + B§svg§600§FALSE§</svg:desc>
          <draw:polygon draw:style-name="gr2" draw:text-style-name="P6" draw:layer="layout" svg:width="7.986cm" svg:height="0.696cm" svg:x="3.43cm" svg:y="0.849cm" svg:viewBox="0 0 7987 697" draw:points="3994,697 0,697 0,0 7987,0 7987,697">
            <text:p/>
          </draw:polygon>
          <draw:path draw:style-name="gr3" draw:text-style-name="P7" draw:layer="layout" svg:width="0.332cm" svg:height="0.541cm" svg:x="3.435cm" svg:y="0.868cm" svg:viewBox="0 0 333 542" svg:d="M326 53c7-11 7-13 7-28h-189c-95 0-96-11-98-25h-20l-26 160h19c2-12 9-61 20-70 5-6 67-6 75-6h162c-8 13-70 97-88 124-68 103-95 211-95 290 0 9 0 44 35 44 37 0 37-35 37-44v-39c0-42 2-86 7-127 4-17 15-84 50-133z">
            <text:p/>
          </draw:path>
          <draw:path draw:style-name="gr3" draw:text-style-name="P7" draw:layer="layout" svg:width="0.386cm" svg:height="0.351cm" svg:x="3.8cm" svg:y="1.0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4.435cm" svg:y="0.9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5.197cm" svg:y="0.87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5.81cm" svg:y="1.1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6.61cm" svg:y="0.836cm" svg:viewBox="0 0 532 556" svg:d="M111 466c-30 51-60 63-95 65-9 0-16 0-16 16 0 4 4 9 11 9 21 0 44-4 66-4 25 0 53 4 78 4 3 0 14 0 14-16 0-9-7-9-12-9-18-2-37-9-37-28 0-9 5-17 10-28l60-99h195c0 16 13 122 13 129 0 24-41 26-57 26-10 0-19 0-19 16 0 9 11 9 11 9 33 0 67-4 98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7.239cm" svg:y="0.8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501cm" svg:y="0.8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8.085cm" svg:y="1.18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833cm" svg:y="0.8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203cm" svg:y="1.0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9.668cm" svg:y="0.8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139cm" svg:y="0.9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0.902cm" svg:y="0.861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</draw:g>
        <draw:g xml:id="id298" draw:id="id298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5.138cm" svg:y="0.857cm" svg:viewBox="0 0 2381 697" draw:points="1192,697 0,697 0,0 2381,0 2381,697">
            <text:p/>
          </draw:polygon>
          <draw:path draw:style-name="gr3" draw:text-style-name="P7" draw:layer="layout" svg:width="0.083cm" svg:height="0.083cm" svg:x="15.166cm" svg:y="1.3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638cm" svg:y="1.3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111cm" svg:y="1.31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722cm" svg:y="0.81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016cm" svg:y="0.8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77cm" svg:y="0.81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99" draw:id="id299">
          <svg:title>TexMaths</svg:title>
          <svg:desc>22§display§7x + 3 =  - (2A)x  +  ( 2A + B )§svg§600§FALSE§</svg:desc>
          <draw:polygon draw:style-name="gr2" draw:text-style-name="P6" draw:layer="layout" svg:width="9.732cm" svg:height="0.696cm" svg:x="3.43cm" svg:y="2.049cm" svg:viewBox="0 0 9733 697" draw:points="4867,697 0,697 0,0 9733,0 9733,697">
            <text:p/>
          </draw:polygon>
          <draw:path draw:style-name="gr3" draw:text-style-name="P7" draw:layer="layout" svg:width="0.332cm" svg:height="0.541cm" svg:x="3.435cm" svg:y="2.068cm" svg:viewBox="0 0 333 542" svg:d="M326 53c7-11 7-13 7-28h-189c-95 0-96-11-98-25h-20l-26 160h19c2-12 9-61 20-70 5-6 67-6 75-6h162c-8 13-70 97-88 124-68 103-95 211-95 290 0 9 0 44 35 44 37 0 37-35 37-44v-39c0-42 2-86 7-127 4-17 15-84 50-133z">
            <text:p/>
          </draw:path>
          <draw:path draw:style-name="gr3" draw:text-style-name="P7" draw:layer="layout" svg:width="0.386cm" svg:height="0.351cm" svg:x="3.8cm" svg:y="2.2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4.435cm" svg:y="2.1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5.197cm" svg:y="2.07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5.81cm" svg:y="2.3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647cm" svg:y="2.38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26cm" svg:y="2.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524cm" svg:y="2.0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7.899cm" svg:y="2.03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8.496cm" svg:y="2.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8.774cm" svg:y="2.24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9.409cm" svg:y="2.1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0.215cm" svg:y="2.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0.479cm" svg:y="2.0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531cm" svg:height="0.555cm" svg:x="10.854cm" svg:y="2.03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1.621cm" svg:y="2.1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2.384cm" svg:y="2.061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13.021cm" svg:y="2.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00" draw:id="id300">
          <svg:title>TexMaths</svg:title>
          <svg:desc>22§display§-2A = 7 \ \text {and } 2A + B = 3§svg§600§FALSE§</svg:desc>
          <draw:polygon draw:style-name="gr2" draw:text-style-name="P6" draw:layer="layout" svg:width="8.591cm" svg:height="0.542cm" svg:x="3.43cm" svg:y="3.447cm" svg:viewBox="0 0 8592 543" draw:points="4296,543 0,543 0,0 8592,0 8592,543">
            <text:p/>
          </draw:polygon>
          <draw:path draw:style-name="gr3" draw:text-style-name="P7" draw:layer="layout" svg:width="0.472cm" svg:height="0.032cm" svg:x="3.455cm" svg:y="3.75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4.032cm" svg:y="3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4.407cm" svg:y="3.408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5.218cm" svg:y="3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32cm" svg:height="0.542cm" svg:x="6.033cm" svg:y="3.44cm" svg:viewBox="0 0 333 543" svg:d="M326 53c7-11 7-12 7-28h-189c-95 0-96-11-98-25h-20l-26 160h19c2-12 9-61 20-70 5-5 67-5 75-5h162c-8 12-70 96-88 123-68 104-95 211-95 290 0 9 0 45 35 45 37 0 37-36 37-45v-38c0-43 2-87 7-127 4-18 15-85 50-134z">
            <text:p/>
          </draw:path>
          <draw:path draw:style-name="gr3" draw:text-style-name="P7" draw:layer="layout" svg:width="0.349cm" svg:height="0.357cm" svg:x="6.667cm" svg:y="3.616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39cm" svg:height="0.342cm" svg:x="7.045cm" svg:y="3.6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7.476cm" svg:y="3.426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09cm" svg:height="0.517cm" svg:x="8.177cm" svg:y="3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8.552cm" svg:y="3.408cm" svg:viewBox="0 0 532 557" svg:d="M111 467c-30 51-60 63-95 65-9 0-16 0-16 16 0 3 4 9 11 9 21 0 44-4 66-4 25 0 53 4 78 4 3 0 14 0 14-16 0-9-7-9-12-9-18-2-37-9-37-28 0-9 5-18 12-28l58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515cm" svg:height="0.517cm" svg:x="9.319cm" svg:y="3.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0.083cm" svg:y="3.43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0.933cm" svg:y="3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3cm" svg:x="11.739cm" svg:y="3.447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</draw:g>
        <draw:g xml:id="id301" draw:id="id301">
          <svg:title>TexMaths</svg:title>
          <svg:desc>28§display§\Rightarrow§svg§600§FALSE§</svg:desc>
          <draw:polygon draw:style-name="gr2" draw:text-style-name="P6" draw:layer="layout" svg:width="0.829cm" svg:height="0.444cm" svg:x="13.143cm" svg:y="3.516cm" svg:viewBox="0 0 830 445" draw:points="416,445 0,445 0,0 830,0 830,445">
            <text:p/>
          </draw:polygon>
          <draw:path draw:style-name="gr3" draw:text-style-name="P7" draw:layer="layout" svg:width="0.874cm" svg:height="0.542cm" svg:x="13.147cm" svg:y="3.4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302" draw:id="id302">
          <svg:title>TexMaths</svg:title>
          <svg:desc>22§display§A = - \frac{7}{2} \ \text {and } B =  10§svg§600§FALSE§</svg:desc>
          <draw:polygon draw:style-name="gr2" draw:text-style-name="P6" draw:layer="layout" svg:width="6.867cm" svg:height="1.5cm" svg:x="14.743cm" svg:y="2.948cm" svg:viewBox="0 0 6868 1501" draw:points="3434,1501 0,1501 0,0 6868,0 6868,1501">
            <text:p/>
          </draw:polygon>
          <draw:path draw:style-name="gr3" draw:text-style-name="P7" draw:layer="layout" svg:width="0.531cm" svg:height="0.556cm" svg:x="14.731cm" svg:y="3.402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7-9-18-9-48 0-48-5-49-28l-48-485c-2-15-2-19-16-19-12 0-14 5-19 12zM204 352l153-255 25 255z">
            <text:p/>
          </draw:path>
          <draw:path draw:style-name="gr3" draw:text-style-name="P7" draw:layer="layout" svg:width="0.515cm" svg:height="0.182cm" svg:x="15.542cm" svg:y="3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6.38cm" svg:y="3.747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2cm" svg:x="17.053cm" svg:y="2.909cm" svg:viewBox="0 0 333 543" svg:d="M326 53c7-11 7-12 7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17.01cm" svg:y="3.747cm" svg:viewBox="0 0 389 33" draw:points="194,33 0,33 0,0 389,0 389,33">
            <text:p/>
          </draw:polygon>
          <draw:path draw:style-name="gr3" draw:text-style-name="P7" draw:layer="layout" svg:width="0.309cm" svg:height="0.517cm" svg:x="17.049cm" svg:y="3.97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49cm" svg:height="0.357cm" svg:x="17.78cm" svg:y="3.608cm" svg:viewBox="0 0 350 358" svg:d="M225 289c4 32 25 63 62 63 16 0 63-10 63-74v-42h-19v42c0 46-19 51-28 51-25 0-28-35-28-38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18.158cm" svg:y="3.61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8.589cm" svg:y="3.418cm" svg:viewBox="0 0 384 548" svg:d="M269 497v51l115-9v-25c-55 0-62-5-62-42v-472l-111 9v24c53 0 60 6 60 43v167c-23-26-56-47-99-47-91 0-172 75-172 176 0 98 76 176 165 176 50 0 85-27 104-51zM269 289v158c0 14 0 16-8 29-23 37-59 54-92 54-35 0-63-19-83-49-19-32-21-76-21-108 0-30 0-75 23-111 18-24 46-49 88-49 28 0 60 11 85 46 8 14 8 16 8 30z">
            <text:p/>
          </draw:path>
          <draw:path draw:style-name="gr3" draw:text-style-name="P7" draw:layer="layout" svg:width="0.553cm" svg:height="0.529cm" svg:x="19.283cm" svg:y="3.427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20.135cm" svg:y="3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20.976cm" svg:y="3.44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21.325cm" svg:y="3.441cm" svg:viewBox="0 0 327 534" svg:d="M327 269c0-63-3-125-31-183-35-74-99-86-132-86-46 0-104 19-136 92-24 54-28 114-28 177 0 59 4 127 35 187 34 62 90 78 129 78 42 0 100-16 135-90 25-53 28-115 28-175zM164 518c-30 0-78-20-90-95-9-46-9-118-9-164 0-49 0-100 5-143 16-91 74-98 94-98 24 0 77 14 91 89 7 44 7 103 7 152 0 58 0 111-9 160-10 74-54 99-89 99z">
            <text:p/>
          </draw:path>
        </draw:g>
        <draw:g xml:id="id303" draw:id="id303">
          <svg:title>TexMaths</svg:title>
          <svg:desc>22§display§\text {Put }\ A = - \frac{7}{2} \text { and } B =  10 \text { in (1) we get,  }§svg§600§FALSE§</svg:desc>
          <draw:polygon draw:style-name="gr2" draw:text-style-name="P6" draw:layer="layout" svg:width="13.401cm" svg:height="1.5cm" svg:x="3.445cm" svg:y="4.545cm" svg:viewBox="0 0 13402 1501" draw:points="6702,1501 0,1501 0,0 13402,0 13402,1501">
            <text:p/>
          </draw:polygon>
          <draw:path draw:style-name="gr3" draw:text-style-name="P7" draw:layer="layout" svg:width="0.457cm" svg:height="0.529cm" svg:x="3.433cm" svg:y="5.024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7" draw:layer="layout" svg:width="0.39cm" svg:height="0.351cm" svg:x="3.957cm" svg:y="5.211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4.376cm" svg:y="5.077cm" svg:viewBox="0 0 245 486" svg:d="M120 167h111v-24h-111v-143h-20c0 63-24 146-100 150v17h67v213c0 97 72 106 100 106 55 0 78-54 78-106v-44h-21v44c0 57-23 87-52 87-52 0-52-71-52-85z">
            <text:p/>
          </draw:path>
          <draw:path draw:style-name="gr3" draw:text-style-name="P7" draw:layer="layout" svg:width="0.531cm" svg:height="0.556cm" svg:x="5.205cm" svg:y="4.999cm" svg:viewBox="0 0 532 557" svg:d="M111 467c-30 51-60 63-95 65-9 0-16 0-16 16 0 3 4 9 11 9 21 0 44-4 66-4 25 0 53 4 78 4 3 0 14 0 14-16 0-9-7-9-12-9-18-2-37-9-37-28 0-9 5-18 12-28l58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6.017cm" svg:y="5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854cm" svg:y="5.344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2cm" svg:x="7.527cm" svg:y="4.506cm" svg:viewBox="0 0 333 543" svg:d="M326 53c7-11 7-12 7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7.483cm" svg:y="5.344cm" svg:viewBox="0 0 389 33" draw:points="194,33 0,33 0,0 389,0 389,33">
            <text:p/>
          </draw:polygon>
          <draw:path draw:style-name="gr3" draw:text-style-name="P7" draw:layer="layout" svg:width="0.309cm" svg:height="0.517cm" svg:x="7.521cm" svg:y="5.56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49cm" svg:height="0.357cm" svg:x="8.253cm" svg:y="5.205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8.632cm" svg:y="5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9.063cm" svg:y="5.015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9.756cm" svg:y="5.024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0.607cm" svg:y="5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1.45cm" svg:y="5.03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1.796cm" svg:y="5.038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ath draw:style-name="gr3" draw:text-style-name="P7" draw:layer="layout" svg:width="0.166cm" svg:height="0.519cm" svg:x="12.437cm" svg:y="5.03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2.65cm" svg:y="5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3.389cm" svg:y="4.973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256cm" svg:height="0.517cm" svg:x="13.683cm" svg:y="5.03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4.044cm" svg:y="4.973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31cm" svg:height="0.342cm" svg:x="14.573cm" svg:y="5.219cm" svg:viewBox="0 0 532 343" svg:d="M466 74c14-39 37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7" draw:layer="layout" svg:width="0.3cm" svg:height="0.357cm" svg:x="15.117cm" svg:y="5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55cm" svg:height="0.512cm" svg:x="15.719cm" svg:y="5.202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6.105cm" svg:y="5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42cm" svg:height="0.485cm" svg:x="16.442cm" svg:y="5.077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091cm" svg:height="0.232cm" svg:x="16.794cm" svg:y="5.471cm" svg:viewBox="0 0 92 233" svg:d="M92 81c0-49-18-81-50-81-28 0-42 21-42 41 0 21 14 42 42 42 13 0 21-5 30-11l2-2c0 0 2 0 2 11 0 51-23 99-58 136-4 3-6 5-6 7 0 7 4 9 9 9 9 0 71-62 71-152z">
            <text:p/>
          </draw:path>
        </draw:g>
        <draw:g xml:id="id304" draw:id="id304">
          <svg:title>TexMaths</svg:title>
          <svg:desc>22§display§7x + 3 = - \frac{7}{2} ( 2 - 2x ) + 10§svg§600§FALSE§</svg:desc>
          <draw:polygon draw:style-name="gr2" draw:text-style-name="P6" draw:layer="layout" svg:width="8.738cm" svg:height="1.5cm" svg:x="3.43cm" svg:y="6.549cm" svg:viewBox="0 0 8739 1501" draw:points="4369,1501 0,1501 0,0 8739,0 8739,1501">
            <text:p/>
          </draw:polygon>
          <draw:path draw:style-name="gr3" draw:text-style-name="P7" draw:layer="layout" svg:width="0.332cm" svg:height="0.542cm" svg:x="3.435cm" svg:y="7.033cm" svg:viewBox="0 0 333 543" svg:d="M326 53c7-11 7-12 7-28h-189c-95 0-96-11-98-25h-20l-26 160h19c2-12 9-61 20-70 5-5 67-5 75-5h162c-8 12-70 96-88 123-68 104-95 211-95 290 0 9 0 45 35 45 37 0 37-36 37-45v-38c0-43 2-87 7-127 4-18 15-85 50-134z">
            <text:p/>
          </draw:path>
          <draw:path draw:style-name="gr3" draw:text-style-name="P7" draw:layer="layout" svg:width="0.386cm" svg:height="0.351cm" svg:x="3.8cm" svg:y="7.2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515cm" svg:height="0.517cm" svg:x="4.435cm" svg:y="7.1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5.197cm" svg:y="7.042cm" svg:viewBox="0 0 322 534" svg:d="M194 243c63-19 107-74 107-136 0-63-67-107-143-107-77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515cm" svg:height="0.182cm" svg:x="5.81cm" svg:y="7.2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648cm" svg:y="7.348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2cm" svg:x="7.32cm" svg:y="6.51cm" svg:viewBox="0 0 333 543" svg:d="M326 53c7-11 7-12 7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7.278cm" svg:y="7.348cm" svg:viewBox="0 0 389 33" draw:points="194,33 0,33 0,0 389,0 389,33">
            <text:p/>
          </draw:polygon>
          <draw:path draw:style-name="gr3" draw:text-style-name="P7" draw:layer="layout" svg:width="0.309cm" svg:height="0.517cm" svg:x="7.315cm" svg:y="7.5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18cm" svg:height="0.774cm" svg:x="7.832cm" svg:y="6.977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309cm" svg:height="0.517cm" svg:x="8.096cm" svg:y="7.0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472cm" svg:height="0.032cm" svg:x="8.681cm" svg:y="7.3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9.427cm" svg:y="7.0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9.798cm" svg:y="7.2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18cm" svg:height="0.774cm" svg:x="10.261cm" svg:y="6.977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15cm" svg:height="0.517cm" svg:x="10.733cm" svg:y="7.1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532cm" svg:y="7.04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1.881cm" svg:y="7.042cm" svg:viewBox="0 0 327 534" svg:d="M327 269c0-63-3-125-31-183-35-74-99-86-132-86-46 0-104 19-136 92-24 54-28 114-28 177 0 59 4 127 35 187 34 62 90 78 129 78 42 0 100-16 135-90 25-53 28-115 28-175zM164 518c-30 0-78-20-90-95-9-46-9-118-9-164 0-49 0-100 5-143 16-91 74-98 94-98 24 0 77 14 91 89 7 44 7 103 7 152 0 58 0 111-9 160-10 74-54 99-89 99z">
            <text:p/>
          </draw:path>
        </draw:g>
        <draw:g xml:id="id308" draw:id="id308">
          <svg:title>TexMaths</svg:title>
          <svg:desc>22§display§= \int \left[ \frac{ - \frac{7}{2} ( 2 - 2x ) }{ \sqrt{3 + 2x - x^2} } + \frac{ 10 }{ \sqrt{3 + 2x - x^2} } \right] \ dx§svg§600§FALSE§</svg:desc>
          <draw:polygon draw:style-name="gr2" draw:text-style-name="P6" draw:layer="layout" svg:width="14.047cm" svg:height="1.898cm" svg:x="13.043cm" svg:y="8.467cm" svg:viewBox="0 0 14048 1899" draw:points="7024,1899 0,1899 0,0 14048,0 14048,1899">
            <text:p/>
          </draw:polygon>
          <draw:path draw:style-name="gr3" draw:text-style-name="P7" draw:layer="layout" svg:width="0.515cm" svg:height="0.182cm" svg:x="13.048cm" svg:y="9.3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2cm" svg:x="13.863cm" svg:y="8.615cm" svg:viewBox="0 0 688 1721" svg:d="M37 1685c25 0 39-17 39-37 0-26-20-38-37-38-20 0-39 12-39 38 0 41 39 73 86 73 118 0 162-182 217-405 60-245 111-494 153-742 28-164 56-319 83-419 8-39 35-137 66-137 23 0 43 14 46 17-26 2-39 18-39 37 0 27 20 39 37 39 20 0 39-12 39-39 0-42-42-72-84-72-60 0-102 85-146 243-2 7-108 396-192 904-21 117-44 248-69 355-14 57-49 203-113 203-28 0-45-20-47-20z">
            <text:p/>
          </draw:path>
          <draw:polygon draw:style-name="gr3" draw:text-style-name="P7" draw:layer="layout" svg:width="0.205cm" svg:height="1.857cm" svg:x="14.916cm" svg:y="8.546cm" svg:viewBox="0 0 206 1858" draw:points="0,1858 206,1858 206,1816 42,1816 42,42 206,42 206,0 0,0">
            <text:p/>
          </draw:polygon>
          <draw:path draw:style-name="gr3" draw:text-style-name="P7" draw:layer="layout" svg:width="0.472cm" svg:height="0.032cm" svg:x="15.628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8cm" svg:x="16.295cm" svg:y="8.428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0.309cm" svg:height="0.032cm" svg:x="16.259cm" svg:y="8.889cm" svg:viewBox="0 0 310 33" draw:points="155,33 0,33 0,0 310,0 310,33">
            <text:p/>
          </draw:polygon>
          <draw:path draw:style-name="gr3" draw:text-style-name="P7" draw:layer="layout" svg:width="0.24cm" svg:height="0.36cm" svg:x="16.292cm" svg:y="9.006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8cm" svg:height="0.774cm" svg:x="16.735cm" svg:y="8.518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09cm" svg:height="0.517cm" svg:x="16.999cm" svg:y="8.58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472cm" svg:height="0.032cm" svg:x="17.582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8.33cm" svg:y="8.58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8.701cm" svg:y="8.75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18cm" svg:height="0.774cm" svg:x="19.164cm" svg:y="8.518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olygon draw:style-name="gr3" draw:text-style-name="P7" draw:layer="layout" svg:width="4.54cm" svg:height="0.032cm" svg:x="15.224cm" svg:y="9.458cm" svg:viewBox="0 0 4541 33" draw:points="2270,33 0,33 0,0 4541,0 4541,33">
            <text:p/>
          </draw:polygon>
          <draw:path draw:style-name="gr3" draw:text-style-name="P7" draw:layer="layout" svg:width="0.604cm" svg:height="0.774cm" svg:x="15.28cm" svg:y="9.613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3.894cm" svg:height="0.032cm" svg:x="15.868cm" svg:y="9.613cm" svg:viewBox="0 0 3895 33" draw:points="1948,33 0,33 0,0 3895,0 3895,33">
            <text:p/>
          </draw:polygon>
          <draw:path draw:style-name="gr3" draw:text-style-name="P7" draw:layer="layout" svg:width="0.321cm" svg:height="0.533cm" svg:x="15.899cm" svg:y="9.774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515cm" svg:height="0.517cm" svg:x="16.47cm" svg:y="9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239cm" svg:y="9.77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7.608cm" svg:y="9.9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2cm" svg:height="0.032cm" svg:x="18.263cm" svg:y="10.0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8.995cm" svg:y="9.946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24cm" svg:height="0.36cm" svg:x="19.449cm" svg:y="9.707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0.069cm" svg:y="9.2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2.844cm" svg:y="8.62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23.191cm" svg:y="8.629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olygon draw:style-name="gr3" draw:text-style-name="P7" draw:layer="layout" svg:width="4.54cm" svg:height="0.032cm" svg:x="20.893cm" svg:y="9.458cm" svg:viewBox="0 0 4541 33" draw:points="2270,33 0,33 0,0 4541,0 4541,33">
            <text:p/>
          </draw:polygon>
          <draw:path draw:style-name="gr3" draw:text-style-name="P7" draw:layer="layout" svg:width="0.604cm" svg:height="0.774cm" svg:x="20.949cm" svg:y="9.613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3.894cm" svg:height="0.032cm" svg:x="21.537cm" svg:y="9.613cm" svg:viewBox="0 0 3895 33" draw:points="1948,33 0,33 0,0 3895,0 3895,33">
            <text:p/>
          </draw:polygon>
          <draw:path draw:style-name="gr3" draw:text-style-name="P7" draw:layer="layout" svg:width="0.321cm" svg:height="0.533cm" svg:x="21.568cm" svg:y="9.774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515cm" svg:height="0.517cm" svg:x="22.139cm" svg:y="9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2.908cm" svg:y="9.77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23.277cm" svg:y="9.9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472cm" svg:height="0.032cm" svg:x="23.932cm" svg:y="10.0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4.664cm" svg:y="9.9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24cm" svg:height="0.36cm" svg:x="25.118cm" svg:y="9.707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205cm" svg:height="1.857cm" svg:x="25.534cm" svg:y="8.546cm" svg:viewBox="0 0 206 1858" draw:points="162,1816 0,1816 0,1858 206,1858 206,0 0,0 0,42 162,42">
            <text:p/>
          </draw:polygon>
          <draw:path draw:style-name="gr3" draw:text-style-name="P7" draw:layer="layout" svg:width="0.369cm" svg:height="0.547cm" svg:x="26.349cm" svg:y="9.131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1 0 62 63 62 69 0 3-2 9-4 12z">
            <text:p/>
          </draw:path>
          <draw:path draw:style-name="gr3" draw:text-style-name="P7" draw:layer="layout" svg:width="0.386cm" svg:height="0.351cm" svg:x="26.743cm" svg:y="9.3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</draw:g>
        <draw:g xml:id="id309" draw:id="id309">
          <svg:title>TexMaths</svg:title>
          <svg:desc>22§display§= - \frac{7}{2}  \int  \frac{ 2 - 2x }{ \sqrt{3 + 2x - x^2} }\ dx +  10 \int \frac{ 1 }{ \sqrt{3 + 2x - x^2} } \ dx§svg§600§FALSE§</svg:desc>
          <draw:polygon draw:style-name="gr2" draw:text-style-name="P6" draw:layer="layout" svg:width="17.309cm" svg:height="1.695cm" svg:x="4.243cm" svg:y="10.868cm" svg:viewBox="0 0 17310 1696" draw:points="8655,1696 0,1696 0,0 17310,0 17310,1696">
            <text:p/>
          </draw:polygon>
          <draw:path draw:style-name="gr3" draw:text-style-name="P7" draw:layer="layout" svg:width="0.515cm" svg:height="0.182cm" svg:x="4.248cm" svg:y="11.5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084cm" svg:y="11.672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758cm" svg:y="10.836cm" svg:viewBox="0 0 333 542" svg:d="M327 53c6-11 6-13 6-28h-189c-95 0-96-11-98-25h-20l-26 160h19c2-12 9-61 20-70 5-5 67-5 75-5h162c-8 12-70 96-88 123-68 104-95 211-95 290 0 9 0 44 35 44 37 0 37-35 37-44v-38c0-43 2-87 7-127 4-18 15-85 50-134z">
            <text:p/>
          </draw:path>
          <draw:polygon draw:style-name="gr3" draw:text-style-name="P7" draw:layer="layout" svg:width="0.388cm" svg:height="0.032cm" svg:x="5.714cm" svg:y="11.672cm" svg:viewBox="0 0 389 33" draw:points="194,33 0,33 0,0 389,0 389,33">
            <text:p/>
          </draw:polygon>
          <draw:path draw:style-name="gr3" draw:text-style-name="P7" draw:layer="layout" svg:width="0.309cm" svg:height="0.517cm" svg:x="5.753cm" svg:y="11.89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6.365cm" svg:y="10.829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8.546cm" svg:y="10.84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472cm" svg:height="0.032cm" svg:x="9.128cm" svg:y="11.1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9.876cm" svg:y="10.84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0.248cm" svg:y="11.0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olygon draw:style-name="gr3" draw:text-style-name="P7" draw:layer="layout" svg:width="4.54cm" svg:height="0.032cm" svg:x="7.318cm" svg:y="11.672cm" svg:viewBox="0 0 4541 33" draw:points="2270,33 0,33 0,0 4541,0 4541,33">
            <text:p/>
          </draw:polygon>
          <draw:path draw:style-name="gr3" draw:text-style-name="P7" draw:layer="layout" svg:width="0.604cm" svg:height="0.774cm" svg:x="7.374cm" svg:y="11.82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894cm" svg:height="0.032cm" svg:x="7.962cm" svg:y="11.827cm" svg:viewBox="0 0 3895 33" draw:points="1948,33 0,33 0,0 3895,0 3895,33">
            <text:p/>
          </draw:polygon>
          <draw:path draw:style-name="gr3" draw:text-style-name="P7" draw:layer="layout" svg:width="0.321cm" svg:height="0.532cm" svg:x="7.995cm" svg:y="11.9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8.564cm" svg:y="12.0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333cm" svg:y="11.98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9.702cm" svg:y="12.1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4 85-79 103-104 103-30 0-42-25-42-52 0-17 5-33 14-68z">
            <text:p/>
          </draw:path>
          <draw:path draw:style-name="gr3" draw:text-style-name="P7" draw:layer="layout" svg:width="0.472cm" svg:height="0.032cm" svg:x="10.359cm" svg:y="12.29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089cm" svg:y="12.1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11.543cm" svg:y="11.9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2.236cm" svg:y="11.345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2.631cm" svg:y="11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515cm" svg:height="0.517cm" svg:x="13.266cm" svg:y="11.43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065cm" svg:y="11.36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4.412cm" svg:y="11.366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687cm" svg:height="1.719cm" svg:x="14.941cm" svg:y="10.829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8.037cm" svg:y="10.84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54cm" svg:height="0.032cm" svg:x="15.892cm" svg:y="11.672cm" svg:viewBox="0 0 4541 33" draw:points="2270,33 0,33 0,0 4541,0 4541,33">
            <text:p/>
          </draw:polygon>
          <draw:path draw:style-name="gr3" draw:text-style-name="P7" draw:layer="layout" svg:width="0.604cm" svg:height="0.774cm" svg:x="15.948cm" svg:y="11.82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894cm" svg:height="0.032cm" svg:x="16.536cm" svg:y="11.827cm" svg:viewBox="0 0 3895 33" draw:points="1948,33 0,33 0,0 3895,0 3895,33">
            <text:p/>
          </draw:polygon>
          <draw:path draw:style-name="gr3" draw:text-style-name="P7" draw:layer="layout" svg:width="0.321cm" svg:height="0.532cm" svg:x="16.569cm" svg:y="11.9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17.138cm" svg:y="12.0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907cm" svg:y="11.98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8.276cm" svg:y="12.1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7" draw:layer="layout" svg:width="0.472cm" svg:height="0.032cm" svg:x="18.933cm" svg:y="12.29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9.663cm" svg:y="12.1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20.117cm" svg:y="11.9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20.812cm" svg:y="11.345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21.205cm" svg:y="11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310" draw:id="id310">
          <svg:title>TexMaths</svg:title>
          <svg:desc>22§display§= - \frac{7}{2}  \int  \frac{ 2 - 2x }{ \sqrt{3 + 2x - x^2} }\ dx +  10 \int \frac{ 1 }{ \sqrt{3 - ( x^2 - 2x )} } \ dx§svg§600§FALSE§</svg:desc>
          <draw:polygon draw:style-name="gr2" draw:text-style-name="P6" draw:layer="layout" svg:width="18.04cm" svg:height="1.849cm" svg:x="4.243cm" svg:y="13.27cm" svg:viewBox="0 0 18041 1850" draw:points="9022,1850 0,1850 0,0 18041,0 18041,1850">
            <text:p/>
          </draw:polygon>
          <draw:path draw:style-name="gr3" draw:text-style-name="P7" draw:layer="layout" svg:width="0.515cm" svg:height="0.182cm" svg:x="4.248cm" svg:y="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084cm" svg:y="14.074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758cm" svg:y="13.238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714cm" svg:y="14.074cm" svg:viewBox="0 0 389 33" draw:points="194,33 0,33 0,0 389,0 389,33">
            <text:p/>
          </draw:polygon>
          <draw:path draw:style-name="gr3" draw:text-style-name="P7" draw:layer="layout" svg:width="0.309cm" svg:height="0.516cm" svg:x="5.753cm" svg:y="14.29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366cm" svg:y="13.23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546cm" svg:y="13.24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129cm" svg:y="13.55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877cm" svg:y="13.24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248cm" svg:y="13.4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318cm" svg:y="14.074cm" svg:viewBox="0 0 4541 33" draw:points="2270,33 0,33 0,0 4541,0 4541,33">
            <text:p/>
          </draw:polygon>
          <draw:path draw:style-name="gr3" draw:text-style-name="P7" draw:layer="layout" svg:width="0.604cm" svg:height="0.773cm" svg:x="7.374cm" svg:y="14.229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7.962cm" svg:y="14.229cm" svg:viewBox="0 0 3895 33" draw:points="1948,33 0,33 0,0 3895,0 3895,33">
            <text:p/>
          </draw:polygon>
          <draw:path draw:style-name="gr3" draw:text-style-name="P7" draw:layer="layout" svg:width="0.321cm" svg:height="0.532cm" svg:x="7.995cm" svg:y="14.389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564cm" svg:y="14.45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333cm" svg:y="14.3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702cm" svg:y="14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359cm" svg:y="14.69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089cm" svg:y="14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543cm" svg:y="14.32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237cm" svg:y="13.74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631cm" svg:y="13.9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266cm" svg:y="13.83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065cm" svg:y="13.76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412cm" svg:y="13.768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4.942cm" svg:y="13.23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8.402cm" svg:y="13.24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7cm" svg:height="0.032cm" svg:x="15.892cm" svg:y="14.074cm" svg:viewBox="0 0 5271 33" draw:points="2635,33 0,33 0,0 5271,0 5271,33">
            <text:p/>
          </draw:polygon>
          <draw:path draw:style-name="gr3" draw:text-style-name="P7" draw:layer="layout" svg:width="0.705cm" svg:height="0.928cm" svg:x="15.978cm" svg:y="14.229cm" svg:viewBox="0 0 706 929" svg:d="M243 929c25 0 25 0 33-16l424-883c6-11 6-12 6-14 0-9-7-16-16-16-11 0-12 7-18 16l-399 832-166-383-107 82 12 13 55-43z">
            <text:p/>
          </draw:path>
          <draw:polygon draw:style-name="gr3" draw:text-style-name="P7" draw:layer="layout" svg:width="4.496cm" svg:height="0.032cm" svg:x="16.667cm" svg:y="14.229cm" svg:viewBox="0 0 4497 33" draw:points="2249,33 0,33 0,0 4497,0 4497,33">
            <text:p/>
          </draw:polygon>
          <draw:path draw:style-name="gr3" draw:text-style-name="P7" draw:layer="layout" svg:width="0.321cm" svg:height="0.532cm" svg:x="16.698cm" svg:y="14.407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7.288cm" svg:y="14.713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074cm" svg:y="14.34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321cm" svg:y="14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8.775cm" svg:y="14.33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9.322cm" svg:y="14.7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0.07cm" svg:y="14.40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20.442cm" svg:y="14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20.904cm" svg:y="14.34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21.543cm" svg:y="13.74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1.936cm" svg:y="13.9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1+width/2;x" smil:keyTimes="0;1"/>
                  <anim:animate smil:dur="0.5s" smil:fill="hold" smil:targetElement="id29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3" smil:attributeName="visibility" smil:to="visible"/>
                  <anim:animate smil:dur="0.5s" smil:fill="hold" smil:targetElement="id303" smil:attributeName="width" smil:values="width*0.05;width" smil:keyTimes="0;1"/>
                  <anim:animate smil:dur="0.5s" smil:fill="hold" smil:targetElement="id303" smil:attributeName="height" smil:values="height;height" smil:keyTimes="0;1"/>
                  <anim:animate smil:dur="0.5s" smil:fill="hold" smil:targetElement="id303" smil:attributeName="x" smil:values="x-.2;x" smil:keyTimes="0;1"/>
                  <anim:animate smil:dur="0.5s" smil:fill="hold" smil:targetElement="id303" smil:attributeName="y" smil:values="y;y" smil:keyTimes="0;1"/>
                  <anim:transitionFilter smil:dur="0.5s" smil:targetElement="id3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x;x" smil:keyTimes="0;1"/>
                  <anim:animate smil:dur="0.5s" smil:fill="hold" smil:targetElement="id3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x;x" smil:keyTimes="0;1"/>
                  <anim:animate smil:dur="0.5s" smil:fill="hold" smil:targetElement="id3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11" draw:id="id311">
          <svg:title>TexMaths</svg:title>
          <svg:desc>24§display§\text {I}§svg§600§FALSE§</svg:desc>
          <draw:polygon draw:style-name="gr2" draw:text-style-name="P6" draw:layer="layout" svg:width="0.197cm" svg:height="0.493cm" svg:x="3.843cm" svg:y="1.447cm" svg:viewBox="0 0 198 494" draw:points="100,494 0,494 0,0 198,0 198,494">
            <text:p/>
          </draw:polygon>
          <draw:path draw:style-name="gr3" draw:text-style-name="P7" draw:layer="layout" svg:width="0.258cm" svg:height="0.577cm" svg:x="3.824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2" draw:id="id312">
          <svg:title>TexMaths</svg:title>
          <svg:desc>22§display§= - \frac{7}{2}  \int  \frac{ 2 - 2x }{ \sqrt{3 + 2x - x^2} }\ dx +  10 \int \frac{ 1 }{ \sqrt{3 - ( x^2 - 2x + 1 - 1 )} } \ dx§svg§600§FALSE§</svg:desc>
          <draw:polygon draw:style-name="gr2" draw:text-style-name="P6" draw:layer="layout" svg:width="20.705cm" svg:height="1.849cm" svg:x="4.432cm" svg:y="0.86cm" svg:viewBox="0 0 20706 1850" draw:points="10353,1850 0,1850 0,0 20706,0 20706,1850">
            <text:p/>
          </draw:polygon>
          <draw:path draw:style-name="gr3" draw:text-style-name="P7" draw:layer="layout" svg:width="0.515cm" svg:height="0.182cm" svg:x="4.437cm" svg:y="1.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273cm" svg:y="1.664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47cm" svg:y="0.828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903cm" svg:y="1.664cm" svg:viewBox="0 0 389 33" draw:points="194,33 0,33 0,0 389,0 389,33">
            <text:p/>
          </draw:polygon>
          <draw:path draw:style-name="gr3" draw:text-style-name="P7" draw:layer="layout" svg:width="0.309cm" svg:height="0.516cm" svg:x="5.942cm" svg:y="1.8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555cm" svg:y="0.821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735cm" svg:y="0.83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318cm" svg:y="1.14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066cm" svg:y="0.83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437cm" svg:y="1.0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507cm" svg:y="1.664cm" svg:viewBox="0 0 4541 33" draw:points="2270,33 0,33 0,0 4541,0 4541,33">
            <text:p/>
          </draw:polygon>
          <draw:path draw:style-name="gr3" draw:text-style-name="P7" draw:layer="layout" svg:width="0.604cm" svg:height="0.773cm" svg:x="7.563cm" svg:y="1.819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8.151cm" svg:y="1.819cm" svg:viewBox="0 0 3895 33" draw:points="1948,33 0,33 0,0 3895,0 3895,33">
            <text:p/>
          </draw:polygon>
          <draw:path draw:style-name="gr3" draw:text-style-name="P7" draw:layer="layout" svg:width="0.321cm" svg:height="0.532cm" svg:x="8.184cm" svg:y="1.979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753cm" svg:y="2.0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522cm" svg:y="1.97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892cm" svg:y="2.1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548cm" svg:y="2.28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279cm" svg:y="2.1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733cm" svg:y="1.91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426cm" svg:y="1.33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821cm" svg:y="1.5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456cm" svg:y="1.4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255cm" svg:y="1.35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602cm" svg:y="1.358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5.131cm" svg:y="0.821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9.924cm" svg:y="0.8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7.933cm" svg:height="0.032cm" svg:x="16.082cm" svg:y="1.664cm" svg:viewBox="0 0 7934 33" draw:points="3967,33 0,33 0,0 7934,0 7934,33">
            <text:p/>
          </draw:polygon>
          <draw:path draw:style-name="gr3" draw:text-style-name="P7" draw:layer="layout" svg:width="0.705cm" svg:height="0.928cm" svg:x="16.168cm" svg:y="1.819cm" svg:viewBox="0 0 706 929" svg:d="M243 929c25 0 25 0 33-16l425-883c5-11 5-12 5-14 0-9-7-16-16-16-11 0-12 7-18 16l-399 832-166-383-107 82 12 13 55-43z">
            <text:p/>
          </draw:path>
          <draw:polygon draw:style-name="gr3" draw:text-style-name="P7" draw:layer="layout" svg:width="7.159cm" svg:height="0.032cm" svg:x="16.856cm" svg:y="1.819cm" svg:viewBox="0 0 7160 33" draw:points="3580,33 0,33 0,0 7160,0 7160,33">
            <text:p/>
          </draw:polygon>
          <draw:path draw:style-name="gr3" draw:text-style-name="P7" draw:layer="layout" svg:width="0.321cm" svg:height="0.532cm" svg:x="16.888cm" svg:y="1.997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7.478cm" svg:y="2.303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264cm" svg:y="1.93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511cm" svg:y="2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8.965cm" svg:y="1.9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9.512cm" svg:y="2.3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0.26cm" svg:y="1.99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20.632cm" svg:y="2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1.265cm" svg:y="2.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22.064cm" svg:y="1.99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22.619cm" svg:y="2.30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397cm" svg:y="1.99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3.758cm" svg:y="1.93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24.397cm" svg:y="1.33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4.791cm" svg:y="1.5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318" draw:id="id318">
          <svg:title>TexMaths</svg:title>
          <svg:desc>24§display§\text {I}§svg§600§FALSE§</svg:desc>
          <draw:polygon draw:style-name="gr2" draw:text-style-name="P6" draw:layer="layout" svg:width="0.197cm" svg:height="0.493cm" svg:x="3.944cm" svg:y="9.747cm" svg:viewBox="0 0 198 494" draw:points="100,494 0,494 0,0 198,0 198,494">
            <text:p/>
          </draw:polygon>
          <draw:path draw:style-name="gr3" draw:text-style-name="P7" draw:layer="layout" svg:width="0.258cm" svg:height="0.577cm" svg:x="3.925cm" svg:y="9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9" draw:id="id319">
          <svg:title>TexMaths</svg:title>
          <svg:desc>22§display§= - \frac{7}{2}  \int  \frac{1}{ \sqrt{t} }\ dt +  10 \int \frac{ 1 }{ \sqrt{ (2)^2 - ( x - 1 )^2 } } \ dx§svg§600§FALSE§</svg:desc>
          <draw:polygon draw:style-name="gr2" draw:text-style-name="P6" draw:layer="layout" svg:width="14.769cm" svg:height="1.849cm" svg:x="4.533cm" svg:y="9.158cm" svg:viewBox="0 0 14770 1850" draw:points="7385,1850 0,1850 0,0 14770,0 14770,1850">
            <text:p/>
          </draw:polygon>
          <draw:path draw:style-name="gr3" draw:text-style-name="P7" draw:layer="layout" svg:width="0.515cm" svg:height="0.182cm" svg:x="4.538cm" svg:y="9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374cm" svg:y="9.962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6.048cm" svg:y="9.126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6.004cm" svg:y="9.962cm" svg:viewBox="0 0 389 33" draw:points="194,33 0,33 0,0 389,0 389,33">
            <text:p/>
          </draw:polygon>
          <draw:path draw:style-name="gr3" draw:text-style-name="P7" draw:layer="layout" svg:width="0.309cm" svg:height="0.516cm" svg:x="6.043cm" svg:y="10.18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656cm" svg:y="9.1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7.946cm" svg:y="9.1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7.608cm" svg:y="9.962cm" svg:viewBox="0 0 926 33" draw:points="463,33 0,33 0,0 926,0 926,33">
            <text:p/>
          </draw:polygon>
          <draw:path draw:style-name="gr3" draw:text-style-name="P7" draw:layer="layout" svg:width="0.604cm" svg:height="0.773cm" svg:x="7.664cm" svg:y="10.117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8.252cm" svg:y="10.117cm" svg:viewBox="0 0 282 33" draw:points="141,33 0,33 0,0 282,0 282,33">
            <text:p/>
          </draw:polygon>
          <draw:path draw:style-name="gr3" draw:text-style-name="P7" draw:layer="layout" svg:width="0.238cm" svg:height="0.494cm" svg:x="8.269cm" svg:y="10.29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369cm" svg:height="0.546cm" svg:x="8.912cm" svg:y="9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9.302cm" svg:y="9.68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9.778cm" svg:y="9.7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0.577cm" svg:y="9.65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0.925cm" svg:y="9.656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687cm" svg:height="1.718cm" svg:x="11.453cm" svg:y="9.1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5.168cm" svg:y="9.1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75cm" svg:height="0.032cm" svg:x="12.405cm" svg:y="9.962cm" svg:viewBox="0 0 5776 33" draw:points="2888,33 0,33 0,0 5776,0 5776,33">
            <text:p/>
          </draw:polygon>
          <draw:path draw:style-name="gr3" draw:text-style-name="P7" draw:layer="layout" svg:width="0.705cm" svg:height="0.928cm" svg:x="12.49cm" svg:y="10.11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5.003cm" svg:height="0.032cm" svg:x="13.178cm" svg:y="10.117cm" svg:viewBox="0 0 5004 33" draw:points="2501,33 0,33 0,0 5004,0 5004,33">
            <text:p/>
          </draw:polygon>
          <draw:path draw:style-name="gr3" draw:text-style-name="P7" draw:layer="layout" svg:width="0.18cm" svg:height="0.773cm" svg:x="13.255cm" svg:y="10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3.518cm" svg:y="10.2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3.91cm" svg:y="10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4.2cm" svg:y="10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75cm" svg:y="10.60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5.534cm" svg:y="10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5.781cm" svg:y="10.4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6.437cm" svg:y="10.60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215cm" svg:y="10.2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576cm" svg:y="10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7.866cm" svg:y="10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562cm" svg:y="9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8.956cm" svg:y="9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17" draw:id="id317">
          <svg:title>TexMaths</svg:title>
          <svg:desc>24§display§\therefore§svg§600§FALSE§</svg:desc>
          <draw:polygon draw:style-name="gr2" draw:text-style-name="P6" draw:layer="layout" svg:width="0.453cm" svg:height="0.371cm" svg:x="2.54cm" svg:y="9.848cm" svg:viewBox="0 0 454 372" draw:points="227,372 0,372 0,0 454,0 454,372">
            <text:p/>
          </draw:polygon>
          <draw:path draw:style-name="gr3" draw:text-style-name="P7" draw:layer="layout" svg:width="0.513cm" svg:height="0.455cm" svg:x="2.523cm" svg:y="9.8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13" draw:id="id313">
          <svg:title>TexMaths</svg:title>
          <svg:desc>22§display§= - \frac{7}{2}  \int  \frac{ 2 - 2x }{ \sqrt{3 + 2x - x^2} }\ dx +  10 \int \frac{ 1 }{ \sqrt{3 - ( x - 1 )^2 + 1 } } \ dx§svg§600§FALSE§</svg:desc>
          <draw:polygon draw:style-name="gr2" draw:text-style-name="P6" draw:layer="layout" svg:width="18.931cm" svg:height="1.849cm" svg:x="4.433cm" svg:y="3.262cm" svg:viewBox="0 0 18932 1850" draw:points="9465,1850 0,1850 0,0 18932,0 18932,1850">
            <text:p/>
          </draw:polygon>
          <draw:path draw:style-name="gr3" draw:text-style-name="P7" draw:layer="layout" svg:width="0.515cm" svg:height="0.182cm" svg:x="4.438cm" svg:y="3.9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274cm" svg:y="4.066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48cm" svg:y="3.23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904cm" svg:y="4.066cm" svg:viewBox="0 0 389 33" draw:points="194,33 0,33 0,0 389,0 389,33">
            <text:p/>
          </draw:polygon>
          <draw:path draw:style-name="gr3" draw:text-style-name="P7" draw:layer="layout" svg:width="0.309cm" svg:height="0.516cm" svg:x="5.943cm" svg:y="4.29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556cm" svg:y="3.223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736cm" svg:y="3.23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319cm" svg:y="3.5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067cm" svg:y="3.23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438cm" svg:y="3.4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508cm" svg:y="4.066cm" svg:viewBox="0 0 4541 33" draw:points="2270,33 0,33 0,0 4541,0 4541,33">
            <text:p/>
          </draw:polygon>
          <draw:path draw:style-name="gr3" draw:text-style-name="P7" draw:layer="layout" svg:width="0.604cm" svg:height="0.773cm" svg:x="7.564cm" svg:y="4.221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8.152cm" svg:y="4.221cm" svg:viewBox="0 0 3895 33" draw:points="1948,33 0,33 0,0 3895,0 3895,33">
            <text:p/>
          </draw:polygon>
          <draw:path draw:style-name="gr3" draw:text-style-name="P7" draw:layer="layout" svg:width="0.321cm" svg:height="0.532cm" svg:x="8.185cm" svg:y="4.381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754cm" svg:y="4.44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523cm" svg:y="4.38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893cm" svg:y="4.5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549cm" svg:y="4.68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279cm" svg:y="4.5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733cm" svg:y="4.3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427cm" svg:y="3.73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821cm" svg:y="3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457cm" svg:y="3.8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256cm" svg:y="3.7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602cm" svg:y="3.76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5.132cm" svg:y="3.223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9.037cm" svg:y="3.2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6.159cm" svg:height="0.032cm" svg:x="16.082cm" svg:y="4.066cm" svg:viewBox="0 0 6160 33" draw:points="3080,33 0,33 0,0 6160,0 6160,33">
            <text:p/>
          </draw:polygon>
          <draw:path draw:style-name="gr3" draw:text-style-name="P7" draw:layer="layout" svg:width="0.705cm" svg:height="0.928cm" svg:x="16.169cm" svg:y="4.221cm" svg:viewBox="0 0 706 929" svg:d="M243 929c25 0 25 0 33-16l424-883c6-11 6-12 6-14 0-9-7-16-16-16-11 0-12 7-18 16l-399 832-166-383-107 82 12 13 55-43z">
            <text:p/>
          </draw:path>
          <draw:polygon draw:style-name="gr3" draw:text-style-name="P7" draw:layer="layout" svg:width="5.386cm" svg:height="0.032cm" svg:x="16.857cm" svg:y="4.221cm" svg:viewBox="0 0 5387 33" draw:points="2693,33 0,33 0,0 5387,0 5387,33">
            <text:p/>
          </draw:polygon>
          <draw:path draw:style-name="gr3" draw:text-style-name="P7" draw:layer="layout" svg:width="0.321cm" svg:height="0.532cm" svg:x="16.888cm" svg:y="4.399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7.478cm" svg:y="4.70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265cm" svg:y="4.33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511cm" svg:y="4.5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9.166cm" svg:y="4.70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944cm" svg:y="4.39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306cm" svg:y="4.33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20.597cm" svg:y="4.3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1.125cm" svg:y="4.4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21.924cm" svg:y="4.39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69cm" svg:height="0.546cm" svg:x="22.623cm" svg:y="3.73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23.017cm" svg:y="3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15" draw:id="id315">
          <svg:title>TexMaths</svg:title>
          <svg:desc>22§display§= - \frac{7}{2}  \int  \frac{ 2 - 2x }{ \sqrt{3 + 2x - x^2} }\ dx +  10 \int \frac{ 1 }{ \sqrt{4 - ( x - 1 )^2 } } \ dx§svg§600§FALSE§</svg:desc>
          <draw:polygon draw:style-name="gr2" draw:text-style-name="P6" draw:layer="layout" svg:width="17.6cm" svg:height="1.849cm" svg:x="4.434cm" svg:y="5.564cm" svg:viewBox="0 0 17601 1850" draw:points="8801,1850 0,1850 0,0 17601,0 17601,1850">
            <text:p/>
          </draw:polygon>
          <draw:path draw:style-name="gr3" draw:text-style-name="P7" draw:layer="layout" svg:width="0.515cm" svg:height="0.182cm" svg:x="4.439cm" svg:y="6.2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275cm" svg:y="6.368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49cm" svg:y="5.532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905cm" svg:y="6.368cm" svg:viewBox="0 0 389 33" draw:points="194,33 0,33 0,0 389,0 389,33">
            <text:p/>
          </draw:polygon>
          <draw:path draw:style-name="gr3" draw:text-style-name="P7" draw:layer="layout" svg:width="0.309cm" svg:height="0.516cm" svg:x="5.944cm" svg:y="6.5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557cm" svg:y="5.525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738cm" svg:y="5.53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32cm" svg:y="5.84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068cm" svg:y="5.53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44cm" svg:y="5.71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509cm" svg:y="6.368cm" svg:viewBox="0 0 4541 33" draw:points="2271,33 0,33 0,0 4541,0 4541,33">
            <text:p/>
          </draw:polygon>
          <draw:path draw:style-name="gr3" draw:text-style-name="P7" draw:layer="layout" svg:width="0.604cm" svg:height="0.773cm" svg:x="7.565cm" svg:y="6.523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8.153cm" svg:y="6.523cm" svg:viewBox="0 0 3895 33" draw:points="1948,33 0,33 0,0 3895,0 3895,33">
            <text:p/>
          </draw:polygon>
          <draw:path draw:style-name="gr3" draw:text-style-name="P7" draw:layer="layout" svg:width="0.321cm" svg:height="0.532cm" svg:x="8.187cm" svg:y="6.68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755cm" svg:y="6.74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524cm" svg:y="6.68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894cm" svg:y="6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55cm" svg:y="6.98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281cm" svg:y="6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735cm" svg:y="6.61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429cm" svg:y="6.041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823cm" svg:y="6.2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458cm" svg:y="6.1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257cm" svg:y="6.06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604cm" svg:y="6.062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5.134cm" svg:y="5.525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8.374cm" svg:y="5.53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827cm" svg:height="0.032cm" svg:x="16.084cm" svg:y="6.368cm" svg:viewBox="0 0 4828 33" draw:points="2415,33 0,33 0,0 4828,0 4828,33">
            <text:p/>
          </draw:polygon>
          <draw:path draw:style-name="gr3" draw:text-style-name="P7" draw:layer="layout" svg:width="0.705cm" svg:height="0.928cm" svg:x="16.171cm" svg:y="6.523cm" svg:viewBox="0 0 706 929" svg:d="M243 929c25 0 25 0 33-16l425-883c5-11 5-12 5-14 0-9-7-16-16-16-11 0-12 7-18 16l-399 832-166-383-107 82 12 13 55-43z">
            <text:p/>
          </draw:path>
          <draw:polygon draw:style-name="gr3" draw:text-style-name="P7" draw:layer="layout" svg:width="4.054cm" svg:height="0.032cm" svg:x="16.859cm" svg:y="6.523cm" svg:viewBox="0 0 4055 33" draw:points="2028,33 0,33 0,0 4055,0 4055,33">
            <text:p/>
          </draw:polygon>
          <draw:path draw:style-name="gr3" draw:text-style-name="P7" draw:layer="layout" svg:width="0.344cm" svg:height="0.523cm" svg:x="16.88cm" svg:y="6.692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17.48cm" svg:y="7.00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267cm" svg:y="6.63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513cm" svg:y="6.8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9.168cm" svg:y="7.00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946cm" svg:y="6.70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309cm" svg:y="6.63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20.599cm" svg:y="6.63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1.293cm" svg:y="6.041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1.687cm" svg:y="6.2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14" draw:id="id314">
          <svg:title>TexMaths</svg:title>
          <svg:desc>24§display§\text {I}§svg§600§FALSE§</svg:desc>
          <draw:polygon draw:style-name="gr2" draw:text-style-name="P6" draw:layer="layout" svg:width="0.197cm" svg:height="0.493cm" svg:x="3.844cm" svg:y="6.148cm" svg:viewBox="0 0 198 494" draw:points="100,494 0,494 0,0 198,0 198,494">
            <text:p/>
          </draw:polygon>
          <draw:path draw:style-name="gr3" draw:text-style-name="P7" draw:layer="layout" svg:width="0.258cm" svg:height="0.577cm" svg:x="3.825cm" svg:y="6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6" draw:id="id316">
          <svg:title>TexMaths</svg:title>
          <svg:desc>22§display§\text {In } 1^{st} \text { Integral put, } 3 + 2x - x^2 = t, \ \text {Diff } w.\ r.\ t.\ x.\ \ (2 - 2x)dx = dt §svg§600§FALSE§</svg:desc>
          <draw:polygon draw:style-name="gr2" draw:text-style-name="P6" draw:layer="layout" svg:width="22.995cm" svg:height="0.795cm" svg:x="2.645cm" svg:y="7.849cm" svg:viewBox="0 0 22996 796" draw:points="11498,796 0,796 0,0 22996,0 22996,796">
            <text:p/>
          </draw:polygon>
          <draw:path draw:style-name="gr3" draw:text-style-name="P7" draw:layer="layout" svg:width="0.237cm" svg:height="0.529cm" svg:x="2.627cm" svg:y="7.961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91cm" svg:y="8.14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3.641cm" svg:y="7.97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998cm" svg:y="7.931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4.274cm" svg:y="7.831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237cm" svg:height="0.529cm" svg:x="4.802cm" svg:y="7.961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7" draw:layer="layout" svg:width="0.39cm" svg:height="0.342cm" svg:x="5.084cm" svg:y="8.14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5.483cm" svg:y="8.01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cm" svg:height="0.356cm" svg:x="5.79cm" svg:y="8.14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6.135cm" svg:y="8.13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6.52cm" svg:y="8.14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6.835cm" svg:y="8.14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7.213cm" svg:y="7.95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83cm" svg:height="0.492cm" svg:x="7.683cm" svg:y="8.146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9cm" svg:height="0.351cm" svg:x="8.115cm" svg:y="8.146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8.535cm" svg:y="8.01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091cm" svg:height="0.231cm" svg:x="8.887cm" svg:y="8.407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21cm" svg:height="0.532cm" svg:x="9.325cm" svg:y="7.974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9.896cm" svg:y="8.03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663cm" svg:y="7.97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034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689cm" svg:y="8.2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421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2.874cm" svg:y="7.8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3.445cm" svg:y="8.2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236cm" svg:y="8.00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14.563cm" svg:y="8.407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5.126cm" svg:y="7.961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5.714cm" svg:y="7.97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5.925cm" svg:y="7.944cm" svg:viewBox="0 0 466 547" svg:d="M327 236h88v-23h-91v-90c0-70 39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6.635cm" svg:y="8.146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8-22-58-66 0-22 7-46 9-57z">
            <text:p/>
          </draw:path>
          <draw:path draw:style-name="gr3" draw:text-style-name="P7" draw:layer="layout" svg:width="0.083cm" svg:height="0.083cm" svg:x="17.254cm" svg:y="8.407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7.682cm" svg:y="8.146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8.053cm" svg:y="8.407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477cm" svg:y="8.00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8.805cm" svg:y="8.407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9.234cm" svg:y="8.1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83cm" svg:height="0.083cm" svg:x="19.72cm" svg:y="8.40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0.461cm" svg:y="7.90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0.723cm" svg:y="7.97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21.307cm" svg:y="8.2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2.053cm" svg:y="7.97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2.425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22.888cm" svg:y="7.90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176cm" svg:y="7.95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3.571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24.246cm" svg:y="8.2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051cm" svg:y="7.95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5.44cm" svg:y="8.00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320" draw:id="id320">
          <svg:title>TexMaths</svg:title>
          <svg:desc>22§display§= - \frac{7}{2} ( 2\sqrt{t} ) +  10 \sin^{-1}\left( \frac{x - 1}{2} \right) \ + \ c§svg§600§FALSE§</svg:desc>
          <draw:polygon draw:style-name="gr2" draw:text-style-name="P6" draw:layer="layout" svg:width="12.469cm" svg:height="1.779cm" svg:x="4.533cm" svg:y="11.36cm" svg:viewBox="0 0 12470 1780" draw:points="6235,1780 0,1780 0,0 12470,0 12470,1780">
            <text:p/>
          </draw:polygon>
          <draw:path draw:style-name="gr3" draw:text-style-name="P7" draw:layer="layout" svg:width="0.515cm" svg:height="0.182cm" svg:x="4.538cm" svg:y="12.1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374cm" svg:y="12.233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6.048cm" svg:y="11.397cm" svg:viewBox="0 0 333 542" svg:d="M327 53c6-11 6-13 6-28h-189c-95 0-96-11-98-25h-20l-26 160h19c2-12 9-61 20-70 5-6 67-6 75-6h162c-9 13-70 97-88 124-68 104-95 211-95 290 0 9 0 44 35 44 37 0 37-35 37-44v-39c0-42 2-86 7-126 4-18 15-85 50-134z">
            <text:p/>
          </draw:path>
          <draw:polygon draw:style-name="gr3" draw:text-style-name="P7" draw:layer="layout" svg:width="0.388cm" svg:height="0.032cm" svg:x="6.004cm" svg:y="12.233cm" svg:viewBox="0 0 389 33" draw:points="194,33 0,33 0,0 389,0 389,33">
            <text:p/>
          </draw:polygon>
          <draw:path draw:style-name="gr3" draw:text-style-name="P7" draw:layer="layout" svg:width="0.309cm" svg:height="0.516cm" svg:x="6.043cm" svg:y="12.4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18cm" svg:height="0.773cm" svg:x="6.56cm" svg:y="11.8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6.823cm" svg:y="11.92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604cm" svg:height="0.773cm" svg:x="7.227cm" svg:y="11.745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7.815cm" svg:y="11.745cm" svg:viewBox="0 0 282 33" draw:points="141,33 0,33 0,0 282,0 282,33">
            <text:p/>
          </draw:polygon>
          <draw:path draw:style-name="gr3" draw:text-style-name="P7" draw:layer="layout" svg:width="0.238cm" svg:height="0.494cm" svg:x="7.833cm" svg:y="11.958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8.139cm" svg:y="11.86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516cm" svg:x="8.611cm" svg:y="11.9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41cm" svg:y="11.92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9.756cm" svg:y="11.927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254cm" svg:height="0.356cm" svg:x="10.268cm" svg:y="12.095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573cm" svg:y="11.92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788cm" svg:y="12.101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1.25cm" svg:y="11.969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1.734cm" svg:y="11.75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2.312cm" svg:y="11.321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386cm" svg:height="0.351cm" svg:x="12.834cm" svg:y="11.5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3.491cm" svg:y="11.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268cm" svg:y="11.40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12.813cm" svg:y="12.233cm" svg:viewBox="0 0 1776 33" draw:points="887,33 0,33 0,0 1776,0 1776,33">
            <text:p/>
          </draw:polygon>
          <draw:path draw:style-name="gr3" draw:text-style-name="P7" draw:layer="layout" svg:width="0.309cm" svg:height="0.516cm" svg:x="13.545cm" svg:y="12.4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1cm" svg:height="1.856cm" svg:x="14.705cm" svg:y="11.321cm" svg:viewBox="0 0 382 1857" svg:d="M382 929c0-304-71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72cm" svg:y="11.9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739cm" svg:y="12.10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23" draw:id="id323">
          <svg:title>TexMaths</svg:title>
          <svg:desc>22§display§= - 7\sqrt{ 3 + 2x - x^2 }  +  10 \sin^{-1}\left( \frac{x - 1}{2} \right) \ + \ c§svg§600§FALSE§</svg:desc>
          <draw:polygon draw:style-name="gr2" draw:text-style-name="P6" draw:layer="layout" svg:width="15.039cm" svg:height="1.779cm" svg:x="4.534cm" svg:y="13.262cm" svg:viewBox="0 0 15040 1780" draw:points="7520,1780 0,1780 0,0 15040,0 15040,1780">
            <text:p/>
          </draw:polygon>
          <draw:path draw:style-name="gr3" draw:text-style-name="P7" draw:layer="layout" svg:width="0.515cm" svg:height="0.182cm" svg:x="4.539cm" svg:y="14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375cm" svg:y="14.135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56cm" svg:y="13.821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  <draw:path draw:style-name="gr3" draw:text-style-name="P7" draw:layer="layout" svg:width="0.705cm" svg:height="0.928cm" svg:x="6.384cm" svg:y="13.554cm" svg:viewBox="0 0 706 929" svg:d="M243 929c25 0 25 0 33-15l424-884c6-11 6-12 6-14 0-9-7-16-16-16-11 0-12 7-18 16l-399 832-166-383-107 82 12 13 55-43z">
            <text:p/>
          </draw:path>
          <draw:polygon draw:style-name="gr3" draw:text-style-name="P7" draw:layer="layout" svg:width="3.894cm" svg:height="0.032cm" svg:x="7.072cm" svg:y="13.554cm" svg:viewBox="0 0 3895 33" draw:points="1948,33 0,33 0,0 3895,0 3895,33">
            <text:p/>
          </draw:polygon>
          <draw:path draw:style-name="gr3" draw:text-style-name="P7" draw:layer="layout" svg:width="0.321cm" svg:height="0.532cm" svg:x="7.105cm" svg:y="13.829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6cm" svg:x="7.674cm" svg:y="13.8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8.443cm" svg:y="13.82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812cm" svg:y="14.0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469cm" svg:y="14.13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199cm" svg:y="14.00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0.653cm" svg:y="13.76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181cm" svg:y="13.8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98cm" svg:y="13.82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2.329cm" svg:y="13.829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254cm" svg:height="0.356cm" svg:x="12.839cm" svg:y="13.99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144cm" svg:y="13.82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358cm" svg:y="14.00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3.821cm" svg:y="13.87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305cm" svg:y="13.6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4.882cm" svg:y="13.223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5.407cm" svg:y="13.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061cm" svg:y="13.61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6.839cm" svg:y="13.3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15.384cm" svg:y="14.135cm" svg:viewBox="0 0 1776 33" draw:points="887,33 0,33 0,0 1776,0 1776,33">
            <text:p/>
          </draw:polygon>
          <draw:path draw:style-name="gr3" draw:text-style-name="P7" draw:layer="layout" svg:width="0.309cm" svg:height="0.516cm" svg:x="16.116cm" svg:y="14.3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7.278cm" svg:y="13.22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8.291cm" svg:y="13.8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9.31cm" svg:y="14.00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22" draw:id="id322">
          <svg:title>TexMaths</svg:title>
          <svg:desc>24§display§\text {I}§svg§600§FALSE§</svg:desc>
          <draw:polygon draw:style-name="gr2" draw:text-style-name="P6" draw:layer="layout" svg:width="0.197cm" svg:height="0.493cm" svg:x="3.945cm" svg:y="13.947cm" svg:viewBox="0 0 198 494" draw:points="100,494 0,494 0,0 198,0 198,494">
            <text:p/>
          </draw:polygon>
          <draw:path draw:style-name="gr3" draw:text-style-name="P7" draw:layer="layout" svg:width="0.258cm" svg:height="0.577cm" svg:x="3.926cm" svg:y="13.9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1" draw:id="id321">
          <svg:title>TexMaths</svg:title>
          <svg:desc>24§display§\therefore§svg§600§FALSE§</svg:desc>
          <draw:polygon draw:style-name="gr2" draw:text-style-name="P6" draw:layer="layout" svg:width="0.453cm" svg:height="0.371cm" svg:x="2.541cm" svg:y="14.048cm" svg:viewBox="0 0 454 372" draw:points="227,372 0,372 0,0 454,0 454,372">
            <text:p/>
          </draw:polygon>
          <draw:path draw:style-name="gr3" draw:text-style-name="P7" draw:layer="layout" svg:width="0.513cm" svg:height="0.455cm" svg:x="2.524cm" svg:y="14.0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11" smil:attributeName="visibility" smil:to="visible"/>
                  <anim:animate smil:dur="0.5s" smil:fill="hold" smil:targetElement="id311" smil:attributeName="width" smil:values="width*0.05;width" smil:keyTimes="0;1"/>
                  <anim:animate smil:dur="0.5s" smil:fill="hold" smil:targetElement="id311" smil:attributeName="height" smil:values="height;height" smil:keyTimes="0;1"/>
                  <anim:animate smil:dur="0.5s" smil:fill="hold" smil:targetElement="id311" smil:attributeName="x" smil:values="x-.2;x" smil:keyTimes="0;1"/>
                  <anim:animate smil:dur="0.5s" smil:fill="hold" smil:targetElement="id311" smil:attributeName="y" smil:values="y;y" smil:keyTimes="0;1"/>
                  <anim:transitionFilter smil:dur="0.5s" smil:targetElement="id3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4" smil:attributeName="visibility" smil:to="visible"/>
                  <anim:animate smil:dur="0.5s" smil:fill="hold" smil:targetElement="id314" smil:attributeName="x" smil:values="x;x" smil:keyTimes="0;1"/>
                  <anim:animate smil:dur="0.5s" smil:fill="hold" smil:targetElement="id3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24" draw:id="id324">
          <svg:title>TexMaths</svg:title>
          <svg:desc>26§display§(6)§svg§600§FALSE§</svg:desc>
          <draw:polygon draw:style-name="gr2" draw:text-style-name="P6" draw:layer="layout" svg:width="0.986cm" svg:height="0.823cm" svg:x="2.116cm" svg:y="1.15cm" svg:viewBox="0 0 987 824" draw:points="494,824 0,824 0,0 987,0 987,824">
            <text:p/>
          </draw:polygon>
          <draw:path draw:style-name="gr3" draw:text-style-name="P7" draw:layer="layout" svg:width="0.213cm" svg:height="0.914cm" svg:x="2.16cm" svg:y="1.104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2.464cm" svg:y="1.181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7" draw:layer="layout" svg:width="0.213cm" svg:height="0.914cm" svg:x="2.937cm" svg:y="1.10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25" draw:id="id325">
          <svg:title>TexMaths</svg:title>
          <svg:desc>24§display§\text {Let,}§svg§600§FALSE§</svg:desc>
          <draw:polygon draw:style-name="gr2" draw:text-style-name="P6" draw:layer="layout" svg:width="1.318cm" svg:height="0.655cm" svg:x="3.738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26" draw:id="id326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7" draw:id="id327">
          <svg:title>TexMaths</svg:title>
          <svg:desc>22§display§= \int \frac{2x + 1}{ \sqrt{x^2 + 4x + 13} }\ dx§svg§600§FALSE§</svg:desc>
          <draw:polygon draw:style-name="gr2" draw:text-style-name="P6" draw:layer="layout" svg:width="7.82cm" svg:height="1.695cm" svg:x="6.333cm" svg:y="0.657cm" svg:viewBox="0 0 7821 1696" draw:points="3911,1696 0,1696 0,0 7821,0 7821,1696">
            <text:p/>
          </draw:polygon>
          <draw:path draw:style-name="gr3" draw:text-style-name="P7" draw:layer="layout" svg:width="0.515cm" svg:height="0.182cm" svg:x="6.338cm" svg:y="1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0.618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9.526cm" svg:y="0.63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9.897cm" svg:y="0.8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0.531cm" svg:y="0.69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33cm" svg:y="0.6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8.106cm" svg:y="1.461cm" svg:viewBox="0 0 4927 33" draw:points="2464,33 0,33 0,0 4927,0 4927,33">
            <text:p/>
          </draw:polygon>
          <draw:path draw:style-name="gr3" draw:text-style-name="P7" draw:layer="layout" svg:width="0.605cm" svg:height="0.774cm" svg:x="8.162cm" svg:y="1.616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8.75cm" svg:y="1.616cm" svg:viewBox="0 0 4283 33" draw:points="2142,33 0,33 0,0 4283,0 4283,33">
            <text:p/>
          </draw:polygon>
          <draw:path draw:style-name="gr3" draw:text-style-name="P7" draw:layer="layout" svg:width="0.386cm" svg:height="0.351cm" svg:x="8.773cm" svg:y="1.9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9.227cm" svg:y="1.7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753cm" svg:y="1.8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506cm" svg:y="1.76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894cm" svg:y="1.9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1.527cm" svg:y="1.8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326cm" svg:y="1.77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677cm" svg:y="1.777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3.412cm" svg:y="1.134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807cm" svg:y="1.3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335" draw:id="id335">
          <svg:title>TexMaths</svg:title>
          <svg:desc>24§display§\text {I}§svg§600§FALSE§</svg:desc>
          <draw:polygon draw:style-name="gr2" draw:text-style-name="P6" draw:layer="layout" svg:width="0.197cm" svg:height="0.493cm" svg:x="5.645cm" svg:y="13.6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3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6" draw:id="id336">
          <svg:title>TexMaths</svg:title>
          <svg:desc>22§display§= \int  \frac{ 1 }{ \sqrt{ t } }\ dt - 3\int \frac{1}{ \sqrt{ ( x + 2 )^2 + (3)^2 } } \ dx§svg§600§FALSE§</svg:desc>
          <draw:polygon draw:style-name="gr2" draw:text-style-name="P6" draw:layer="layout" svg:width="13.081cm" svg:height="1.849cm" svg:x="6.335cm" svg:y="13.055cm" svg:viewBox="0 0 13082 1850" draw:points="6540,1850 0,1850 0,0 13082,0 13082,1850">
            <text:p/>
          </draw:polygon>
          <draw:path draw:style-name="gr3" draw:text-style-name="P7" draw:layer="layout" svg:width="0.515cm" svg:height="0.182cm" svg:x="6.34cm" svg:y="13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5cm" svg:y="13.016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45cm" svg:y="13.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8.107cm" svg:y="13.859cm" svg:viewBox="0 0 926 33" draw:points="463,33 0,33 0,0 926,0 926,33">
            <text:p/>
          </draw:polygon>
          <draw:path draw:style-name="gr3" draw:text-style-name="P7" draw:layer="layout" svg:width="0.604cm" svg:height="0.773cm" svg:x="8.164cm" svg:y="14.01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8.752cm" svg:y="14.014cm" svg:viewBox="0 0 282 33" draw:points="141,33 0,33 0,0 282,0 282,33">
            <text:p/>
          </draw:polygon>
          <draw:path draw:style-name="gr3" draw:text-style-name="P7" draw:layer="layout" svg:width="0.238cm" svg:height="0.494cm" svg:x="8.769cm" svg:y="14.1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369cm" svg:height="0.546cm" svg:x="9.412cm" svg:y="13.53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238cm" svg:height="0.494cm" svg:x="9.802cm" svg:y="13.58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10.299cm" svg:y="13.85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041cm" svg:y="13.55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8cm" svg:x="11.568cm" svg:y="13.016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5.281cm" svg:y="13.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75cm" svg:height="0.032cm" svg:x="12.518cm" svg:y="13.859cm" svg:viewBox="0 0 5776 33" draw:points="2888,33 0,33 0,0 5776,0 5776,33">
            <text:p/>
          </draw:polygon>
          <draw:path draw:style-name="gr3" draw:text-style-name="P7" draw:layer="layout" svg:width="0.705cm" svg:height="0.928cm" svg:x="12.604cm" svg:y="14.014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5.003cm" svg:height="0.032cm" svg:x="13.292cm" svg:y="14.014cm" svg:viewBox="0 0 5004 33" draw:points="2501,33 0,33 0,0 5004,0 5004,33">
            <text:p/>
          </draw:polygon>
          <draw:path draw:style-name="gr3" draw:text-style-name="P7" draw:layer="layout" svg:width="0.18cm" svg:height="0.773cm" svg:x="13.368cm" svg:y="14.1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3.614cm" svg:y="14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4.25cm" svg:y="14.2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5.019cm" svg:y="14.19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18cm" svg:height="0.773cm" svg:x="15.41cm" svg:y="14.12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5.7cm" svg:y="14.12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6.228cm" svg:y="14.2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7.036cm" svg:y="14.1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7.291cm" svg:y="14.19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7.691cm" svg:y="14.12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7.981cm" svg:y="14.12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675cm" svg:y="13.532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9.069cm" svg:y="13.7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28" draw:id="id328">
          <svg:title>TexMaths</svg:title>
          <svg:desc>18§display§[\ \text {In this example derivative of the expression under the root is } 2x + 4, \text { but } 2x + 1 \text { is already} §svg§600§FALSE§</svg:desc>
          <draw:polygon draw:style-name="gr2" draw:text-style-name="P6" draw:layer="layout" svg:width="25.504cm" svg:height="0.57cm" svg:x="1.642cm" svg:y="2.751cm" svg:viewBox="0 0 25505 571" draw:points="12753,571 0,571 0,0 25505,0 25505,571">
            <text:p/>
          </draw:polygon>
          <draw:polygon draw:style-name="gr3" draw:text-style-name="P7" draw:layer="layout" svg:width="0.087cm" svg:height="0.633cm" svg:x="1.685cm" svg:y="2.719cm" svg:viewBox="0 0 88 634" draw:points="88,634 88,610 26,610 26,26 88,26 88,0 0,0 0,634">
            <text:p/>
          </draw:polygon>
          <draw:path draw:style-name="gr3" draw:text-style-name="P7" draw:layer="layout" svg:width="0.193cm" svg:height="0.433cm" svg:x="2.015cm" svg:y="2.7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319cm" svg:height="0.28cm" svg:x="2.245cm" svg:y="2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9cm" svg:height="0.397cm" svg:x="2.8cm" svg:y="2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3.055cm" svg:y="2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136cm" svg:height="0.424cm" svg:x="3.406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3.582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4.04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4.31cm" svg:y="2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61-20z">
            <text:p/>
          </draw:path>
          <draw:path draw:style-name="gr3" draw:text-style-name="P7" draw:layer="layout" svg:width="0.286cm" svg:height="0.292cm" svg:x="4.663cm" svg:y="2.9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494cm" svg:height="0.28cm" svg:x="4.973cm" svg:y="2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313cm" svg:height="0.402cm" svg:x="5.498cm" svg:y="2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142cm" svg:height="0.44cm" svg:x="5.853cm" svg:y="2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45cm" svg:height="0.292cm" svg:x="6.025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6.521cm" svg:y="2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6.868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7.15cm" svg:y="2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7.401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7.568cm" svg:y="2.921cm" svg:viewBox="0 0 311 281" svg:d="M252 62c6-14 17-42 59-42v-20c-14 1-33 1-47 1-16 0-45-1-57-1v20c25 0 32 15 32 28 0 5-1 7-4 14l-65 163-72-177c-3-9-3-11-3-12 0-16 25-16 36-16v-20c-19 0-55 1-69 1-17 0-43 0-62-1v20c40 0 43 3 50 23l93 226c2 9 4 12 13 12 8 0 11-6 12-12z">
            <text:p/>
          </draw:path>
          <draw:path draw:style-name="gr3" draw:text-style-name="P7" draw:layer="layout" svg:width="0.286cm" svg:height="0.292cm" svg:x="7.88cm" svg:y="2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8.182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8.437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8.604cm" svg:y="2.921cm" svg:viewBox="0 0 311 281" svg:d="M252 62c6-14 17-42 59-42v-20c-14 1-33 1-47 1-16 0-45-1-57-1v20c25 0 32 15 32 28 0 5-1 7-4 14l-65 163-72-177c-3-9-3-11-3-12 0-16 25-16 36-16v-20c-19 0-55 1-69 1-17 0-43 0-62-1v20c40 0 43 3 50 23l93 226c2 9 4 12 13 12 8 0 11-6 12-12z">
            <text:p/>
          </draw:path>
          <draw:path draw:style-name="gr3" draw:text-style-name="P7" draw:layer="layout" svg:width="0.245cm" svg:height="0.292cm" svg:x="8.926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1cm" svg:height="0.292cm" svg:x="9.418cm" svg:y="2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9.738cm" svg:y="2.74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198cm" svg:height="0.397cm" svg:x="10.132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0.387cm" svg:y="2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0.736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1.228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11.499cm" svg:y="2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11.843cm" svg:y="2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2.194cm" svg:y="2.9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442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2.727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2.976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13.225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13.398cm" svg:y="2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319cm" svg:height="0.28cm" svg:x="13.718cm" svg:y="2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14.279cm" svg:y="2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9cm" svg:height="0.28cm" svg:x="14.631cm" svg:y="2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4.984cm" svg:y="2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5.332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5.613cm" svg:y="2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065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6.32cm" svg:y="2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6.668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161cm" svg:y="2.9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7.409cm" svg:y="2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81cm" svg:height="0.292cm" svg:x="17.743cm" svg:y="2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8.054cm" svg:y="2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136cm" svg:height="0.424cm" svg:x="18.519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18.695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52cm" svg:height="0.423cm" svg:x="19.165cm" svg:y="2.772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316cm" svg:height="0.287cm" svg:x="19.469cm" svg:y="2.91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5 84-85 84-25 0-35-20-35-42 0-14 5-27 12-56z">
            <text:p/>
          </draw:path>
          <draw:path draw:style-name="gr3" draw:text-style-name="P7" draw:layer="layout" svg:width="0.421cm" svg:height="0.423cm" svg:x="19.988cm" svg:y="2.82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81cm" svg:height="0.428cm" svg:x="20.603cm" svg:y="2.765cm" svg:viewBox="0 0 282 429" svg:d="M168 326v54c0 23 0 31-47 31h-13v18c26-1 59-1 85-1 27 0 60 0 86 1v-18h-13c-47 0-49-8-49-31v-54h65v-21h-65v-289c0-12 0-16-10-16-5 0-7 0-11 7l-196 298v21zM173 305h-156l156-236z">
            <text:p/>
          </draw:path>
          <draw:path draw:style-name="gr3" draw:text-style-name="P7" draw:layer="layout" svg:width="0.074cm" svg:height="0.189cm" svg:x="20.955cm" svg:y="3.127cm" svg:viewBox="0 0 75 190" svg:d="M75 66c0-42-16-66-40-66-22 0-35 16-35 33s13 35 35 35c7 0 15-3 21-9 3-1 3-1 4-1 0 0 2 0 2 8 0 48-23 87-45 107-7 7-7 9-7 10 0 6 3 7 7 7 7 0 58-49 58-124z">
            <text:p/>
          </draw:path>
          <draw:path draw:style-name="gr3" draw:text-style-name="P7" draw:layer="layout" svg:width="0.313cm" svg:height="0.447cm" svg:x="21.412cm" svg:y="2.755cm" svg:viewBox="0 0 314 448" svg:d="M92 202v-202l-92 7v20c45 0 49 5 49 35v379h16c1-2 6-10 23-39 10 14 36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319cm" svg:height="0.287cm" svg:x="21.765cm" svg:y="2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198cm" svg:height="0.397cm" svg:x="22.109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52cm" svg:height="0.423cm" svg:x="22.585cm" svg:y="2.772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316cm" svg:height="0.287cm" svg:x="22.888cm" svg:y="2.91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421cm" svg:height="0.423cm" svg:x="23.408cm" svg:y="2.82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09cm" svg:height="0.423cm" svg:x="24.061cm" svg:y="2.772cm" svg:viewBox="0 0 210 424" svg:d="M131 16c0-15 0-16-16-16-39 40-95 40-115 40v21c13 0 50 0 84-18v330c0 23-2 30-60 30h-20v21c22-3 78-3 103-3s80 0 103 3v-21h-20c-58 0-59-7-59-30z">
            <text:p/>
          </draw:path>
          <draw:path draw:style-name="gr3" draw:text-style-name="P7" draw:layer="layout" svg:width="0.136cm" svg:height="0.424cm" svg:x="24.552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4.728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25.195cm" svg:y="2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25.506cm" svg:y="2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14cm" svg:height="0.28cm" svg:x="25.677cm" svg:y="2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5.925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26.216cm" svg:y="2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47cm" svg:x="26.527cm" svg:y="2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31cm" svg:height="0.402cm" svg:x="26.868cm" svg:y="2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</draw:g>
        <draw:g xml:id="id329" draw:id="id329">
          <svg:title>TexMaths</svg:title>
          <svg:desc>18§display§\left  \text {there in the numerator, so it is adjusted by adding and substracting } 3\ \right ]§svg§600§FALSE§</svg:desc>
          <draw:polygon draw:style-name="gr2" draw:text-style-name="P6" draw:layer="layout" svg:width="19.639cm" svg:height="0.57cm" svg:x="2.164cm" svg:y="3.551cm" svg:viewBox="0 0 19640 571" draw:points="9819,571 0,571 0,0 19640,0 19640,571">
            <text:p/>
          </draw:polygon>
          <draw:path draw:style-name="gr3" draw:text-style-name="P7" draw:layer="layout" svg:width="0.199cm" svg:height="0.397cm" svg:x="2.144cm" svg:y="3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2.399cm" svg:y="3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.747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3.028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3.277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136cm" svg:height="0.424cm" svg:x="3.771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3.947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4.501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4.755cm" svg:y="3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5.105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5.598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5.933cm" svg:y="3.7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494cm" svg:height="0.28cm" svg:x="6.284cm" svg:y="3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6.808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7.09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7.347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7.648cm" svg:y="3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7.9cm" svg:y="3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8.216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074cm" svg:height="0.189cm" svg:x="8.501cm" svg:y="3.927cm" svg:viewBox="0 0 75 190" svg:d="M75 66c0-40-15-66-40-66-23 0-35 17-35 33 0 17 12 35 35 35 10 0 17-5 24-9l1-1c0 0 2 0 2 8 0 42-19 81-48 111-2 3-4 5-4 6 0 6 3 7 7 7 7 0 58-50 58-124z">
            <text:p/>
          </draw:path>
          <draw:path draw:style-name="gr3" draw:text-style-name="P7" draw:layer="layout" svg:width="0.208cm" svg:height="0.292cm" svg:x="8.854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1cm" svg:height="0.292cm" svg:x="9.1cm" svg:y="3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36cm" svg:height="0.424cm" svg:x="9.63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198cm" svg:height="0.397cm" svg:x="9.797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10.262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10.438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10.905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47cm" svg:x="11.216cm" svg:y="3.5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59cm" svg:height="0.554cm" svg:x="11.521cm" svg:y="3.571cm" svg:viewBox="0 0 160 555" svg:d="M160 144l-98 7v19c50 0 56 6 56 36v252c0 28-6 82-47 82-3 0-18 0-35-7 10-3 23-11 23-29 0-17-11-30-30-30-17 0-29 13-29 30 0 33 36 51 72 51 48 0 88-41 88-98zM160 33c0-17-16-33-35-33-18 0-33 16-33 33 0 19 15 35 33 35 19 0 35-16 35-35z">
            <text:p/>
          </draw:path>
          <draw:path draw:style-name="gr3" draw:text-style-name="P7" draw:layer="layout" svg:width="0.319cm" svg:height="0.287cm" svg:x="11.76cm" svg:y="3.7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208cm" svg:height="0.292cm" svg:x="12.111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8cm" svg:height="0.397cm" svg:x="12.352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2.604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2.889cm" svg:y="3.5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313cm" svg:height="0.447cm" svg:x="13.448cm" svg:y="3.555cm" svg:viewBox="0 0 314 448" svg:d="M92 202v-202l-92 7v20c45 0 49 5 49 35v379h16c1-2 6-10 23-39 10 14 37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31cm" svg:height="0.402cm" svg:x="13.776cm" svg:y="3.7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  <draw:path draw:style-name="gr3" draw:text-style-name="P7" draw:layer="layout" svg:width="0.286cm" svg:height="0.292cm" svg:x="14.335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47cm" svg:x="14.646cm" svg:y="3.5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313cm" svg:height="0.447cm" svg:x="14.997cm" svg:y="3.5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15.348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15.524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15.873cm" svg:y="3.7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86cm" svg:height="0.292cm" svg:x="16.408cm" svg:y="3.7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6.719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7.071cm" svg:y="3.5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08cm" svg:height="0.292cm" svg:x="17.634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9cm" svg:height="0.287cm" svg:x="17.881cm" svg:y="3.7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3cm" svg:height="0.447cm" svg:x="18.231cm" svg:y="3.555cm" svg:viewBox="0 0 314 448" svg:d="M92 202v-202l-92 7v20c45 0 49 5 49 35v379h16c1-2 6-10 23-39 10 14 37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208cm" svg:height="0.292cm" svg:x="18.585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8cm" svg:height="0.397cm" svg:x="18.826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14cm" svg:height="0.28cm" svg:x="19.078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19.334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41cm" svg:height="0.292cm" svg:x="19.645cm" svg:y="3.711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198cm" svg:height="0.397cm" svg:x="19.917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20.172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348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0.696cm" svg:y="3.7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63cm" svg:height="0.436cm" svg:x="21.232cm" svg:y="3.572cm" svg:viewBox="0 0 264 437" svg:d="M158 199c52-16 88-61 88-111 0-52-54-88-116-88-64 0-113 37-113 86 0 21 15 34 32 34 20 0 33-15 33-34 0-31-30-31-39-31 19-31 61-39 84-39 26 0 62 14 62 70 0 9-2 45-19 74-19 30-40 32-56 33-5 0-20 2-25 2s-10 1-10 7c0 7 5 7 16 7h27c52 0 77 43 77 105 0 87-45 105-72 105-28 0-75-11-98-49 23 5 42-10 42-34 0-23-16-36-35-36-16 0-36 10-36 37 0 58 59 100 128 100 78 0 136-58 136-123 0-52-41-101-106-115z">
            <text:p/>
          </draw:path>
          <draw:polygon draw:style-name="gr3" draw:text-style-name="P7" draw:layer="layout" svg:width="0.087cm" svg:height="0.633cm" svg:x="21.746cm" svg:y="3.519cm" svg:viewBox="0 0 88 634" draw:points="88,0 0,0 0,26 62,26 62,610 0,610 0,634 88,634">
            <text:p/>
          </draw:polygon>
        </draw:g>
        <draw:g xml:id="id330" draw:id="id330">
          <svg:title>TexMaths</svg:title>
          <svg:desc>24§display§\text {I}§svg§600§FALSE§</svg:desc>
          <draw:polygon draw:style-name="gr2" draw:text-style-name="P6" draw:layer="layout" svg:width="0.197cm" svg:height="0.493cm" svg:x="5.645cm" svg:y="5.149cm" svg:viewBox="0 0 198 494" draw:points="100,494 0,494 0,0 198,0 198,494">
            <text:p/>
          </draw:polygon>
          <draw:path draw:style-name="gr3" draw:text-style-name="P7" draw:layer="layout" svg:width="0.258cm" svg:height="0.577cm" svg:x="5.626cm" svg:y="5.1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1" draw:id="id331">
          <svg:title>TexMaths</svg:title>
          <svg:desc>22§display§= \int \frac{ ( 2x + 4) - 3}{ \sqrt{x^2 + 4x + 13} }\ dx§svg§600§FALSE§</svg:desc>
          <draw:polygon draw:style-name="gr2" draw:text-style-name="P6" draw:layer="layout" svg:width="7.82cm" svg:height="1.746cm" svg:x="6.335cm" svg:y="4.458cm" svg:viewBox="0 0 7821 1747" draw:points="3911,1747 0,1747 0,0 7821,0 7821,1747">
            <text:p/>
          </draw:polygon>
          <draw:path draw:style-name="gr3" draw:text-style-name="P7" draw:layer="layout" svg:width="0.515cm" svg:height="0.182cm" svg:x="6.34cm" svg:y="5.2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4.47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18cm" svg:height="0.774cm" svg:x="8.6cm" svg:y="4.41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8.863cm" svg:y="4.4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86cm" svg:height="0.351cm" svg:x="9.234cm" svg:y="4.6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9.868cm" svg:y="4.5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619cm" svg:y="4.475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18cm" svg:height="0.774cm" svg:x="11.029cm" svg:y="4.419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472cm" svg:height="0.032cm" svg:x="11.521cm" svg:y="4.7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263cm" svg:y="4.48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4.926cm" svg:height="0.032cm" svg:x="8.108cm" svg:y="5.313cm" svg:viewBox="0 0 4927 33" draw:points="2464,33 0,33 0,0 4927,0 4927,33">
            <text:p/>
          </draw:polygon>
          <draw:path draw:style-name="gr3" draw:text-style-name="P7" draw:layer="layout" svg:width="0.605cm" svg:height="0.774cm" svg:x="8.164cm" svg:y="5.468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8.752cm" svg:y="5.468cm" svg:viewBox="0 0 4283 33" draw:points="2142,33 0,33 0,0 4283,0 4283,33">
            <text:p/>
          </draw:polygon>
          <draw:path draw:style-name="gr3" draw:text-style-name="P7" draw:layer="layout" svg:width="0.386cm" svg:height="0.351cm" svg:x="8.775cm" svg:y="5.8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9.229cm" svg:y="5.5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755cm" svg:y="5.6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508cm" svg:y="5.6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896cm" svg:y="5.8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1.529cm" svg:y="5.6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328cm" svg:y="5.62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679cm" svg:y="5.629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3.414cm" svg:y="4.986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809cm" svg:y="5.1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332" draw:id="id332">
          <svg:title>TexMaths</svg:title>
          <svg:desc>22§display§= \int \left[ \frac{ 2x + 4 }{ \sqrt{x^2 + 4x + 13} } - \frac{3}{ \sqrt{x^2 + 4x + 13} } \right] \ dx§svg§600§FALSE§</svg:desc>
          <draw:polygon draw:style-name="gr2" draw:text-style-name="P6" draw:layer="layout" svg:width="14.819cm" svg:height="1.779cm" svg:x="6.335cm" svg:y="6.859cm" svg:viewBox="0 0 14820 1780" draw:points="7411,1780 0,1780 0,0 14820,0 14820,1780">
            <text:p/>
          </draw:polygon>
          <draw:path draw:style-name="gr3" draw:text-style-name="P7" draw:layer="layout" svg:width="0.515cm" svg:height="0.182cm" svg:x="6.34cm" svg:y="7.6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6.889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8.208cm" svg:y="6.82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9.936cm" svg:y="6.90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307cm" svg:y="7.0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0.941cm" svg:y="6.9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1.692cm" svg:y="6.894cm" svg:viewBox="0 0 345 525" svg:d="M206 398v67c0 28 0 37-58 37h-16v23c32-2 72-2 104-2 33 0 74 0 105 2v-23h-15c-58 0-60-9-60-37v-67h79v-25h-79v-354c0-14 0-19-13-19-7 0-8 0-14 9l-239 364v25zM211 373h-190l190-289z">
            <text:p/>
          </draw:path>
          <draw:polygon draw:style-name="gr3" draw:text-style-name="P7" draw:layer="layout" svg:width="4.925cm" svg:height="0.032cm" svg:x="8.516cm" svg:y="7.732cm" svg:viewBox="0 0 4926 33" draw:points="2464,33 0,33 0,0 4926,0 4926,33">
            <text:p/>
          </draw:polygon>
          <draw:path draw:style-name="gr3" draw:text-style-name="P7" draw:layer="layout" svg:width="0.604cm" svg:height="0.773cm" svg:x="8.572cm" svg:y="7.887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281cm" svg:height="0.032cm" svg:x="9.16cm" svg:y="7.887cm" svg:viewBox="0 0 4282 33" draw:points="2142,33 0,33 0,0 4282,0 4282,33">
            <text:p/>
          </draw:polygon>
          <draw:path draw:style-name="gr3" draw:text-style-name="P7" draw:layer="layout" svg:width="0.386cm" svg:height="0.351cm" svg:x="9.183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635cm" svg:y="7.9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163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914cm" svg:y="8.0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1.301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937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736cm" svg:y="8.04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086cm" svg:y="8.04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3.769cm" svg:y="7.73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872cm" svg:y="6.90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4.925cm" svg:height="0.032cm" svg:x="14.571cm" svg:y="7.732cm" svg:viewBox="0 0 4926 33" draw:points="2464,33 0,33 0,0 4926,0 4926,33">
            <text:p/>
          </draw:polygon>
          <draw:path draw:style-name="gr3" draw:text-style-name="P7" draw:layer="layout" svg:width="0.604cm" svg:height="0.773cm" svg:x="14.628cm" svg:y="7.887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281cm" svg:height="0.032cm" svg:x="15.216cm" svg:y="7.887cm" svg:viewBox="0 0 4282 33" draw:points="2142,33 0,33 0,0 4282,0 4282,33">
            <text:p/>
          </draw:polygon>
          <draw:path draw:style-name="gr3" draw:text-style-name="P7" draw:layer="layout" svg:width="0.386cm" svg:height="0.351cm" svg:x="15.237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5.691cm" svg:y="7.9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6.219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6.97cm" svg:y="8.0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7.357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7.993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8.792cm" svg:y="8.04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9.142cm" svg:y="8.047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9.6cm" svg:y="6.82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20.414cm" svg:y="7.4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0.807cm" svg:y="7.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33" draw:id="id333">
          <svg:title>TexMaths</svg:title>
          <svg:desc>22§display§= \int  \frac{ 2x + 4 }{ \sqrt{x^2 + 4x + 13} }\ dx - 3\int \frac{1}{ \sqrt{x^2 + 4x + 4 + 9} } \ dx§svg§600§FALSE§</svg:desc>
          <draw:polygon draw:style-name="gr2" draw:text-style-name="P6" draw:layer="layout" svg:width="17.34cm" svg:height="1.695cm" svg:x="6.335cm" svg:y="9.262cm" svg:viewBox="0 0 17341 1696" draw:points="8670,1696 0,1696 0,0 17341,0 17341,1696">
            <text:p/>
          </draw:polygon>
          <draw:path draw:style-name="gr3" draw:text-style-name="P7" draw:layer="layout" svg:width="0.515cm" svg:height="0.182cm" svg:x="6.34cm" svg:y="9.9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9.223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9.528cm" svg:y="9.23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9.899cm" svg:y="9.4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0.533cm" svg:y="9.3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1.284cm" svg:y="9.228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7" draw:layer="layout" svg:width="4.925cm" svg:height="0.032cm" svg:x="8.107cm" svg:y="10.066cm" svg:viewBox="0 0 4926 33" draw:points="2464,33 0,33 0,0 4926,0 4926,33">
            <text:p/>
          </draw:polygon>
          <draw:path draw:style-name="gr3" draw:text-style-name="P7" draw:layer="layout" svg:width="0.604cm" svg:height="0.774cm" svg:x="8.164cm" svg:y="10.221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281cm" svg:height="0.032cm" svg:x="8.751cm" svg:y="10.221cm" svg:viewBox="0 0 4282 33" draw:points="2142,33 0,33 0,0 4282,0 4282,33">
            <text:p/>
          </draw:polygon>
          <draw:path draw:style-name="gr3" draw:text-style-name="P7" draw:layer="layout" svg:width="0.386cm" svg:height="0.351cm" svg:x="8.774cm" svg:y="10.5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9.228cm" svg:y="10.3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755cm" svg:y="10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508cm" svg:y="10.37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895cm" svg:y="10.5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1.529cm" svg:y="10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328cm" svg:y="10.38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678cm" svg:y="10.38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3.414cm" svg:y="9.739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808cm" svg:y="9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14.463cm" svg:y="10.06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205cm" svg:y="9.7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687cm" svg:height="1.719cm" svg:x="15.732cm" svg:y="9.223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9.493cm" svg:y="9.2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87cm" svg:height="0.032cm" svg:x="16.682cm" svg:y="10.066cm" svg:viewBox="0 0 5871 33" draw:points="2936,33 0,33 0,0 5871,0 5871,33">
            <text:p/>
          </draw:polygon>
          <draw:path draw:style-name="gr3" draw:text-style-name="P7" draw:layer="layout" svg:width="0.604cm" svg:height="0.774cm" svg:x="16.738cm" svg:y="10.221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5.226cm" svg:height="0.032cm" svg:x="17.326cm" svg:y="10.221cm" svg:viewBox="0 0 5227 33" draw:points="2614,33 0,33 0,0 5227,0 5227,33">
            <text:p/>
          </draw:polygon>
          <draw:path draw:style-name="gr3" draw:text-style-name="P7" draw:layer="layout" svg:width="0.386cm" svg:height="0.351cm" svg:x="17.349cm" svg:y="10.5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17.803cm" svg:y="10.3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331cm" svg:y="10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9.083cm" svg:y="10.37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9.47cm" svg:y="10.5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20.103cm" svg:y="10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0.855cm" svg:y="10.37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515cm" svg:height="0.517cm" svg:x="21.436cm" svg:y="10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2.198cm" svg:y="10.382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22.934cm" svg:y="9.739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23.328cm" svg:y="9.9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334" draw:id="id334">
          <svg:title>TexMaths</svg:title>
          <svg:desc>22§display§\text {In } 1^{st} \text { Integral put, } x^2 + 4x + 13 = t, \ \text {Diff } w.\ r.\ t.\ x.\ \ ( 2x + 4 )dx = dt §svg§600§FALSE§</svg:desc>
          <draw:polygon draw:style-name="gr2" draw:text-style-name="P6" draw:layer="layout" svg:width="23.382cm" svg:height="0.795cm" svg:x="2.645cm" svg:y="11.551cm" svg:viewBox="0 0 23383 796" draw:points="11691,796 0,796 0,0 23383,0 23383,796">
            <text:p/>
          </draw:polygon>
          <draw:path draw:style-name="gr3" draw:text-style-name="P7" draw:layer="layout" svg:width="0.237cm" svg:height="0.529cm" svg:x="2.627cm" svg:y="11.663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91cm" svg:y="11.84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3.641cm" svg:y="11.67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998cm" svg:y="11.633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4.274cm" svg:y="11.533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237cm" svg:height="0.529cm" svg:x="4.802cm" svg:y="11.663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7" draw:layer="layout" svg:width="0.39cm" svg:height="0.342cm" svg:x="5.084cm" svg:y="11.84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5.483cm" svg:y="11.71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5.79cm" svg:y="11.84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6.135cm" svg:y="11.84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6.52cm" svg:y="11.84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6.835cm" svg:y="11.84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7.213cm" svg:y="11.65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83cm" svg:height="0.492cm" svg:x="7.683cm" svg:y="11.848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9cm" svg:height="0.351cm" svg:x="8.115cm" svg:y="11.848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8.535cm" svg:y="11.71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8.887cm" svg:y="12.109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86cm" svg:height="0.351cm" svg:x="9.315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769cm" svg:y="11.51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297cm" svg:y="11.73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1.048cm" svg:y="11.66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1.436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2.071cm" svg:y="11.73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87cm" svg:y="11.67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22cm" svg:y="11.67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182cm" svg:x="13.831cm" svg:y="11.9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623cm" svg:y="11.70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14.95cm" svg:y="12.109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5.512cm" svg:y="11.663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6.101cm" svg:y="11.67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6.311cm" svg:y="11.646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7" draw:layer="layout" svg:width="0.513cm" svg:height="0.351cm" svg:x="17.022cm" svg:y="11.848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6-22-56-66 0-22 5-46 7-57z">
            <text:p/>
          </draw:path>
          <draw:path draw:style-name="gr3" draw:text-style-name="P7" draw:layer="layout" svg:width="0.083cm" svg:height="0.083cm" svg:x="17.639cm" svg:y="12.109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8.069cm" svg:y="11.848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8.44cm" svg:y="12.109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864cm" svg:y="11.70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9.192cm" svg:y="12.109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9.619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083cm" svg:height="0.083cm" svg:x="20.107cm" svg:y="12.109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0.846cm" svg:y="11.61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1.11cm" svg:y="11.67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1.48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22.115cm" svg:y="11.73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22.866cm" svg:y="11.66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23.275cm" svg:y="11.61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562cm" svg:y="11.65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3.956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24.633cm" svg:y="11.9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438cm" svg:y="11.65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5.827cm" svg:y="11.70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4" smil:attributeName="visibility" smil:to="visible"/>
                  <anim:animate smil:dur="0.5s" smil:fill="hold" smil:targetElement="id324" smil:attributeName="width" smil:values="width*0.05;width" smil:keyTimes="0;1"/>
                  <anim:animate smil:dur="0.5s" smil:fill="hold" smil:targetElement="id324" smil:attributeName="height" smil:values="height;height" smil:keyTimes="0;1"/>
                  <anim:animate smil:dur="0.5s" smil:fill="hold" smil:targetElement="id324" smil:attributeName="x" smil:values="x-.2;x" smil:keyTimes="0;1"/>
                  <anim:animate smil:dur="0.5s" smil:fill="hold" smil:targetElement="id324" smil:attributeName="y" smil:values="y;y" smil:keyTimes="0;1"/>
                  <anim:transitionFilter smil:dur="0.5s" smil:targetElement="id3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5" smil:attributeName="visibility" smil:to="visible"/>
                  <anim:animate smil:dur="0.5s" smil:fill="hold" smil:targetElement="id325" smil:attributeName="width" smil:values="width*0.05;width" smil:keyTimes="0;1"/>
                  <anim:animate smil:dur="0.5s" smil:fill="hold" smil:targetElement="id325" smil:attributeName="height" smil:values="height;height" smil:keyTimes="0;1"/>
                  <anim:animate smil:dur="0.5s" smil:fill="hold" smil:targetElement="id325" smil:attributeName="x" smil:values="x-.2;x" smil:keyTimes="0;1"/>
                  <anim:animate smil:dur="0.5s" smil:fill="hold" smil:targetElement="id325" smil:attributeName="y" smil:values="y;y" smil:keyTimes="0;1"/>
                  <anim:transitionFilter smil:dur="0.5s" smil:targetElement="id32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6" smil:attributeName="visibility" smil:to="visible"/>
                  <anim:animate smil:dur="0.5s" smil:fill="hold" smil:targetElement="id326" smil:attributeName="width" smil:values="width*0.05;width" smil:keyTimes="0;1"/>
                  <anim:animate smil:dur="0.5s" smil:fill="hold" smil:targetElement="id326" smil:attributeName="height" smil:values="height;height" smil:keyTimes="0;1"/>
                  <anim:animate smil:dur="0.5s" smil:fill="hold" smil:targetElement="id326" smil:attributeName="x" smil:values="x-.2;x" smil:keyTimes="0;1"/>
                  <anim:animate smil:dur="0.5s" smil:fill="hold" smil:targetElement="id326" smil:attributeName="y" smil:values="y;y" smil:keyTimes="0;1"/>
                  <anim:transitionFilter smil:dur="0.5s" smil:targetElement="id32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7" smil:attributeName="visibility" smil:to="visible"/>
                  <anim:animate smil:dur="0.5s" smil:fill="hold" smil:targetElement="id327" smil:attributeName="x" smil:values="x;x" smil:keyTimes="0;1"/>
                  <anim:animate smil:dur="0.5s" smil:fill="hold" smil:targetElement="id3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8" smil:attributeName="visibility" smil:to="visible"/>
                  <anim:animate smil:dur="0.5s" smil:fill="hold" smil:targetElement="id328" smil:attributeName="width" smil:values="width*0.05;width" smil:keyTimes="0;1"/>
                  <anim:animate smil:dur="0.5s" smil:fill="hold" smil:targetElement="id328" smil:attributeName="height" smil:values="height;height" smil:keyTimes="0;1"/>
                  <anim:animate smil:dur="0.5s" smil:fill="hold" smil:targetElement="id328" smil:attributeName="x" smil:values="x-.2;x" smil:keyTimes="0;1"/>
                  <anim:animate smil:dur="0.5s" smil:fill="hold" smil:targetElement="id328" smil:attributeName="y" smil:values="y;y" smil:keyTimes="0;1"/>
                  <anim:transitionFilter smil:dur="0.5s" smil:targetElement="id32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9" smil:attributeName="visibility" smil:to="visible"/>
                  <anim:animate smil:dur="0.5s" smil:fill="hold" smil:targetElement="id329" smil:attributeName="width" smil:values="width*0.05;width" smil:keyTimes="0;1"/>
                  <anim:animate smil:dur="0.5s" smil:fill="hold" smil:targetElement="id329" smil:attributeName="height" smil:values="height;height" smil:keyTimes="0;1"/>
                  <anim:animate smil:dur="0.5s" smil:fill="hold" smil:targetElement="id329" smil:attributeName="x" smil:values="x-.2;x" smil:keyTimes="0;1"/>
                  <anim:animate smil:dur="0.5s" smil:fill="hold" smil:targetElement="id329" smil:attributeName="y" smil:values="y;y" smil:keyTimes="0;1"/>
                  <anim:transitionFilter smil:dur="0.5s" smil:targetElement="id3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x;x" smil:keyTimes="0;1"/>
                  <anim:animate smil:dur="0.5s" smil:fill="hold" smil:targetElement="id3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4" smil:attributeName="visibility" smil:to="visible"/>
                  <anim:animate smil:dur="0.5s" smil:fill="hold" smil:targetElement="id334" smil:attributeName="width" smil:values="width*0.05;width" smil:keyTimes="0;1"/>
                  <anim:animate smil:dur="0.5s" smil:fill="hold" smil:targetElement="id334" smil:attributeName="height" smil:values="height;height" smil:keyTimes="0;1"/>
                  <anim:animate smil:dur="0.5s" smil:fill="hold" smil:targetElement="id334" smil:attributeName="x" smil:values="x-.2;x" smil:keyTimes="0;1"/>
                  <anim:animate smil:dur="0.5s" smil:fill="hold" smil:targetElement="id334" smil:attributeName="y" smil:values="y;y" smil:keyTimes="0;1"/>
                  <anim:transitionFilter smil:dur="0.5s" smil:targetElement="id3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38" draw:id="id338">
          <svg:title>TexMaths</svg:title>
          <svg:desc>24§display§\text {I}§svg§600§FALSE§</svg:desc>
          <draw:polygon draw:style-name="gr2" draw:text-style-name="P6" draw:layer="layout" svg:width="0.197cm" svg:height="0.493cm" svg:x="5.644cm" svg:y="1.3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9" draw:id="id339">
          <svg:title>TexMaths</svg:title>
          <svg:desc>22§display§= 2 \sqrt{t} - 3 \log \left[ ( x + 2 ) + \sqrt{ ( x + 2 )^2 + (3)^2 } \right]  \ + \ c§svg§600§FALSE§</svg:desc>
          <draw:polygon draw:style-name="gr2" draw:text-style-name="P6" draw:layer="layout" svg:width="16.255cm" svg:height="1.315cm" svg:x="6.335cm" svg:y="0.959cm" svg:viewBox="0 0 16256 1316" draw:points="8127,1316 0,1316 0,0 16256,0 16256,1316">
            <text:p/>
          </draw:polygon>
          <draw:path draw:style-name="gr3" draw:text-style-name="P7" draw:layer="layout" svg:width="0.515cm" svg:height="0.182cm" svg:x="6.34cm" svg:y="1.5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7.152cm" svg:y="1.29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04cm" svg:height="0.774cm" svg:x="7.555cm" svg:y="1.112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0.281cm" svg:height="0.032cm" svg:x="8.144cm" svg:y="1.112cm" svg:viewBox="0 0 282 33" draw:points="141,33 0,33 0,0 282,0 282,33">
            <text:p/>
          </draw:polygon>
          <draw:path draw:style-name="gr3" draw:text-style-name="P7" draw:layer="layout" svg:width="0.238cm" svg:height="0.494cm" svg:x="8.162cm" svg:y="1.325cm" svg:viewBox="0 0 239 495" svg:d="M143 176h73c15 0 23 0 23-16 0-9-8-9-23-9h-66c26-110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8.658cm" svg:y="1.60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9.401cm" svg:y="1.295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73cm" svg:height="0.538cm" svg:x="9.908cm" svg:y="1.27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119cm" svg:y="1.462cm" svg:viewBox="0 0 345 357" svg:d="M345 181c0-98-79-181-173-181-96 0-172 85-172 181 0 101 81 176 172 176 94 0 173-77 173-176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55cm" svg:height="0.511cm" svg:x="10.506cm" svg:y="1.459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1.185cm" svg:y="0.92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11.453cm" svg:y="1.2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1.699cm" svg:y="1.468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517cm" svg:x="12.333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3.102cm" svg:y="1.29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3.494cm" svg:y="1.2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3.966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4.781cm" svg:y="1.08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5.002cm" svg:height="0.032cm" svg:x="15.469cm" svg:y="1.08cm" svg:viewBox="0 0 5003 33" draw:points="2501,33 0,33 0,0 5003,0 5003,33">
            <text:p/>
          </draw:polygon>
          <draw:path draw:style-name="gr3" draw:text-style-name="P7" draw:layer="layout" svg:width="0.18cm" svg:height="0.774cm" svg:x="15.545cm" svg:y="1.2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5.791cm" svg:y="1.46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517cm" svg:x="16.426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195cm" svg:y="1.29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7.586cm" svg:y="1.2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7.878cm" svg:y="1.22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406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9.212cm" svg:y="1.2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21cm" svg:height="0.533cm" svg:x="19.469cm" svg:y="1.295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9.867cm" svg:y="1.2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20.157cm" svg:y="1.22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0.485cm" svg:y="0.92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1.308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327cm" svg:y="1.46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343" draw:id="id343">
          <svg:title>TexMaths</svg:title>
          <svg:desc>26§display§(7)§svg§600§FALSE§</svg:desc>
          <draw:polygon draw:style-name="gr2" draw:text-style-name="P6" draw:layer="layout" svg:width="0.986cm" svg:height="0.822cm" svg:x="2.119cm" svg:y="4.853cm" svg:viewBox="0 0 987 823" draw:points="494,823 0,823 0,0 987,0 987,823">
            <text:p/>
          </draw:polygon>
          <draw:path draw:style-name="gr3" draw:text-style-name="P7" draw:layer="layout" svg:width="0.213cm" svg:height="0.914cm" svg:x="2.163cm" svg:y="4.807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93cm" svg:height="0.64cm" svg:x="2.479cm" svg:y="4.876cm" svg:viewBox="0 0 394 641" svg:d="M385 62c9-12 9-14 9-33h-223c-113 0-115-12-117-29h-23l-31 189h23c2-14 10-73 23-83 6-6 79-6 89-6h192c-10 14-83 114-104 145-81 123-113 250-113 344 0 10 0 52 42 52 44 0 44-42 44-52v-46c0-50 2-102 8-150 4-21 17-100 58-158z">
            <text:p/>
          </draw:path>
          <draw:path draw:style-name="gr3" draw:text-style-name="P7" draw:layer="layout" svg:width="0.213cm" svg:height="0.914cm" svg:x="2.94cm" svg:y="4.80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44" draw:id="id344">
          <svg:title>TexMaths</svg:title>
          <svg:desc>24§display§\text {Let,}§svg§600§FALSE§</svg:desc>
          <draw:polygon draw:style-name="gr2" draw:text-style-name="P6" draw:layer="layout" svg:width="1.318cm" svg:height="0.655cm" svg:x="3.739cm" svg:y="4.9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4.9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5.1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4.9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5.3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45" draw:id="id345">
          <svg:title>TexMaths</svg:title>
          <svg:desc>24§display§\text {I}§svg§600§FALSE§</svg:desc>
          <draw:polygon draw:style-name="gr2" draw:text-style-name="P6" draw:layer="layout" svg:width="0.197cm" svg:height="0.493cm" svg:x="5.645cm" svg:y="4.9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4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6" draw:id="id346">
          <svg:title>TexMaths</svg:title>
          <svg:desc>22§display§= \int \frac{x^3 + 4x^2 + 3x - 26}{x^2 + 6x + 13}}\ dx§svg§600§FALSE§</svg:desc>
          <draw:polygon draw:style-name="gr2" draw:text-style-name="P6" draw:layer="layout" svg:width="9.295cm" svg:height="1.752cm" svg:x="6.335cm" svg:y="4.256cm" svg:viewBox="0 0 9296 1753" draw:points="4648,1753 0,1753 0,0 9296,0 9296,1753">
            <text:p/>
          </draw:polygon>
          <draw:path draw:style-name="gr3" draw:text-style-name="P7" draw:layer="layout" svg:width="0.515cm" svg:height="0.182cm" svg:x="6.34cm" svg:y="5.0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5cm" svg:y="4.328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8.13cm" svg:y="4.5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8.579cm" svg:y="4.217cm" svg:viewBox="0 0 250 371" svg:d="M120 179c42 0 72 30 72 88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s5 7 14 7z">
            <text:p/>
          </draw:path>
          <draw:path draw:style-name="gr3" draw:text-style-name="P7" draw:layer="layout" svg:width="0.515cm" svg:height="0.516cm" svg:x="9.111cm" svg:y="4.40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9.862cm" svg:y="4.333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10.251cm" svg:y="4.5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03cm" svg:y="4.2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231cm" svg:y="4.40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11.993cm" svg:y="4.34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2.37cm" svg:y="4.5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026cm" svg:y="4.6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3.774cm" svg:y="4.342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9 8-74 8z">
            <text:p/>
          </draw:path>
          <draw:path draw:style-name="gr3" draw:text-style-name="P7" draw:layer="layout" svg:width="0.321cm" svg:height="0.532cm" svg:x="14.155cm" svg:y="4.342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8 51-77 51z">
            <text:p/>
          </draw:path>
          <draw:polygon draw:style-name="gr3" draw:text-style-name="P7" draw:layer="layout" svg:width="6.402cm" svg:height="0.032cm" svg:x="8.107cm" svg:y="5.171cm" svg:viewBox="0 0 6403 33" draw:points="3201,33 0,33 0,0 6403,0 6403,33">
            <text:p/>
          </draw:polygon>
          <draw:path draw:style-name="gr3" draw:text-style-name="P7" draw:layer="layout" svg:width="0.386cm" svg:height="0.351cm" svg:x="9.19cm" svg:y="5.5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9.644cm" svg:y="5.3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172cm" svg:y="5.459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321cm" svg:height="0.532cm" svg:x="10.934cm" svg:y="5.39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386cm" svg:height="0.351cm" svg:x="11.31cm" svg:y="5.5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944cm" svg:y="5.459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256cm" svg:height="0.516cm" svg:x="12.743cm" svg:y="5.3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093cm" svg:y="5.396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4.89cm" svg:y="4.84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5.283cm" svg:y="5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337" draw:id="id337">
          <svg:title>TexMaths</svg:title>
          <svg:desc>24§display§\therefore§svg§600§FALSE§</svg:desc>
          <draw:polygon draw:style-name="gr2" draw:text-style-name="P6" draw:layer="layout" svg:width="0.453cm" svg:height="0.371cm" svg:x="4.043cm" svg:y="1.4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.4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41" draw:id="id341">
          <svg:title>TexMaths</svg:title>
          <svg:desc>24§display§\text {I}§svg§600§FALSE§</svg:desc>
          <draw:polygon draw:style-name="gr2" draw:text-style-name="P6" draw:layer="layout" svg:width="0.197cm" svg:height="0.493cm" svg:x="5.644cm" svg:y="3.049cm" svg:viewBox="0 0 198 494" draw:points="100,494 0,494 0,0 198,0 198,494">
            <text:p/>
          </draw:polygon>
          <draw:path draw:style-name="gr3" draw:text-style-name="P7" draw:layer="layout" svg:width="0.258cm" svg:height="0.577cm" svg:x="5.625cm" svg:y="3.0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2" draw:id="id342">
          <svg:title>TexMaths</svg:title>
          <svg:desc>22§display§= 2 \sqrt{ x^2 + 4x + 13 } - 3 \log \left[ ( x + 2 ) + \sqrt{ x^2 + 4x + 13 } \right]  \ + \ c§svg§600§FALSE§</svg:desc>
          <draw:polygon draw:style-name="gr2" draw:text-style-name="P6" draw:layer="layout" svg:width="19.665cm" svg:height="1.315cm" svg:x="6.336cm" svg:y="2.661cm" svg:viewBox="0 0 19666 1316" draw:points="9833,1316 0,1316 0,0 19666,0 19666,1316">
            <text:p/>
          </draw:polygon>
          <draw:path draw:style-name="gr3" draw:text-style-name="P7" draw:layer="layout" svg:width="0.515cm" svg:height="0.182cm" svg:x="6.341cm" svg:y="3.2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7.153cm" svg:y="2.99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705cm" svg:height="0.929cm" svg:x="7.586cm" svg:y="2.721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281cm" svg:height="0.032cm" svg:x="8.274cm" svg:y="2.721cm" svg:viewBox="0 0 4282 33" draw:points="2142,33 0,33 0,0 4282,0 4282,33">
            <text:p/>
          </draw:polygon>
          <draw:path draw:style-name="gr3" draw:text-style-name="P7" draw:layer="layout" svg:width="0.386cm" svg:height="0.351cm" svg:x="8.295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24cm" svg:height="0.36cm" svg:x="8.749cm" svg:y="2.92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277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028cm" svg:y="2.98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416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1.051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85cm" svg:y="2.99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12.2cm" svg:y="2.997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472cm" svg:height="0.032cm" svg:x="12.79cm" svg:y="3.30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3.531cm" svg:y="2.997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73cm" svg:height="0.538cm" svg:x="14.04cm" svg:y="2.97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251cm" svg:y="3.164cm" svg:viewBox="0 0 345 357" svg:d="M345 181c0-98-79-181-173-181-96 0-172 85-172 181 0 101 81 176 172 176 94 0 173-77 173-176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55cm" svg:height="0.511cm" svg:x="14.638cm" svg:y="3.161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317cm" svg:y="2.622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15.583cm" svg:y="2.932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5.829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6.465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234cm" svg:y="2.99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7.625cm" svg:y="2.932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8.096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8.913cm" svg:y="2.721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281cm" svg:height="0.032cm" svg:x="19.601cm" svg:y="2.721cm" svg:viewBox="0 0 4282 33" draw:points="2142,33 0,33 0,0 4282,0 4282,33">
            <text:p/>
          </draw:polygon>
          <draw:path draw:style-name="gr3" draw:text-style-name="P7" draw:layer="layout" svg:width="0.386cm" svg:height="0.351cm" svg:x="19.622cm" svg:y="3.1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24cm" svg:height="0.36cm" svg:x="20.076cm" svg:y="2.92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0.604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1.356cm" svg:y="2.98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1.743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517cm" svg:x="22.378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3.176cm" svg:y="2.99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23.526cm" svg:y="2.997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olygon draw:style-name="gr3" draw:text-style-name="P7" draw:layer="layout" svg:width="0.177cm" svg:height="1.392cm" svg:x="23.896cm" svg:y="2.622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4.719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5.738cm" svg:y="3.17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340" draw:id="id340">
          <svg:title>TexMaths</svg:title>
          <svg:desc>24§display§\therefore§svg§600§FALSE§</svg:desc>
          <draw:polygon draw:style-name="gr2" draw:text-style-name="P6" draw:layer="layout" svg:width="0.453cm" svg:height="0.371cm" svg:x="4.043cm" svg:y="3.149cm" svg:viewBox="0 0 454 372" draw:points="227,372 0,372 0,0 454,0 454,372">
            <text:p/>
          </draw:polygon>
          <draw:path draw:style-name="gr3" draw:text-style-name="P7" draw:layer="layout" svg:width="0.513cm" svg:height="0.455cm" svg:x="4.026cm" svg:y="3.1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47" draw:id="id347">
          <svg:title>TexMaths</svg:title>
          <svg:desc>18§display§[\ \text {If Numerator is a polynomial of degree greater than or equal to that of the denominator}§svg§600§FALSE§</svg:desc>
          <draw:polygon draw:style-name="gr2" draw:text-style-name="P6" draw:layer="layout" svg:width="24.783cm" svg:height="0.57cm" svg:x="1.44cm" svg:y="6.251cm" svg:viewBox="0 0 24784 571" draw:points="12393,571 0,571 0,0 24784,0 24784,571">
            <text:p/>
          </draw:polygon>
          <draw:polygon draw:style-name="gr3" draw:text-style-name="P7" draw:layer="layout" svg:width="0.087cm" svg:height="0.633cm" svg:x="1.483cm" svg:y="6.219cm" svg:viewBox="0 0 88 634" draw:points="88,634 88,610 26,610 26,26 88,26 88,0 0,0 0,634">
            <text:p/>
          </draw:polygon>
          <draw:path draw:style-name="gr3" draw:text-style-name="P7" draw:layer="layout" svg:width="0.193cm" svg:height="0.433cm" svg:x="1.813cm" svg:y="6.2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205cm" svg:height="0.447cm" svg:x="2.045cm" svg:y="6.24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432cm" svg:height="0.433cm" svg:x="2.448cm" svg:y="6.261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7" draw:layer="layout" svg:width="0.319cm" svg:height="0.287cm" svg:x="2.922cm" svg:y="6.4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494cm" svg:height="0.28cm" svg:x="3.273cm" svg:y="6.4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3.799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4.08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4.336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4.638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4.89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5.206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5.668cm" svg:y="6.2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5.844cm" svg:y="6.4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6.3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02cm" svg:x="6.828cm" svg:y="6.4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7.197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42cm" svg:height="0.44cm" svg:x="7.517cm" svg:y="6.2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7.684cm" svg:y="6.4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8.025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8.375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8.693cm" svg:y="6.414cm" svg:viewBox="0 0 495 281" svg:d="M49 62v171c0 28-7 28-49 28v20c22 0 55-1 72-1 16 0 49 1 71 1v-20c-42 0-49 0-49-28v-118c0-66 44-101 85-101 40 0 47 35 47 71v148c0 28-7 28-50 28v20c23 0 54-1 72-1 17 0 50 1 72 1v-20c-44 0-51 0-51-28v-118c0-66 46-101 87-101 39 0 46 35 46 71v148c0 28-7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9.222cm" svg:y="6.2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9.403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9.713cm" svg:y="6.2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10.097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0.416cm" svg:y="6.2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3cm" svg:height="0.447cm" svg:x="10.82cm" svg:y="6.2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1.169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1.449cm" svg:y="6.4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1.766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014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2.295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2.787cm" svg:y="6.4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3.104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3.352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13.64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13.944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4.194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4.476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4.929cm" svg:y="6.3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5.183cm" svg:y="6.2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15.54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5.85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6.41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16.727cm" svg:y="6.4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7.185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7.47cm" svg:y="6.414cm" svg:viewBox="0 0 314 403" svg:d="M220 242v114c0 29-7 29-50 29v18c22 0 55-1 72-1s49 1 72 1v-18c-43 0-50 0-50-29v-356h-15l-23 58c-9-18-34-58-85-58-75 0-141 62-141 144 0 79 62 144 135 144 45 0 71-27 85-46zM222 105v90c0 20-12 37-26 53-7 8-28 26-58 26-46 0-85-56-85-130 0-75 45-128 91-128 52 0 78 55 78 89z">
            <text:p/>
          </draw:path>
          <draw:path draw:style-name="gr3" draw:text-style-name="P7" draw:layer="layout" svg:width="0.319cm" svg:height="0.287cm" svg:x="17.803cm" svg:y="6.4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86cm" svg:height="0.292cm" svg:x="18.16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18.471cm" svg:y="6.2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98cm" svg:height="0.397cm" svg:x="18.85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9.102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19.623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9.876cm" svg:y="6.2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20.235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0.536cm" svg:y="6.3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1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1.318cm" svg:y="6.2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198cm" svg:height="0.397cm" svg:x="21.714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1.969cm" svg:y="6.2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2.317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2.813cm" svg:y="6.2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3.161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3.445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3.793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24.111cm" svg:y="6.4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4.64cm" svg:y="6.2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4.814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5.173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5.474cm" svg:y="6.3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5.726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26.042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</draw:g>
        <draw:g xml:id="id348" draw:id="id348">
          <svg:title>TexMaths</svg:title>
          <svg:desc>18§display§\left  \text {then use polynomial division process first. Proceed further depending upon the remainder}\ \right ]§svg§600§FALSE§</svg:desc>
          <draw:polygon draw:style-name="gr2" draw:text-style-name="P6" draw:layer="layout" svg:width="25.206cm" svg:height="0.57cm" svg:x="1.763cm" svg:y="7.051cm" svg:viewBox="0 0 25207 571" draw:points="12603,571 0,571 0,0 25207,0 25207,571">
            <text:p/>
          </draw:polygon>
          <draw:path draw:style-name="gr3" draw:text-style-name="P7" draw:layer="layout" svg:width="0.199cm" svg:height="0.397cm" svg:x="1.743cm" svg:y="7.1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.998cm" svg:y="7.0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.346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.63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3.193cm" svg:y="7.2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08cm" svg:height="0.292cm" svg:x="3.544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3.791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4.283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4.652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42cm" svg:height="0.44cm" svg:x="4.971cm" svg:y="7.0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5.139cm" svg:y="7.2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5.481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5.83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6.148cm" svg:y="7.2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6.67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6.858cm" svg:y="7.2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42cm" svg:height="0.44cm" svg:x="7.169cm" svg:y="7.0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3cm" svg:height="0.447cm" svg:x="7.556cm" svg:y="7.0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7.90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8.073cm" svg:y="7.221cm" svg:viewBox="0 0 311 281" svg:d="M252 62c6-14 17-42 59-42v-20c-14 1-33 1-47 1-16 0-45-1-57-1v20c25 0 32 15 32 28 0 5-1 7-4 14l-65 163-72-177c-3-9-3-11-3-12 0-16 25-16 36-16v-20c-19 0-55 1-69 1-17 0-43 0-62-1v20c40 0 43 3 50 23l93 226c4 9 4 12 13 12 8 0 11-6 12-12z">
            <text:p/>
          </draw:path>
          <draw:path draw:style-name="gr3" draw:text-style-name="P7" draw:layer="layout" svg:width="0.136cm" svg:height="0.424cm" svg:x="8.41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8.592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8.841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9.014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319cm" svg:height="0.28cm" svg:x="9.333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02cm" svg:x="9.892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0.243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0.492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41cm" svg:height="0.292cm" svg:x="10.829cm" svg:y="7.211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1.107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1.391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1.64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7cm" svg:height="0.447cm" svg:x="12.097cm" svg:y="7.048cm" svg:viewBox="0 0 318 448" svg:d="M193 193c29 0 33 9 33 35v171c0 29-7 29-49 29v20c20-1 55-3 71-3s46 2 70 3v-20c-43 0-50 0-50-29v-233l-79 5c-10 2-12 2-12 2-1 1-3 1-11 1h-75v-72c0-63 54-88 93-88 19 0 42 6 55 21-26 1-30 18-30 30 0 20 17 29 29 29 14 0 28-10 28-29 0-38-34-65-82-65-59 0-134 32-134 102v72h-50v19h50v206c0 29-7 29-50 29v20c22-1 55-3 71-3 15 0 47 2 70 3v-20c-42 0-49 0-49-29v-206z">
            <text:p/>
          </draw:path>
          <draw:path draw:style-name="gr3" draw:text-style-name="P7" draw:layer="layout" svg:width="0.214cm" svg:height="0.28cm" svg:x="12.449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08cm" svg:height="0.292cm" svg:x="12.7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9cm" svg:height="0.397cm" svg:x="12.94cm" svg:y="7.1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068cm" svg:height="0.068cm" svg:x="13.23cm" svg:y="7.427cm" svg:viewBox="0 0 69 69" svg:d="M69 35c0-19-16-35-34-35-19 0-35 16-35 35 0 18 16 34 35 34 18 0 34-16 34-34z">
            <text:p/>
          </draw:path>
          <draw:path draw:style-name="gr3" draw:text-style-name="P7" draw:layer="layout" svg:width="0.373cm" svg:height="0.433cm" svg:x="13.655cm" svg:y="7.061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14cm" svg:height="0.28cm" svg:x="14.081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4.329cm" svg:y="7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41cm" svg:height="0.292cm" svg:x="14.666cm" svg:y="7.211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4.943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5.224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5.509cm" svg:y="7.0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05cm" svg:height="0.447cm" svg:x="16.071cm" svg:y="7.0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9cm" svg:height="0.287cm" svg:x="16.264cm" svg:y="7.2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14cm" svg:height="0.28cm" svg:x="16.612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854cm" svg:y="7.1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7.109cm" svg:y="7.0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7.458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738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313cm" svg:height="0.447cm" svg:x="18.201cm" svg:y="7.0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8.549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8.83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45cm" svg:height="0.292cm" svg:x="19.199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482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9.835cm" svg:y="7.0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20.18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362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0.711cm" svg:y="7.2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319cm" svg:height="0.287cm" svg:x="21.241cm" svg:y="7.2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3cm" svg:height="0.402cm" svg:x="21.589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21.958cm" svg:y="7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319cm" svg:height="0.28cm" svg:x="22.277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22.832cm" svg:y="7.1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3.085cm" svg:y="7.0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3.434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3.926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174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494cm" svg:height="0.28cm" svg:x="24.458cm" svg:y="7.2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24.992cm" svg:y="7.2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36cm" svg:height="0.424cm" svg:x="25.301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5.477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25.83cm" svg:y="7.0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6.177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6.459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olygon draw:style-name="gr3" draw:text-style-name="P7" draw:layer="layout" svg:width="0.087cm" svg:height="0.633cm" svg:x="26.914cm" svg:y="7.019cm" svg:viewBox="0 0 88 634" draw:points="88,0 0,0 0,26 62,26 62,610 0,610 0,634 88,634">
            <text:p/>
          </draw:polygon>
        </draw:g>
        <draw:g xml:id="id349" draw:id="id349">
          <svg:title>TexMaths</svg:title>
          <svg:desc>22§display§x^2 + 6x + 13§svg§600§FALSE§</svg:desc>
          <draw:polygon draw:style-name="gr2" draw:text-style-name="P6" draw:layer="layout" svg:width="4.17cm" svg:height="0.666cm" svg:x="4.228cm" svg:y="8.634cm" svg:viewBox="0 0 4171 667" draw:points="2086,667 0,667 0,0 4171,0 4171,667">
            <text:p/>
          </draw:polygon>
          <draw:path draw:style-name="gr3" draw:text-style-name="P7" draw:layer="layout" svg:width="0.386cm" svg:height="0.351cm" svg:x="4.212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4.664cm" svg:y="8.59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5.192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5.956cm" svg:y="8.759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386cm" svg:height="0.351cm" svg:x="6.333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6.967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7.766cm" svg:y="8.759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8.116cm" svg:y="8.759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</draw:g>
        <draw:g xml:id="id350" draw:id="id350">
          <svg:title>TexMaths</svg:title>
          <svg:desc>22§display§x^3 + 4x^2 + 3x - 26§svg§600§FALSE§</svg:desc>
          <draw:polygon draw:style-name="gr2" draw:text-style-name="P6" draw:layer="layout" svg:width="6.291cm" svg:height="0.666cm" svg:x="9.53cm" svg:y="8.634cm" svg:viewBox="0 0 6292 667" draw:points="3145,667 0,667 0,0 6292,0 6292,667">
            <text:p/>
          </draw:polygon>
          <draw:path draw:style-name="gr3" draw:text-style-name="P7" draw:layer="layout" svg:width="0.386cm" svg:height="0.351cm" svg:x="9.514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9.963cm" svg:y="8.595cm" svg:viewBox="0 0 250 371" svg:d="M120 179c42 0 72 30 72 88 0 67-39 87-71 87-21 0-70-6-93-37 27-2 32-20 32-30 0-18-12-30-30-30-14 0-30 9-30 30 0 52 56 84 123 84 76 0 127-49 127-104 0-42-34-84-93-98 56-19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7" draw:layer="layout" svg:width="0.515cm" svg:height="0.516cm" svg:x="10.494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1.246cm" svg:y="8.75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7" draw:layer="layout" svg:width="0.386cm" svg:height="0.351cm" svg:x="11.635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2.087cm" svg:y="8.59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12.615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3.377cm" svg:y="8.759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86cm" svg:height="0.351cm" svg:x="13.754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4.411cm" svg:y="9.06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159cm" svg:y="8.75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1cm" svg:height="0.532cm" svg:x="15.539cm" svg:y="8.759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</draw:g>
        <draw:polyline draw:style-name="gr4" draw:text-style-name="P14" xml:id="id352" draw:id="id352" draw:layer="layout" svg:width="0cm" svg:height="4.499cm" svg:x="8.801cm" svg:y="8.5cm" svg:viewBox="0 0 0 4500" draw:points="0,0 0,4500">
          <text:p/>
        </draw:polyline>
        <draw:polyline draw:style-name="gr4" draw:text-style-name="P14" xml:id="id351" draw:id="id351" draw:layer="layout" svg:width="8.999cm" svg:height="0cm" svg:x="8.801cm" svg:y="8.5cm" svg:viewBox="0 0 9000 0" draw:points="0,0 9000,0">
          <text:p/>
        </draw:polyline>
        <draw:polyline draw:style-name="gr4" draw:text-style-name="P14" xml:id="id355" draw:id="id355" draw:layer="layout" svg:width="8.999cm" svg:height="0cm" svg:x="8.801cm" svg:y="10.4cm" svg:viewBox="0 0 9000 0" draw:points="0,0 9000,0">
          <text:p/>
        </draw:polyline>
        <draw:polyline draw:style-name="gr4" draw:text-style-name="P14" xml:id="id359" draw:id="id359" draw:layer="layout" svg:width="8.999cm" svg:height="0cm" svg:x="8.839cm" svg:y="12.286cm" svg:viewBox="0 0 9000 0" draw:points="0,0 9000,0">
          <text:p/>
        </draw:polyline>
        <draw:g xml:id="id354" draw:id="id354">
          <svg:title>TexMaths</svg:title>
          <svg:desc>22§display§x^3 + 6x^2 + 13x§svg§600§FALSE§</svg:desc>
          <draw:polygon draw:style-name="gr2" draw:text-style-name="P6" draw:layer="layout" svg:width="4.958cm" svg:height="0.666cm" svg:x="9.531cm" svg:y="9.534cm" svg:viewBox="0 0 4959 667" draw:points="2480,667 0,667 0,0 4959,0 4959,667">
            <text:p/>
          </draw:polygon>
          <draw:path draw:style-name="gr3" draw:text-style-name="P7" draw:layer="layout" svg:width="0.386cm" svg:height="0.351cm" svg:x="9.515cm" svg:y="9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9.964cm" svg:y="9.495cm" svg:viewBox="0 0 250 371" svg:d="M120 179c42 0 72 30 72 88 0 67-39 87-71 87-21 0-70-6-93-37 27-2 32-20 32-30 0-18-12-30-30-30-14 0-30 9-30 30 0 52 56 84 123 84 76 0 127-49 127-104 0-42-34-84-93-98 56-19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7" draw:layer="layout" svg:width="0.515cm" svg:height="0.516cm" svg:x="10.495cm" svg:y="9.7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1.259cm" svg:y="9.659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386cm" svg:height="0.351cm" svg:x="11.636cm" svg:y="9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2.088cm" svg:y="9.49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12.616cm" svg:y="9.7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3.415cm" svg:y="9.659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3.765cm" svg:y="9.65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86cm" svg:height="0.351cm" svg:x="14.142cm" svg:y="9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353" draw:id="id353">
          <svg:title>TexMaths</svg:title>
          <svg:desc>22§display§x§svg§600§FALSE§</svg:desc>
          <draw:polygon draw:style-name="gr2" draw:text-style-name="P6" draw:layer="layout" svg:width="0.33cm" svg:height="0.274cm" svg:x="9.629cm" svg:y="7.934cm" svg:viewBox="0 0 331 275" draw:points="165,275 0,275 0,0 331,0 331,275">
            <text:p/>
          </draw:polygon>
          <draw:path draw:style-name="gr3" draw:text-style-name="P7" draw:layer="layout" svg:width="0.386cm" svg:height="0.351cm" svg:x="9.613cm" svg:y="7.89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2 60 81 0 125-100 125-120 0-7-7-7-8-7-7 0-9 2-11 7-25 85-79 102-104 102-30 0-42-24-42-51 0-17 5-33 14-68z">
            <text:p/>
          </draw:path>
        </draw:g>
        <draw:g xml:id="id356" draw:id="id356">
          <svg:title>TexMaths</svg:title>
          <svg:desc>22§display§-2x^2 - 10x - 26§svg§600§FALSE§</svg:desc>
          <draw:polygon draw:style-name="gr2" draw:text-style-name="P6" draw:layer="layout" svg:width="5.544cm" svg:height="0.619cm" svg:x="10.716cm" svg:y="10.535cm" svg:viewBox="0 0 5545 620" draw:points="2774,620 0,620 0,0 5545,0 5545,620">
            <text:p/>
          </draw:polygon>
          <draw:path draw:style-name="gr3" draw:text-style-name="P7" draw:layer="layout" svg:width="0.472cm" svg:height="0.032cm" svg:x="10.741cm" svg:y="10.9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318cm" svg:y="10.6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6cm" svg:height="0.351cm" svg:x="11.687cm" svg:y="10.8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2.141cm" svg:y="10.49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691cm" svg:y="10.96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468cm" svg:y="10.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815cm" svg:y="10.66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386cm" svg:height="0.351cm" svg:x="14.195cm" svg:y="10.8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4.85cm" svg:y="10.9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598cm" svg:y="10.6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21cm" svg:height="0.532cm" svg:x="15.978cm" svg:y="10.66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</draw:g>
        <draw:g xml:id="id358" draw:id="id358">
          <svg:title>TexMaths</svg:title>
          <svg:desc>22§display§-2x^2 - 12x - 26§svg§600§FALSE§</svg:desc>
          <draw:polygon draw:style-name="gr2" draw:text-style-name="P6" draw:layer="layout" svg:width="5.544cm" svg:height="0.619cm" svg:x="10.716cm" svg:y="11.436cm" svg:viewBox="0 0 5545 620" draw:points="2774,620 0,620 0,0 5545,0 5545,620">
            <text:p/>
          </draw:polygon>
          <draw:path draw:style-name="gr3" draw:text-style-name="P7" draw:layer="layout" svg:width="0.472cm" svg:height="0.032cm" svg:x="10.741cm" svg:y="11.86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318cm" svg:y="11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6cm" svg:height="0.351cm" svg:x="11.687cm" svg:y="11.7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2.141cm" svg:y="11.39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691cm" svg:y="11.86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468cm" svg:y="11.56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13.824cm" svg:y="11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6cm" svg:height="0.351cm" svg:x="14.195cm" svg:y="11.7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4.85cm" svg:y="11.86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598cm" svg:y="11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21cm" svg:height="0.532cm" svg:x="15.978cm" svg:y="11.561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</draw:g>
        <draw:g xml:id="id357" draw:id="id357">
          <svg:title>TexMaths</svg:title>
          <svg:desc>22§display§-\ 2§svg§600§FALSE§</svg:desc>
          <draw:polygon draw:style-name="gr2" draw:text-style-name="P6" draw:layer="layout" svg:width="1.128cm" svg:height="0.437cm" svg:x="10.317cm" svg:y="7.837cm" svg:viewBox="0 0 1129 438" draw:points="565,438 0,438 0,0 1129,0 1129,438">
            <text:p/>
          </draw:polygon>
          <draw:path draw:style-name="gr3" draw:text-style-name="P7" draw:layer="layout" svg:width="0.472cm" svg:height="0.032cm" svg:x="10.342cm" svg:y="8.10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175cm" svg:y="7.798cm" svg:viewBox="0 0 310 517" svg:d="M60 457l82-81c122-107 168-147 168-225 0-89-69-151-164-151-88 0-146 72-146 141 0 42 39 42 40 42 15 0 41-9 41-41 0-19-14-40-41-40-7 0-7 0-10 2 17-51 60-79 105-79 71 0 104 61 104 126 0 62-38 123-81 171l-149 165c-9 9-9 11-9 30h288l22-135h-20c-3 22-9 58-16 68-7 7-58 7-73 7z">
            <text:p/>
          </draw:path>
        </draw:g>
        <draw:g xml:id="id360" draw:id="id360">
          <svg:title>TexMaths</svg:title>
          <svg:desc>22§display§2x§svg§600§FALSE§</svg:desc>
          <draw:polygon draw:style-name="gr2" draw:text-style-name="P6" draw:layer="layout" svg:width="0.717cm" svg:height="0.446cm" svg:x="13.717cm" svg:y="12.438cm" svg:viewBox="0 0 718 447" draw:points="359,447 0,447 0,0 718,0 718,447">
            <text:p/>
          </draw:polygon>
          <draw:path draw:style-name="gr3" draw:text-style-name="P7" draw:layer="layout" svg:width="0.309cm" svg:height="0.516cm" svg:x="13.717cm" svg:y="12.39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8 7-74 7z">
            <text:p/>
          </draw:path>
          <draw:path draw:style-name="gr3" draw:text-style-name="P7" draw:layer="layout" svg:width="0.386cm" svg:height="0.351cm" svg:x="14.087cm" svg:y="12.571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5-79 102-104 102-30 0-42-25-42-51 0-17 5-33 14-68z">
            <text:p/>
          </draw:path>
        </draw:g>
        <draw:g xml:id="id362" draw:id="id362">
          <svg:title>TexMaths</svg:title>
          <svg:desc>22§display§\frac{x^3 + 4x^2 + 3x - 26}{x^2 + 6x + 13}} \ = §svg§600§FALSE§</svg:desc>
          <draw:polygon draw:style-name="gr2" draw:text-style-name="P6" draw:layer="layout" svg:width="7.448cm" svg:height="1.682cm" svg:x="4.076cm" svg:y="13.156cm" svg:viewBox="0 0 7449 1683" draw:points="3724,1683 0,1683 0,0 7449,0 7449,1683">
            <text:p/>
          </draw:polygon>
          <draw:path draw:style-name="gr3" draw:text-style-name="P7" draw:layer="layout" svg:width="0.386cm" svg:height="0.351cm" svg:x="4.06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4.509cm" svg:y="13.11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7" draw:layer="layout" svg:width="0.515cm" svg:height="0.516cm" svg:x="5.04cm" svg:y="13.30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5.792cm" svg:y="13.233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6.181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6.633cm" svg:y="13.11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7.161cm" svg:y="13.30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7.923cm" svg:y="13.24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8.3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956cm" svg:y="13.5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704cm" svg:y="13.2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21cm" svg:height="0.532cm" svg:x="10.085cm" svg:y="13.242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8 51-77 51z">
            <text:p/>
          </draw:path>
          <draw:polygon draw:style-name="gr3" draw:text-style-name="P7" draw:layer="layout" svg:width="6.402cm" svg:height="0.032cm" svg:x="4.037cm" svg:y="14.071cm" svg:viewBox="0 0 6403 33" draw:points="3202,33 0,33 0,0 6403,0 6403,33">
            <text:p/>
          </draw:polygon>
          <draw:path draw:style-name="gr3" draw:text-style-name="P7" draw:layer="layout" svg:width="0.386cm" svg:height="0.351cm" svg:x="5.119cm" svg:y="14.4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5.574cm" svg:y="14.22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102cm" svg:y="14.3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6.864cm" svg:y="14.29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7.24cm" svg:y="14.4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7.874cm" svg:y="14.3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8.673cm" svg:y="14.2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9.023cm" svg:y="14.29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182cm" svg:x="11.047cm" svg:y="13.997cm" svg:viewBox="0 0 516 183" svg:d="M489 32c13 0 27 0 27-16s-14-16-25-16h-465c-12 0-26 0-26 16s14 16 26 16zM491 183c11 0 25 0 25-16s-14-16-27-16h-463c-12 0-26 0-26 16s14 16 26 16z">
            <text:p/>
          </draw:path>
        </draw:g>
        <draw:g xml:id="id363" draw:id="id363">
          <svg:title>TexMaths</svg:title>
          <svg:desc>22§display§x - 2 + \frac{2x}{x^2 + 6x + 13}§svg§600§FALSE§</svg:desc>
          <draw:polygon draw:style-name="gr2" draw:text-style-name="P6" draw:layer="layout" svg:width="7.015cm" svg:height="1.557cm" svg:x="11.929cm" svg:y="13.234cm" svg:viewBox="0 0 7016 1558" draw:points="3508,1558 0,1558 0,0 7016,0 7016,1558">
            <text:p/>
          </draw:polygon>
          <draw:path draw:style-name="gr3" draw:text-style-name="P7" draw:layer="layout" svg:width="0.386cm" svg:height="0.351cm" svg:x="11.913cm" svg:y="13.89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3cm" svg:height="0.032cm" svg:x="12.568cm" svg:y="14.024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6cm" svg:x="13.316cm" svg:y="13.71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515cm" svg:height="0.516cm" svg:x="13.879cm" svg:y="13.7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6.467cm" svg:y="13.19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86cm" svg:height="0.351cm" svg:x="16.836cm" svg:y="13.36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4.282cm" svg:height="0.032cm" svg:x="14.701cm" svg:y="14.024cm" svg:viewBox="0 0 4283 33" draw:points="2142,33 0,33 0,0 4283,0 4283,33">
            <text:p/>
          </draw:polygon>
          <draw:path draw:style-name="gr3" draw:text-style-name="P7" draw:layer="layout" svg:width="0.386cm" svg:height="0.351cm" svg:x="14.724cm" svg:y="14.42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5.178cm" svg:y="14.18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5.706cm" svg:y="14.3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6.469cm" svg:y="14.249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2 48-58 51-77 51z">
            <text:p/>
          </draw:path>
          <draw:path draw:style-name="gr3" draw:text-style-name="P7" draw:layer="layout" svg:width="0.386cm" svg:height="0.351cm" svg:x="16.845cm" svg:y="14.42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7.479cm" svg:y="14.3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8.278cm" svg:y="14.24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8.628cm" svg:y="14.249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361" draw:id="id361">
          <svg:title>TexMaths</svg:title>
          <svg:desc>24§display§\therefore§svg§600§FALSE§</svg:desc>
          <draw:polygon draw:style-name="gr2" draw:text-style-name="P6" draw:layer="layout" svg:width="0.453cm" svg:height="0.371cm" svg:x="2.743cm" svg:y="13.749cm" svg:viewBox="0 0 454 372" draw:points="227,372 0,372 0,0 454,0 454,372">
            <text:p/>
          </draw:polygon>
          <draw:path draw:style-name="gr3" draw:text-style-name="P7" draw:layer="layout" svg:width="0.513cm" svg:height="0.455cm" svg:x="2.726cm" svg:y="13.7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x;x" smil:keyTimes="0;1"/>
                  <anim:animate smil:dur="0.5s" smil:fill="hold" smil:targetElement="id3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x;x" smil:keyTimes="0;1"/>
                  <anim:animate smil:dur="0.5s" smil:fill="hold" smil:targetElement="id3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x;x" smil:keyTimes="0;1"/>
                  <anim:animate smil:dur="0.5s" smil:fill="hold" smil:targetElement="id3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3" smil:attributeName="visibility" smil:to="visible"/>
                  <anim:animate smil:dur="0.5s" smil:fill="hold" smil:targetElement="id343" smil:attributeName="width" smil:values="width*0.05;width" smil:keyTimes="0;1"/>
                  <anim:animate smil:dur="0.5s" smil:fill="hold" smil:targetElement="id343" smil:attributeName="height" smil:values="height;height" smil:keyTimes="0;1"/>
                  <anim:animate smil:dur="0.5s" smil:fill="hold" smil:targetElement="id343" smil:attributeName="x" smil:values="x-.2;x" smil:keyTimes="0;1"/>
                  <anim:animate smil:dur="0.5s" smil:fill="hold" smil:targetElement="id343" smil:attributeName="y" smil:values="y;y" smil:keyTimes="0;1"/>
                  <anim:transitionFilter smil:dur="0.5s" smil:targetElement="id34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4" smil:attributeName="visibility" smil:to="visible"/>
                  <anim:animate smil:dur="0.5s" smil:fill="hold" smil:targetElement="id344" smil:attributeName="width" smil:values="width*0.05;width" smil:keyTimes="0;1"/>
                  <anim:animate smil:dur="0.5s" smil:fill="hold" smil:targetElement="id344" smil:attributeName="height" smil:values="height;height" smil:keyTimes="0;1"/>
                  <anim:animate smil:dur="0.5s" smil:fill="hold" smil:targetElement="id344" smil:attributeName="x" smil:values="x-.2;x" smil:keyTimes="0;1"/>
                  <anim:animate smil:dur="0.5s" smil:fill="hold" smil:targetElement="id344" smil:attributeName="y" smil:values="y;y" smil:keyTimes="0;1"/>
                  <anim:transitionFilter smil:dur="0.5s" smil:targetElement="id34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5" smil:attributeName="visibility" smil:to="visible"/>
                  <anim:animate smil:dur="0.5s" smil:fill="hold" smil:targetElement="id345" smil:attributeName="width" smil:values="width*0.05;width" smil:keyTimes="0;1"/>
                  <anim:animate smil:dur="0.5s" smil:fill="hold" smil:targetElement="id345" smil:attributeName="height" smil:values="height;height" smil:keyTimes="0;1"/>
                  <anim:animate smil:dur="0.5s" smil:fill="hold" smil:targetElement="id345" smil:attributeName="x" smil:values="x-.2;x" smil:keyTimes="0;1"/>
                  <anim:animate smil:dur="0.5s" smil:fill="hold" smil:targetElement="id345" smil:attributeName="y" smil:values="y;y" smil:keyTimes="0;1"/>
                  <anim:transitionFilter smil:dur="0.5s" smil:targetElement="id34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6" smil:attributeName="visibility" smil:to="visible"/>
                  <anim:animate smil:dur="0.5s" smil:fill="hold" smil:targetElement="id346" smil:attributeName="x" smil:values="x;x" smil:keyTimes="0;1"/>
                  <anim:animate smil:dur="0.5s" smil:fill="hold" smil:targetElement="id3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7" smil:attributeName="visibility" smil:to="visible"/>
                  <anim:animate smil:dur="0.5s" smil:fill="hold" smil:targetElement="id347" smil:attributeName="width" smil:values="width*0.05;width" smil:keyTimes="0;1"/>
                  <anim:animate smil:dur="0.5s" smil:fill="hold" smil:targetElement="id347" smil:attributeName="height" smil:values="height;height" smil:keyTimes="0;1"/>
                  <anim:animate smil:dur="0.5s" smil:fill="hold" smil:targetElement="id347" smil:attributeName="x" smil:values="x-.2;x" smil:keyTimes="0;1"/>
                  <anim:animate smil:dur="0.5s" smil:fill="hold" smil:targetElement="id347" smil:attributeName="y" smil:values="y;y" smil:keyTimes="0;1"/>
                  <anim:transitionFilter smil:dur="0.5s" smil:targetElement="id34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8" smil:attributeName="visibility" smil:to="visible"/>
                  <anim:animate smil:dur="0.5s" smil:fill="hold" smil:targetElement="id348" smil:attributeName="x" smil:values="x;x" smil:keyTimes="0;1"/>
                  <anim:animate smil:dur="0.5s" smil:fill="hold" smil:targetElement="id3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0-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x;x" smil:keyTimes="0;1"/>
                  <anim:animate smil:dur="0.5s" smil:fill="hold" smil:targetElement="id350" smil:attributeName="y" smil:values="0-height/2;y" smil:keyTimes="0;1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351" smil:attributeName="visibility" smil:to="visible"/>
                  <anim:animate smil:dur="5s" smil:fill="hold" smil:targetElement="id351" smil:attributeName="x" smil:values="1+width/2;x" smil:keyTimes="0;1"/>
                  <anim:animate smil:dur="5s" smil:fill="hold" smil:targetElement="id351" smil:attributeName="y" smil:values="y;y" smil:keyTimes="0;1"/>
                </anim:par>
              </anim:par>
              <anim:par smil:begin="6s">
                <anim:par smil:begin="0s" smil:fill="hold" presentation:preset-property="Direction" presentation:node-type="after-previous" presentation:preset-class="entrance" presentation:preset-id="ooo-entrance-fly-in-slow" presentation:preset-sub-type="from-bottom">
                  <anim:set smil:begin="0s" smil:dur="0.001s" smil:fill="hold" smil:targetElement="id352" smil:attributeName="visibility" smil:to="visible"/>
                  <anim:animate smil:dur="5s" smil:fill="hold" smil:targetElement="id352" smil:attributeName="x" smil:values="x;x" smil:keyTimes="0;1"/>
                  <anim:animate smil:dur="5s" smil:fill="hold" smil:targetElement="id3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x;x" smil:keyTimes="0;1"/>
                  <anim:animate smil:dur="0.5s" smil:fill="hold" smil:targetElement="id353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1+width/2;x" smil:keyTimes="0;1"/>
                  <anim:animate smil:dur="0.5s" smil:fill="hold" smil:targetElement="id35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55" smil:attributeName="visibility" smil:to="visible"/>
                  <anim:animate smil:dur="5s" smil:fill="hold" smil:targetElement="id355" smil:attributeName="x" smil:values="1+width/2;x" smil:keyTimes="0;1"/>
                  <anim:animate smil:dur="5s" smil:fill="hold" smil:targetElement="id35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1+width/2;x" smil:keyTimes="0;1"/>
                  <anim:animate smil:dur="0.5s" smil:fill="hold" smil:targetElement="id35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8" smil:attributeName="visibility" smil:to="visible"/>
                  <anim:animate smil:dur="0.5s" smil:fill="hold" smil:targetElement="id358" smil:attributeName="x" smil:values="1+width/2;x" smil:keyTimes="0;1"/>
                  <anim:animate smil:dur="0.5s" smil:fill="hold" smil:targetElement="id35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59" smil:attributeName="visibility" smil:to="visible"/>
                  <anim:animate smil:dur="5s" smil:fill="hold" smil:targetElement="id359" smil:attributeName="x" smil:values="1+width/2;x" smil:keyTimes="0;1"/>
                  <anim:animate smil:dur="5s" smil:fill="hold" smil:targetElement="id35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1+width/2;x" smil:keyTimes="0;1"/>
                  <anim:animate smil:dur="0.5s" smil:fill="hold" smil:targetElement="id36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1" smil:attributeName="visibility" smil:to="visible"/>
                  <anim:animate smil:dur="0.5s" smil:fill="hold" smil:targetElement="id361" smil:attributeName="x" smil:values="x;x" smil:keyTimes="0;1"/>
                  <anim:animate smil:dur="0.5s" smil:fill="hold" smil:targetElement="id3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64" draw:id="id364">
          <svg:title>TexMaths</svg:title>
          <svg:desc>24§display§\text {I}§svg§600§FALSE§</svg:desc>
          <draw:polygon draw:style-name="gr2" draw:text-style-name="P6" draw:layer="layout" svg:width="0.197cm" svg:height="0.493cm" svg:x="3.644cm" svg:y="1.648cm" svg:viewBox="0 0 198 494" draw:points="100,494 0,494 0,0 198,0 198,494">
            <text:p/>
          </draw:polygon>
          <draw:path draw:style-name="gr3" draw:text-style-name="P7" draw:layer="layout" svg:width="0.258cm" svg:height="0.577cm" svg:x="3.625cm" svg:y="1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5" draw:id="id365">
          <svg:title>TexMaths</svg:title>
          <svg:desc>22§display§= \int \left[ x - 2 + \frac{2x}{x^2 + 6x + 13} \right] \ dx§svg§600§FALSE§</svg:desc>
          <draw:polygon draw:style-name="gr2" draw:text-style-name="P6" draw:layer="layout" svg:width="10.839cm" svg:height="1.779cm" svg:x="4.335cm" svg:y="0.958cm" svg:viewBox="0 0 10840 1780" draw:points="5421,1780 0,1780 0,0 10840,0 10840,1780">
            <text:p/>
          </draw:polygon>
          <draw:path draw:style-name="gr3" draw:text-style-name="P7" draw:layer="layout" svg:width="0.515cm" svg:height="0.182cm" svg:x="4.34cm" svg:y="1.7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55cm" svg:y="0.988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6.208cm" svg:y="0.919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6.445cm" svg:y="1.6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7.1cm" svg:y="1.83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848cm" svg:y="1.52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8.411cm" svg:y="1.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999cm" svg:y="1.00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37cm" svg:y="1.1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olygon draw:style-name="gr3" draw:text-style-name="P7" draw:layer="layout" svg:width="4.281cm" svg:height="0.032cm" svg:x="9.233cm" svg:y="1.831cm" svg:viewBox="0 0 4282 33" draw:points="2142,33 0,33 0,0 4282,0 4282,33">
            <text:p/>
          </draw:polygon>
          <draw:path draw:style-name="gr3" draw:text-style-name="P7" draw:layer="layout" svg:width="0.386cm" svg:height="0.351cm" svg:x="9.256cm" svg:y="2.2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71cm" svg:y="1.98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238cm" svg:y="2.1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cm" svg:y="2.05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1.377cm" svg:y="2.2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2.012cm" svg:y="2.1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81cm" svg:y="2.05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16cm" svg:y="2.05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3.619cm" svg:y="0.919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433cm" svg:y="1.503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827cm" svg:y="1.6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66" draw:id="id366">
          <svg:title>TexMaths</svg:title>
          <svg:desc>22§display§= \int \left[ x - 2 + \frac{ ( 2x + 6 ) - 6 }{x^2 + 6x + 13} \right] \ dx§svg§600§FALSE§</svg:desc>
          <draw:polygon draw:style-name="gr2" draw:text-style-name="P6" draw:layer="layout" svg:width="10.839cm" svg:height="1.779cm" svg:x="4.337cm" svg:y="3.26cm" svg:viewBox="0 0 10840 1780" draw:points="5421,1780 0,1780 0,0 10840,0 10840,1780">
            <text:p/>
          </draw:polygon>
          <draw:path draw:style-name="gr3" draw:text-style-name="P7" draw:layer="layout" svg:width="0.515cm" svg:height="0.182cm" svg:x="4.342cm" svg:y="4.0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57cm" svg:y="3.29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6.21cm" svg:y="3.221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6.447cm" svg:y="4.0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7.102cm" svg:y="4.13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85cm" svg:y="3.82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8.413cm" svg:y="3.8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9.406cm" svg:y="3.23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9.67cm" svg:y="3.30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04cm" svg:y="3.4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0.675cm" svg:y="3.36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437cm" svg:y="3.304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18cm" svg:height="0.773cm" svg:x="11.835cm" svg:y="3.23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2.328cm" svg:y="3.6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069cm" svg:y="3.304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olygon draw:style-name="gr3" draw:text-style-name="P7" draw:layer="layout" svg:width="4.281cm" svg:height="0.032cm" svg:x="9.235cm" svg:y="4.133cm" svg:viewBox="0 0 4282 33" draw:points="2142,33 0,33 0,0 4282,0 4282,33">
            <text:p/>
          </draw:polygon>
          <draw:path draw:style-name="gr3" draw:text-style-name="P7" draw:layer="layout" svg:width="0.386cm" svg:height="0.351cm" svg:x="9.258cm" svg:y="4.5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712cm" svg:y="4.28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24cm" svg:y="4.4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002cm" svg:y="4.358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1.379cm" svg:y="4.5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2.014cm" svg:y="4.4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812cm" svg:y="4.35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162cm" svg:y="4.35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3.621cm" svg:y="3.221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435cm" svg:y="3.805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829cm" svg:y="4.00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68" draw:id="id368">
          <svg:title>TexMaths</svg:title>
          <svg:desc>22§display§= \int x \ dx - 2 \int dx + \int \frac{ 2x + 6 }{x^2 + 6x + 13} -6 \int \frac{1}{x^2 + 6x + 13} \ dx§svg§600§FALSE§</svg:desc>
          <draw:polygon draw:style-name="gr2" draw:text-style-name="P6" draw:layer="layout" svg:width="20.602cm" svg:height="1.642cm" svg:x="4.339cm" svg:y="8.062cm" svg:viewBox="0 0 20603 1643" draw:points="10301,1643 0,1643 0,0 20603,0 20603,1643">
            <text:p/>
          </draw:polygon>
          <draw:path draw:style-name="gr3" draw:text-style-name="P7" draw:layer="layout" svg:width="0.515cm" svg:height="0.182cm" svg:x="4.344cm" svg:y="8.7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59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86cm" svg:height="0.351cm" svg:x="6.041cm" svg:y="8.7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7 102-104 102-30 0-42-24-42-51 0-17 5-33 14-68z">
            <text:p/>
          </draw:path>
          <draw:path draw:style-name="gr3" draw:text-style-name="P7" draw:layer="layout" svg:width="0.369cm" svg:height="0.547cm" svg:x="6.748cm" svg:y="8.5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7.143cm" svg:y="8.7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799cm" svg:y="8.8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8.545cm" svg:y="8.5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9.066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69cm" svg:height="0.547cm" svg:x="9.955cm" svg:y="8.539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0.349cm" svg:y="8.7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0.985cm" svg:y="8.6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1.757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13.808cm" svg:y="8.0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4.179cm" svg:y="8.2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4.813cm" svg:y="8.1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5.575cm" svg:y="8.037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olygon draw:style-name="gr3" draw:text-style-name="P7" draw:layer="layout" svg:width="4.281cm" svg:height="0.032cm" svg:x="12.71cm" svg:y="8.866cm" svg:viewBox="0 0 4282 33" draw:points="2142,33 0,33 0,0 4282,0 4282,33">
            <text:p/>
          </draw:polygon>
          <draw:path draw:style-name="gr3" draw:text-style-name="P7" draw:layer="layout" svg:width="0.386cm" svg:height="0.351cm" svg:x="12.732cm" svg:y="9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3.185cm" svg:y="9.0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713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4.475cm" svg:y="9.092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14.851cm" svg:y="9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5.487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6.286cm" svg:y="9.09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6.636cm" svg:y="9.09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17.319cm" svg:y="8.86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06cm" svg:y="8.56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18.586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1.554cm" svg:y="8.0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1cm" svg:height="0.032cm" svg:x="19.538cm" svg:y="8.866cm" svg:viewBox="0 0 4282 33" draw:points="2142,33 0,33 0,0 4282,0 4282,33">
            <text:p/>
          </draw:polygon>
          <draw:path draw:style-name="gr3" draw:text-style-name="P7" draw:layer="layout" svg:width="0.386cm" svg:height="0.351cm" svg:x="19.561cm" svg:y="9.2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20.014cm" svg:y="9.0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0.542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1.304cm" svg:y="9.092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21.68cm" svg:y="9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22.316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3.115cm" svg:y="9.09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3.465cm" svg:y="9.0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24.201cm" svg:y="8.5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4.595cm" svg:y="8.7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369" draw:id="id369">
          <svg:title>TexMaths</svg:title>
          <svg:desc>22§display§= \int x \ dx - 2 \int dx + \int \frac{ 2x + 6 }{x^2 + 6x + 13} -6 \int \frac{1}{x^2 + 2(x)(3)+ 9 + 4 } \ dx§svg§600§FALSE§</svg:desc>
          <draw:polygon draw:style-name="gr2" draw:text-style-name="P6" draw:layer="layout" svg:width="23.136cm" svg:height="1.7cm" svg:x="4.34cm" svg:y="10.364cm" svg:viewBox="0 0 23137 1701" draw:points="11568,1701 0,1701 0,0 23137,0 23137,1701">
            <text:p/>
          </draw:polygon>
          <draw:path draw:style-name="gr3" draw:text-style-name="P7" draw:layer="layout" svg:width="0.515cm" svg:height="0.182cm" svg:x="4.345cm" svg:y="11.0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6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86cm" svg:height="0.351cm" svg:x="6.042cm" svg:y="11.0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7 102-104 102-30 0-42-24-42-51 0-17 5-33 14-68z">
            <text:p/>
          </draw:path>
          <draw:path draw:style-name="gr3" draw:text-style-name="P7" draw:layer="layout" svg:width="0.369cm" svg:height="0.546cm" svg:x="6.749cm" svg:y="10.841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7.144cm" svg:y="11.0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8cm" svg:y="11.16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8.546cm" svg:y="10.86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9.067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69cm" svg:height="0.546cm" svg:x="9.956cm" svg:y="10.841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0.35cm" svg:y="11.0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0.986cm" svg:y="10.92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1.758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09cm" svg:height="0.517cm" svg:x="13.809cm" svg:y="10.33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4.18cm" svg:y="10.5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4.814cm" svg:y="10.4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5.576cm" svg:y="10.339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olygon draw:style-name="gr3" draw:text-style-name="P7" draw:layer="layout" svg:width="4.281cm" svg:height="0.032cm" svg:x="12.71cm" svg:y="11.168cm" svg:viewBox="0 0 4282 33" draw:points="2142,33 0,33 0,0 4282,0 4282,33">
            <text:p/>
          </draw:polygon>
          <draw:path draw:style-name="gr3" draw:text-style-name="P7" draw:layer="layout" svg:width="0.386cm" svg:height="0.351cm" svg:x="12.733cm" svg:y="11.5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3.186cm" svg:y="11.32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714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4.476cm" svg:y="11.394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14.852cm" svg:y="11.5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5.488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6.287cm" svg:y="11.39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6.637cm" svg:y="11.394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7.32cm" svg:y="11.16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061cm" svg:y="10.862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18.587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2.821cm" svg:y="10.33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15cm" svg:height="0.032cm" svg:x="19.539cm" svg:y="11.168cm" svg:viewBox="0 0 6816 33" draw:points="3409,33 0,33 0,0 6816,0 6816,33">
            <text:p/>
          </draw:polygon>
          <draw:path draw:style-name="gr3" draw:text-style-name="P7" draw:layer="layout" svg:width="0.386cm" svg:height="0.351cm" svg:x="19.562cm" svg:y="11.5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20.014cm" svg:y="11.32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0.542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1.311cm" svg:y="11.39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21.736cm" svg:y="11.32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21.982cm" svg:y="11.5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22.447cm" svg:y="11.32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22.779cm" svg:y="11.32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23.036cm" svg:y="11.39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23.434cm" svg:y="11.32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23.906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4.668cm" svg:y="11.394cm" svg:viewBox="0 0 322 533" svg:d="M253 269v25c0 183-81 218-126 218-14 0-55-1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7cm" svg:x="25.238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5.989cm" svg:y="11.38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69cm" svg:height="0.546cm" svg:x="26.736cm" svg:y="10.841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7.13cm" svg:y="11.0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</draw:g>
        <draw:g xml:id="id370" draw:id="id370">
          <svg:title>TexMaths</svg:title>
          <svg:desc>22§display§= \int x \ dx - 2 \int dx + \int \frac{ 2x + 6 }{x^2 + 6x + 13} -6 \int \frac{1}{ ( x + 3 )^2 +  (2)^2 } \ dx§svg§600§FALSE§</svg:desc>
          <draw:polygon draw:style-name="gr2" draw:text-style-name="P6" draw:layer="layout" svg:width="21.322cm" svg:height="1.7cm" svg:x="4.34cm" svg:y="12.765cm" svg:viewBox="0 0 21323 1701" draw:points="10662,1701 0,1701 0,0 21323,0 21323,1701">
            <text:p/>
          </draw:polygon>
          <draw:path draw:style-name="gr3" draw:text-style-name="P7" draw:layer="layout" svg:width="0.515cm" svg:height="0.182cm" svg:x="4.345cm" svg:y="13.4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6cm" svg:y="12.72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86cm" svg:height="0.351cm" svg:x="6.042cm" svg:y="13.4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7 102-104 102-30 0-42-24-42-51 0-17 5-33 14-68z">
            <text:p/>
          </draw:path>
          <draw:path draw:style-name="gr3" draw:text-style-name="P7" draw:layer="layout" svg:width="0.369cm" svg:height="0.546cm" svg:x="6.749cm" svg:y="13.242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7.144cm" svg:y="13.4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8cm" svg:y="13.56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8.546cm" svg:y="13.26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9.067cm" svg:y="12.72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69cm" svg:height="0.546cm" svg:x="9.956cm" svg:y="13.242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0.35cm" svg:y="13.4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0.985cm" svg:y="13.32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1.758cm" svg:y="12.72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09cm" svg:height="0.517cm" svg:x="13.808cm" svg:y="12.7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4.18cm" svg:y="12.9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4.813cm" svg:y="12.8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5.575cm" svg:y="12.74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olygon draw:style-name="gr3" draw:text-style-name="P7" draw:layer="layout" svg:width="4.281cm" svg:height="0.032cm" svg:x="12.71cm" svg:y="13.569cm" svg:viewBox="0 0 4282 33" draw:points="2142,33 0,33 0,0 4282,0 4282,33">
            <text:p/>
          </draw:polygon>
          <draw:path draw:style-name="gr3" draw:text-style-name="P7" draw:layer="layout" svg:width="0.386cm" svg:height="0.351cm" svg:x="12.733cm" svg:y="13.9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3.185cm" svg:y="13.72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713cm" svg:y="13.8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4.475cm" svg:y="13.795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14.852cm" svg:y="13.9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5.487cm" svg:y="13.8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6.286cm" svg:y="13.79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6.637cm" svg:y="13.79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7.319cm" svg:y="13.5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06cm" svg:y="13.263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18.587cm" svg:y="12.72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1.915cm" svg:y="12.7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002cm" svg:height="0.032cm" svg:x="19.539cm" svg:y="13.569cm" svg:viewBox="0 0 5003 33" draw:points="2501,33 0,33 0,0 5003,0 5003,33">
            <text:p/>
          </draw:polygon>
          <draw:path draw:style-name="gr3" draw:text-style-name="P7" draw:layer="layout" svg:width="0.18cm" svg:height="0.774cm" svg:x="19.614cm" svg:y="13.72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9.861cm" svg:y="13.9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0.496cm" svg:y="13.8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1.258cm" svg:y="13.79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21.656cm" svg:y="13.72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1.948cm" svg:y="13.72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2.476cm" svg:y="13.8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23.282cm" svg:y="13.72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23.544cm" svg:y="13.7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18cm" svg:height="0.774cm" svg:x="23.937cm" svg:y="13.72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4.227cm" svg:y="13.72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921cm" svg:y="13.242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5.315cm" svg:y="13.4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67" draw:id="id367">
          <svg:title>TexMaths</svg:title>
          <svg:desc>22§display§= \int \left[ x - 2 + \frac{ 2x + 6 }{x^2 + 6x + 13} - \frac{ 6 }{x^2 + 6x + 13}\right] \ dx§svg§600§FALSE§</svg:desc>
          <draw:polygon draw:style-name="gr2" draw:text-style-name="P6" draw:layer="layout" svg:width="16.251cm" svg:height="1.779cm" svg:x="4.339cm" svg:y="5.562cm" svg:viewBox="0 0 16252 1780" draw:points="8126,1780 0,1780 0,0 16252,0 16252,1780">
            <text:p/>
          </draw:polygon>
          <draw:path draw:style-name="gr3" draw:text-style-name="P7" draw:layer="layout" svg:width="0.515cm" svg:height="0.182cm" svg:x="4.344cm" svg:y="6.3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59cm" svg:y="5.592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6.212cm" svg:y="5.523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6.449cm" svg:y="6.3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7.104cm" svg:y="6.43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852cm" svg:y="6.12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8.415cm" svg:y="6.1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337cm" svg:y="5.6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707cm" svg:y="5.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1.342cm" svg:y="5.67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2.104cm" svg:y="5.60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9 51-77 51z">
            <text:p/>
          </draw:path>
          <draw:polygon draw:style-name="gr3" draw:text-style-name="P7" draw:layer="layout" svg:width="4.281cm" svg:height="0.032cm" svg:x="9.237cm" svg:y="6.435cm" svg:viewBox="0 0 4282 33" draw:points="2142,33 0,33 0,0 4282,0 4282,33">
            <text:p/>
          </draw:polygon>
          <draw:path draw:style-name="gr3" draw:text-style-name="P7" draw:layer="layout" svg:width="0.386cm" svg:height="0.351cm" svg:x="9.26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714cm" svg:y="6.5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242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004cm" svg:y="6.6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1.381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2.016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814cm" svg:y="6.6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164cm" svg:y="6.6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3.847cm" svg:y="6.43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629cm" svg:y="5.60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olygon draw:style-name="gr3" draw:text-style-name="P7" draw:layer="layout" svg:width="4.281cm" svg:height="0.032cm" svg:x="14.649cm" svg:y="6.435cm" svg:viewBox="0 0 4282 33" draw:points="2142,33 0,33 0,0 4282,0 4282,33">
            <text:p/>
          </draw:polygon>
          <draw:path draw:style-name="gr3" draw:text-style-name="P7" draw:layer="layout" svg:width="0.386cm" svg:height="0.351cm" svg:x="14.672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5.125cm" svg:y="6.5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5.653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6.416cm" svg:y="6.6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86cm" svg:height="0.351cm" svg:x="16.793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7.427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8.226cm" svg:y="6.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8.576cm" svg:y="6.6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9.034cm" svg:y="5.52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9.849cm" svg:y="6.107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0.243cm" svg:y="6.3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64" smil:attributeName="visibility" smil:to="visible"/>
                  <anim:animate smil:dur="0.5s" smil:fill="hold" smil:targetElement="id364" smil:attributeName="width" smil:values="width*0.05;width" smil:keyTimes="0;1"/>
                  <anim:animate smil:dur="0.5s" smil:fill="hold" smil:targetElement="id364" smil:attributeName="height" smil:values="height;height" smil:keyTimes="0;1"/>
                  <anim:animate smil:dur="0.5s" smil:fill="hold" smil:targetElement="id364" smil:attributeName="x" smil:values="x-.2;x" smil:keyTimes="0;1"/>
                  <anim:animate smil:dur="0.5s" smil:fill="hold" smil:targetElement="id364" smil:attributeName="y" smil:values="y;y" smil:keyTimes="0;1"/>
                  <anim:transitionFilter smil:dur="0.5s" smil:targetElement="id36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6" smil:attributeName="visibility" smil:to="visible"/>
                  <anim:animate smil:dur="0.5s" smil:fill="hold" smil:targetElement="id366" smil:attributeName="x" smil:values="x;x" smil:keyTimes="0;1"/>
                  <anim:animate smil:dur="0.5s" smil:fill="hold" smil:targetElement="id3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x;x" smil:keyTimes="0;1"/>
                  <anim:animate smil:dur="0.5s" smil:fill="hold" smil:targetElement="id3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0" smil:attributeName="visibility" smil:to="visible"/>
                  <anim:animate smil:dur="0.5s" smil:fill="hold" smil:targetElement="id370" smil:attributeName="x" smil:values="x;x" smil:keyTimes="0;1"/>
                  <anim:animate smil:dur="0.5s" smil:fill="hold" smil:targetElement="id3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xml:id="id376" text:id="id376"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#####</text:span><text:span text:style-name="T14"><text:tab/></text:span><text:span text:style-name="T14"><text:tab/></text:span><text:span text:style-name="T14">DONE</text:span><text:span text:style-name="T14"><text:tab/></text:span><text:span text:style-name="T14"><text:tab/></text:span><text:span text:style-name="T14">#####</text:span><text:span text:style-name="T14"><text:tab/></text:span><text:span text:style-name="T14"> <text:s text:c="2"/></text:span><text:span text:style-name="T14"><text:tab/></text:span><text:span text:style-name="T14"><text:tab/></text:span><text:span text:style-name="T14"><text:tab/></text:span><text:span text:style-name="T14"><text:tab/></text:span></text:p>
          </draw:text-box>
        </draw:frame>
        <draw:g xml:id="id373" draw:id="id373">
          <svg:title>TexMaths</svg:title>
          <svg:desc>24§display§\therefore§svg§600§FALSE§</svg:desc>
          <draw:polygon draw:style-name="gr2" draw:text-style-name="P6" draw:layer="layout" svg:width="0.453cm" svg:height="0.371cm" svg:x="3.443cm" svg:y="4.248cm" svg:viewBox="0 0 454 372" draw:points="227,372 0,372 0,0 454,0 454,372">
            <text:p/>
          </draw:polygon>
          <draw:path draw:style-name="gr3" draw:text-style-name="P7" draw:layer="layout" svg:width="0.513cm" svg:height="0.455cm" svg:x="3.426cm" svg:y="4.2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72" draw:id="id372">
          <svg:title>TexMaths</svg:title>
          <svg:desc>22§display§=  \frac{x^2}{2} - 2x + \log [\ x^2 + 6x + 13 \ ] -6 \times \frac{1}{2} \tan^{-1} \left( \frac{ x + 3 }{2} \right) \ + \ c§svg§600§FALSE§</svg:desc>
          <draw:polygon draw:style-name="gr2" draw:text-style-name="P6" draw:layer="layout" svg:width="20.599cm" svg:height="1.821cm" svg:x="5.341cm" svg:y="1.068cm" svg:viewBox="0 0 20600 1822" draw:points="10301,1822 0,1822 0,0 20600,0 20600,1822">
            <text:p/>
          </draw:polygon>
          <draw:path draw:style-name="gr3" draw:text-style-name="P7" draw:layer="layout" svg:width="0.515cm" svg:height="0.182cm" svg:x="5.346cm" svg:y="1.9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6.233cm" svg:y="1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6.687cm" svg:y="1.02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789cm" svg:height="0.032cm" svg:x="6.21cm" svg:y="1.983cm" svg:viewBox="0 0 790 33" draw:points="396,33 0,33 0,0 790,0 790,33">
            <text:p/>
          </draw:polygon>
          <draw:path draw:style-name="gr3" draw:text-style-name="P7" draw:layer="layout" svg:width="0.309cm" svg:height="0.516cm" svg:x="6.451cm" svg:y="2.2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7.328cm" svg:y="1.98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076cm" svg:y="1.67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447cm" svg:y="1.8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9.081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73cm" svg:height="0.538cm" svg:x="9.836cm" svg:y="1.65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047cm" svg:y="1.84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0.434cm" svg:y="1.842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06cm" svg:height="0.773cm" svg:x="10.9cm" svg:y="1.612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11.305cm" svg:y="1.8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11.758cm" svg:y="1.5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286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049cm" svg:y="1.677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3.424cm" svg:y="1.8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14.059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858cm" svg:y="1.67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5.209cm" svg:y="1.67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0.106cm" svg:height="0.773cm" svg:x="15.837cm" svg:y="1.612cm" svg:viewBox="0 0 107 774" draw:points="107,0 0,0 0,32 76,32 76,744 0,744 0,774 107,774">
            <text:p/>
          </draw:polygon>
          <draw:path draw:style-name="gr3" draw:text-style-name="P7" draw:layer="layout" svg:width="0.472cm" svg:height="0.032cm" svg:x="16.272cm" svg:y="1.9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013cm" svg:y="1.677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74cm" svg:height="0.374cm" svg:x="17.651cm" svg:y="1.812cm" svg:viewBox="0 0 375 375" svg:d="M188 165l-155-154c-10-9-12-11-17-11-9 0-16 7-16 16 0 5 2 7 11 16l154 155-154 156c-9 9-11 11-11 16 0 9 7 16 16 16 5 0 7-2 17-11l154-155 161 161c2 1 7 5 11 5 11 0 16-7 16-16 0-2 0-5-2-9-2-2-125-123-164-163l143-141c3-6 16-16 19-20 0-1 4-5 4-10 0-9-5-16-16-16-5 0-9 4-18 12z">
            <text:p/>
          </draw:path>
          <draw:path draw:style-name="gr3" draw:text-style-name="P7" draw:layer="layout" svg:width="0.256cm" svg:height="0.516cm" svg:x="18.473cm" svg:y="1.15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8.405cm" svg:y="1.983cm" svg:viewBox="0 0 389 33" draw:points="194,33 0,33 0,0 389,0 389,33">
            <text:p/>
          </draw:polygon>
          <draw:path draw:style-name="gr3" draw:text-style-name="P7" draw:layer="layout" svg:width="0.309cm" svg:height="0.516cm" svg:x="18.443cm" svg:y="2.2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42cm" svg:height="0.485cm" svg:x="19.028cm" svg:y="1.71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9.346cm" svg:y="1.84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9.725cm" svg:y="1.85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20.187cm" svg:y="1.724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20.671cm" svg:y="1.51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21.249cm" svg:y="1.071cm" svg:viewBox="0 0 382 1857" svg:d="M382 1850c0-4-2-6-4-7-28-30-81-81-132-166-125-199-181-450-181-748 0-209 28-477 155-707 62-111 125-174 160-208 2-2 2-3 2-7 0-7-5-7-16-7s-12 0-25 12c-260 236-341 590-341 916 0 304 70 610 268 843 15 17 44 49 77 77 9 9 10 9 21 9s16 0 16-7z">
            <text:p/>
          </draw:path>
          <draw:path draw:style-name="gr3" draw:text-style-name="P7" draw:layer="layout" svg:width="0.386cm" svg:height="0.351cm" svg:x="21.773cm" svg:y="1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22.407cm" svg:y="1.2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3.169cm" svg:y="1.15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1.775cm" svg:height="0.032cm" svg:x="21.75cm" svg:y="1.983cm" svg:viewBox="0 0 1776 33" draw:points="887,33 0,33 0,0 1776,0 1776,33">
            <text:p/>
          </draw:polygon>
          <draw:path draw:style-name="gr3" draw:text-style-name="P7" draw:layer="layout" svg:width="0.309cm" svg:height="0.516cm" svg:x="22.482cm" svg:y="2.2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23.644cm" svg:y="1.071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7" draw:layer="layout" svg:width="0.515cm" svg:height="0.516cm" svg:x="24.658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678cm" svg:y="1.851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71" draw:id="id371">
          <svg:title>TexMaths</svg:title>
          <svg:desc>24§display§\text {I}§svg§600§FALSE§</svg:desc>
          <draw:polygon draw:style-name="gr2" draw:text-style-name="P6" draw:layer="layout" svg:width="0.197cm" svg:height="0.493cm" svg:x="4.648cm" svg:y="1.747cm" svg:viewBox="0 0 198 494" draw:points="100,494 0,494 0,0 198,0 198,494">
            <text:p/>
          </draw:polygon>
          <draw:path draw:style-name="gr3" draw:text-style-name="P7" draw:layer="layout" svg:width="0.258cm" svg:height="0.577cm" svg:x="4.629cm" svg:y="1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5" draw:id="id375">
          <svg:title>TexMaths</svg:title>
          <svg:desc>22§display§=  \frac{x^2}{2} - 2x + \log [\ x^2 + 6x + 13 \ ] - 3 \tan^{-1} \left( \frac{ x + 3 }{2} \right) \ + \ c§svg§600§FALSE§</svg:desc>
          <draw:polygon draw:style-name="gr2" draw:text-style-name="P6" draw:layer="layout" svg:width="19.084cm" svg:height="1.821cm" svg:x="5.341cm" svg:y="3.47cm" svg:viewBox="0 0 19085 1822" draw:points="9543,1822 0,1822 0,0 19085,0 19085,1822">
            <text:p/>
          </draw:polygon>
          <draw:path draw:style-name="gr3" draw:text-style-name="P7" draw:layer="layout" svg:width="0.515cm" svg:height="0.182cm" svg:x="5.346cm" svg:y="4.3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6.233cm" svg:y="3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6.687cm" svg:y="3.43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789cm" svg:height="0.032cm" svg:x="6.21cm" svg:y="4.385cm" svg:viewBox="0 0 790 33" draw:points="396,33 0,33 0,0 790,0 790,33">
            <text:p/>
          </draw:polygon>
          <draw:path draw:style-name="gr3" draw:text-style-name="P7" draw:layer="layout" svg:width="0.309cm" svg:height="0.516cm" svg:x="6.452cm" svg:y="4.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7.328cm" svg:y="4.38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076cm" svg:y="4.07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448cm" svg:y="4.2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081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73cm" svg:height="0.538cm" svg:x="9.836cm" svg:y="4.05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047cm" svg:y="4.24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0.435cm" svg:y="4.24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06cm" svg:height="0.773cm" svg:x="10.901cm" svg:y="4.014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11.306cm" svg:y="4.2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758cm" svg:y="3.91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286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05cm" svg:y="4.079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3.425cm" svg:y="4.2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4.06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859cm" svg:y="4.07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5.21cm" svg:y="4.07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0.106cm" svg:height="0.773cm" svg:x="15.838cm" svg:y="4.014cm" svg:viewBox="0 0 107 774" draw:points="107,0 0,0 0,32 76,32 76,744 0,744 0,774 107,774">
            <text:p/>
          </draw:polygon>
          <draw:path draw:style-name="gr3" draw:text-style-name="P7" draw:layer="layout" svg:width="0.472cm" svg:height="0.032cm" svg:x="16.273cm" svg:y="4.38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014cm" svg:y="4.07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17.512cm" svg:y="4.11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7.831cm" svg:y="4.24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8.209cm" svg:y="4.25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8.672cm" svg:y="4.12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9.156cm" svg:y="3.91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9.733cm" svg:y="3.473cm" svg:viewBox="0 0 382 1857" svg:d="M382 1850c0-4-2-6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20.258cm" svg:y="3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0.891cm" svg:y="3.6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1.653cm" svg:y="3.55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1.775cm" svg:height="0.032cm" svg:x="20.235cm" svg:y="4.385cm" svg:viewBox="0 0 1776 33" draw:points="887,33 0,33 0,0 1776,0 1776,33">
            <text:p/>
          </draw:polygon>
          <draw:path draw:style-name="gr3" draw:text-style-name="P7" draw:layer="layout" svg:width="0.309cm" svg:height="0.516cm" svg:x="20.967cm" svg:y="4.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22.129cm" svg:y="3.473cm" svg:viewBox="0 0 382 1857" svg:d="M382 929c0-304-70-610-268-843-14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7" draw:layer="layout" svg:width="0.515cm" svg:height="0.516cm" svg:x="23.142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4.163cm" svg:y="4.25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74" draw:id="id374">
          <svg:title>TexMaths</svg:title>
          <svg:desc>24§display§\text {I}§svg§600§FALSE§</svg:desc>
          <draw:polygon draw:style-name="gr2" draw:text-style-name="P6" draw:layer="layout" svg:width="0.197cm" svg:height="0.493cm" svg:x="4.648cm" svg:y="4.148cm" svg:viewBox="0 0 198 494" draw:points="100,494 0,494 0,0 198,0 198,494">
            <text:p/>
          </draw:polygon>
          <draw:path draw:style-name="gr3" draw:text-style-name="P7" draw:layer="layout" svg:width="0.258cm" svg:height="0.577cm" svg:x="4.629cm" svg:y="4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2" smil:attributeName="visibility" smil:to="visible"/>
                  <anim:animate smil:dur="0.5s" smil:fill="hold" smil:targetElement="id372" smil:attributeName="x" smil:values="x;x" smil:keyTimes="0;1"/>
                  <anim:animate smil:dur="0.5s" smil:fill="hold" smil:targetElement="id3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x;x" smil:keyTimes="0;1"/>
                  <anim:animate smil:dur="0.5s" smil:fill="hold" smil:targetElement="id3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5" smil:attributeName="visibility" smil:to="visible"/>
                  <anim:animate smil:dur="0.5s" smil:fill="hold" smil:targetElement="id375" smil:attributeName="x" smil:values="x;x" smil:keyTimes="0;1"/>
                  <anim:animate smil:dur="0.5s" smil:fill="hold" smil:targetElement="id3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enter-revolve">
                  <anim:set smil:begin="0s" smil:dur="0.001s" smil:fill="hold" smil:targetElement="id376" anim:sub-item="text" smil:attributeName="visibility" smil:to="visible"/>
                  <anim:transitionFilter smil:dur="0.1s" smil:targetElement="id376" anim:sub-item="text" smil:type="fade" smil:subtype="crossfade"/>
                  <anim:animate smil:dur="0.4s" smil:fill="hold" smil:targetElement="id376" anim:sub-item="text" smil:attributeName="x" smil:values="x;x" smil:keyTimes="0;1"/>
                  <anim:animate smil:dur="0.4s" smil:fill="hold" smil:targetElement="id376" anim:sub-item="text" smil:attributeName="y" smil:values="y+0.31;y+0.31" smil:keyTimes="0;1"/>
                  <anim:animate smil:begin="0.4s" smil:dur="0.6s" smil:fill="hold" smil:decelerate="0.5" smil:targetElement="id376" anim:sub-item="text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376" anim:sub-item="text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9">
        <draw:frame presentation:style-name="pr15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377" text:id="id377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377" anim:sub-item="text" smil:attributeName="visibility" smil:to="visible"/>
                  <anim:transitionFilter smil:dur="2s" smil:targetElement="id377" anim:sub-item="text" smil:type="fade" smil:subtype="crossfade"/>
                  <anim:animate smil:dur="2s" smil:fill="hold" smil:targetElement="id377" anim:sub-item="text" smil:attributeName="rotate" smil:values="720;0" smil:keyTimes="0;1"/>
                  <anim:animate smil:dur="2s" smil:fill="hold" smil:targetElement="id377" anim:sub-item="text" smil:attributeName="height" smil:values="0;height" smil:keyTimes="0;1"/>
                  <anim:animate smil:dur="2s" smil:fill="hold" smil:targetElement="id377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19">
        <draw:frame presentation:style-name="pr16" draw:text-style-name="P15" draw:layer="layout" svg:width="25.201cm" svg:height="9.999cm" draw:transform="rotate (0.00314159265358979) translate (1.383cm 1.839cm)" presentation:class="title" presentation:user-transformed="true">
          <draw:text-box>
            <text:p xml:id="id378" text:id="id378"><text:span text:style-name="T20">This is a presentation in</text:span><text:span text:style-name="T20"><text:line-break/></text:span><text:span text:style-name="T21">LI</text:span><text:span text:style-name="T21"><text:tab/></text:span><text:span text:style-name="T21">BREOFFICE – IMPRESS</text:span><text:span text:style-name="T20"><text:line-break/></text:span><text:span text:style-name="T20">By</text:span><text:span text:style-name="T20"><text:line-break/></text:span><text:span text:style-name="T22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78" anim:sub-item="text" smil:attributeName="visibility" smil:to="visible"/>
                  <anim:transitionFilter smil:dur="0.8s" smil:decelerate="1" smil:targetElement="id378" anim:sub-item="text" smil:type="fade" smil:subtype="crossfade"/>
                  <anim:animate smil:dur="0.8s" smil:fill="hold" smil:decelerate="1" smil:targetElement="id378" anim:sub-item="text" smil:attributeName="rotate" smil:values="-90;0" smil:keyTimes="0;1"/>
                  <anim:animate smil:dur="0.8s" smil:fill="hold" smil:decelerate="1" smil:targetElement="id378" anim:sub-item="text" smil:attributeName="x" smil:values="x+0.4;x-0.05" smil:keyTimes="0;1"/>
                  <anim:animate smil:dur="0.8s" smil:fill="hold" smil:decelerate="1" smil:targetElement="id378" anim:sub-item="text" smil:attributeName="y" smil:values="y-0.4;y+0.1" smil:keyTimes="0;1"/>
                  <anim:animate smil:begin="0.8s" smil:dur="0.2s" smil:fill="hold" smil:accelerate="1" smil:targetElement="id378" anim:sub-item="text" smil:attributeName="x" smil:values="x-0.05;x" smil:keyTimes="0;1"/>
                  <anim:animate smil:begin="0.8s" smil:dur="0.2s" smil:fill="hold" smil:accelerate="1" smil:targetElement="id378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10-16T18:25:38.701771635</dc:date>
    <meta:editing-duration>P4DT4H55M45S</meta:editing-duration>
    <meta:editing-cycles>1762</meta:editing-cycles>
    <meta:generator>LibreOffice/6.0.7.3$Linux_X86_64 LibreOffice_project/00m0$Build-3</meta:generator>
    <meta:document-statistic meta:object-count="6489"/>
  </office:meta>
</office:document-meta>
</file>